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680000BD7500000A4246BB7A4D3A1BE866.emf" manifest:media-type="image/x-emf"/>
  <manifest:file-entry manifest:full-path="Pictures/1000020100000729000000637091DA3DD6C938B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dale Sans UI" svg:font-family="'Andale Sans UI'" style:font-family-generic="swiss"/>
    <style:font-face style:name="Bookman BT S.O.Cist.1" svg:font-family="'Bookman BT S.O.Cist.'" style:font-pitch="variable"/>
    <style:font-face style:name="Bookman BT S.O.Cist.:liga=0" svg:font-family="'Bookman BT S.O.Cist.:liga=0'" style:font-pitch="variable"/>
    <style:font-face style:name="Cloister"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nux Libertine S.O.Cist.2" svg:font-family="'Linux Libertine S.O.Cist.'" style:font-adornments="Běžné"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Cloister1" svg:font-family="Cloister" style:font-family-generic="roman" style:font-pitch="variable"/>
    <style:font-face style:name="Liberation Serif" svg:font-family="'Liberation Serif'" style:font-family-generic="roman" style:font-pitch="variable"/>
    <style:font-face style:name="Linux Libertine S.O.Cist.3"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1" svg:font-family="'Andale Sans U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ulka1" style:family="table" style:master-page-name="">
      <style:table-properties style:width="18.706cm" fo:margin-left="-0.503cm" fo:margin-top="0cm" fo:margin-bottom="0cm" style:page-number="auto" table:align="left" style:writing-mode="lr-tb"/>
    </style:style>
    <style:style style:name="Tabulka1.A" style:family="table-column">
      <style:table-column-properties style:column-width="9.195cm"/>
    </style:style>
    <style:style style:name="Tabulka1.B" style:family="table-column">
      <style:table-column-properties style:column-width="9.511cm"/>
    </style:style>
    <style:style style:name="Tabulka1.1" style:family="table-row">
      <style:table-row-properties fo:keep-together="auto"/>
    </style:style>
    <style:style style:name="Tabulka1.A1" style:family="table-cell">
      <style:table-cell-properties fo:background-color="#ffffff" fo:padding-left="0.199cm" fo:padding-right="0.199cm" fo:padding-top="0.101cm" fo:padding-bottom="0.101cm" fo:border="none">
        <style:background-image/>
      </style:table-cell-properties>
    </style:style>
    <style:style style:name="P1" style:family="paragraph" style:parent-style-name="Standard">
      <style:text-properties officeooo:paragraph-rsid="000a13f6"/>
    </style:style>
    <style:style style:name="P2" style:family="paragraph" style:parent-style-name="Table_20_Contents">
      <style:paragraph-properties fo:text-align="center" style:justify-single-word="false" fo:hyphenation-ladder-count="2" style:writing-mode="lr-tb"/>
      <style:text-properties style:font-name="Linux Libertine S.O.Cist." officeooo:paragraph-rsid="000a13f6" fo:hyphenate="true" fo:hyphenation-remain-char-count="2" fo:hyphenation-push-char-count="2" loext:hyphenation-no-caps="false"/>
    </style:style>
    <style:style style:name="P3" style:family="paragraph" style:parent-style-name="Table_20_Contents">
      <style:paragraph-properties fo:line-height="115%" fo:text-align="center" style:justify-single-word="false" fo:hyphenation-ladder-count="2" style:writing-mode="lr-tb"/>
      <style:text-properties style:font-name="Linux Libertine S.O.Cist." officeooo:paragraph-rsid="000a13f6" fo:hyphenate="true" fo:hyphenation-remain-char-count="2" fo:hyphenation-push-char-count="2" loext:hyphenation-no-caps="false"/>
    </style:style>
    <style:style style:name="P4" style:family="paragraph" style:parent-style-name="Table_20_Contents">
      <style:paragraph-properties fo:text-align="center" style:justify-single-word="false" fo:hyphenation-ladder-count="2" style:writing-mode="lr-tb"/>
      <style:text-properties fo:color="#ff0000" loext:opacity="100%" style:font-name="Bookman BT S.O.Cist."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 style:family="paragraph" style:parent-style-name="Table_20_Contents">
      <style:paragraph-properties fo:text-align="center" style:justify-single-word="false" fo:hyphenation-ladder-count="2" style:writing-mode="lr-tb"/>
      <style:text-properties fo:color="#ff0000" loext:opacity="100%" style:font-name="Bookman BT S.O.Cist." fo:font-size="12pt" fo:letter-spacing="normal" fo:language="la" fo:country="VA" fo:font-style="normal" fo:font-weight="normal" officeooo:rsid="0045046e" officeooo:paragraph-rsid="0057eaba"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 style:family="paragraph" style:parent-style-name="Table_20_Contents">
      <style:paragraph-properties fo:text-align="center" style:justify-single-word="false" fo:hyphenation-ladder-count="2" style:writing-mode="lr-tb"/>
      <style:text-properties fo:color="#ff0000" loext:opacity="100%" style:font-name="Bookman BT S.O.Cist." fo:font-size="12pt" fo:letter-spacing="normal" fo:language="la" fo:country="VA" fo:font-style="normal" fo:font-weight="normal" officeooo:rsid="010f6116" officeooo:paragraph-rsid="010f6116"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 style:family="paragraph" style:parent-style-name="Table_20_Contents">
      <style:paragraph-properties fo:line-height="115%" fo:text-align="center" style:justify-single-word="false" fo:hyphenation-ladder-count="2" style:writing-mode="lr-tb"/>
      <style:text-properties fo:color="#ff0000" loext:opacity="100%" style:font-name="Linux Libertine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 style:family="paragraph" style:parent-style-name="Table_20_Contents">
      <style:paragraph-properties fo:line-height="115%" fo:text-align="center" style:justify-single-word="false" fo:hyphenation-ladder-count="2" style:writing-mode="lr-tb"/>
      <style:text-properties fo:color="#ff0000" loext:opacity="100%" style:font-name="Linux Libertine S.O.Cist." fo:font-size="12pt" fo:letter-spacing="normal" fo:language="la" fo:country="VA" fo:font-style="normal" fo:font-weight="normal" officeooo:rsid="010f6116" officeooo:paragraph-rsid="010f6116"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9" style:family="paragraph" style:parent-style-name="Table_20_Contents">
      <style:paragraph-properties fo:text-align="center" style:justify-single-word="false" fo:hyphenation-ladder-count="2" style:writing-mode="lr-tb"/>
      <style:text-properties style:font-name="Bookman BT S.O.Cist.1" fo:hyphenate="true" fo:hyphenation-remain-char-count="2" fo:hyphenation-push-char-count="2" loext:hyphenation-no-caps="false"/>
    </style:style>
    <style:style style:name="P10" style:family="paragraph" style:parent-style-name="Table_20_Contents">
      <style:paragraph-properties fo:text-align="justify" style:justify-single-word="false" fo:hyphenation-ladder-count="2"/>
      <style:text-properties style:font-name="Linux Libertine S.O.Cist." fo:font-size="12pt" fo:language="cs" fo:country="CZ" style:font-size-asian="12pt" style:font-size-complex="12pt"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2"/>
      <style:text-properties style:font-name="Linux Libertine S.O.Cist." fo:font-size="12pt" fo:language="cs" fo:country="CZ" officeooo:paragraph-rsid="00112f48" style:font-size-asian="12pt" style:font-size-complex="12pt"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2"/>
      <style:text-properties style:font-name="Linux Libertine S.O.Cist." fo:font-size="12pt" fo:language="cs" fo:country="CZ" officeooo:paragraph-rsid="001120db" style:font-size-asian="12pt" style:font-size-complex="12pt" fo:hyphenate="true" fo:hyphenation-remain-char-count="2" fo:hyphenation-push-char-count="2" loext:hyphenation-no-caps="false"/>
    </style:style>
    <style:style style:name="P13" style:family="paragraph" style:parent-style-name="Table_20_Contents">
      <style:paragraph-properties fo:text-align="justify" style:justify-single-word="false" fo:hyphenation-ladder-count="2"/>
      <style:text-properties style:font-name="Linux Libertine S.O.Cist." fo:font-size="12pt" fo:language="cs" fo:country="CZ" officeooo:paragraph-rsid="0010bd8f" style:font-size-asian="12pt" style:font-size-complex="12pt" fo:hyphenate="true" fo:hyphenation-remain-char-count="2" fo:hyphenation-push-char-count="2" loext:hyphenation-no-caps="false"/>
    </style:style>
    <style:style style:name="P14" style:family="paragraph" style:parent-style-name="Table_20_Contents">
      <style:paragraph-properties fo:text-align="justify" style:justify-single-word="false" fo:hyphenation-ladder-count="2"/>
      <style:text-properties style:font-name="Linux Libertine S.O.Cist." fo:font-size="12pt" fo:language="cs" fo:country="CZ" officeooo:paragraph-rsid="00033682" style:font-size-asian="12pt" style:font-size-complex="12pt" fo:hyphenate="true" fo:hyphenation-remain-char-count="2" fo:hyphenation-push-char-count="2" loext:hyphenation-no-caps="false"/>
    </style:style>
    <style:style style:name="P15" style:family="paragraph" style:parent-style-name="Table_20_Contents">
      <style:paragraph-properties fo:line-height="100%" fo:text-align="justify" style:justify-single-word="false" fo:hyphenation-ladder-count="2"/>
      <style:text-properties style:font-name="Linux Libertine S.O.Cist." fo:font-size="12pt" fo:language="cs" fo:country="CZ" officeooo:paragraph-rsid="000a13f6" style:font-size-asian="12pt" style:font-size-complex="12pt" fo:hyphenate="true" fo:hyphenation-remain-char-count="2" fo:hyphenation-push-char-count="2" loext:hyphenation-no-caps="false"/>
    </style:style>
    <style:style style:name="P16" style:family="paragraph" style:parent-style-name="Table_20_Contents">
      <style:paragraph-properties fo:line-height="100%" fo:text-align="justify" style:justify-single-word="false" fo:hyphenation-ladder-count="2"/>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17" style:family="paragraph" style:parent-style-name="Table_20_Contents">
      <style:paragraph-properties fo:text-align="justify" style:justify-single-word="false" fo:hyphenation-ladder-count="2"/>
      <style:text-properties style:font-name="Linux Libertine S.O.Cist." fo:font-size="12pt" fo:language="cs" fo:country="CZ" style:font-size-asian="12pt" fo:hyphenate="true" fo:hyphenation-remain-char-count="2" fo:hyphenation-push-char-count="2" loext:hyphenation-no-caps="false"/>
    </style:style>
    <style:style style:name="P18" style:family="paragraph" style:parent-style-name="Table_20_Contents">
      <style:paragraph-properties fo:text-align="justify" style:justify-single-word="false" fo:hyphenation-ladder-count="2"/>
      <style:text-properties style:font-name="Linux Libertine S.O.Cist." fo:font-size="12pt" fo:language="cs" fo:country="CZ" officeooo:paragraph-rsid="01049717" style:font-size-asian="12pt" fo:hyphenate="true" fo:hyphenation-remain-char-count="2" fo:hyphenation-push-char-count="2" loext:hyphenation-no-caps="false"/>
    </style:style>
    <style:style style:name="P19" style:family="paragraph" style:parent-style-name="Table_20_Contents">
      <style:paragraph-properties fo:text-align="justify" style:justify-single-word="false" fo:hyphenation-ladder-count="2"/>
      <style:text-properties style:font-name="Linux Libertine S.O.Cist." fo:font-size="12pt" fo:language="cs" fo:country="CZ" officeooo:paragraph-rsid="00112f48" style:font-size-asian="12pt"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2"/>
      <style:text-properties style:font-name="Linux Libertine S.O.Cist." fo:font-size="12pt" fo:language="cs" fo:country="CZ" officeooo:paragraph-rsid="001120db" style:font-size-asian="12pt" fo:hyphenate="true" fo:hyphenation-remain-char-count="2" fo:hyphenation-push-char-count="2" loext:hyphenation-no-caps="false"/>
    </style:style>
    <style:style style:name="P21" style:family="paragraph" style:parent-style-name="Table_20_Contents">
      <style:paragraph-properties fo:text-align="justify" style:justify-single-word="false" fo:hyphenation-ladder-count="2"/>
      <style:text-properties style:font-name="Linux Libertine S.O.Cist." fo:font-size="12pt" fo:language="cs" fo:country="CZ" officeooo:paragraph-rsid="00033682" style:font-size-asian="12pt" fo:hyphenate="true" fo:hyphenation-remain-char-count="2" fo:hyphenation-push-char-count="2" loext:hyphenation-no-caps="false"/>
    </style:style>
    <style:style style:name="P22" style:family="paragraph" style:parent-style-name="Table_20_Contents">
      <style:paragraph-properties fo:line-height="100%" fo:text-align="center" style:justify-single-word="false" fo:hyphenation-ladder-count="2"/>
      <style:text-properties style:font-name="Linux Libertine S.O.Cist." fo:font-size="12pt" officeooo:paragraph-rsid="000a13f6" style:font-size-asian="12pt" style:font-size-complex="12pt" fo:hyphenate="true" fo:hyphenation-remain-char-count="2" fo:hyphenation-push-char-count="2" loext:hyphenation-no-caps="false"/>
    </style:style>
    <style:style style:name="P23" style:family="paragraph" style:parent-style-name="Table_20_Contents">
      <style:paragraph-properties fo:line-height="100%" fo:text-align="center" style:justify-single-word="false" fo:hyphenation-ladder-count="2"/>
      <style:text-properties style:font-name="Linux Libertine S.O.Cist." fo:font-size="12pt" officeooo:paragraph-rsid="0014be48" style:font-size-asian="12pt" style:font-size-complex="12pt" fo:hyphenate="true" fo:hyphenation-remain-char-count="2" fo:hyphenation-push-char-count="2" loext:hyphenation-no-caps="false"/>
    </style:style>
    <style:style style:name="P24" style:family="paragraph" style:parent-style-name="Table_20_Contents">
      <style:paragraph-properties fo:text-align="justify" style:justify-single-word="false" fo:hyphenation-ladder-count="2"/>
      <style:text-properties style:font-name="Linux Libertine S.O.Cist." fo:font-size="12pt" fo:language="la" fo:country="none" style:font-size-asian="12pt" fo:hyphenate="true" fo:hyphenation-remain-char-count="2" fo:hyphenation-push-char-count="2" loext:hyphenation-no-caps="false"/>
    </style:style>
    <style:style style:name="P25" style:family="paragraph" style:parent-style-name="Table_20_Contents">
      <style:paragraph-properties fo:text-align="justify" style:justify-single-word="false" fo:hyphenation-ladder-count="2"/>
      <style:text-properties style:font-name="Linux Libertine S.O.Cist." fo:font-size="12pt" fo:language="la" fo:country="none" officeooo:paragraph-rsid="00112f48" style:font-size-asian="12pt" fo:hyphenate="true" fo:hyphenation-remain-char-count="2" fo:hyphenation-push-char-count="2" loext:hyphenation-no-caps="false"/>
    </style:style>
    <style:style style:name="P26" style:family="paragraph" style:parent-style-name="Table_20_Contents">
      <style:paragraph-properties fo:text-align="justify" style:justify-single-word="false" fo:hyphenation-ladder-count="2"/>
      <style:text-properties style:font-name="Linux Libertine S.O.Cist." fo:font-size="12pt" fo:language="la" fo:country="none" officeooo:paragraph-rsid="001120db" style:font-size-asian="12pt" fo:hyphenate="true" fo:hyphenation-remain-char-count="2" fo:hyphenation-push-char-count="2" loext:hyphenation-no-caps="false"/>
    </style:style>
    <style:style style:name="P27" style:family="paragraph" style:parent-style-name="Table_20_Contents">
      <style:paragraph-properties fo:text-align="justify" style:justify-single-word="false" fo:hyphenation-ladder-count="2"/>
      <style:text-properties style:font-name="Linux Libertine S.O.Cist." fo:font-size="12pt" fo:language="la" fo:country="none" officeooo:paragraph-rsid="00033682" style:font-size-asian="12pt" fo:hyphenate="true" fo:hyphenation-remain-char-count="2" fo:hyphenation-push-char-count="2" loext:hyphenation-no-caps="false"/>
    </style:style>
    <style:style style:name="P28" style:family="paragraph" style:parent-style-name="Table_20_Contents">
      <style:paragraph-properties fo:text-align="justify" style:justify-single-word="false" fo:hyphenation-ladder-count="3"/>
      <style:text-properties style:font-name="Linux Libertine S.O.Cist." fo:font-size="12pt" fo:language="la" fo:country="none" style:font-size-asian="12pt" fo:hyphenate="true" fo:hyphenation-remain-char-count="2" fo:hyphenation-push-char-count="2" loext:hyphenation-no-caps="false"/>
    </style:style>
    <style:style style:name="P29" style:family="paragraph" style:parent-style-name="Table_20_Contents">
      <style:paragraph-properties fo:line-height="100%" fo:text-align="justify" style:justify-single-word="false" fo:hyphenation-ladder-count="2"/>
      <style:text-properties style:font-name="Linux Libertine S.O.Cist." fo:font-size="12pt" fo:language="la" fo:country="none" officeooo:paragraph-rsid="0014be48" style:font-size-asian="12pt" style:font-size-complex="12pt" fo:hyphenate="true" fo:hyphenation-remain-char-count="2" fo:hyphenation-push-char-count="2" loext:hyphenation-no-caps="false"/>
    </style:style>
    <style:style style:name="P30" style:family="paragraph" style:parent-style-name="Table_20_Contents">
      <style:paragraph-properties fo:line-height="115%" fo:text-align="center" style:justify-single-word="false" fo:hyphenation-ladder-count="2"/>
      <style:text-properties style:font-name="Linux Libertine S.O.Cist." officeooo:paragraph-rsid="0014be48" fo:hyphenate="true" fo:hyphenation-remain-char-count="2" fo:hyphenation-push-char-count="2" loext:hyphenation-no-caps="false"/>
    </style:style>
    <style:style style:name="P31"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1c4d97" style:font-size-asian="12pt" style:language-asian="zh" style:country-asian="CN" style:language-complex="hi" style:country-complex="IN" fo:hyphenate="true" fo:hyphenation-remain-char-count="2" fo:hyphenation-push-char-count="2" loext:hyphenation-no-caps="false"/>
    </style:style>
    <style:style style:name="P32" style:family="paragraph" style:parent-style-name="Table_20_Contents">
      <style:paragraph-properties fo:line-height="100%" fo:text-align="justify" style:justify-single-word="false" fo:hyphenation-ladder-count="2"/>
      <style:text-properties fo:color="#000000" loext:opacity="100%" style:font-name="Linux Libertine S.O.Cist." fo:font-size="12pt" fo:language="la" fo:country="VA" officeooo:paragraph-rsid="000a13f6" style:font-size-asian="12pt" style:language-asian="zh" style:country-asian="CN" style:font-size-complex="12pt" style:language-complex="hi" style:country-complex="IN" fo:hyphenate="true" fo:hyphenation-remain-char-count="2" fo:hyphenation-push-char-count="2" loext:hyphenation-no-caps="false"/>
    </style:style>
    <style:style style:name="P33" style:family="paragraph" style:parent-style-name="Table_20_Contents">
      <style:paragraph-properties fo:line-height="100%" fo:text-align="justify" style:justify-single-word="false" fo:hyphenation-ladder-count="2"/>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4" style:family="paragraph" style:parent-style-name="Table_20_Contents">
      <style:paragraph-properties fo:line-height="100%" fo:text-align="center" style:justify-single-word="false" fo:hyphenation-ladder-count="2"/>
      <style:text-properties fo:color="#000000" loext:opacity="100%" style:font-name="Linux Libertine S.O.Cist." fo:font-size="12pt" fo:language="la" fo:country="VA" officeooo:paragraph-rsid="000a13f6" style:font-size-asian="12pt" style:language-asian="zh" style:country-asian="CN" style:font-size-complex="12pt" style:language-complex="hi" style:country-complex="IN" fo:hyphenate="true" fo:hyphenation-remain-char-count="2" fo:hyphenation-push-char-count="2" loext:hyphenation-no-caps="false"/>
    </style:style>
    <style:style style:name="P35" style:family="paragraph" style:parent-style-name="Table_20_Contents">
      <style:paragraph-properties fo:line-height="100%" fo:text-align="center" style:justify-single-word="false" fo:hyphenation-ladder-count="2"/>
      <style:text-properties fo:color="#000000" loext:opacity="100%" style:font-name="Linux Libertine S.O.Cist." fo:font-size="12pt" fo:language="la" fo:country="VA" officeooo:paragraph-rsid="008ebab5" style:font-size-asian="12pt" style:language-asian="zh" style:country-asian="CN" style:font-size-complex="12pt" style:language-complex="hi" style:country-complex="IN" fo:hyphenate="true" fo:hyphenation-remain-char-count="2" fo:hyphenation-push-char-count="2" loext:hyphenation-no-caps="false"/>
    </style:style>
    <style:style style:name="P36" style:family="paragraph" style:parent-style-name="Table_20_Contents">
      <style:paragraph-properties fo:line-height="100%" fo:text-align="center" style:justify-single-word="false" fo:hyphenation-ladder-count="2"/>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37" style:family="paragraph" style:parent-style-name="Table_20_Contents">
      <style:paragraph-properties fo:text-align="justify" style:justify-single-word="false" fo:hyphenation-ladder-count="2"/>
      <style:text-properties fo:color="#000000" loext:opacity="100%" fo:font-size="12pt" fo:language="la" fo:country="VA" officeooo:paragraph-rsid="001c4d97" style:font-size-asian="12pt" style:language-asian="zh" style:country-asian="CN" style:language-complex="hi" style:country-complex="IN" fo:hyphenate="true" fo:hyphenation-remain-char-count="2" fo:hyphenation-push-char-count="2" loext:hyphenation-no-caps="false"/>
    </style:style>
    <style:style style:name="P38" style:family="paragraph" style:parent-style-name="Table_20_Contents">
      <style:paragraph-properties fo:text-align="justify" style:justify-single-word="false" fo:hyphenation-ladder-count="2"/>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9" style:family="paragraph" style:parent-style-name="Table_20_Contents">
      <style:paragraph-properties fo:text-align="justify" style:justify-single-word="false" fo:hyphenation-ladder-count="2"/>
      <style:text-properties style:font-name="Linux Libertine S.O.Cist.1" fo:font-size="12pt" fo:language="cs" fo:country="CZ" style:font-size-asian="12pt" fo:hyphenate="true" fo:hyphenation-remain-char-count="2" fo:hyphenation-push-char-count="2" loext:hyphenation-no-caps="false"/>
    </style:style>
    <style:style style:name="P40"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a13f6" style:font-size-asian="12pt" fo:hyphenate="true" fo:hyphenation-remain-char-count="2" fo:hyphenation-push-char-count="2" loext:hyphenation-no-caps="false"/>
    </style:style>
    <style:style style:name="P41"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c4d97" style:font-size-asian="12pt"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2"/>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3" style:family="paragraph" style:parent-style-name="Table_20_Contents">
      <style:paragraph-properties fo:text-align="justify" style:justify-single-word="false" fo:hyphenation-ladder-count="2"/>
      <style:text-properties style:font-name="Linux Libertine S.O.Cist.1" fo:font-size="12pt" fo:language="la" fo:country="VA" officeooo:paragraph-rsid="000a13f6" style:font-size-asian="12pt" style:language-asian="zh" style:country-asian="CN" style:language-complex="hi" style:country-complex="IN"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2"/>
      <style:text-properties style:font-name="Linux Libertine S.O.Cist.1" fo:font-size="12pt" fo:language="la" fo:country="none" style:font-size-asian="12pt" fo:hyphenate="true" fo:hyphenation-remain-char-count="2" fo:hyphenation-push-char-count="2" loext:hyphenation-no-caps="false"/>
    </style:style>
    <style:style style:name="P45" style:family="paragraph" style:parent-style-name="Table_20_Contents">
      <style:paragraph-properties fo:text-align="justify" style:justify-single-word="false" fo:hyphenation-ladder-count="2"/>
      <style:text-properties style:font-name="Linux Libertine S.O.Cist.1" fo:font-size="12pt" fo:language="la" fo:country="none" officeooo:paragraph-rsid="000a13f6" style:font-size-asian="12pt" fo:hyphenate="true" fo:hyphenation-remain-char-count="2" fo:hyphenation-push-char-count="2" loext:hyphenation-no-caps="false"/>
    </style:style>
    <style:style style:name="P46" style:family="paragraph" style:parent-style-name="Table_20_Contents">
      <style:paragraph-properties fo:text-align="justify" style:justify-single-word="false" fo:hyphenation-ladder-count="4"/>
      <style:text-properties style:font-name="Linux Libertine S.O.Cist.1" fo:font-size="12pt" fo:language="la" fo:country="none" officeooo:paragraph-rsid="000a13f6" style:font-size-asian="12pt" fo:hyphenate="true" fo:hyphenation-remain-char-count="2" fo:hyphenation-push-char-count="2" loext:hyphenation-no-caps="false"/>
    </style:style>
    <style:style style:name="P47" style:family="paragraph" style:parent-style-name="Table_20_Contents">
      <style:paragraph-properties fo:line-height="115%" fo:text-align="center" style:justify-single-word="false" fo:hyphenation-ladder-count="2"/>
      <style:text-properties style:font-name="Linux Libertine S.O.Cist.1" officeooo:paragraph-rsid="0034e2b4"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2"/>
      <style:text-properties style:font-name="Linux Libertine S.O.Cist.1" officeooo:paragraph-rsid="001c4d97"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2"/>
      <style:text-properties style:font-name="Bookman BT S.O.Cist.1"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2"/>
      <style:text-properties style:font-name="Bookman BT S.O.Cist.1" officeooo:paragraph-rsid="000a13f6"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2"/>
      <style:text-properties style:font-name="Bookman BT S.O.Cist.1" officeooo:paragraph-rsid="0313dbd1" fo:hyphenate="true" fo:hyphenation-remain-char-count="2" fo:hyphenation-push-char-count="2" loext:hyphenation-no-caps="false"/>
    </style:style>
    <style:style style:name="P52" style:family="paragraph" style:parent-style-name="Table_20_Contents">
      <style:paragraph-properties fo:text-align="center" style:justify-single-word="false" fo:hyphenation-ladder-count="2"/>
      <style:text-properties style:font-name="Bookman BT S.O.Cist.1" fo:font-size="12pt" fo:language="la" fo:country="VA"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3" style:family="paragraph" style:parent-style-name="Table_20_Contents">
      <style:paragraph-properties fo:text-align="center" style:justify-single-word="false" fo:hyphenation-ladder-count="2"/>
      <style:text-properties style:font-name="Bookman BT S.O.Cist.1" fo:font-size="12pt" fo:language="la" fo:country="VA" fo:font-weight="normal" officeooo:paragraph-rsid="000a13f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4" style:family="paragraph" style:parent-style-name="Table_20_Contents">
      <style:paragraph-properties fo:text-align="center" style:justify-single-word="false" fo:hyphenation-ladder-count="2"/>
      <style:text-properties style:font-name="Bookman BT S.O.Cist.1" fo:font-size="12pt" fo:language="la" fo:country="VA" fo:font-weight="normal" officeooo:paragraph-rsid="001c4d97"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5" style:family="paragraph" style:parent-style-name="Table_20_Contents">
      <style:paragraph-properties fo:line-height="100%" fo:text-align="center" style:justify-single-word="false" fo:hyphenation-ladder-count="2"/>
      <style:text-properties style:font-name="Bookman BT S.O.Cist.1" fo:font-size="12pt" fo:language="la" fo:country="VA" fo:font-weight="normal" officeooo:paragraph-rsid="000a13f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6" style:family="paragraph" style:parent-style-name="Table_20_Contents">
      <style:paragraph-properties fo:line-height="100%" fo:text-align="center" style:justify-single-word="false" fo:hyphenation-ladder-count="2"/>
      <style:text-properties style:font-name="Bookman BT S.O.Cist.1" fo:font-size="12pt" fo:language="la" fo:country="VA" fo:font-weight="normal"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57" style:family="paragraph" style:parent-style-name="Table_20_Contents">
      <style:paragraph-properties fo:line-height="115%" fo:text-align="center" style:justify-single-word="false" fo:hyphenation-ladder-count="2"/>
      <style:text-properties style:font-name="Bookman BT S.O.Cist.1" officeooo:paragraph-rsid="02a65a69" fo:hyphenate="true" fo:hyphenation-remain-char-count="2" fo:hyphenation-push-char-count="2" loext:hyphenation-no-caps="false"/>
    </style:style>
    <style:style style:name="P58" style:family="paragraph" style:parent-style-name="Table_20_Contents">
      <style:paragraph-properties fo:line-height="115%" fo:text-align="center" style:justify-single-word="false" fo:hyphenation-ladder-count="2"/>
      <style:text-properties style:font-name="Bookman BT S.O.Cist.1" officeooo:paragraph-rsid="000a13f6" fo:hyphenate="true" fo:hyphenation-remain-char-count="2" fo:hyphenation-push-char-count="2" loext:hyphenation-no-caps="false"/>
    </style:style>
    <style:style style:name="P59" style:family="paragraph" style:parent-style-name="Table_20_Contents">
      <style:paragraph-properties fo:text-align="center" style:justify-single-word="false" fo:hyphenation-ladder-count="2"/>
      <style:text-properties fo:color="#00000a" loext:opacity="100%" style:font-name="Bookman BT S.O.Cist.1" fo:font-size="12pt" fo:language="la" fo:country="VA" fo:font-weight="normal"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60" style:family="paragraph" style:parent-style-name="Table_20_Contents">
      <style:paragraph-properties fo:text-align="center" style:justify-single-word="false" fo:hyphenation-ladder-count="2"/>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2"/>
      <style:text-properties fo:color="#00000a" loext:opacity="100%" style:font-name="Linux Libertine S.O.Cist." fo:font-size="12pt" fo:language="la" fo:country="VA" fo:font-weight="normal" officeooo:rsid="0062535e" officeooo:paragraph-rsid="00112f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2" style:family="paragraph" style:parent-style-name="Table_20_Contents">
      <style:paragraph-properties fo:text-align="center" style:justify-single-word="false" fo:hyphenation-ladder-count="2"/>
      <style:text-properties fo:color="#00000a" loext:opacity="100%" style:font-name="Linux Libertine S.O.Cist." fo:font-size="12pt" fo:language="la" fo:country="VA" fo:font-weight="normal" officeooo:rsid="0062535e" officeooo:paragraph-rsid="001120d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3" style:family="paragraph" style:parent-style-name="Table_20_Contents">
      <style:paragraph-properties fo:text-align="center" style:justify-single-word="false" fo:hyphenation-ladder-count="2"/>
      <style:text-properties fo:color="#00000a" loext:opacity="100%" style:font-name="Linux Libertine S.O.Cist."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4" style:family="paragraph" style:parent-style-name="Table_20_Contents">
      <style:paragraph-properties fo:text-align="center" style:justify-single-word="false" fo:hyphenation-ladder-count="2"/>
      <style:text-properties fo:color="#00000a" loext:opacity="100%" style:font-name="Linux Libertine S.O.Cist." fo:font-size="12pt" fo:language="la" fo:country="VA" fo:font-weight="normal" officeooo:rsid="0062535e" officeooo:paragraph-rsid="02e31bd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5" style:family="paragraph" style:parent-style-name="Table_20_Contents">
      <style:paragraph-properties fo:text-align="center" style:justify-single-word="false" fo:hyphenation-ladder-count="2"/>
      <style:text-properties fo:color="#00000a" loext:opacity="100%" style:font-name="Linux Libertine S.O.Cist." fo:font-size="12pt" fo:language="la" fo:country="VA" fo:font-weight="normal" officeooo:rsid="0062535e" officeooo:paragraph-rsid="02f934e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6" style:family="paragraph" style:parent-style-name="Table_20_Contents">
      <style:paragraph-properties fo:text-align="center" style:justify-single-word="false" fo:hyphenation-ladder-count="2"/>
      <style:text-properties fo:color="#00000a" loext:opacity="100%" style:font-name="Linux Libertine S.O.Cist." fo:font-size="12pt" fo:language="la" fo:country="VA" fo:font-weight="normal" officeooo:rsid="028db7d1" officeooo:paragraph-rsid="02f934e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7" style:family="paragraph" style:parent-style-name="Table_20_Contents">
      <style:paragraph-properties fo:text-align="center" style:justify-single-word="false" fo:hyphenation-ladder-count="2"/>
      <style:text-properties fo:color="#00000a" loext:opacity="100%" style:font-name="Bookman BT S.O.Cist.:liga=0" fo:font-size="12pt" fo:language="la" fo:country="VA" fo:font-weight="normal" officeooo:paragraph-rsid="00112f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8" style:family="paragraph" style:parent-style-name="Table_20_Contents">
      <style:paragraph-properties fo:text-align="center" style:justify-single-word="false" fo:hyphenation-ladder-count="2"/>
      <style:text-properties fo:color="#00000a" loext:opacity="100%" style:font-name="Bookman BT S.O.Cist.:liga=0" fo:font-size="12pt" fo:language="la" fo:country="VA" fo:font-weight="normal" officeooo:paragraph-rsid="001120d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9" style:family="paragraph" style:parent-style-name="Table_20_Contents">
      <style:paragraph-properties fo:text-align="center" style:justify-single-word="false" fo:hyphenation-ladder-count="2"/>
      <style:text-properties fo:color="#00000a" loext:opacity="100%" style:font-name="Bookman BT S.O.Cist.:liga=0" fo:font-size="12pt" fo:language="la" fo:country="VA" fo:font-weight="normal" officeooo:paragraph-rsid="01220c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0" style:family="paragraph" style:parent-style-name="Table_20_Contents">
      <style:paragraph-properties fo:text-align="center" style:justify-single-word="false" fo:hyphenation-ladder-count="2"/>
      <style:text-properties fo:color="#00000a" loext:opacity="100%" style:font-name="Bookman BT S.O.Cist.:liga=0" fo:font-size="12pt" fo:language="la" fo:country="VA" fo:font-weight="bold" officeooo:paragraph-rsid="01220c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71" style:family="paragraph" style:parent-style-name="Table_20_Contents">
      <style:paragraph-properties fo:text-align="center" style:justify-single-word="false" fo:hyphenation-ladder-count="2"/>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2"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style:font-size-asian="12pt" style:font-size-complex="12pt" fo:hyphenate="true" fo:hyphenation-remain-char-count="2" fo:hyphenation-push-char-count="2" loext:hyphenation-no-caps="false"/>
    </style:style>
    <style:style style:name="P73"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false"/>
    </style:style>
    <style:style style:name="P74"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1049717" style:font-size-asian="12pt" style:font-size-complex="12pt" fo:hyphenate="true" fo:hyphenation-remain-char-count="2" fo:hyphenation-push-char-count="2" loext:hyphenation-no-caps="false"/>
    </style:style>
    <style:style style:name="P75"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104b4f7" style:font-size-asian="12pt" style:font-size-complex="12pt" fo:hyphenate="true" fo:hyphenation-remain-char-count="2" fo:hyphenation-push-char-count="2" loext:hyphenation-no-caps="false"/>
    </style:style>
    <style:style style:name="P76"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0112f48" style:font-size-asian="12pt" style:font-size-complex="12pt" fo:hyphenate="true" fo:hyphenation-remain-char-count="2" fo:hyphenation-push-char-count="2" loext:hyphenation-no-caps="false"/>
    </style:style>
    <style:style style:name="P77"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01120db" style:font-size-asian="12pt" style:font-size-complex="12pt" fo:hyphenate="true" fo:hyphenation-remain-char-count="2" fo:hyphenation-push-char-count="2" loext:hyphenation-no-caps="false"/>
    </style:style>
    <style:style style:name="P78"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010bd8f" style:font-size-asian="12pt" style:font-size-complex="12pt" fo:hyphenate="true" fo:hyphenation-remain-char-count="2" fo:hyphenation-push-char-count="2" loext:hyphenation-no-caps="false"/>
    </style:style>
    <style:style style:name="P79"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0033682" style:font-size-asian="12pt" style:font-size-complex="12pt" fo:hyphenate="true" fo:hyphenation-remain-char-count="2" fo:hyphenation-push-char-count="2" loext:hyphenation-no-caps="false"/>
    </style:style>
    <style:style style:name="P80" style:family="paragraph" style:parent-style-name="Table_20_Contents">
      <style:paragraph-properties fo:text-align="center" style:justify-single-word="false" fo:hyphenation-ladder-count="2"/>
      <style:text-properties fo:color="#ff0000" loext:opacity="100%" style:font-name="Linux Libertine S.O.Cist." fo:font-size="12pt" fo:language="la" fo:country="VA" officeooo:paragraph-rsid="01d300a2" style:font-size-asian="12pt" style:font-size-complex="12pt" fo:hyphenate="true" fo:hyphenation-remain-char-count="2" fo:hyphenation-push-char-count="2" loext:hyphenation-no-caps="false"/>
    </style:style>
    <style:style style:name="P8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font-size-complex="12pt" fo:hyphenate="true" fo:hyphenation-remain-char-count="2" fo:hyphenation-push-char-count="2" loext:hyphenation-no-caps="false"/>
    </style:style>
    <style:style style:name="P82" style:family="paragraph" style:parent-style-name="Table_20_Contents">
      <style:paragraph-properties fo:line-height="100%" fo:text-align="center" style:justify-single-word="false" fo:hyphenation-ladder-count="2"/>
      <style:text-properties fo:color="#ff0000" loext:opacity="100%" style:font-name="Linux Libertine S.O.Cist." fo:font-size="12pt" fo:language="la" fo:country="VA" officeooo:paragraph-rsid="0014be48" style:font-size-asian="12pt" style:font-size-complex="12pt" fo:hyphenate="true" fo:hyphenation-remain-char-count="2" fo:hyphenation-push-char-count="2" loext:hyphenation-no-caps="false"/>
    </style:style>
    <style:style style:name="P83" style:family="paragraph" style:parent-style-name="Table_20_Contents">
      <style:paragraph-properties fo:line-height="100%" fo:text-align="center" style:justify-single-word="false" fo:hyphenation-ladder-count="2"/>
      <style:text-properties fo:color="#ff0000" loext:opacity="100%" style:font-name="Linux Libertine S.O.Cist." fo:font-size="12pt" fo:language="la" fo:country="VA" officeooo:paragraph-rsid="000a13f6" style:font-size-asian="12pt" style:language-asian="zh" style:country-asian="CN" style:font-size-complex="12pt" style:language-complex="hi" style:country-complex="IN" fo:hyphenate="true" fo:hyphenation-remain-char-count="2" fo:hyphenation-push-char-count="2" loext:hyphenation-no-caps="false"/>
    </style:style>
    <style:style style:name="P84" style:family="paragraph" style:parent-style-name="Table_20_Contents">
      <style:paragraph-properties fo:line-height="100%" fo:text-align="center" style:justify-single-word="false" fo:hyphenation-ladder-count="2"/>
      <style:text-properties fo:color="#ff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85" style:family="paragraph" style:parent-style-name="Table_20_Contents">
      <style:paragraph-properties fo:line-height="100%" fo:text-align="center" style:justify-single-word="false" fo:hyphenation-ladder-count="2"/>
      <style:text-properties fo:color="#ff0000" loext:opacity="100%" style:font-name="Linux Libertine S.O.Cist." fo:font-size="12pt" fo:language="la" fo:country="VA" officeooo:paragraph-rsid="01de35e8" style:font-size-asian="12pt" style:language-asian="zh" style:country-asian="CN" style:font-size-complex="12pt" style:language-complex="hi" style:country-complex="IN" fo:hyphenate="true" fo:hyphenation-remain-char-count="2" fo:hyphenation-push-char-count="2" loext:hyphenation-no-caps="false"/>
    </style:style>
    <style:style style:name="P86" style:family="paragraph" style:parent-style-name="Table_20_Contents">
      <style:paragraph-properties fo:line-height="100%" fo:text-align="center" style:justify-single-word="false" fo:hyphenation-ladder-count="2"/>
      <style:text-properties fo:color="#ff0000" loext:opacity="100%" style:font-name="Linux Libertine S.O.Cist." fo:font-size="12pt" fo:language="la" fo:country="VA" fo:font-style="normal" officeooo:rsid="0031de23" officeooo:paragraph-rsid="000a13f6"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87" style:family="paragraph" style:parent-style-name="Table_20_Contents">
      <style:paragraph-properties fo:line-height="100%" fo:text-align="center" style:justify-single-word="false" fo:hyphenation-ladder-count="2"/>
      <style:text-properties fo:color="#ff0000" loext:opacity="100%" style:font-name="Linux Libertine S.O.Cist."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88" style:family="paragraph" style:parent-style-name="Table_20_Contents">
      <style:paragraph-properties fo:line-height="100%" fo:text-align="center" style:justify-single-word="false" fo:hyphenation-ladder-count="2"/>
      <style:text-properties fo:color="#ff0000" loext:opacity="100%" style:font-name="Linux Libertine S.O.Cist." fo:font-size="12pt" fo:language="la" fo:country="VA" fo:font-style="normal" fo:font-weight="normal" officeooo:rsid="0031de23" officeooo:paragraph-rsid="008ebab5" style:font-size-asian="12pt" style:language-asian="zh" style:country-asian="CN" style:font-style-asian="normal" style:font-weight-asian="normal" style:font-size-complex="12pt" style:language-complex="hi" style:country-complex="IN" style:font-style-complex="normal" style:font-weight-complex="normal" fo:hyphenate="true" fo:hyphenation-remain-char-count="2" fo:hyphenation-push-char-count="2" loext:hyphenation-no-caps="false"/>
    </style:style>
    <style:style style:name="P89" style:family="paragraph" style:parent-style-name="Table_20_Contents">
      <style:paragraph-properties fo:text-align="center" style:justify-single-word="false" fo:hyphenation-ladder-count="2"/>
      <style:text-properties fo:color="#ff0000" loext:opacity="100%" style:font-name="Linux Libertine S.O.Cist." fo:font-size="12pt" fo:letter-spacing="normal" fo:language="la" fo:country="VA" fo:font-style="normal" fo:font-weight="normal"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90"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91"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a13f6" style:font-size-asian="12pt" style:language-asian="zh" style:country-asian="CN" style:font-size-complex="12pt" style:language-complex="hi" style:country-complex="IN" fo:hyphenate="true" fo:hyphenation-remain-char-count="2" fo:hyphenation-push-char-count="2" loext:hyphenation-no-caps="false"/>
    </style:style>
    <style:style style:name="P92"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c4d97" style:font-size-asian="12pt" style:language-asian="zh" style:country-asian="CN" style:font-size-complex="12pt" style:language-complex="hi" style:country-complex="IN" fo:hyphenate="true" fo:hyphenation-remain-char-count="2" fo:hyphenation-push-char-count="2" loext:hyphenation-no-caps="false"/>
    </style:style>
    <style:style style:name="P93"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26474c3" style:font-size-asian="12pt" style:language-asian="zh" style:country-asian="CN" style:font-size-complex="12pt" style:language-complex="hi" style:country-complex="IN" fo:hyphenate="true" fo:hyphenation-remain-char-count="2" fo:hyphenation-push-char-count="2" loext:hyphenation-no-caps="false"/>
    </style:style>
    <style:style style:name="P94"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95"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a13f6" style:font-size-asian="12pt" style:font-size-complex="12pt" fo:hyphenate="true" fo:hyphenation-remain-char-count="2" fo:hyphenation-push-char-count="2" loext:hyphenation-no-caps="false"/>
    </style:style>
    <style:style style:name="P96" style:family="paragraph" style:parent-style-name="Table_20_Contents">
      <style:paragraph-properties fo:text-align="center" style:justify-single-word="false" fo:hyphenation-ladder-count="4"/>
      <style:text-properties fo:color="#ff0000" loext:opacity="100%" style:font-name="Linux Libertine S.O.Cist.1" fo:font-size="12pt" fo:language="la" fo:country="VA" officeooo:paragraph-rsid="000a13f6" style:font-size-asian="12pt" style:font-size-complex="12pt" fo:hyphenate="true" fo:hyphenation-remain-char-count="2" fo:hyphenation-push-char-count="2" loext:hyphenation-no-caps="false"/>
    </style:style>
    <style:style style:name="P9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fo:font-style="normal" officeooo:paragraph-rsid="001c4d97"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99" style:family="paragraph" style:parent-style-name="Table_20_Contents">
      <style:paragraph-properties fo:text-align="center" style:justify-single-word="false" fo:hyphenation-ladder-count="2"/>
      <style:text-properties fo:color="#ff0000" loext:opacity="100%" style:font-name="Linux Libertine S.O.Cist.1" fo:font-size="12pt" fo:letter-spacing="normal" fo:language="la" fo:country="VA" fo:font-style="normal" fo:font-weight="normal"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0" style:family="paragraph" style:parent-style-name="Table_20_Contents">
      <style:paragraph-properties fo:text-align="center" style:justify-single-word="false" fo:hyphenation-ladder-count="2"/>
      <style:text-properties fo:color="#ff0000" loext:opacity="100%" style:font-name="Bookman BT S.O.Cist." fo:font-size="12pt" fo:letter-spacing="normal" fo:language="la" fo:country="VA" fo:font-style="normal" fo:font-weight="normal" officeooo:rsid="00b5f798" officeooo:paragraph-rsid="0034e2b4"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1" style:family="paragraph" style:parent-style-name="Table_20_Contents">
      <style:paragraph-properties fo:text-align="center" style:justify-single-word="false" fo:hyphenation-ladder-count="2"/>
      <style:text-properties fo:color="#ff0000" loext:opacity="100%" fo:font-size="12pt" fo:letter-spacing="normal" fo:language="la" fo:country="VA" fo:font-style="normal" fo:font-weight="normal"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3"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0a13f6"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4" style:family="paragraph" style:parent-style-name="Table_20_Contents">
      <style:paragraph-properties fo:text-align="justify" style:justify-single-word="false" fo:hyphenation-ladder-count="4"/>
      <style:text-properties fo:font-variant="normal" fo:text-transform="none" fo:color="#000000" loext:opacity="100%" style:font-name="Linux Libertine S.O.Cist.1" fo:font-size="12pt" fo:letter-spacing="normal" fo:language="la" fo:country="VA" fo:font-style="normal" fo:font-weight="normal" officeooo:paragraph-rsid="000a13f6"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6"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7"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 fo:font-size="12pt" fo:letter-spacing="normal" fo:language="la" fo:country="VA" fo:font-style="normal" fo:font-weight="normal" officeooo:paragraph-rsid="00112f48"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8"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 fo:font-size="12pt" fo:letter-spacing="normal" fo:language="la" fo:country="VA" fo:font-style="normal" fo:font-weight="normal" officeooo:paragraph-rsid="001120db"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09"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 fo:font-size="12pt" fo:letter-spacing="normal" fo:language="la" fo:country="VA" fo:font-style="normal" fo:font-weight="normal" officeooo:paragraph-rsid="00033682"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1" style:family="paragraph" style:parent-style-name="Table_20_Contents">
      <style:paragraph-properties fo:line-height="100%" fo:text-align="justify" style:justify-single-word="false" fo:hyphenation-ladder-count="2"/>
      <style:text-properties fo:font-variant="normal" fo:text-transform="none" fo:color="#000000" loext:opacity="100%" style:font-name="Linux Libertine S.O.Cist." fo:font-size="12pt" fo:letter-spacing="normal" fo:language="la" fo:country="VA" fo:font-style="normal" fo:font-weight="normal" officeooo:paragraph-rsid="0014be48" style:font-name-asian="Andale Sans UI1"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2" style:family="paragraph" style:parent-style-name="Table_20_Contents">
      <style:paragraph-properties fo:text-align="center" style:justify-single-word="false" fo:hyphenation-ladder-count="2"/>
      <style:text-properties style:font-name="Bookman BT S.O.Cist." officeooo:paragraph-rsid="0034e2b4" fo:hyphenate="true" fo:hyphenation-remain-char-count="2" fo:hyphenation-push-char-count="2" loext:hyphenation-no-caps="false"/>
    </style:style>
    <style:style style:name="P113" style:family="paragraph" style:parent-style-name="Table_20_Contents">
      <style:paragraph-properties fo:line-height="115%" fo:text-align="center" style:justify-single-word="false" fo:hyphenation-ladder-count="2"/>
      <style:text-properties fo:font-size="16pt" officeooo:paragraph-rsid="00b0a1c4" style:font-size-asian="16pt" style:font-size-complex="16pt" fo:hyphenate="true" fo:hyphenation-remain-char-count="2" fo:hyphenation-push-char-count="2" loext:hyphenation-no-caps="false"/>
    </style:style>
    <style:style style:name="P114" style:family="paragraph" style:parent-style-name="Table_20_Contents">
      <style:paragraph-properties fo:line-height="100%" fo:text-align="center" style:justify-single-word="false" fo:hyphenation-ladder-count="2"/>
      <style:text-properties style:use-window-font-color="true" loext:opacity="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15" style:family="paragraph" style:parent-style-name="Table_20_Contents">
      <style:paragraph-properties fo:line-height="100%" fo:text-align="center" style:justify-single-word="false" fo:hyphenation-ladder-count="2"/>
      <style:text-properties style:use-window-font-color="true" loext:opacity="0%" style:font-name="Linux Libertine S.O.Cist." fo:font-size="12pt" fo:language="la" fo:country="VA" officeooo:paragraph-rsid="01de35e8" style:font-size-asian="12pt" style:language-asian="zh" style:country-asian="CN" style:font-size-complex="12pt" style:language-complex="hi" style:country-complex="IN" fo:hyphenate="true" fo:hyphenation-remain-char-count="2" fo:hyphenation-push-char-count="2" loext:hyphenation-no-caps="false"/>
    </style:style>
    <style:style style:name="P116" style:family="paragraph" style:parent-style-name="Table_20_Contents">
      <style:paragraph-properties fo:text-align="center" style:justify-single-word="false" fo:hyphenation-ladder-count="2"/>
      <style:text-properties style:use-window-font-color="true" loext:opacity="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17" style:family="paragraph" style:parent-style-name="Table_20_Contents">
      <style:paragraph-properties fo:text-align="justify" style:justify-single-word="false" fo:hyphenation-ladder-count="2"/>
      <style:text-properties fo:font-size="12pt" fo:language="cs" fo:country="CZ" officeooo:paragraph-rsid="001c4d97" style:font-size-asian="12pt" fo:hyphenate="true" fo:hyphenation-remain-char-count="2" fo:hyphenation-push-char-count="2" loext:hyphenation-no-caps="false"/>
    </style:style>
    <style:style style:name="P118" style:family="paragraph" style:parent-style-name="Table_20_Contents">
      <style:paragraph-properties fo:margin-top="0.051cm" fo:margin-bottom="0.051cm" style:contextual-spacing="false" fo:text-align="center" style:justify-single-word="false" fo:hyphenation-ladder-count="2"/>
      <style:text-properties style:font-name="Cloister" fo:font-size="18pt" style:font-size-asian="14pt" style:font-size-complex="14pt" fo:hyphenate="true" fo:hyphenation-remain-char-count="2" fo:hyphenation-push-char-count="2" loext:hyphenation-no-caps="false"/>
    </style:style>
    <style:style style:name="P119" style:family="paragraph" style:parent-style-name="Table_20_Contents">
      <style:paragraph-properties fo:margin-top="0.051cm" fo:margin-bottom="0.051cm" style:contextual-spacing="false" fo:line-height="115%" fo:text-align="center" style:justify-single-word="false" fo:hyphenation-ladder-count="2"/>
      <style:text-properties style:font-name="Cloister" fo:font-size="18pt" officeooo:paragraph-rsid="000a3580" style:font-size-asian="14pt" style:font-size-complex="14pt" fo:hyphenate="true" fo:hyphenation-remain-char-count="2" fo:hyphenation-push-char-count="2" loext:hyphenation-no-caps="false"/>
    </style:style>
    <style:style style:name="P120" style:family="paragraph" style:parent-style-name="Table_20_Contents">
      <style:paragraph-properties fo:margin-top="0.101cm" fo:margin-bottom="0.101cm" style:contextual-spacing="false" fo:text-align="center" style:justify-single-word="false" fo:hyphenation-ladder-count="2"/>
      <style:text-properties style:font-name="Cloister1" fo:font-size="18pt" officeooo:paragraph-rsid="003bd7a5" style:font-size-asian="16pt" style:font-size-complex="16pt" fo:hyphenate="true" fo:hyphenation-remain-char-count="2" fo:hyphenation-push-char-count="2" loext:hyphenation-no-caps="false"/>
    </style:style>
    <style:style style:name="P121" style:family="paragraph" style:parent-style-name="Table_20_Contents">
      <style:paragraph-properties fo:margin-top="0.101cm" fo:margin-bottom="0.101cm" style:contextual-spacing="false" fo:text-align="center" style:justify-single-word="false" fo:hyphenation-ladder-count="2"/>
      <style:text-properties style:font-name="Cloister1" fo:font-size="18pt" officeooo:paragraph-rsid="00ac308a" style:font-size-asian="16pt" style:font-size-complex="16pt" fo:hyphenate="true" fo:hyphenation-remain-char-count="2" fo:hyphenation-push-char-count="2" loext:hyphenation-no-caps="false"/>
    </style:style>
    <style:style style:name="P122" style:family="paragraph" style:parent-style-name="Table_20_Contents">
      <style:paragraph-properties fo:margin-top="0.199cm" fo:margin-bottom="0.049cm" style:contextual-spacing="false" fo:text-align="center" style:justify-single-word="false" fo:hyphenation-ladder-count="2"/>
      <style:text-properties style:font-name="Cloister" fo:font-size="18pt" officeooo:paragraph-rsid="000a3580" style:font-size-asian="14pt" style:font-size-complex="14pt" fo:hyphenate="true" fo:hyphenation-remain-char-count="2" fo:hyphenation-push-char-count="2" loext:hyphenation-no-caps="false"/>
    </style:style>
    <style:style style:name="P123" style:family="paragraph" style:parent-style-name="Table_20_Contents">
      <style:paragraph-properties fo:margin-top="0.199cm" fo:margin-bottom="0.049cm" style:contextual-spacing="false" fo:text-align="center" style:justify-single-word="false" fo:hyphenation-ladder-count="2"/>
      <style:text-properties style:font-name="Cloister" fo:font-size="18pt" officeooo:paragraph-rsid="00771640" style:font-size-asian="14pt" style:font-size-complex="14pt" fo:hyphenate="true" fo:hyphenation-remain-char-count="2" fo:hyphenation-push-char-count="2" loext:hyphenation-no-caps="false"/>
    </style:style>
    <style:style style:name="P124" style:family="paragraph" style:parent-style-name="Table_20_Contents">
      <style:paragraph-properties fo:margin-top="0.199cm" fo:margin-bottom="0.049cm" style:contextual-spacing="false" fo:line-height="115%" fo:text-align="center" style:justify-single-word="false" fo:hyphenation-ladder-count="2"/>
      <style:text-properties style:font-name="Cloister" fo:font-size="18pt" officeooo:paragraph-rsid="00771640" style:font-size-asian="14pt" style:font-size-complex="14pt" fo:hyphenate="true" fo:hyphenation-remain-char-count="2" fo:hyphenation-push-char-count="2" loext:hyphenation-no-caps="false"/>
    </style:style>
    <style:style style:name="P125" style:family="paragraph" style:parent-style-name="Table_20_Contents">
      <style:paragraph-properties fo:margin-top="0cm" fo:margin-bottom="0cm" style:contextual-spacing="false" fo:line-height="115%" fo:text-align="center" style:justify-single-word="false" fo:hyphenation-ladder-count="2"/>
      <style:text-properties style:font-name="Bookman BT S.O.Cist.1" officeooo:paragraph-rsid="000a13f6" fo:hyphenate="true" fo:hyphenation-remain-char-count="2" fo:hyphenation-push-char-count="2" loext:hyphenation-no-caps="false"/>
    </style:style>
    <style:style style:name="P126" style:family="paragraph" style:parent-style-name="Table_20_Contents">
      <style:paragraph-properties fo:margin-top="0cm" fo:margin-bottom="0cm" style:contextual-spacing="false" fo:line-height="115%" fo:text-align="center" style:justify-single-word="false" fo:hyphenation-ladder-count="2"/>
      <style:text-properties style:font-name="Cloister" fo:font-size="18pt" style:font-size-asian="14pt" style:font-size-complex="14pt" fo:hyphenate="true" fo:hyphenation-remain-char-count="2" fo:hyphenation-push-char-count="2" loext:hyphenation-no-caps="false"/>
    </style:style>
    <style:style style:name="P127" style:family="paragraph" style:parent-style-name="Table_20_Contents">
      <style:paragraph-properties fo:margin-top="0cm" fo:margin-bottom="0cm" style:contextual-spacing="false" fo:line-height="115%" fo:text-align="center" style:justify-single-word="false" fo:hyphenation-ladder-count="2"/>
      <style:text-properties style:font-name="Cloister" fo:font-size="18pt" officeooo:paragraph-rsid="00771640" style:font-size-asian="14pt" style:font-size-complex="14pt" fo:hyphenate="true" fo:hyphenation-remain-char-count="2" fo:hyphenation-push-char-count="2" loext:hyphenation-no-caps="false"/>
    </style:style>
    <style:style style:name="P128" style:family="paragraph" style:parent-style-name="Table_20_Contents">
      <style:paragraph-properties fo:margin-top="0cm" fo:margin-bottom="0cm" style:contextual-spacing="false" fo:line-height="115%" fo:text-align="center" style:justify-single-word="false" fo:hyphenation-ladder-count="2"/>
      <style:text-properties style:font-name="Linux Libertine S.O.Cist." officeooo:paragraph-rsid="02ad4957" fo:hyphenate="true" fo:hyphenation-remain-char-count="2" fo:hyphenation-push-char-count="2" loext:hyphenation-no-caps="false"/>
    </style:style>
    <style:style style:name="P129" style:family="paragraph" style:parent-style-name="Table_20_Contents">
      <style:paragraph-properties fo:margin-top="0cm" fo:margin-bottom="0cm" style:contextual-spacing="false" fo:line-height="115%" fo:text-align="center" style:justify-single-word="false" fo:hyphenation-ladder-count="2"/>
      <style:text-properties fo:color="#ff0000" loext:opacity="100%" style:font-name="Linux Libertine S.O.Cist.1" fo:font-size="12pt" fo:letter-spacing="normal" fo:language="la" fo:country="VA" fo:font-style="normal" fo:font-weight="normal" officeooo:rsid="02ad4957" fo:background-color="#fffff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0" style:family="paragraph" style:parent-style-name="Table_20_Contents">
      <style:paragraph-properties fo:margin-top="0cm" fo:margin-bottom="0cm" style:contextual-spacing="false" fo:line-height="115%" fo:text-align="center" style:justify-single-word="false" fo:hyphenation-ladder-count="2" style:writing-mode="lr-tb"/>
      <style:text-properties style:font-name="Linux Libertine S.O.Cist." officeooo:paragraph-rsid="000a13f6" fo:hyphenate="true" fo:hyphenation-remain-char-count="2" fo:hyphenation-push-char-count="2" loext:hyphenation-no-caps="false"/>
    </style:style>
    <style:style style:name="P131" style:family="paragraph" style:parent-style-name="Table_20_Contents">
      <style:paragraph-properties fo:margin-top="0cm" fo:margin-bottom="0cm" style:contextual-spacing="false" fo:line-height="115%" fo:text-align="center" style:justify-single-word="false" fo:hyphenation-ladder-count="2" style:writing-mode="lr-tb"/>
      <style:text-properties style:font-name="Linux Libertine S.O.Cist." fo:font-size="12pt" fo:language="la" fo:country="VA" officeooo:paragraph-rsid="0014be48" style:font-size-asian="12pt" style:font-size-complex="12pt" fo:hyphenate="true" fo:hyphenation-remain-char-count="2" fo:hyphenation-push-char-count="2" loext:hyphenation-no-caps="false"/>
    </style:style>
    <style:style style:name="P132" style:family="paragraph" style:parent-style-name="Table_20_Contents">
      <style:paragraph-properties fo:margin-top="0cm" fo:margin-bottom="0cm" style:contextual-spacing="false" fo:line-height="115%" fo:text-align="center" style:justify-single-word="false" fo:hyphenation-ladder-count="2" style:writing-mode="lr-tb"/>
      <style:text-properties style:use-window-font-color="true" loext:opacity="0%" style:font-name="Linux Libertine S.O.Cist." fo:font-size="12pt" fo:letter-spacing="normal" fo:language="la" fo:country="VA" fo:font-weight="normal" officeooo:rsid="00c44ae2"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3" style:family="paragraph" style:parent-style-name="Table_20_Contents">
      <style:paragraph-properties fo:margin-top="0cm" fo:margin-bottom="0cm" style:contextual-spacing="false" fo:line-height="100%" fo:text-align="center" style:justify-single-word="false" fo:hyphenation-ladder-count="2" style:writing-mode="lr-tb"/>
      <style:text-properties style:use-window-font-color="true" loext:opacity="0%" style:font-name="Linux Libertine S.O.Cist." fo:font-size="12pt" fo:letter-spacing="normal" fo:language="la" fo:country="VA" fo:font-weight="normal" officeooo:rsid="00c44ae2"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4" style:family="paragraph" style:parent-style-name="Table_20_Contents">
      <style:paragraph-properties fo:margin-top="0cm" fo:margin-bottom="0cm" style:contextual-spacing="false" fo:line-height="115%" fo:text-align="center" style:justify-single-word="false" fo:hyphenation-ladder-count="2" style:writing-mode="lr-tb"/>
      <style:text-properties style:use-window-font-color="true" loext:opacity="0%" style:font-name="Linux Libertine S.O.Cist.1" fo:font-size="12pt" fo:letter-spacing="normal" fo:language="la" fo:country="VA" fo:font-weight="normal" officeooo:rsid="02c27a73" officeooo:paragraph-rsid="02c27a7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5" style:family="paragraph" style:parent-style-name="Table_20_Contents">
      <style:paragraph-properties fo:margin-top="0cm" fo:margin-bottom="0cm" style:contextual-spacing="false" fo:line-height="115%" fo:text-align="center" style:justify-single-word="false" fo:hyphenation-ladder-count="2" style:writing-mode="lr-tb"/>
      <style:text-properties fo:color="#ff0000" loext:opacity="100%" style:font-name="Linux Libertine S.O.Cist.1" fo:font-size="12pt" fo:letter-spacing="normal" fo:language="la" fo:country="VA" fo:font-weight="normal" officeooo:paragraph-rsid="02ad495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6" style:family="paragraph" style:parent-style-name="Table_20_Contents">
      <loext:graphic-properties draw:fill="none"/>
      <style:paragraph-properties fo:margin-left="0cm" fo:margin-right="0cm" fo:margin-top="0cm" fo:margin-bottom="0cm" style:contextual-spacing="false" fo:line-height="100%" fo:text-align="center" style:justify-single-word="false" fo:hyphenation-ladder-count="2" fo:text-indent="0.499cm" style:auto-text-indent="false" fo:background-color="transparent" text:number-lines="false" text:line-number="0"/>
      <style:text-properties fo:color="#ff0000" loext:opacity="100%" style:font-name="Linux Libertine S.O.Cist." fo:font-size="12pt" fo:language="cs" fo:country="CZ" fo:font-weight="normal" officeooo:paragraph-rsid="0010bd8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7"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drop-cap/>
      </style:paragraph-properties>
      <style:text-properties style:font-name="Linux Libertine S.O.Cist." fo:font-size="12pt" fo:language="cs" fo:country="CZ" officeooo:paragraph-rsid="029cca6d" style:font-size-asian="12pt" style:font-size-complex="12pt" fo:hyphenate="true" fo:hyphenation-remain-char-count="2" fo:hyphenation-push-char-count="2" loext:hyphenation-no-caps="false"/>
    </style:style>
    <style:style style:name="P138"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drop-cap/>
      </style:paragraph-properties>
      <style:text-properties style:font-name="Linux Libertine S.O.Cist." fo:font-size="12pt" fo:language="cs" fo:country="CZ" officeooo:paragraph-rsid="0303499a" style:font-size-asian="12pt" style:font-size-complex="12pt" fo:hyphenate="true" fo:hyphenation-remain-char-count="2" fo:hyphenation-push-char-count="2" loext:hyphenation-no-caps="false"/>
    </style:style>
    <style:style style:name="P139"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drop-cap/>
      </style:paragraph-properties>
      <style:text-properties officeooo:paragraph-rsid="03070deb" fo:hyphenate="true" fo:hyphenation-remain-char-count="2" fo:hyphenation-push-char-count="2" loext:hyphenation-no-caps="false"/>
    </style:style>
    <style:style style:name="P140"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drop-cap/>
      </style:paragraph-properties>
      <style:text-properties officeooo:paragraph-rsid="005bd7de" fo:hyphenate="true" fo:hyphenation-remain-char-count="2" fo:hyphenation-push-char-count="2" loext:hyphenation-no-caps="false"/>
    </style:style>
    <style:style style:name="P141"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ec76ad" fo:hyphenate="true" fo:hyphenation-remain-char-count="2" fo:hyphenation-push-char-count="2" loext:hyphenation-no-caps="false"/>
    </style:style>
    <style:style style:name="P142"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2f132fe" fo:hyphenate="true" fo:hyphenation-remain-char-count="2" fo:hyphenation-push-char-count="2" loext:hyphenation-no-caps="false"/>
    </style:style>
    <style:style style:name="P143" style:family="paragraph" style:parent-style-name="Table_20_Contents">
      <loext:graphic-properties draw:fill="none"/>
      <style:paragraph-properties fo:margin-left="0cm" fo:margin-right="0cm" fo:line-height="100%" fo:text-align="justify" style:justify-single-word="false" fo:hyphenation-ladder-count="2" fo:text-indent="0.499cm" style:auto-text-indent="false" fo:background-color="transparent" text:number-lines="false" text:line-number="0" style:writing-mode="lr-tb">
        <style:drop-cap/>
      </style:paragraph-properties>
      <style:text-properties officeooo:paragraph-rsid="0313dbd1" fo:hyphenate="true" fo:hyphenation-remain-char-count="2" fo:hyphenation-push-char-count="2" loext:hyphenation-no-caps="false"/>
    </style:style>
    <style:style style:name="P144" style:family="paragraph" style:parent-style-name="Table_20_Contents">
      <loext:graphic-properties draw:fill="none"/>
      <style:paragraph-properties fo:margin-left="0cm" fo:margin-right="0cm" fo:margin-top="0cm" fo:margin-bottom="0.101cm" style:contextual-spacing="false" fo:text-align="justify" style:justify-single-word="false" fo:hyphenation-ladder-count="2" fo:text-indent="0.499cm" style:auto-text-indent="false" fo:background-color="transparent" text:number-lines="false" text:line-number="0">
        <style:drop-cap/>
      </style:paragraph-properties>
      <style:text-properties style:font-name="Linux Libertine S.O.Cist." fo:font-size="12pt" fo:language="cs" fo:country="CZ" officeooo:paragraph-rsid="0010bd8f" style:font-size-asian="12pt" style:font-size-complex="12pt" fo:hyphenate="true" fo:hyphenation-remain-char-count="2" fo:hyphenation-push-char-count="2" loext:hyphenation-no-caps="false"/>
    </style:style>
    <style:style style:name="P145" style:family="paragraph" style:parent-style-name="Table_20_Contents">
      <style:paragraph-properties fo:margin-top="0.101cm" fo:margin-bottom="0cm" style:contextual-spacing="false" fo:line-height="115%" fo:text-align="center" style:justify-single-word="false" fo:hyphenation-ladder-count="2"/>
      <style:text-properties style:font-name="Cloister1" fo:font-size="22pt" officeooo:paragraph-rsid="001542d2" style:font-size-asian="16pt" style:font-size-complex="16pt" fo:hyphenate="true" fo:hyphenation-remain-char-count="2" fo:hyphenation-push-char-count="2" loext:hyphenation-no-caps="false"/>
    </style:style>
    <style:style style:name="P146" style:family="paragraph" style:parent-style-name="Table_20_Contents">
      <style:paragraph-properties fo:margin-top="0.101cm" fo:margin-bottom="0cm" style:contextual-spacing="false" fo:line-height="115%" fo:text-align="center" style:justify-single-word="false" fo:hyphenation-ladder-count="2"/>
      <style:text-properties style:font-name="Cloister1" fo:font-size="22pt" fo:language="la" fo:country="VA" officeooo:paragraph-rsid="001542d2" style:font-size-asian="16pt" style:font-size-complex="16pt" fo:hyphenate="true" fo:hyphenation-remain-char-count="2" fo:hyphenation-push-char-count="2" loext:hyphenation-no-caps="false"/>
    </style:style>
    <style:style style:name="P147" style:family="paragraph" style:parent-style-name="Table_20_Contents">
      <style:paragraph-properties fo:margin-top="0.101cm" fo:margin-bottom="0cm" style:contextual-spacing="false" fo:line-height="115%" fo:text-align="center" style:justify-single-word="false" fo:hyphenation-ladder-count="2"/>
      <style:text-properties style:font-name="Cloister1" fo:font-size="18pt" officeooo:paragraph-rsid="001542d2" style:font-size-asian="16pt" style:font-size-complex="16pt" fo:hyphenate="true" fo:hyphenation-remain-char-count="2" fo:hyphenation-push-char-count="2" loext:hyphenation-no-caps="false"/>
    </style:style>
    <style:style style:name="P148" style:family="paragraph" style:parent-style-name="Table_20_Contents">
      <style:paragraph-properties fo:margin-top="0.101cm" fo:margin-bottom="0cm" style:contextual-spacing="false" fo:line-height="115%" fo:text-align="center" style:justify-single-word="false" fo:hyphenation-ladder-count="2"/>
      <style:text-properties style:font-name="Cloister1" fo:font-size="18pt" fo:language="la" fo:country="VA" officeooo:paragraph-rsid="001542d2" style:font-size-asian="16pt" style:font-size-complex="16pt" fo:hyphenate="true" fo:hyphenation-remain-char-count="2" fo:hyphenation-push-char-count="2" loext:hyphenation-no-caps="false"/>
    </style:style>
    <style:style style:name="P149" style:family="paragraph" style:parent-style-name="Table_20_Contents">
      <loext:graphic-properties draw:fill="none"/>
      <style:paragraph-properties fo:margin-left="0cm" fo:margin-right="0cm" fo:text-align="justify" style:justify-single-word="false" fo:hyphenation-ladder-count="2" fo:text-indent="0.318cm" style:auto-text-indent="false" fo:background-color="transparent" text:number-lines="false" text:line-number="0" style:writing-mode="lr-tb">
        <style:drop-cap/>
      </style:paragraph-properties>
      <style:text-properties style:font-name="Linux Libertine S.O.Cist." fo:font-size="12pt" fo:language="cs" fo:country="CZ" officeooo:rsid="0040ede6" officeooo:paragraph-rsid="02da80a1" style:font-size-asian="12pt" style:font-size-complex="12pt" fo:hyphenate="true" fo:hyphenation-remain-char-count="2" fo:hyphenation-push-char-count="2" loext:hyphenation-no-caps="false"/>
    </style:style>
    <style:style style:name="P150" style:family="paragraph" style:parent-style-name="Text_20_body">
      <style:paragraph-properties fo:margin-left="0cm" fo:margin-right="0cm" fo:margin-top="0cm" fo:margin-bottom="0cm" style:contextual-spacing="false" fo:line-height="100%" fo:text-align="justify" style:justify-single-word="false" fo:hyphenation-ladder-count="3" fo:text-indent="0cm" style:auto-text-indent="false" style:writing-mode="lr-tb">
        <style:drop-cap style:lines="2" style:style-name="Drop_20_Caps"/>
      </style:paragraph-properties>
      <style:text-properties fo:color="#000000" loext:opacity="100%" style:font-name="Linux Libertine S.O.Cist.2" fo:font-size="12pt" fo:language="la" fo:country="VA" officeooo:paragraph-rsid="000a13f6" style:font-size-asian="10.5pt" style:language-asian="zh" style:country-asian="CN" style:font-size-complex="12pt" style:language-complex="hi" style:country-complex="IN" fo:hyphenate="true" fo:hyphenation-remain-char-count="2" fo:hyphenation-push-char-count="2" loext:hyphenation-no-caps="false"/>
    </style:style>
    <style:style style:name="P15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62114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12f4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6"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120d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0bd8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033682"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b4f7"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12f4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2"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1120db"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4" style:family="paragraph" style:parent-style-name="Table_20_Contents">
      <style:paragraph-properties fo:text-align="justify" style:justify-single-word="false" fo:hyphenation-ladder-count="5"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5"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0033682"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4e2b4" officeooo:paragraph-rsid="01049717"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30a648" officeooo:paragraph-rsid="0014be4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 fo:font-size="12pt" fo:letter-spacing="normal" fo:language="la" fo:country="VA" fo:font-style="normal" fo:font-weight="normal" officeooo:rsid="008f99bd" officeooo:paragraph-rsid="0014be48"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7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 fo:font-size="12pt" fo:language="la" fo:country="VA" officeooo:paragraph-rsid="000a13f6" style:font-size-asian="12pt" style:language-asian="zh" style:country-asian="CN" style:font-size-complex="12pt" style:language-complex="hi" style:country-complex="IN" fo:hyphenate="true" fo:hyphenation-remain-char-count="2" fo:hyphenation-push-char-count="2" loext:hyphenation-no-caps="false"/>
    </style:style>
    <style:style style:name="P17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75"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 fo:font-size="12pt" fo:language="la" fo:country="VA" officeooo:rsid="00336121" officeooo:paragraph-rsid="000a13f6" style:font-size-asian="12pt" style:language-asian="zh" style:country-asian="CN" style:font-size-complex="12pt" style:language-complex="hi" style:country-complex="IN" fo:hyphenate="true" fo:hyphenation-remain-char-count="2" fo:hyphenation-push-char-count="2" loext:hyphenation-no-caps="false"/>
    </style:style>
    <style:style style:name="P176"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7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 fo:font-size="12pt" fo:language="la" fo:country="VA" officeooo:rsid="00336121" officeooo:paragraph-rsid="000a13f6" style:font-size-asian="12pt" style:language-asian="zh" style:country-asian="CN" style:font-size-complex="12pt" style:language-complex="hi" style:country-complex="IN" fo:hyphenate="true" fo:hyphenation-remain-char-count="2" fo:hyphenation-push-char-count="2" loext:hyphenation-no-caps="false"/>
    </style:style>
    <style:style style:name="P17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7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8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 fo:font-size="12pt" fo:language="la" fo:country="VA" officeooo:rsid="0034a540" officeooo:paragraph-rsid="000a13f6" style:font-size-asian="12pt" style:language-asian="zh" style:country-asian="CN" style:font-size-complex="12pt" style:language-complex="hi" style:country-complex="IN" fo:hyphenate="true" fo:hyphenation-remain-char-count="2" fo:hyphenation-push-char-count="2" loext:hyphenation-no-caps="false"/>
    </style:style>
    <style:style style:name="P18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8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4"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c4d97" style:font-size-asian="12pt" style:language-asian="zh" style:country-asian="CN" style:font-size-complex="12pt" style:language-complex="hi" style:country-complex="IN" fo:hyphenate="true" fo:hyphenation-remain-char-count="2" fo:hyphenation-push-char-count="2" loext:hyphenation-no-caps="false"/>
    </style:style>
    <style:style style:name="P186"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paragraph-rsid="001c4d97" style:font-size-asian="12pt" style:language-asian="zh" style:country-asian="CN" style:font-size-complex="12pt" style:language-complex="hi" style:country-complex="IN" fo:hyphenate="true" fo:hyphenation-remain-char-count="2" fo:hyphenation-push-char-count="2" loext:hyphenation-no-caps="false"/>
    </style:style>
    <style:style style:name="P187"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c4d97" style:font-size-asian="12pt" style:language-asian="zh" style:country-asian="CN" style:language-complex="hi" style:country-complex="IN"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156811b" style:font-size-asian="12pt" style:font-size-complex="12pt"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156c772" style:font-size-asian="12pt" style:font-size-complex="12pt"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2da80a1" style:font-size-asian="12pt" style:font-size-complex="12pt"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2930cd4" style:font-size-asian="12pt" style:font-size-complex="12pt"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10c395c" style:font-size-asian="12pt" style:font-size-complex="12pt"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2e5f00f" style:font-size-asian="12pt" style:font-size-complex="12pt"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2a3966b" style:font-size-asian="12pt" style:font-size-complex="12pt"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158a9b9" style:font-size-asian="12pt" style:font-size-complex="12pt" fo:hyphenate="true" fo:hyphenation-remain-char-count="2" fo:hyphenation-push-char-count="2" loext:hyphenation-no-caps="false"/>
    </style:style>
    <style:style style:name="P19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192cc38" style:font-size-asian="12pt" style:font-size-complex="12pt" fo:hyphenate="true" fo:hyphenation-remain-char-count="2" fo:hyphenation-push-char-count="2" loext:hyphenation-no-caps="false"/>
    </style:style>
    <style:style style:name="P19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1bd9cc5" style:font-size-asian="12pt" style:font-size-complex="12pt" fo:hyphenate="true" fo:hyphenation-remain-char-count="2" fo:hyphenation-push-char-count="2" loext:hyphenation-no-caps="false"/>
    </style:style>
    <style:style style:name="P19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20881db" style:font-size-asian="12pt" style:font-size-complex="12pt" fo:hyphenate="true" fo:hyphenation-remain-char-count="2" fo:hyphenation-push-char-count="2" loext:hyphenation-no-caps="false"/>
    </style:style>
    <style:style style:name="P19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209c504" style:font-size-asian="12pt" style:font-size-complex="12pt"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26316bc" style:font-size-asian="12pt" style:font-size-complex="12pt" fo:hyphenate="true" fo:hyphenation-remain-char-count="2" fo:hyphenation-push-char-count="2" loext:hyphenation-no-caps="false"/>
    </style:style>
    <style:style style:name="P20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0ede6" officeooo:paragraph-rsid="0333a39e" style:font-size-asian="12pt" style:font-size-complex="12pt" fo:hyphenate="true" fo:hyphenation-remain-char-count="2" fo:hyphenation-push-char-count="2" loext:hyphenation-no-caps="false"/>
    </style:style>
    <style:style style:name="P20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officeooo:paragraph-rsid="000a13f6" style:font-size-asian="12pt" style:font-size-complex="12pt" fo:hyphenate="true" fo:hyphenation-remain-char-count="2" fo:hyphenation-push-char-count="2" loext:hyphenation-no-caps="false"/>
    </style:style>
    <style:style style:name="P20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20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officeooo:paragraph-rsid="016d1e8f" style:font-size-asian="12pt" style:font-size-complex="12pt" fo:hyphenate="true" fo:hyphenation-remain-char-count="2" fo:hyphenation-push-char-count="2" loext:hyphenation-no-caps="false"/>
    </style:style>
    <style:style style:name="P20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4b0d0b" officeooo:paragraph-rsid="004b0d0b" style:font-size-asian="12pt" style:font-size-complex="12pt" fo:hyphenate="true" fo:hyphenation-remain-char-count="2" fo:hyphenation-push-char-count="2" loext:hyphenation-no-caps="false"/>
    </style:style>
    <style:style style:name="P20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8e7b1a" officeooo:paragraph-rsid="00112f48" style:font-size-asian="12pt" style:font-size-complex="12pt" fo:hyphenate="true" fo:hyphenation-remain-char-count="2" fo:hyphenation-push-char-count="2" loext:hyphenation-no-caps="false"/>
    </style:style>
    <style:style style:name="P20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8e7b1a" officeooo:paragraph-rsid="01ce2a9e" style:font-size-asian="12pt" style:font-size-complex="12pt" fo:hyphenate="true" fo:hyphenation-remain-char-count="2" fo:hyphenation-push-char-count="2" loext:hyphenation-no-caps="false"/>
    </style:style>
    <style:style style:name="P20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8e7b1a" officeooo:paragraph-rsid="029a9ced" style:font-size-asian="12pt" style:font-size-complex="12pt" fo:hyphenate="true" fo:hyphenation-remain-char-count="2" fo:hyphenation-push-char-count="2" loext:hyphenation-no-caps="false"/>
    </style:style>
    <style:style style:name="P20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8e7b1a" officeooo:paragraph-rsid="02b1cb6c" style:font-size-asian="12pt" style:font-size-complex="12pt"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8e7b1a" officeooo:paragraph-rsid="02cd7616" style:font-size-asian="12pt" style:font-size-complex="12pt"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9783c5" officeooo:paragraph-rsid="00112f48" style:font-size-asian="12pt" style:font-size-complex="12pt"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9783c5" officeooo:paragraph-rsid="001120db" style:font-size-asian="12pt" style:font-size-complex="12pt"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9783c5" officeooo:paragraph-rsid="029a9ced" style:font-size-asian="12pt" style:font-size-complex="12pt" fo:hyphenate="true" fo:hyphenation-remain-char-count="2" fo:hyphenation-push-char-count="2" loext:hyphenation-no-caps="false"/>
    </style:style>
    <style:style style:name="P21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99bdad" officeooo:paragraph-rsid="0014be48" style:font-size-asian="12pt" style:font-size-complex="12pt" fo:hyphenate="true" fo:hyphenation-remain-char-count="2" fo:hyphenation-push-char-count="2" loext:hyphenation-no-caps="false"/>
    </style:style>
    <style:style style:name="P21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b82f5e" officeooo:paragraph-rsid="001ca237" style:font-size-asian="12pt" style:font-size-complex="12pt" fo:hyphenate="true" fo:hyphenation-remain-char-count="2" fo:hyphenation-push-char-count="2" loext:hyphenation-no-caps="false"/>
    </style:style>
    <style:style style:name="P21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f53def" officeooo:paragraph-rsid="001e3e05" style:font-size-asian="12pt" style:font-size-complex="12pt" fo:hyphenate="true" fo:hyphenation-remain-char-count="2" fo:hyphenation-push-char-count="2" loext:hyphenation-no-caps="false"/>
    </style:style>
    <style:style style:name="P21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3b9cde" officeooo:paragraph-rsid="02b9a163" style:font-size-asian="12pt" style:font-size-complex="12pt"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912b4e" officeooo:paragraph-rsid="01bd9cc5" style:font-size-asian="12pt" style:font-size-complex="12pt" fo:hyphenate="true" fo:hyphenation-remain-char-count="2" fo:hyphenation-push-char-count="2" loext:hyphenation-no-caps="false"/>
    </style:style>
    <style:style style:name="P21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1912b4e" officeooo:paragraph-rsid="026316bc" style:font-size-asian="12pt" style:font-size-complex="12pt" fo:hyphenate="true" fo:hyphenation-remain-char-count="2" fo:hyphenation-push-char-count="2" loext:hyphenation-no-caps="false"/>
    </style:style>
    <style:style style:name="P220"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 fo:font-size="12pt" fo:language="cs" fo:country="CZ" officeooo:rsid="01f035aa" officeooo:paragraph-rsid="01f035aa" style:font-size-asian="12pt" style:font-size-complex="12pt" fo:hyphenate="true" fo:hyphenation-remain-char-count="2" fo:hyphenation-push-char-count="2" loext:hyphenation-no-caps="false"/>
    </style:style>
    <style:style style:name="P22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af38e3" officeooo:paragraph-rsid="01092a42" style:font-size-asian="12pt" style:font-size-complex="12pt" fo:hyphenate="true" fo:hyphenation-remain-char-count="2" fo:hyphenation-push-char-count="2" loext:hyphenation-no-caps="false"/>
    </style:style>
    <style:style style:name="P22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 fo:font-size="12pt" fo:language="cs" fo:country="CZ" officeooo:rsid="00af38e3" officeooo:paragraph-rsid="00bbf0bc" style:font-size-asian="12pt" style:font-size-complex="12pt" fo:hyphenate="true" fo:hyphenation-remain-char-count="2" fo:hyphenation-push-char-count="2" loext:hyphenation-no-caps="false"/>
    </style:style>
    <style:style style:name="P2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b79054" officeooo:paragraph-rsid="00b79054" style:font-size-asian="12pt" style:font-size-complex="12pt" fo:hyphenate="true" fo:hyphenation-remain-char-count="2" fo:hyphenation-push-char-count="2" loext:hyphenation-no-caps="false"/>
    </style:style>
    <style:style style:name="P22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2d6d29" officeooo:paragraph-rsid="002d6d29" style:font-size-asian="12pt" style:font-style-asian="normal" style:font-size-complex="12pt" style:font-style-complex="normal" fo:hyphenate="true" fo:hyphenation-remain-char-count="2" fo:hyphenation-push-char-count="2" loext:hyphenation-no-caps="false"/>
    </style:style>
    <style:style style:name="P22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a325b8" officeooo:paragraph-rsid="00a325b8" style:font-size-asian="12pt" style:font-style-asian="normal" style:font-size-complex="12pt" style:font-style-complex="normal" fo:hyphenate="true" fo:hyphenation-remain-char-count="2" fo:hyphenation-push-char-count="2" loext:hyphenation-no-caps="false"/>
    </style:style>
    <style:style style:name="P22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f3c2d6" officeooo:paragraph-rsid="00f3c2d6" style:font-size-asian="12pt" style:font-style-asian="normal" style:font-size-complex="12pt" style:font-style-complex="normal" fo:hyphenate="true" fo:hyphenation-remain-char-count="2" fo:hyphenation-push-char-count="2" loext:hyphenation-no-caps="false"/>
    </style:style>
    <style:style style:name="P22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17391be" officeooo:paragraph-rsid="017391be" style:font-size-asian="12pt" style:font-style-asian="normal" style:font-size-complex="12pt" style:font-style-complex="normal" fo:hyphenate="true" fo:hyphenation-remain-char-count="2" fo:hyphenation-push-char-count="2" loext:hyphenation-no-caps="false"/>
    </style:style>
    <style:style style:name="P22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0282f37" officeooo:paragraph-rsid="0014be48" style:font-size-asian="12pt" style:font-style-asian="normal" style:font-size-complex="12pt" style:font-style-complex="normal" fo:hyphenate="true" fo:hyphenation-remain-char-count="2" fo:hyphenation-push-char-count="2" loext:hyphenation-no-caps="false"/>
    </style:style>
    <style:style style:name="P22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1a29c08" officeooo:paragraph-rsid="01a29c08" style:font-size-asian="12pt" style:font-style-asian="normal" style:font-size-complex="12pt" style:font-style-complex="normal" fo:hyphenate="true" fo:hyphenation-remain-char-count="2" fo:hyphenation-push-char-count="2" loext:hyphenation-no-caps="false"/>
    </style:style>
    <style:style style:name="P23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fo:language="cs" fo:country="CZ" fo:font-style="normal" officeooo:rsid="024db01c" officeooo:paragraph-rsid="024db01c" style:font-size-asian="12pt" style:font-style-asian="normal" style:font-size-complex="12pt" style:font-style-complex="normal" fo:hyphenate="true" fo:hyphenation-remain-char-count="2" fo:hyphenation-push-char-count="2" loext:hyphenation-no-caps="false"/>
    </style:style>
    <style:style style:name="P23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 fo:font-size="12pt" officeooo:paragraph-rsid="0014be48" style:font-size-asian="12pt" style:font-size-complex="12pt" fo:hyphenate="true" fo:hyphenation-remain-char-count="2" fo:hyphenation-push-char-count="2" loext:hyphenation-no-caps="false"/>
    </style:style>
    <style:style style:name="P232"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33"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0215822" officeooo:paragraph-rsid="0037ae57" style:font-size-asian="12pt" style:font-size-complex="12pt" fo:hyphenate="true" fo:hyphenation-remain-char-count="2" fo:hyphenation-push-char-count="2" loext:hyphenation-no-caps="false"/>
    </style:style>
    <style:style style:name="P234"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026a841" officeooo:paragraph-rsid="001ca237" style:font-size-asian="12pt" style:font-size-complex="12pt" fo:hyphenate="true" fo:hyphenation-remain-char-count="2" fo:hyphenation-push-char-count="2" loext:hyphenation-no-caps="false"/>
    </style:style>
    <style:style style:name="P23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282f37" officeooo:paragraph-rsid="0294e90b" style:font-size-asian="12pt" style:font-size-complex="12pt" fo:hyphenate="true" fo:hyphenation-remain-char-count="2" fo:hyphenation-push-char-count="2" loext:hyphenation-no-caps="false"/>
    </style:style>
    <style:style style:name="P23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a0d882" officeooo:paragraph-rsid="00a0d882" style:font-size-asian="12pt" style:font-size-complex="12pt" fo:hyphenate="true" fo:hyphenation-remain-char-count="2" fo:hyphenation-push-char-count="2" loext:hyphenation-no-caps="false"/>
    </style:style>
    <style:style style:name="P23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f2ca68" officeooo:paragraph-rsid="00f2ca68" style:font-size-asian="12pt" style:font-size-complex="12pt" fo:hyphenate="true" fo:hyphenation-remain-char-count="2" fo:hyphenation-push-char-count="2" loext:hyphenation-no-caps="false"/>
    </style:style>
    <style:style style:name="P238"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1318f5e" officeooo:paragraph-rsid="01352d9d" style:font-size-asian="12pt" style:font-size-complex="12pt" fo:hyphenate="true" fo:hyphenation-remain-char-count="2" fo:hyphenation-push-char-count="2" loext:hyphenation-no-caps="false"/>
    </style:style>
    <style:style style:name="P239"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16d1e8f" officeooo:paragraph-rsid="016d1e8f" style:font-size-asian="12pt" style:font-size-complex="12pt" fo:hyphenate="true" fo:hyphenation-remain-char-count="2" fo:hyphenation-push-char-count="2" loext:hyphenation-no-caps="false"/>
    </style:style>
    <style:style style:name="P24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265a44" officeooo:paragraph-rsid="019dc1ae" style:font-size-asian="12pt" style:font-size-complex="12pt" fo:hyphenate="true" fo:hyphenation-remain-char-count="2" fo:hyphenation-push-char-count="2" loext:hyphenation-no-caps="false"/>
    </style:style>
    <style:style style:name="P24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1a8809d" officeooo:paragraph-rsid="001e3e05" style:font-size-asian="12pt" style:font-size-complex="12pt" fo:hyphenate="true" fo:hyphenation-remain-char-count="2" fo:hyphenation-push-char-count="2" loext:hyphenation-no-caps="false"/>
    </style:style>
    <style:style style:name="P24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1ee098e" officeooo:paragraph-rsid="01c19275" style:font-size-asian="12pt" style:font-size-complex="12pt" fo:hyphenate="true" fo:hyphenation-remain-char-count="2" fo:hyphenation-push-char-count="2" loext:hyphenation-no-caps="false"/>
    </style:style>
    <style:style style:name="P24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1efe76b" officeooo:paragraph-rsid="01c3a7c2" style:font-size-asian="12pt" style:font-size-complex="12pt" fo:hyphenate="true" fo:hyphenation-remain-char-count="2" fo:hyphenation-push-char-count="2" loext:hyphenation-no-caps="false"/>
    </style:style>
    <style:style style:name="P24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21db4db" officeooo:paragraph-rsid="022adec9" style:font-size-asian="12pt" style:font-size-complex="12pt" fo:hyphenate="true" fo:hyphenation-remain-char-count="2" fo:hyphenation-push-char-count="2" loext:hyphenation-no-caps="false"/>
    </style:style>
    <style:style style:name="P24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024abfa" officeooo:paragraph-rsid="0024abfa" style:font-size-asian="12pt" style:font-style-asian="normal" style:font-size-complex="12pt" style:font-style-complex="normal" fo:hyphenate="true" fo:hyphenation-remain-char-count="2" fo:hyphenation-push-char-count="2" loext:hyphenation-no-caps="false"/>
    </style:style>
    <style:style style:name="P24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24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13868bc" officeooo:paragraph-rsid="013868bc" style:font-size-asian="12pt" style:font-style-asian="normal" style:font-size-complex="12pt" style:font-style-complex="normal" fo:hyphenate="true" fo:hyphenation-remain-char-count="2" fo:hyphenation-push-char-count="2" loext:hyphenation-no-caps="false"/>
    </style:style>
    <style:style style:name="P24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16e08f4" officeooo:paragraph-rsid="013868bc" style:font-size-asian="12pt" style:font-style-asian="normal" style:font-size-complex="12pt" style:font-style-complex="normal" fo:hyphenate="true" fo:hyphenation-remain-char-count="2" fo:hyphenation-push-char-count="2" loext:hyphenation-no-caps="false"/>
    </style:style>
    <style:style style:name="P24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21a9f8d" officeooo:paragraph-rsid="021cab0b" style:font-size-asian="12pt" style:font-style-asian="normal" style:font-size-complex="12pt" style:font-style-complex="normal" fo:hyphenate="true" fo:hyphenation-remain-char-count="2" fo:hyphenation-push-char-count="2" loext:hyphenation-no-caps="false"/>
    </style:style>
    <style:style style:name="P25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245bbfa" officeooo:paragraph-rsid="001e3e05" style:font-size-asian="12pt" style:font-style-asian="normal" style:font-size-complex="12pt" style:font-style-complex="normal" fo:hyphenate="true" fo:hyphenation-remain-char-count="2" fo:hyphenation-push-char-count="2" loext:hyphenation-no-caps="false"/>
    </style:style>
    <style:style style:name="P25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0a13f6" fo:hyphenate="true" fo:hyphenation-remain-char-count="2" fo:hyphenation-push-char-count="2" loext:hyphenation-no-caps="false"/>
    </style:style>
    <style:style style:name="P25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63eccb" fo:hyphenate="true" fo:hyphenation-remain-char-count="2" fo:hyphenation-push-char-count="2" loext:hyphenation-no-caps="false"/>
    </style:style>
    <style:style style:name="P25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313dbd1" fo:hyphenate="true" fo:hyphenation-remain-char-count="2" fo:hyphenation-push-char-count="2" loext:hyphenation-no-caps="false"/>
    </style:style>
    <style:style style:name="P25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a0d882" fo:hyphenate="true" fo:hyphenation-remain-char-count="2" fo:hyphenation-push-char-count="2" loext:hyphenation-no-caps="false"/>
    </style:style>
    <style:style style:name="P25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144e09b" fo:hyphenate="true" fo:hyphenation-remain-char-count="2" fo:hyphenation-push-char-count="2" loext:hyphenation-no-caps="false"/>
    </style:style>
    <style:style style:name="P25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19dc1ae" fo:hyphenate="true" fo:hyphenation-remain-char-count="2" fo:hyphenation-push-char-count="2" loext:hyphenation-no-caps="false"/>
    </style:style>
    <style:style style:name="P25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1a29c08" fo:hyphenate="true" fo:hyphenation-remain-char-count="2" fo:hyphenation-push-char-count="2" loext:hyphenation-no-caps="false"/>
    </style:style>
    <style:style style:name="P25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2aa35b8" fo:hyphenate="true" fo:hyphenation-remain-char-count="2" fo:hyphenation-push-char-count="2" loext:hyphenation-no-caps="false"/>
    </style:style>
    <style:style style:name="P25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14be48" fo:hyphenate="true" fo:hyphenation-remain-char-count="2" fo:hyphenation-push-char-count="2" loext:hyphenation-no-caps="false"/>
    </style:style>
    <style:style style:name="P26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1c3a7c2" fo:hyphenate="true" fo:hyphenation-remain-char-count="2" fo:hyphenation-push-char-count="2" loext:hyphenation-no-caps="false"/>
    </style:style>
    <style:style style:name="P26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1cef9f1" fo:hyphenate="true" fo:hyphenation-remain-char-count="2" fo:hyphenation-push-char-count="2" loext:hyphenation-no-caps="false"/>
    </style:style>
    <style:style style:name="P26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1e3e05" fo:hyphenate="true" fo:hyphenation-remain-char-count="2" fo:hyphenation-push-char-count="2" loext:hyphenation-no-caps="false"/>
    </style:style>
    <style:style style:name="P26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224d0fc" fo:hyphenate="true" fo:hyphenation-remain-char-count="2" fo:hyphenation-push-char-count="2" loext:hyphenation-no-caps="false"/>
    </style:style>
    <style:style style:name="P264"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01ca237" fo:hyphenate="true" fo:hyphenation-remain-char-count="2" fo:hyphenation-push-char-count="2" loext:hyphenation-no-caps="false"/>
    </style:style>
    <style:style style:name="P265"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1a04e05" fo:hyphenate="true" fo:hyphenation-remain-char-count="2" fo:hyphenation-push-char-count="2" loext:hyphenation-no-caps="false"/>
    </style:style>
    <style:style style:name="P266"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014be48" fo:hyphenate="true" fo:hyphenation-remain-char-count="2" fo:hyphenation-push-char-count="2" loext:hyphenation-no-caps="false"/>
    </style:style>
    <style:style style:name="P26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195acd5" fo:hyphenate="true" fo:hyphenation-remain-char-count="2" fo:hyphenation-push-char-count="2" loext:hyphenation-no-caps="false"/>
    </style:style>
    <style:style style:name="P268"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1352d9d" fo:hyphenate="true" fo:hyphenation-remain-char-count="2" fo:hyphenation-push-char-count="2" loext:hyphenation-no-caps="false"/>
    </style:style>
    <style:style style:name="P26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2f233d9" fo:hyphenate="true" fo:hyphenation-remain-char-count="2" fo:hyphenation-push-char-count="2" loext:hyphenation-no-caps="false"/>
    </style:style>
    <style:style style:name="P270"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1120db" fo:hyphenate="true" fo:hyphenation-remain-char-count="2" fo:hyphenation-push-char-count="2" loext:hyphenation-no-caps="false"/>
    </style:style>
    <style:style style:name="P27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b79054" fo:hyphenate="true" fo:hyphenation-remain-char-count="2" fo:hyphenation-push-char-count="2" loext:hyphenation-no-caps="false"/>
    </style:style>
    <style:style style:name="P272"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092a42"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2e254f9"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6b0027"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912b4e"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2ec76ad"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2f132fe"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20881db"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303499a"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bd9cc5"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1c4d97"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279f87e"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1c4d97"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bbf0bc"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b1b7be" officeooo:paragraph-rsid="00d44fbf" style:font-size-asian="12pt" style:font-size-complex="12pt"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bbda46" officeooo:paragraph-rsid="001c4d97" style:font-size-asian="12pt" style:font-size-complex="12pt"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cs" fo:country="CZ" officeooo:rsid="00b8bb97" officeooo:paragraph-rsid="001c4d97" style:font-size-asian="12pt" style:font-size-complex="12pt"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b9af41" officeooo:paragraph-rsid="001c4d97" style:font-size-asian="12pt" style:font-style-asian="normal" style:font-size-complex="12pt" style:font-style-complex="normal"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bbda46" officeooo:paragraph-rsid="001c4d97" style:font-size-asian="12pt" style:font-style-asian="normal" style:font-size-complex="12pt" style:font-style-complex="normal"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officeooo:paragraph-rsid="001c4d97" fo:hyphenate="true" fo:hyphenation-remain-char-count="2" fo:hyphenation-push-char-count="2" loext:hyphenation-no-caps="false"/>
    </style:style>
    <style:style style:name="P29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officeooo:paragraph-rsid="001c4d97" fo:hyphenate="true" fo:hyphenation-remain-char-count="2" fo:hyphenation-push-char-count="2" loext:hyphenation-no-caps="false"/>
    </style:style>
    <style:style style:name="P292"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use-window-font-color="true" loext:opacity="0%" style:font-name="Linux Libertine S.O.Cist." fo:font-size="12pt" fo:language="cs" fo:country="CZ" officeooo:rsid="0195acd5" officeooo:paragraph-rsid="0195acd5" style:font-size-asian="12pt" style:font-size-complex="12pt" fo:hyphenate="true" fo:hyphenation-remain-char-count="2" fo:hyphenation-push-char-count="2" loext:hyphenation-no-caps="false"/>
    </style:style>
    <style:style style:name="P293"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use-window-font-color="true" loext:opacity="0%" style:font-name="Linux Libertine S.O.Cist." fo:font-size="12pt" fo:language="cs" fo:country="CZ" officeooo:rsid="01bf5c5d" officeooo:paragraph-rsid="0195acd5" style:font-size-asian="12pt" style:font-size-complex="12pt" fo:hyphenate="true" fo:hyphenation-remain-char-count="2" fo:hyphenation-push-char-count="2" loext:hyphenation-no-caps="false"/>
    </style:style>
    <style:style style:name="P29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font-variant="small-caps" style:font-name="Linux Libertine S.O.Cist.3" fo:font-size="12pt" fo:language="cs" fo:country="CZ" officeooo:rsid="00265a44" officeooo:paragraph-rsid="019dc1ae" style:font-size-asian="12pt" style:font-size-complex="12pt" fo:hyphenate="true" fo:hyphenation-remain-char-count="2" fo:hyphenation-push-char-count="2" loext:hyphenation-no-caps="false"/>
    </style:style>
    <style:style style:name="P295"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156811b" style:font-size-asian="12pt" style:font-size-complex="12pt" fo:hyphenate="true" fo:hyphenation-remain-char-count="2" fo:hyphenation-push-char-count="2" loext:hyphenation-no-caps="false"/>
    </style:style>
    <style:style style:name="P296"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08ed789" style:font-size-asian="12pt" style:font-size-complex="12pt" fo:hyphenate="true" fo:hyphenation-remain-char-count="2" fo:hyphenation-push-char-count="2" loext:hyphenation-no-caps="false"/>
    </style:style>
    <style:style style:name="P297"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01120db" style:font-size-asian="12pt" style:font-size-complex="12pt" fo:hyphenate="true" fo:hyphenation-remain-char-count="2" fo:hyphenation-push-char-count="2" loext:hyphenation-no-caps="false"/>
    </style:style>
    <style:style style:name="P298"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298c3a9" style:font-size-asian="12pt" style:font-size-complex="12pt" fo:hyphenate="true" fo:hyphenation-remain-char-count="2" fo:hyphenation-push-char-count="2" loext:hyphenation-no-caps="false"/>
    </style:style>
    <style:style style:name="P299"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29cca6d" style:font-size-asian="12pt" style:font-size-complex="12pt" fo:hyphenate="true" fo:hyphenation-remain-char-count="2" fo:hyphenation-push-char-count="2" loext:hyphenation-no-caps="false"/>
    </style:style>
    <style:style style:name="P300"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18ff310" style:font-size-asian="12pt" style:font-size-complex="12pt" fo:hyphenate="true" fo:hyphenation-remain-char-count="2" fo:hyphenation-push-char-count="2" loext:hyphenation-no-caps="false"/>
    </style:style>
    <style:style style:name="P301"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1bc0f60" style:font-size-asian="12pt" style:font-size-complex="12pt" fo:hyphenate="true" fo:hyphenation-remain-char-count="2" fo:hyphenation-push-char-count="2" loext:hyphenation-no-caps="false"/>
    </style:style>
    <style:style style:name="P302"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206c166" style:font-size-asian="12pt" style:font-size-complex="12pt" fo:hyphenate="true" fo:hyphenation-remain-char-count="2" fo:hyphenation-push-char-count="2" loext:hyphenation-no-caps="false"/>
    </style:style>
    <style:style style:name="P303"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paragraph-rsid="026316bc" style:font-size-asian="12pt" style:font-size-complex="12pt" fo:hyphenate="true" fo:hyphenation-remain-char-count="2" fo:hyphenation-push-char-count="2" loext:hyphenation-no-caps="false"/>
    </style:style>
    <style:style style:name="P304"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rsid="0067414b" officeooo:paragraph-rsid="00112f48" style:font-size-asian="12pt" style:font-size-complex="12pt" fo:hyphenate="true" fo:hyphenation-remain-char-count="2" fo:hyphenation-push-char-count="2" loext:hyphenation-no-caps="false"/>
    </style:style>
    <style:style style:name="P305"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rsid="0067414b" officeooo:paragraph-rsid="00033682" style:font-size-asian="12pt" style:font-size-complex="12pt" fo:hyphenate="true" fo:hyphenation-remain-char-count="2" fo:hyphenation-push-char-count="2" loext:hyphenation-no-caps="false"/>
    </style:style>
    <style:style style:name="P306"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 fo:font-size="12pt" fo:language="cs" fo:country="CZ" officeooo:rsid="01bc0f60" officeooo:paragraph-rsid="01d83c0f" style:font-size-asian="12pt" style:font-size-complex="12pt" fo:hyphenate="true" fo:hyphenation-remain-char-count="2" fo:hyphenation-push-char-count="2" loext:hyphenation-no-caps="false"/>
    </style:style>
    <style:style style:name="P307" style:family="paragraph" style:parent-style-name="Table_20_Contents">
      <style:paragraph-properties fo:line-height="100%" fo:text-align="justify" style:justify-single-word="false" fo:hyphenation-ladder-count="2"/>
      <style:text-properties style:font-name="Linux Libertine S.O.Cist." fo:font-size="12pt" fo:language="cs" fo:country="CZ" officeooo:paragraph-rsid="0014be48" style:font-size-asian="12pt" style:font-size-complex="12pt" fo:hyphenate="true" fo:hyphenation-remain-char-count="2" fo:hyphenation-push-char-count="2" loext:hyphenation-no-caps="false"/>
    </style:style>
    <style:style style:name="P308" style:family="paragraph" style:parent-style-name="Table_20_Contents">
      <style:paragraph-properties fo:text-align="justify" style:justify-single-word="false" fo:hyphenation-ladder-count="2">
        <style:drop-cap style:lines="3" style:style-name="Iniciály_20_velké"/>
      </style:paragraph-properties>
      <style:text-properties fo:color="#000000" loext:opacity="100%" style:font-name="Linux Libertine S.O.Cist.1" fo:font-size="12pt" fo:language="la" fo:country="VA" style:font-name-asian="Andale Sans UI1"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309" style:family="paragraph" style:parent-style-name="Table_20_Contents">
      <style:paragraph-properties fo:text-align="justify" style:justify-single-word="false" fo:hyphenation-ladder-count="2">
        <style:drop-cap style:lines="3" style:style-name="Iniciály_20_velké"/>
      </style:paragraph-properties>
      <style:text-properties fo:color="#000000" loext:opacity="100%" style:font-name="Linux Libertine S.O.Cist.1" fo:font-size="12pt" fo:language="la" fo:country="VA" officeooo:paragraph-rsid="000a13f6" style:font-name-asian="Andale Sans UI1"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310"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name-asian="Andale Sans UI1"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2">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2" style:family="paragraph" style:parent-style-name="Table_20_Contents">
      <style:paragraph-properties fo:text-align="justify" style:justify-single-word="false" fo:hyphenation-ladder-count="2">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0a13f6"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3"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0a13f6"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5"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6" style:family="paragraph" style:parent-style-name="Table_20_Contents">
      <style:paragraph-properties fo:text-align="justify" style:justify-single-word="false" fo:hyphenation-ladder-count="4">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0a13f6"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7" style:family="paragraph" style:parent-style-name="Table_20_Contents">
      <style:paragraph-properties fo:text-align="justify" style:justify-single-word="false" fo:hyphenation-ladder-count="4">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8" style:family="paragraph" style:parent-style-name="Table_20_Contents">
      <style:paragraph-properties fo:text-align="justify" style:justify-single-word="false" fo:hyphenation-ladder-count="4">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9" style:family="paragraph" style:parent-style-name="Table_20_Contents">
      <style:paragraph-properties fo:text-align="justify" style:justify-single-word="false" fo:hyphenation-ladder-count="5">
        <style:drop-cap style:lines="2" style:style-name="Drop_20_Caps"/>
      </style:paragraph-properties>
      <style:text-properties fo:color="#000000" loext:opacity="100%" style:font-name="Linux Libertine S.O.Cist.1" fo:font-size="12pt" fo:letter-spacing="normal" fo:language="la" fo:country="VA" fo:font-style="normal" fo:font-weight="normal" officeooo:paragraph-rsid="000a13f6"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20"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1150547" officeooo:paragraph-rsid="000a13f6" style:font-size-asian="12pt" style:font-size-complex="12pt" fo:hyphenate="true" fo:hyphenation-remain-char-count="2" fo:hyphenation-push-char-count="2" loext:hyphenation-no-caps="false"/>
    </style:style>
    <style:style style:name="P321"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1351b7" officeooo:paragraph-rsid="001351b7" style:font-size-asian="12pt" style:font-size-complex="12pt"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d6c0ea" officeooo:paragraph-rsid="000a13f6" style:font-size-asian="12pt" style:font-size-complex="12pt" fo:hyphenate="true" fo:hyphenation-remain-char-count="2" fo:hyphenation-push-char-count="2" loext:hyphenation-no-caps="false"/>
    </style:style>
    <style:style style:name="P323"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05bd7de" officeooo:paragraph-rsid="005bd7de" style:font-size-asian="12pt" style:font-size-complex="12pt" fo:hyphenate="true" fo:hyphenation-remain-char-count="2" fo:hyphenation-push-char-count="2" loext:hyphenation-no-caps="false"/>
    </style:style>
    <style:style style:name="P324"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6e3805" officeooo:paragraph-rsid="000a13f6" style:font-size-asian="12pt" style:font-size-complex="12pt" fo:hyphenate="true" fo:hyphenation-remain-char-count="2" fo:hyphenation-push-char-count="2" loext:hyphenation-no-caps="false"/>
    </style:style>
    <style:style style:name="P325"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7cb42d" officeooo:paragraph-rsid="007cb42d" style:font-size-asian="12pt" style:font-size-complex="12pt" fo:hyphenate="true" fo:hyphenation-remain-char-count="2" fo:hyphenation-push-char-count="2" loext:hyphenation-no-caps="false"/>
    </style:style>
    <style:style style:name="P326"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092df8e" officeooo:paragraph-rsid="0092df8e" style:font-size-asian="12pt" style:font-size-complex="12pt" fo:hyphenate="true" fo:hyphenation-remain-char-count="2" fo:hyphenation-push-char-count="2" loext:hyphenation-no-caps="false"/>
    </style:style>
    <style:style style:name="P327"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9641f1" officeooo:paragraph-rsid="009641f1" style:font-size-asian="12pt" style:font-size-complex="12pt" fo:hyphenate="true" fo:hyphenation-remain-char-count="2" fo:hyphenation-push-char-count="2" loext:hyphenation-no-caps="false"/>
    </style:style>
    <style:style style:name="P328"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9641f1" officeooo:paragraph-rsid="02a0f190" style:font-size-asian="12pt" style:font-size-complex="12pt" fo:hyphenate="true" fo:hyphenation-remain-char-count="2" fo:hyphenation-push-char-count="2" loext:hyphenation-no-caps="false"/>
    </style:style>
    <style:style style:name="P329"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9641f1" officeooo:paragraph-rsid="011bf439" style:font-size-asian="12pt" style:font-size-complex="12pt" fo:hyphenate="true" fo:hyphenation-remain-char-count="2" fo:hyphenation-push-char-count="2" loext:hyphenation-no-caps="false"/>
    </style:style>
    <style:style style:name="P330"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9b8f02" officeooo:paragraph-rsid="007cb42d" style:font-size-asian="12pt" style:font-size-complex="12pt" fo:hyphenate="true" fo:hyphenation-remain-char-count="2" fo:hyphenation-push-char-count="2" loext:hyphenation-no-caps="false"/>
    </style:style>
    <style:style style:name="P331"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332"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11737ca" officeooo:paragraph-rsid="0092df8e" style:font-size-asian="12pt" style:font-size-complex="12pt" fo:hyphenate="true" fo:hyphenation-remain-char-count="2" fo:hyphenation-push-char-count="2" loext:hyphenation-no-caps="false"/>
    </style:style>
    <style:style style:name="P333"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15deee1" officeooo:paragraph-rsid="015deee1" style:font-size-asian="12pt" style:font-size-complex="12pt"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20e9620" officeooo:paragraph-rsid="0092df8e" style:font-size-asian="12pt" style:font-size-complex="12pt"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234dda4" style:font-size-asian="12pt" style:font-size-complex="12pt" fo:hyphenate="true" fo:hyphenation-remain-char-count="2" fo:hyphenation-push-char-count="2" loext:hyphenation-no-caps="false"/>
    </style:style>
    <style:style style:name="P336"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23952e8" officeooo:paragraph-rsid="023952e8" style:font-size-asian="12pt" style:font-size-complex="12pt" fo:hyphenate="true" fo:hyphenation-remain-char-count="2" fo:hyphenation-push-char-count="2" loext:hyphenation-no-caps="false"/>
    </style:style>
    <style:style style:name="P337"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230491c" style:font-size-asian="12pt" style:font-size-complex="12pt" fo:hyphenate="true" fo:hyphenation-remain-char-count="2" fo:hyphenation-push-char-count="2" loext:hyphenation-no-caps="false"/>
    </style:style>
    <style:style style:name="P33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2663091" officeooo:paragraph-rsid="02663091" style:font-size-asian="12pt" style:font-size-complex="12pt" fo:hyphenate="true" fo:hyphenation-remain-char-count="2" fo:hyphenation-push-char-count="2" loext:hyphenation-no-caps="false"/>
    </style:style>
    <style:style style:name="P339"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26f69dd" officeooo:paragraph-rsid="03346be6" style:font-size-asian="12pt" style:font-size-complex="12pt" fo:hyphenate="true" fo:hyphenation-remain-char-count="2" fo:hyphenation-push-char-count="2" loext:hyphenation-no-caps="false"/>
    </style:style>
    <style:style style:name="P340"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0faf14" officeooo:paragraph-rsid="03346be6" style:font-size-asian="12pt" style:font-size-complex="12pt" fo:hyphenate="true" fo:hyphenation-remain-char-count="2" fo:hyphenation-push-char-count="2" loext:hyphenation-no-caps="false"/>
    </style:style>
    <style:style style:name="P341"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fo:font-style="normal" officeooo:rsid="00167d23" officeooo:paragraph-rsid="000a13f6" style:font-size-asian="12pt" style:font-style-asian="normal" style:font-size-complex="12pt" style:font-style-complex="normal" fo:hyphenate="true" fo:hyphenation-remain-char-count="2" fo:hyphenation-push-char-count="2" loext:hyphenation-no-caps="false"/>
    </style:style>
    <style:style style:name="P342"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fo:font-style="normal" officeooo:rsid="006b63e6" officeooo:paragraph-rsid="006b63e6" style:font-size-asian="12pt" style:font-style-asian="normal" style:font-size-complex="12pt" style:font-style-complex="normal" fo:hyphenate="true" fo:hyphenation-remain-char-count="2" fo:hyphenation-push-char-count="2" loext:hyphenation-no-caps="false"/>
    </style:style>
    <style:style style:name="P343"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fo:font-style="normal" officeooo:rsid="0097ff02" officeooo:paragraph-rsid="0097ff02" style:font-size-asian="12pt" style:font-style-asian="normal" style:font-size-complex="12pt" style:font-style-complex="normal" fo:hyphenate="true" fo:hyphenation-remain-char-count="2" fo:hyphenation-push-char-count="2" loext:hyphenation-no-caps="false"/>
    </style:style>
    <style:style style:name="P344"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fo:font-style="normal" officeooo:rsid="0124e697" officeooo:paragraph-rsid="0124e697" style:font-size-asian="12pt" style:font-style-asian="normal" style:font-size-complex="12pt" style:font-style-complex="normal" fo:hyphenate="true" fo:hyphenation-remain-char-count="2" fo:hyphenation-push-char-count="2" loext:hyphenation-no-caps="false"/>
    </style:style>
    <style:style style:name="P345"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fo:font-style="normal" officeooo:rsid="0161d73f" officeooo:paragraph-rsid="031e6ccd" style:font-size-asian="12pt" style:font-style-asian="normal" style:font-size-complex="12pt" style:font-style-complex="normal" fo:hyphenate="true" fo:hyphenation-remain-char-count="2" fo:hyphenation-push-char-count="2" loext:hyphenation-no-caps="false"/>
    </style:style>
    <style:style style:name="P346"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fo:font-style="normal" officeooo:rsid="020f7e2f" officeooo:paragraph-rsid="0124e697" style:font-size-asian="12pt" style:font-style-asian="normal" style:font-size-complex="12pt" style:font-style-complex="normal" fo:hyphenate="true" fo:hyphenation-remain-char-count="2" fo:hyphenation-push-char-count="2" loext:hyphenation-no-caps="false"/>
    </style:style>
    <style:style style:name="P347" style:family="paragraph" style:parent-style-name="Table_20_Contents">
      <style:paragraph-properties fo:text-align="justify" style:justify-single-word="false" fo:hyphenation-ladder-count="4"/>
      <style:text-properties style:font-name="Linux Libertine S.O.Cist.1" fo:font-size="12pt" fo:language="la" fo:country="none" style:font-size-asian="12pt" fo:hyphenate="true" fo:hyphenation-remain-char-count="2" fo:hyphenation-push-char-count="2" loext:hyphenation-no-caps="false"/>
    </style:style>
    <style:style style:name="P348"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hyphenate="true" fo:hyphenation-remain-char-count="2" fo:hyphenation-push-char-count="2" loext:hyphenation-no-caps="false"/>
    </style:style>
    <style:style style:name="P349"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officeooo:rsid="007b3c0b" officeooo:paragraph-rsid="007b3c0b" fo:hyphenate="true" fo:hyphenation-remain-char-count="2" fo:hyphenation-push-char-count="2" loext:hyphenation-no-caps="false"/>
    </style:style>
    <style:style style:name="P350" style:family="paragraph" style:parent-style-name="Table_20_Contents">
      <style:paragraph-properties fo:line-height="100%" fo:text-align="center" style:justify-single-word="false" fo:hyphenation-ladder-count="2"/>
      <style:text-properties style:font-name="Bookman BT S.O.Cist.:liga=0" fo:font-size="12pt" fo:language="la" fo:country="VA" fo:font-weight="normal" officeooo:paragraph-rsid="0308f40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51" style:family="paragraph" style:parent-style-name="Table_20_Contents">
      <style:paragraph-properties fo:line-height="100%" fo:text-align="center" style:justify-single-word="false" fo:hyphenation-ladder-count="2"/>
      <style:text-properties style:font-name="Bookman BT S.O.Cist.:liga=0" fo:font-size="12pt" fo:language="la" fo:country="VA" fo:font-weight="normal" officeooo:paragraph-rsid="0312d332"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52" style:family="paragraph" style:parent-style-name="Table_20_Contents">
      <style:paragraph-properties fo:line-height="100%" fo:text-align="center" style:justify-single-word="false" fo:hyphenation-ladder-count="2"/>
      <style:text-properties style:font-name="Bookman BT S.O.Cist.:liga=0" fo:font-size="12pt" fo:language="la" fo:country="VA" fo:font-weight="normal" officeooo:paragraph-rsid="0315939c"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53" style:family="paragraph" style:parent-style-name="Table_20_Contents">
      <style:paragraph-properties fo:text-align="justify" style:justify-single-word="false" fo:hyphenation-ladder-count="2">
        <style:drop-cap style:lines="3" style:style-name="Iniciály_20_velké"/>
      </style:paragraph-properties>
      <style:text-properties fo:hyphenate="true" fo:hyphenation-remain-char-count="2" fo:hyphenation-push-char-count="2" loext:hyphenation-no-caps="false"/>
    </style:style>
    <style:style style:name="P354"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5bd7de" fo:hyphenate="true" fo:hyphenation-remain-char-count="2" fo:hyphenation-push-char-count="2" loext:hyphenation-no-caps="false"/>
    </style:style>
    <style:style style:name="P355"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ae1939" fo:hyphenate="true" fo:hyphenation-remain-char-count="2" fo:hyphenation-push-char-count="2" loext:hyphenation-no-caps="false"/>
    </style:style>
    <style:style style:name="P356"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14e8b7c" fo:hyphenate="true" fo:hyphenation-remain-char-count="2" fo:hyphenation-push-char-count="2" loext:hyphenation-no-caps="false"/>
    </style:style>
    <style:style style:name="P357"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92df8e" fo:hyphenate="true" fo:hyphenation-remain-char-count="2" fo:hyphenation-push-char-count="2" loext:hyphenation-no-caps="false"/>
    </style:style>
    <style:style style:name="P358"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10bd8f" fo:hyphenate="true" fo:hyphenation-remain-char-count="2" fo:hyphenation-push-char-count="2" loext:hyphenation-no-caps="false"/>
    </style:style>
    <style:style style:name="P359"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303499a" fo:hyphenate="true" fo:hyphenation-remain-char-count="2" fo:hyphenation-push-char-count="2" loext:hyphenation-no-caps="false"/>
    </style:style>
    <style:style style:name="P360"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26897af" fo:hyphenate="true" fo:hyphenation-remain-char-count="2" fo:hyphenation-push-char-count="2" loext:hyphenation-no-caps="false"/>
    </style:style>
    <style:style style:name="P361"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3070deb" fo:hyphenate="true" fo:hyphenation-remain-char-count="2" fo:hyphenation-push-char-count="2" loext:hyphenation-no-caps="false"/>
    </style:style>
    <style:style style:name="P362" style:family="paragraph" style:parent-style-name="Table_20_Contents">
      <style:paragraph-properties fo:text-align="justify" style:justify-single-word="false" fo:hyphenation-ladder-count="2">
        <style:drop-cap style:lines="2" style:style-name="Drop_20_Caps"/>
      </style:paragraph-properties>
      <style:text-properties officeooo:paragraph-rsid="007cb42d" fo:hyphenate="true" fo:hyphenation-remain-char-count="2" fo:hyphenation-push-char-count="2" loext:hyphenation-no-caps="false"/>
    </style:style>
    <style:style style:name="P363" style:family="paragraph" style:parent-style-name="Table_20_Contents">
      <style:paragraph-properties fo:text-align="justify" style:justify-single-word="false" fo:hyphenation-ladder-count="2">
        <style:drop-cap style:lines="2" style:style-name="Drop_20_Caps"/>
      </style:paragraph-properties>
      <style:text-properties officeooo:paragraph-rsid="023952e8" fo:hyphenate="true" fo:hyphenation-remain-char-count="2" fo:hyphenation-push-char-count="2" loext:hyphenation-no-caps="false"/>
    </style:style>
    <style:style style:name="P364" style:family="paragraph" style:parent-style-name="Table_20_Contents">
      <style:paragraph-properties fo:text-align="justify" style:justify-single-word="false" fo:hyphenation-ladder-count="2">
        <style:drop-cap style:lines="2" style:style-name="Drop_20_Caps"/>
      </style:paragraph-properties>
      <style:text-properties officeooo:paragraph-rsid="007b3c0b" fo:hyphenate="true" fo:hyphenation-remain-char-count="2" fo:hyphenation-push-char-count="2" loext:hyphenation-no-caps="false"/>
    </style:style>
    <style:style style:name="P365" style:family="paragraph" style:parent-style-name="Table_20_Contents">
      <style:paragraph-properties fo:text-align="center" style:justify-single-word="false" fo:hyphenation-ladder-count="3"/>
      <style:text-properties fo:color="#00000a" loext:opacity="100%" style:font-name="Bookman BT S.O.Cist.1" fo:font-size="12pt" fo:language="la" fo:country="VA" fo:font-weight="normal"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66" style:family="paragraph" style:parent-style-name="Table_20_Contents">
      <style:paragraph-properties fo:text-align="center" style:justify-single-word="false" fo:hyphenation-ladder-count="3"/>
      <style:text-properties fo:color="#00000a" loext:opacity="100%" style:font-name="Linux Libertine S.O.Cist."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67"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62114f" style:font-size-asian="12pt" style:font-size-complex="12pt" fo:hyphenate="true" fo:hyphenation-remain-char-count="2" fo:hyphenation-push-char-count="2" loext:hyphenation-no-caps="false"/>
    </style:style>
    <style:style style:name="P368" style:family="paragraph" style:parent-style-name="Table_20_Contents">
      <style:paragraph-properties fo:text-align="center" style:justify-single-word="false" fo:hyphenation-ladder-count="4"/>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369" style:family="paragraph" style:parent-style-name="Table_20_Contents">
      <style:paragraph-properties fo:margin-top="0cm" fo:margin-bottom="0.101cm" style:contextual-spacing="false"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 fo:font-size="12pt" fo:letter-spacing="normal" fo:language="la" fo:country="VA" fo:font-style="normal" fo:font-weight="normal" officeooo:rsid="0034e2b4" officeooo:paragraph-rsid="0010bd8f"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70" style:family="paragraph" style:parent-style-name="Table_20_Contents">
      <loext:graphic-properties draw:fill="none"/>
      <style:paragraph-properties fo:margin-left="0cm" fo:margin-right="0cm" fo:text-align="justify" style:justify-single-word="false" fo:hyphenation-ladder-count="2" fo:text-indent="0.499cm" style:auto-text-indent="false" fo:background-color="transparent" text:number-lines="false" text:line-number="0" style:writing-mode="lr-tb">
        <style:drop-cap/>
      </style:paragraph-properties>
      <style:text-properties style:font-name="Linux Libertine S.O.Cist." fo:font-size="12pt" fo:language="cs" fo:country="CZ" officeooo:rsid="0040ede6" officeooo:paragraph-rsid="0333a39e" style:font-size-asian="12pt" style:font-size-complex="12pt" fo:hyphenate="true" fo:hyphenation-remain-char-count="2" fo:hyphenation-push-char-count="2" loext:hyphenation-no-caps="false"/>
    </style:style>
    <style:style style:name="T1" style:family="text">
      <style:text-properties fo:color="#ff0000" loext:opacity="1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2" style:family="text">
      <style:text-properties fo:color="#ff0000" loext:opacity="100%" fo:font-size="12pt" fo:language="la" fo:country="VA" fo:font-style="normal" fo:font-weight="normal" officeooo:rsid="000a3580" style:font-size-asian="12pt" style:language-asian="zh" style:country-asian="CN" style:font-style-asian="normal" style:font-weight-asian="normal" style:font-size-complex="12pt" style:language-complex="hi" style:country-complex="IN" style:font-style-complex="normal" style:font-weight-complex="normal"/>
    </style:style>
    <style:style style:name="T3" style:family="text">
      <style:text-properties fo:color="#ff0000" loext:opacity="100%" fo:font-size="12pt" fo:language="la" fo:country="VA" fo:font-style="normal" fo:font-weight="normal" officeooo:rsid="00c4d8ac" style:font-size-asian="12pt" style:language-asian="zh" style:country-asian="CN" style:font-style-asian="normal" style:font-weight-asian="normal" style:font-size-complex="12pt" style:language-complex="hi" style:country-complex="IN" style:font-style-complex="normal" style:font-weight-complex="normal"/>
    </style:style>
    <style:style style:name="T4" style:family="text">
      <style:text-properties fo:color="#ff0000" loext:opacity="100%" fo:font-size="12pt" fo:language="la" fo:country="VA" fo:font-style="normal" fo:font-weight="normal" officeooo:rsid="00239e6d" style:font-size-asian="12pt" style:language-asian="zh" style:country-asian="CN" style:font-style-asian="normal" style:font-weight-asian="normal" style:font-size-complex="12pt" style:language-complex="hi" style:country-complex="IN" style:font-style-complex="normal" style:font-weight-complex="normal"/>
    </style:style>
    <style:style style:name="T5" style:family="text">
      <style:text-properties fo:color="#ff0000" loext:opacity="100%" fo:font-size="12pt" fo:language="la" fo:country="VA" fo:font-style="normal" fo:font-weight="normal" officeooo:rsid="001542d2" style:font-size-asian="12pt" style:language-asian="zh" style:country-asian="CN" style:font-style-asian="normal" style:font-weight-asian="normal" style:font-size-complex="12pt" style:language-complex="hi" style:country-complex="IN" style:font-style-complex="normal" style:font-weight-complex="normal"/>
    </style:style>
    <style:style style:name="T6" style:family="text">
      <style:text-properties fo:color="#ff0000" loext:opacity="100%" fo:font-size="12pt" fo:language="la" fo:country="VA" fo:font-style="normal" fo:font-weight="normal" officeooo:rsid="0183849d" style:font-size-asian="12pt" style:language-asian="zh" style:country-asian="CN" style:font-style-asian="normal" style:font-weight-asian="normal" style:font-size-complex="12pt" style:language-complex="hi" style:country-complex="IN" style:font-style-complex="normal" style:font-weight-complex="normal"/>
    </style:style>
    <style:style style:name="T7" style:family="text">
      <style:text-properties fo:color="#ff0000" loext:opacity="100%" fo:font-size="12pt" fo:language="la" fo:country="VA" fo:font-style="normal" fo:font-weight="normal" officeooo:rsid="00b64845" style:font-size-asian="12pt" style:language-asian="zh" style:country-asian="CN" style:font-style-asian="normal" style:font-weight-asian="normal" style:font-size-complex="12pt" style:language-complex="hi" style:country-complex="IN" style:font-style-complex="normal" style:font-weight-complex="normal"/>
    </style:style>
    <style:style style:name="T8" style:family="text">
      <style:text-properties fo:color="#ff0000" loext:opacity="100%" fo:font-size="12pt" fo:language="la" fo:country="VA" fo:font-style="normal" fo:font-weight="normal" officeooo:rsid="02ad4957" style:font-size-asian="12pt" style:language-asian="zh" style:country-asian="CN" style:font-style-asian="normal" style:font-weight-asian="normal" style:font-size-complex="12pt" style:language-complex="hi" style:country-complex="IN" style:font-style-complex="normal" style:font-weight-complex="normal"/>
    </style:style>
    <style:style style:name="T9"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10"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11"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0a3580"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3bd7a5"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057eaba"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08e33eb"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ac308a"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0794280"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0c4d8ac"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fo:font-weight="normal" officeooo:rsid="010f6116"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font-size="12pt" fo:language="la" fo:country="VA" fo:font-weight="normal" officeooo:rsid="0151cb34"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font-size="12pt"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23" style:family="text">
      <style:text-properties fo:color="#ff0000" loext:opacity="100%" fo:font-size="12pt" fo:language="la" fo:country="VA" fo:font-weight="normal" officeooo:rsid="001542d2" style:font-size-asian="12pt" style:language-asian="zh" style:country-asian="CN" style:font-weight-asian="normal" style:font-size-complex="12pt" style:language-complex="hi" style:country-complex="IN" style:font-weight-complex="normal"/>
    </style:style>
    <style:style style:name="T24"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25" style:family="text">
      <style:text-properties fo:color="#ff0000" loext:opacity="100%" fo:font-size="12pt" fo:language="la" fo:country="VA" fo:font-weight="normal" officeooo:rsid="0183849d" style:font-size-asian="12pt" style:language-asian="zh" style:country-asian="CN" style:font-weight-asian="normal" style:font-size-complex="12pt" style:language-complex="hi" style:country-complex="IN" style:font-weight-complex="normal"/>
    </style:style>
    <style:style style:name="T26" style:family="text">
      <style:text-properties fo:color="#ff0000" loext:opacity="100%" fo:font-size="12pt" fo:language="la" fo:country="VA" fo:font-weight="normal" officeooo:rsid="02046c1c" style:font-size-asian="12pt" style:language-asian="zh" style:country-asian="CN" style:font-weight-asian="normal" style:font-size-complex="12pt" style:language-complex="hi" style:country-complex="IN" style:font-weight-complex="normal"/>
    </style:style>
    <style:style style:name="T27" style:family="text">
      <style:text-properties fo:color="#ff0000" loext:opacity="100%" fo:font-size="12pt" fo:language="la" fo:country="VA" fo:font-weight="normal" officeooo:rsid="022cf6bd" style:font-size-asian="12pt" style:language-asian="zh" style:country-asian="CN" style:font-weight-asian="normal" style:font-size-complex="12pt" style:language-complex="hi" style:country-complex="IN" style:font-weight-complex="normal"/>
    </style:style>
    <style:style style:name="T28" style:family="text">
      <style:text-properties fo:color="#ff0000" loext:opacity="100%" fo:font-size="12pt" fo:language="la" fo:country="VA" fo:font-weight="normal" officeooo:rsid="025c22d6" style:font-size-asian="12pt" style:language-asian="zh" style:country-asian="CN" style:font-weight-asian="normal" style:font-size-complex="12pt" style:language-complex="hi" style:country-complex="IN" style:font-weight-complex="normal"/>
    </style:style>
    <style:style style:name="T29" style:family="text">
      <style:text-properties fo:color="#ff0000" loext:opacity="100%" fo:font-size="12pt" fo:language="la" fo:country="VA" fo:font-weight="normal" officeooo:rsid="028b4c1c" style:font-size-asian="12pt" style:language-asian="zh" style:country-asian="CN" style:font-weight-asian="normal" style:font-size-complex="12pt" style:language-complex="hi" style:country-complex="IN" style:font-weight-complex="normal"/>
    </style:style>
    <style:style style:name="T30" style:family="text">
      <style:text-properties fo:color="#ff0000" loext:opacity="100%" fo:font-size="12pt" fo:language="la" fo:country="VA" fo:font-weight="normal" officeooo:rsid="02a65a69" style:font-size-asian="12pt" style:language-asian="zh" style:country-asian="CN" style:font-weight-asian="normal" style:font-size-complex="12pt" style:language-complex="hi" style:country-complex="IN" style:font-weight-complex="normal"/>
    </style:style>
    <style:style style:name="T31" style:family="text">
      <style:text-properties fo:color="#ff0000" loext:opacity="100%" fo:font-size="12pt" fo:language="la" fo:country="VA" style:font-size-asian="12pt" style:language-asian="zh" style:country-asian="CN" style:font-size-complex="12pt" style:language-complex="hi" style:country-complex="IN"/>
    </style:style>
    <style:style style:name="T32"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33" style:family="text">
      <style:text-properties fo:color="#ff0000" loext:opacity="100%" fo:font-size="12pt" fo:language="la" fo:country="VA" officeooo:rsid="02617944" style:font-size-asian="12pt" style:language-asian="zh" style:country-asian="CN" style:font-size-complex="12pt" style:language-complex="hi" style:country-complex="IN"/>
    </style:style>
    <style:style style:name="T34"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35" style:family="text">
      <style:text-properties fo:color="#ff0000" loext:opacity="100%"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36" style:family="text">
      <style:text-properties fo:color="#ff0000" loext:opacity="100%" fo:font-size="12pt" fo:letter-spacing="normal" fo:language="la" fo:country="VA" fo:font-style="normal" fo:font-weight="normal"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7" style:family="text">
      <style:text-properties fo:color="#ff0000" loext:opacity="100%" fo:font-size="12pt" fo:letter-spacing="normal" fo:language="la" fo:country="VA" fo:font-style="normal" fo:font-weight="normal" officeooo:rsid="00b81ee7" fo:background-color="#ffffff" loext:char-shading-value="0" style:font-name-asian="Andale Sans UI1"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8" style:family="text">
      <style:text-properties fo:color="#ff0000" loext:opacity="100%" fo:font-size="12pt" fo:language="cs" fo:country="CZ" fo:font-weight="normal" officeooo:rsid="01b7136e" style:font-size-asian="12pt" style:language-asian="zh" style:country-asian="CN" style:font-weight-asian="normal" style:font-size-complex="12pt" style:language-complex="hi" style:country-complex="IN" style:font-weight-complex="normal"/>
    </style:style>
    <style:style style:name="T39" style:family="text">
      <style:text-properties fo:color="#ff0000" loext:opacity="100%" fo:font-size="12pt" fo:language="cs" fo:country="CZ" fo:font-weight="normal" officeooo:rsid="028c5a59" style:font-size-asian="12pt" style:language-asian="zh" style:country-asian="CN" style:font-weight-asian="normal" style:font-size-complex="12pt" style:language-complex="hi" style:country-complex="IN" style:font-weight-complex="normal"/>
    </style:style>
    <style:style style:name="T40" style:family="text">
      <style:text-properties fo:color="#ff0000" loext:opacity="100%" fo:font-size="12pt" fo:language="cs" fo:country="CZ" fo:font-style="normal" fo:font-weight="normal" officeooo:rsid="01b7136e" style:font-size-asian="12pt" style:language-asian="zh" style:country-asian="CN" style:font-style-asian="normal" style:font-weight-asian="normal" style:font-size-complex="12pt" style:language-complex="hi" style:country-complex="IN" style:font-style-complex="normal" style:font-weight-complex="normal"/>
    </style:style>
    <style:style style:name="T41" style:family="text">
      <style:text-properties fo:color="#ff0000" loext:opacity="100%" fo:font-size="12pt" fo:language="cs" fo:country="CZ" fo:font-style="normal" fo:font-weight="normal" officeooo:rsid="02caee70" style:font-size-asian="12pt" style:language-asian="zh" style:country-asian="CN" style:font-style-asian="normal" style:font-weight-asian="normal" style:font-size-complex="12pt" style:language-complex="hi" style:country-complex="IN" style:font-style-complex="normal" style:font-weight-complex="normal"/>
    </style:style>
    <style:style style:name="T42"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43" style:family="text">
      <style:text-properties fo:color="#ff0000" loext:opacity="100%" fo:language="la" fo:country="VA" fo:font-weight="normal" officeooo:rsid="00cb7856" style:language-asian="zh" style:country-asian="CN" style:font-weight-asian="normal" style:language-complex="hi" style:country-complex="IN" style:font-weight-complex="normal"/>
    </style:style>
    <style:style style:name="T44" style:family="text">
      <style:text-properties fo:color="#ff0000" loext:opacity="100%" fo:language="la" fo:country="VA" fo:font-weight="normal" officeooo:rsid="00851bd8" style:language-asian="zh" style:country-asian="CN" style:font-weight-asian="normal" style:language-complex="hi" style:country-complex="IN" style:font-weight-complex="normal"/>
    </style:style>
    <style:style style:name="T45" style:family="text">
      <style:text-properties fo:color="#ff0000" loext:opacity="100%" fo:language="la" fo:country="VA" fo:font-weight="normal" officeooo:rsid="000a3580" style:language-asian="zh" style:country-asian="CN" style:font-weight-asian="normal" style:language-complex="hi" style:country-complex="IN" style:font-weight-complex="normal"/>
    </style:style>
    <style:style style:name="T46"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47" style:family="text">
      <style:text-properties fo:color="#ff0000" loext:opacity="100%" fo:language="la" fo:country="VA" fo:font-weight="normal" officeooo:rsid="003bd7a5" style:language-asian="zh" style:country-asian="CN" style:font-weight-asian="normal" style:language-complex="hi" style:country-complex="IN" style:font-weight-complex="normal"/>
    </style:style>
    <style:style style:name="T48" style:family="text">
      <style:text-properties fo:color="#ff0000" loext:opacity="100%" fo:language="la" fo:country="VA" fo:font-weight="normal" officeooo:rsid="0057eaba" style:language-asian="zh" style:country-asian="CN" style:font-weight-asian="normal" style:language-complex="hi" style:country-complex="IN" style:font-weight-complex="normal"/>
    </style:style>
    <style:style style:name="T49" style:family="text">
      <style:text-properties fo:color="#ff0000" loext:opacity="100%" fo:language="la" fo:country="VA" fo:font-weight="normal" officeooo:rsid="00771640"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officeooo:rsid="008e33eb"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0ab975f" style:language-asian="zh" style:country-asian="CN" style:font-weight-asian="normal" style:language-complex="hi" style:country-complex="IN" style:font-weight-complex="normal"/>
    </style:style>
    <style:style style:name="T52" style:family="text">
      <style:text-properties fo:color="#ff0000" loext:opacity="100%" fo:language="la" fo:country="VA" fo:font-weight="normal" officeooo:rsid="00c4d8ac" style:language-asian="zh" style:country-asian="CN" style:font-weight-asian="normal" style:language-complex="hi" style:country-complex="IN" style:font-weight-complex="normal"/>
    </style:style>
    <style:style style:name="T53" style:family="text">
      <style:text-properties fo:color="#ff0000" loext:opacity="100%" fo:language="la" fo:country="VA" fo:font-weight="normal" officeooo:rsid="010f6116" style:language-asian="zh" style:country-asian="CN" style:font-weight-asian="normal" style:language-complex="hi" style:country-complex="IN" style:font-weight-complex="normal"/>
    </style:style>
    <style:style style:name="T54" style:family="text">
      <style:text-properties fo:color="#ff0000" loext:opacity="100%" fo:language="la" fo:country="VA" fo:font-weight="normal" officeooo:rsid="0151cb34" style:language-asian="zh" style:country-asian="CN" style:font-weight-asian="normal" style:language-complex="hi" style:country-complex="IN" style:font-weight-complex="normal"/>
    </style:style>
    <style:style style:name="T55" style:family="text">
      <style:text-properties fo:color="#ff0000" loext:opacity="100%" fo:language="la" fo:country="VA" fo:font-weight="normal" officeooo:rsid="0183849d" style:language-asian="zh" style:country-asian="CN" style:font-weight-asian="normal" style:language-complex="hi" style:country-complex="IN" style:font-weight-complex="normal"/>
    </style:style>
    <style:style style:name="T56" style:family="text">
      <style:text-properties fo:color="#ff0000" loext:opacity="100%" fo:language="la" fo:country="VA" fo:font-weight="normal" officeooo:rsid="02046c1c" style:language-asian="zh" style:country-asian="CN" style:font-weight-asian="normal" style:language-complex="hi" style:country-complex="IN" style:font-weight-complex="normal"/>
    </style:style>
    <style:style style:name="T57" style:family="text">
      <style:text-properties fo:color="#ff0000" loext:opacity="100%" fo:language="la" fo:country="VA" fo:font-weight="normal" officeooo:rsid="022cf6bd" style:language-asian="zh" style:country-asian="CN" style:font-weight-asian="normal" style:language-complex="hi" style:country-complex="IN" style:font-weight-complex="normal"/>
    </style:style>
    <style:style style:name="T58" style:family="text">
      <style:text-properties fo:color="#ff0000" loext:opacity="100%" fo:language="la" fo:country="VA" fo:font-weight="normal" officeooo:rsid="0254e862" style:language-asian="zh" style:country-asian="CN" style:font-weight-asian="normal" style:language-complex="hi" style:country-complex="IN" style:font-weight-complex="normal"/>
    </style:style>
    <style:style style:name="T59" style:family="text">
      <style:text-properties fo:color="#ff0000" loext:opacity="100%" fo:language="la" fo:country="VA" fo:font-weight="normal" officeooo:rsid="025b8608" style:language-asian="zh" style:country-asian="CN" style:font-weight-asian="normal" style:language-complex="hi" style:country-complex="IN" style:font-weight-complex="normal"/>
    </style:style>
    <style:style style:name="T60" style:family="text">
      <style:text-properties fo:color="#ff0000" loext:opacity="100%" fo:language="la" fo:country="VA" fo:font-weight="normal" officeooo:rsid="027ee557" style:language-asian="zh" style:country-asian="CN" style:font-weight-asian="normal" style:language-complex="hi" style:country-complex="IN" style:font-weight-complex="normal"/>
    </style:style>
    <style:style style:name="T61" style:family="text">
      <style:text-properties fo:color="#ff0000" loext:opacity="100%" fo:language="la" fo:country="VA" fo:font-weight="normal" officeooo:rsid="02ad4957" style:language-asian="zh" style:country-asian="CN" style:font-weight-asian="normal" style:language-complex="hi" style:country-complex="IN" style:font-weight-complex="normal"/>
    </style:style>
    <style:style style:name="T62" style:family="text">
      <style:text-properties fo:color="#ff0000" loext:opacity="100%" fo:language="la" fo:country="VA" fo:font-weight="normal" officeooo:rsid="02caee70" style:language-asian="zh" style:country-asian="CN" style:font-weight-asian="normal" style:language-complex="hi" style:country-complex="IN" style:font-weight-complex="normal"/>
    </style:style>
    <style:style style:name="T63" style:family="text">
      <style:text-properties fo:color="#ff0000" loext:opacity="100%" fo:language="la" fo:country="VA" style:language-asian="zh" style:country-asian="CN" style:language-complex="hi" style:country-complex="IN"/>
    </style:style>
    <style:style style:name="T64" style:family="text">
      <style:text-properties fo:color="#ff0000" loext:opacity="100%" fo:language="la" fo:country="VA" officeooo:rsid="000d191e" style:language-asian="zh" style:country-asian="CN" style:language-complex="hi" style:country-complex="IN"/>
    </style:style>
    <style:style style:name="T65" style:family="text">
      <style:text-properties fo:color="#ff0000" loext:opacity="100%" fo:language="la" fo:country="VA" officeooo:rsid="004e7347" style:language-asian="zh" style:country-asian="CN" style:language-complex="hi" style:country-complex="IN"/>
    </style:style>
    <style:style style:name="T66" style:family="text">
      <style:text-properties fo:color="#ff0000" loext:opacity="100%" fo:language="la" fo:country="VA" officeooo:rsid="003f71c9" style:language-asian="zh" style:country-asian="CN" style:language-complex="hi" style:country-complex="IN"/>
    </style:style>
    <style:style style:name="T67" style:family="text">
      <style:text-properties fo:color="#ff0000" loext:opacity="100%" fo:language="la" fo:country="VA" officeooo:rsid="0078372f" style:language-asian="zh" style:country-asian="CN" style:language-complex="hi" style:country-complex="IN"/>
    </style:style>
    <style:style style:name="T68" style:family="text">
      <style:text-properties fo:color="#ff0000" loext:opacity="100%" fo:language="la" fo:country="VA" officeooo:rsid="008f2c5b" style:language-asian="zh" style:country-asian="CN" style:language-complex="hi" style:country-complex="IN"/>
    </style:style>
    <style:style style:name="T69" style:family="text">
      <style:text-properties fo:color="#ff0000" loext:opacity="100%" fo:language="la" fo:country="VA" officeooo:rsid="00c849af" style:language-asian="zh" style:country-asian="CN" style:language-complex="hi" style:country-complex="IN"/>
    </style:style>
    <style:style style:name="T70" style:family="text">
      <style:text-properties fo:color="#ff0000" loext:opacity="100%" fo:language="la" fo:country="VA" officeooo:rsid="01144b99" style:language-asian="zh" style:country-asian="CN" style:language-complex="hi" style:country-complex="IN"/>
    </style:style>
    <style:style style:name="T71" style:family="text">
      <style:text-properties fo:color="#ff0000" loext:opacity="100%" fo:language="la" fo:country="VA" officeooo:rsid="0156015a" style:language-asian="zh" style:country-asian="CN" style:language-complex="hi" style:country-complex="IN"/>
    </style:style>
    <style:style style:name="T72" style:family="text">
      <style:text-properties fo:color="#ff0000" loext:opacity="100%" fo:language="la" fo:country="VA" officeooo:rsid="0030a648" style:language-asian="zh" style:country-asian="CN" style:language-complex="hi" style:country-complex="IN"/>
    </style:style>
    <style:style style:name="T73" style:family="text">
      <style:text-properties fo:color="#ff0000" loext:opacity="100%" fo:language="la" fo:country="VA" officeooo:rsid="020b1f1d" style:language-asian="zh" style:country-asian="CN" style:language-complex="hi" style:country-complex="IN"/>
    </style:style>
    <style:style style:name="T74" style:family="text">
      <style:text-properties fo:color="#ff0000" loext:opacity="100%" fo:language="la" fo:country="VA" officeooo:rsid="022f23f9" style:language-asian="zh" style:country-asian="CN" style:language-complex="hi" style:country-complex="IN"/>
    </style:style>
    <style:style style:name="T75" style:family="text">
      <style:text-properties fo:color="#ff0000" loext:opacity="100%" fo:language="cs" fo:country="CZ" officeooo:rsid="01bb11a3" style:language-asian="zh" style:country-asian="CN" style:language-complex="hi" style:country-complex="IN"/>
    </style:style>
    <style:style style:name="T76" style:family="text">
      <style:text-properties fo:color="#ff0000" loext:opacity="100%" fo:language="cs" fo:country="CZ" officeooo:rsid="01e12aa9" style:language-asian="zh" style:country-asian="CN" style:language-complex="hi" style:country-complex="IN"/>
    </style:style>
    <style:style style:name="T77" style:family="text">
      <style:text-properties fo:color="#ff0000" loext:opacity="100%" fo:font-weight="normal" style:language-asian="zh" style:country-asian="CN" style:font-weight-asian="normal" style:language-complex="hi" style:country-complex="IN" style:font-weight-complex="normal"/>
    </style:style>
    <style:style style:name="T78" style:family="text">
      <style:text-properties fo:color="#ff0000" loext:opacity="100%" fo:font-weight="normal" officeooo:rsid="01b8dff1" style:language-asian="zh" style:country-asian="CN" style:font-weight-asian="normal" style:language-complex="hi" style:country-complex="IN" style:font-weight-complex="normal"/>
    </style:style>
    <style:style style:name="T79" style:family="text">
      <style:text-properties fo:color="#ff0000" loext:opacity="100%" fo:font-weight="normal" officeooo:rsid="0183849d" style:language-asian="zh" style:country-asian="CN" style:font-weight-asian="normal" style:language-complex="hi" style:country-complex="IN" style:font-weight-complex="normal"/>
    </style:style>
    <style:style style:name="T80" style:family="text">
      <style:text-properties fo:color="#ff0000" loext:opacity="100%" fo:font-weight="normal" officeooo:rsid="01d24c7c" style:language-asian="zh" style:country-asian="CN" style:font-weight-asian="normal" style:language-complex="hi" style:country-complex="IN" style:font-weight-complex="normal"/>
    </style:style>
    <style:style style:name="T81" style:family="text">
      <style:text-properties fo:color="#ff0000" loext:opacity="100%" style:font-name="Cloister" fo:font-size="18pt" fo:language="la" fo:country="VA" fo:font-weight="normal" style:language-asian="zh" style:country-asian="CN" style:font-weight-asian="normal" style:language-complex="hi" style:country-complex="IN" style:font-weight-complex="normal"/>
    </style:style>
    <style:style style:name="T82" style:family="text">
      <style:text-properties fo:color="#ff0000" loext:opacity="100%" style:font-name="Cloister" fo:font-size="18pt" fo:language="la" fo:country="VA" fo:font-weight="normal" officeooo:rsid="00b0a1c4" style:language-asian="zh" style:country-asian="CN" style:font-weight-asian="normal" style:language-complex="hi" style:country-complex="IN" style:font-weight-complex="normal"/>
    </style:style>
    <style:style style:name="T83" style:family="text">
      <style:text-properties fo:color="#ff0000" loext:opacity="100%" style:font-name="Cloister" fo:font-size="18pt" fo:language="la" fo:country="VA" fo:font-weight="normal" officeooo:rsid="02a65a69" style:language-asian="zh" style:country-asian="CN" style:font-weight-asian="normal" style:language-complex="hi" style:country-complex="IN" style:font-weight-complex="normal"/>
    </style:style>
    <style:style style:name="T84"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85" style:family="text">
      <style:text-properties fo:color="#00000a" loext:opacity="100%" fo:language="la" fo:country="VA" fo:font-weight="normal" officeooo:rsid="008e33eb" style:language-asian="zh" style:country-asian="CN" style:font-weight-asian="normal" style:language-complex="hi" style:country-complex="IN" style:font-weight-complex="normal"/>
    </style:style>
    <style:style style:name="T86" style:family="text">
      <style:text-properties fo:color="#00000a" loext:opacity="100%" fo:language="la" fo:country="VA" fo:font-weight="normal" officeooo:rsid="010f6116" style:language-asian="zh" style:country-asian="CN" style:font-weight-asian="normal" style:language-complex="hi" style:country-complex="IN" style:font-weight-complex="normal"/>
    </style:style>
    <style:style style:name="T87" style:family="text">
      <style:text-properties fo:color="#00000a" loext:opacity="100%" fo:language="la" fo:country="VA" fo:font-weight="normal" officeooo:rsid="0151cb34" style:language-asian="zh" style:country-asian="CN" style:font-weight-asian="normal" style:language-complex="hi" style:country-complex="IN" style:font-weight-complex="normal"/>
    </style:style>
    <style:style style:name="T88" style:family="text">
      <style:text-properties fo:color="#00000a" loext:opacity="100%" fo:language="la" fo:country="VA" fo:font-weight="normal" officeooo:rsid="0183849d" style:language-asian="zh" style:country-asian="CN" style:font-weight-asian="normal" style:language-complex="hi" style:country-complex="IN" style:font-weight-complex="normal"/>
    </style:style>
    <style:style style:name="T89" style:family="text">
      <style:text-properties fo:color="#00000a" loext:opacity="100%" fo:language="la" fo:country="VA" fo:font-weight="normal" officeooo:rsid="02046c1c" style:language-asian="zh" style:country-asian="CN" style:font-weight-asian="normal" style:language-complex="hi" style:country-complex="IN" style:font-weight-complex="normal"/>
    </style:style>
    <style:style style:name="T90" style:family="text">
      <style:text-properties fo:color="#00000a" loext:opacity="100%" fo:language="la" fo:country="VA" fo:font-weight="normal" officeooo:rsid="025b8608" style:language-asian="zh" style:country-asian="CN" style:font-weight-asian="normal" style:language-complex="hi" style:country-complex="IN" style:font-weight-complex="normal"/>
    </style:style>
    <style:style style:name="T91"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92" style:family="text">
      <style:text-properties fo:color="#00000a" loext:opacity="100%" fo:font-size="12pt" fo:letter-spacing="normal" fo:language="la" fo:country="VA" fo:font-weight="normal" officeooo:rsid="000a3580" style:font-size-asian="12pt" style:language-asian="zh" style:country-asian="CN" style:font-weight-asian="normal" style:font-size-complex="12pt" style:language-complex="hi" style:country-complex="IN" style:font-weight-complex="normal"/>
    </style:style>
    <style:style style:name="T93" style:family="text">
      <style:text-properties fo:color="#00000a" loext:opacity="100%" fo:font-size="12pt" fo:letter-spacing="normal" fo:language="la" fo:country="VA" fo:font-weight="normal" officeooo:rsid="00771640" style:font-size-asian="12pt" style:language-asian="zh" style:country-asian="CN" style:font-weight-asian="normal" style:font-size-complex="12pt" style:language-complex="hi" style:country-complex="IN" style:font-weight-complex="normal"/>
    </style:style>
    <style:style style:name="T94" style:family="text">
      <style:text-properties fo:color="#00000a" loext:opacity="100%" fo:font-size="12pt" fo:letter-spacing="normal" fo:language="la" fo:country="VA" fo:font-weight="normal" officeooo:rsid="00c8fbbc" style:font-size-asian="12pt" style:language-asian="zh" style:country-asian="CN" style:font-weight-asian="normal" style:font-size-complex="12pt" style:language-complex="hi" style:country-complex="IN" style:font-weight-complex="normal"/>
    </style:style>
    <style:style style:name="T95" style:family="text">
      <style:text-properties fo:color="#00000a" loext:opacity="100%" fo:font-size="12pt" fo:letter-spacing="normal" fo:language="la" fo:country="VA" fo:font-weight="normal" officeooo:rsid="0254e862" style:font-size-asian="12pt" style:language-asian="zh" style:country-asian="CN" style:font-weight-asian="normal" style:font-size-complex="12pt" style:language-complex="hi" style:country-complex="IN" style:font-weight-complex="normal"/>
    </style:style>
    <style:style style:name="T96"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97" style:family="text">
      <style:text-properties fo:color="#00000a" loext:opacity="100%"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98" style:family="text">
      <style:text-properties fo:color="#00000a" loext:opacity="100%" fo:font-weight="normal" style:language-asian="zh" style:country-asian="CN" style:font-weight-asian="normal" style:language-complex="hi" style:country-complex="IN" style:font-weight-complex="normal"/>
    </style:style>
    <style:style style:name="T99" style:family="text">
      <style:text-properties fo:color="#00000a" loext:opacity="100%" fo:font-weight="normal" officeooo:rsid="01b8dff1" style:language-asian="zh" style:country-asian="CN" style:font-weight-asian="normal" style:language-complex="hi" style:country-complex="IN" style:font-weight-complex="normal"/>
    </style:style>
    <style:style style:name="T100" style:family="text">
      <style:text-properties fo:color="#00000a" loext:opacity="100%" fo:font-weight="normal" officeooo:rsid="0183849d" style:language-asian="zh" style:country-asian="CN" style:font-weight-asian="normal" style:language-complex="hi" style:country-complex="IN" style:font-weight-complex="normal"/>
    </style:style>
    <style:style style:name="T101" style:family="text">
      <style:text-properties fo:color="#00000a" loext:opacity="100%" fo:font-weight="normal" officeooo:rsid="01d24c7c" style:language-asian="zh" style:country-asian="CN" style:font-weight-asian="normal" style:language-complex="hi" style:country-complex="IN" style:font-weight-complex="normal"/>
    </style:style>
    <style:style style:name="T102" style:family="text">
      <style:text-properties fo:color="#00000a" loext:opacity="100%" style:font-name="Cloister" fo:font-size="18pt" fo:language="la" fo:country="VA" fo:font-weight="normal" style:language-asian="zh" style:country-asian="CN" style:font-weight-asian="normal" style:language-complex="hi" style:country-complex="IN" style:font-weight-complex="normal"/>
    </style:style>
    <style:style style:name="T103" style:family="text">
      <style:text-properties style:use-window-font-color="true" loext:opacity="0%" fo:language="la" fo:country="VA" fo:font-weight="normal" officeooo:rsid="00851bd8" style:language-asian="zh" style:country-asian="CN" style:font-weight-asian="normal" style:language-complex="hi" style:country-complex="IN" style:font-weight-complex="normal"/>
    </style:style>
    <style:style style:name="T104" style:family="text">
      <style:text-properties style:use-window-font-color="true" loext:opacity="0%" fo:language="la" fo:country="VA" fo:font-weight="normal" officeooo:rsid="00cb7856" style:language-asian="zh" style:country-asian="CN" style:font-weight-asian="normal" style:language-complex="hi" style:country-complex="IN" style:font-weight-complex="normal"/>
    </style:style>
    <style:style style:name="T105" style:family="text">
      <style:text-properties style:use-window-font-color="true" loext:opacity="0%" fo:language="la" fo:country="VA" fo:font-weight="normal" officeooo:rsid="000a3580" style:language-asian="zh" style:country-asian="CN" style:font-weight-asian="normal" style:language-complex="hi" style:country-complex="IN" style:font-weight-complex="normal"/>
    </style:style>
    <style:style style:name="T106"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107" style:family="text">
      <style:text-properties style:use-window-font-color="true" loext:opacity="0%" fo:language="la" fo:country="VA" fo:font-weight="normal" officeooo:rsid="003bd7a5" style:language-asian="zh" style:country-asian="CN" style:font-weight-asian="normal" style:language-complex="hi" style:country-complex="IN" style:font-weight-complex="normal"/>
    </style:style>
    <style:style style:name="T108" style:family="text">
      <style:text-properties style:use-window-font-color="true" loext:opacity="0%" fo:language="la" fo:country="VA" fo:font-weight="normal" officeooo:rsid="0057eaba" style:language-asian="zh" style:country-asian="CN" style:font-weight-asian="normal" style:language-complex="hi" style:country-complex="IN" style:font-weight-complex="normal"/>
    </style:style>
    <style:style style:name="T109" style:family="text">
      <style:text-properties style:use-window-font-color="true" loext:opacity="0%" fo:language="la" fo:country="VA" fo:font-weight="normal" officeooo:rsid="00771640" style:language-asian="zh" style:country-asian="CN" style:font-weight-asian="normal" style:language-complex="hi" style:country-complex="IN" style:font-weight-complex="normal"/>
    </style:style>
    <style:style style:name="T110" style:family="text">
      <style:text-properties style:use-window-font-color="true" loext:opacity="0%" fo:language="la" fo:country="VA" fo:font-weight="normal" officeooo:rsid="008e33eb" style:language-asian="zh" style:country-asian="CN" style:font-weight-asian="normal" style:language-complex="hi" style:country-complex="IN" style:font-weight-complex="normal"/>
    </style:style>
    <style:style style:name="T111" style:family="text">
      <style:text-properties style:use-window-font-color="true" loext:opacity="0%" fo:language="la" fo:country="VA" fo:font-weight="normal" officeooo:rsid="00ab975f" style:language-asian="zh" style:country-asian="CN" style:font-weight-asian="normal" style:language-complex="hi" style:country-complex="IN" style:font-weight-complex="normal"/>
    </style:style>
    <style:style style:name="T112" style:family="text">
      <style:text-properties style:use-window-font-color="true" loext:opacity="0%" fo:language="la" fo:country="VA" fo:font-weight="normal" officeooo:rsid="00af38e3" style:language-asian="zh" style:country-asian="CN" style:font-weight-asian="normal" style:language-complex="hi" style:country-complex="IN" style:font-weight-complex="normal"/>
    </style:style>
    <style:style style:name="T113" style:family="text">
      <style:text-properties style:use-window-font-color="true" loext:opacity="0%" fo:language="la" fo:country="VA" fo:font-weight="normal" officeooo:rsid="00c37a32" style:language-asian="zh" style:country-asian="CN" style:font-weight-asian="normal" style:language-complex="hi" style:country-complex="IN" style:font-weight-complex="normal"/>
    </style:style>
    <style:style style:name="T114" style:family="text">
      <style:text-properties style:use-window-font-color="true" loext:opacity="0%" fo:language="la" fo:country="VA" fo:font-weight="normal" officeooo:rsid="027ee557" style:language-asian="zh" style:country-asian="CN" style:font-weight-asian="normal" style:language-complex="hi" style:country-complex="IN" style:font-weight-complex="normal"/>
    </style:style>
    <style:style style:name="T115" style:family="text">
      <style:text-properties style:use-window-font-color="true" loext:opacity="0%" fo:font-weight="normal" officeooo:rsid="01b8dff1" style:language-asian="zh" style:country-asian="CN" style:font-weight-asian="normal" style:language-complex="hi" style:country-complex="IN" style:font-weight-complex="normal"/>
    </style:style>
    <style:style style:name="T116" style:family="text">
      <style:text-properties style:use-window-font-color="true" loext:opacity="0%" fo:letter-spacing="normal" fo:font-weight="normal" officeooo:rsid="00239e6d" style:language-asian="zh" style:country-asian="CN" style:font-weight-asian="normal" style:language-complex="hi" style:country-complex="IN" style:font-weight-complex="normal"/>
    </style:style>
    <style:style style:name="T117" style:family="text">
      <style:text-properties style:use-window-font-color="true" loext:opacity="0%" fo:letter-spacing="normal" fo:font-weight="normal" officeooo:rsid="00c44ae2" style:language-asian="zh" style:country-asian="CN" style:font-weight-asian="normal" style:language-complex="hi" style:country-complex="IN" style:font-weight-complex="normal"/>
    </style:style>
    <style:style style:name="T118" style:family="text">
      <style:text-properties style:use-window-font-color="true" loext:opacity="0%" style:font-name="Cloister" fo:font-size="18pt" fo:language="la" fo:country="VA" fo:font-weight="normal" officeooo:rsid="00b81ee7" style:language-asian="zh" style:country-asian="CN" style:font-weight-asian="normal" style:language-complex="hi" style:country-complex="IN" style:font-weight-complex="normal"/>
    </style:style>
    <style:style style:name="T119" style:family="text">
      <style:text-properties style:use-window-font-color="true" loext:opacity="0%" style:font-name="Cloister" fo:font-size="18pt" fo:language="la" fo:country="VA" fo:font-weight="normal" officeooo:rsid="02a65a69" style:language-asian="zh" style:country-asian="CN" style:font-weight-asian="normal" style:language-complex="hi" style:country-complex="IN" style:font-weight-complex="normal"/>
    </style:style>
    <style:style style:name="T120" style:family="text">
      <style:text-properties style:use-window-font-color="true" loext:opacity="0%" style:font-name="Linux Libertine S.O.Cist." fo:font-size="12pt" fo:language="cs" fo:country="CZ" officeooo:rsid="01e41a6b" style:font-size-asian="12pt" style:font-size-complex="12pt"/>
    </style:style>
    <style:style style:name="T121" style:family="text">
      <style:text-properties style:use-window-font-color="true" loext:opacity="0%" style:font-name="Linux Libertine S.O.Cist." fo:font-size="12pt" fo:language="cs" fo:country="CZ" officeooo:rsid="02f65285" style:font-size-asian="12pt" style:font-size-complex="12pt"/>
    </style:style>
    <style:style style:name="T122" style:family="text">
      <style:text-properties style:use-window-font-color="true" loext:opacity="0%" style:font-name="Linux Libertine S.O.Cist." fo:font-size="12pt" fo:language="cs" fo:country="CZ" officeooo:rsid="0326a9c5" style:font-size-asian="12pt" style:font-size-complex="12pt"/>
    </style:style>
    <style:style style:name="T123" style:family="text">
      <style:text-properties style:use-window-font-color="true" loext:opacity="0%" style:font-name="Linux Libertine S.O.Cist." fo:font-size="12pt" fo:language="cs" fo:country="CZ" fo:font-style="italic" officeooo:rsid="01e41a6b" style:font-size-asian="12pt" style:font-style-asian="italic" style:font-size-complex="12pt" style:font-style-complex="italic"/>
    </style:style>
    <style:style style:name="T124" style:family="text">
      <style:text-properties style:use-window-font-color="true" loext:opacity="0%" style:font-name="Linux Libertine S.O.Cist." fo:font-size="12pt" fo:language="cs" fo:country="CZ" fo:font-style="italic" officeooo:rsid="01e68a46" style:font-size-asian="12pt" style:font-style-asian="italic" style:font-size-complex="12pt" style:font-style-complex="italic"/>
    </style:style>
    <style:style style:name="T125" style:family="text">
      <style:text-properties fo:font-style="italic" style:font-style-asian="italic" style:font-style-complex="italic"/>
    </style:style>
    <style:style style:name="T126" style:family="text">
      <style:text-properties fo:font-style="italic" officeooo:rsid="00124665" style:font-style-asian="italic" style:font-style-complex="italic"/>
    </style:style>
    <style:style style:name="T127" style:family="text">
      <style:text-properties fo:font-style="italic" officeooo:rsid="001b5f20" style:font-style-asian="italic" style:font-style-complex="italic"/>
    </style:style>
    <style:style style:name="T128" style:family="text">
      <style:text-properties fo:font-style="italic" officeooo:rsid="001c00b0" style:font-style-asian="italic" style:font-style-complex="italic"/>
    </style:style>
    <style:style style:name="T129" style:family="text">
      <style:text-properties fo:font-style="italic" officeooo:rsid="001f9691" style:font-style-asian="italic" style:font-style-complex="italic"/>
    </style:style>
    <style:style style:name="T130" style:family="text">
      <style:text-properties fo:font-style="italic" officeooo:rsid="00331f54" style:font-style-asian="italic" style:font-style-complex="italic"/>
    </style:style>
    <style:style style:name="T131" style:family="text">
      <style:text-properties fo:font-style="italic" officeooo:rsid="0064366a" style:font-style-asian="italic" style:font-style-complex="italic"/>
    </style:style>
    <style:style style:name="T132" style:family="text">
      <style:text-properties fo:font-style="italic" officeooo:rsid="0065ca5c" style:font-style-asian="italic" style:font-style-complex="italic"/>
    </style:style>
    <style:style style:name="T133" style:family="text">
      <style:text-properties fo:font-style="italic" officeooo:rsid="0044b3b8" style:font-style-asian="italic" style:font-style-complex="italic"/>
    </style:style>
    <style:style style:name="T134" style:family="text">
      <style:text-properties fo:font-style="italic" officeooo:rsid="004d6a9b" style:font-style-asian="italic" style:font-style-complex="italic"/>
    </style:style>
    <style:style style:name="T135" style:family="text">
      <style:text-properties fo:font-style="italic" officeooo:rsid="005120f3" style:font-style-asian="italic" style:font-style-complex="italic"/>
    </style:style>
    <style:style style:name="T136" style:family="text">
      <style:text-properties fo:font-style="italic" officeooo:rsid="0055ae0c" style:font-style-asian="italic" style:font-style-complex="italic"/>
    </style:style>
    <style:style style:name="T137" style:family="text">
      <style:text-properties fo:font-style="italic" officeooo:rsid="005cc19a" style:font-style-asian="italic" style:font-style-complex="italic"/>
    </style:style>
    <style:style style:name="T138" style:family="text">
      <style:text-properties fo:font-style="italic" officeooo:rsid="0063abe8" style:font-style-asian="italic" style:font-style-complex="italic"/>
    </style:style>
    <style:style style:name="T139" style:family="text">
      <style:text-properties fo:font-style="italic" officeooo:rsid="00649e8d" style:font-style-asian="italic" style:font-style-complex="italic"/>
    </style:style>
    <style:style style:name="T140" style:family="text">
      <style:text-properties fo:font-style="italic" officeooo:rsid="00672d25" style:font-style-asian="italic" style:font-style-complex="italic"/>
    </style:style>
    <style:style style:name="T141" style:family="text">
      <style:text-properties fo:font-style="italic" officeooo:rsid="006b685e" style:font-style-asian="italic" style:font-style-complex="italic"/>
    </style:style>
    <style:style style:name="T142" style:family="text">
      <style:text-properties fo:font-style="italic" officeooo:rsid="006c5f9b" style:font-style-asian="italic" style:font-style-complex="italic"/>
    </style:style>
    <style:style style:name="T143" style:family="text">
      <style:text-properties fo:font-style="italic" officeooo:rsid="007b4c7d" style:font-style-asian="italic" style:font-style-complex="italic"/>
    </style:style>
    <style:style style:name="T144" style:family="text">
      <style:text-properties fo:font-style="italic" officeooo:rsid="007be461" style:font-style-asian="italic" style:font-style-complex="italic"/>
    </style:style>
    <style:style style:name="T145" style:family="text">
      <style:text-properties fo:font-style="italic" officeooo:rsid="007cb42d" style:font-style-asian="italic" style:font-style-complex="italic"/>
    </style:style>
    <style:style style:name="T146" style:family="text">
      <style:text-properties fo:font-style="italic" officeooo:rsid="009465c8" style:font-style-asian="italic" style:font-style-complex="italic"/>
    </style:style>
    <style:style style:name="T147" style:family="text">
      <style:text-properties fo:font-style="italic" officeooo:rsid="00a0d882" style:font-style-asian="italic" style:font-style-complex="italic"/>
    </style:style>
    <style:style style:name="T148" style:family="text">
      <style:text-properties fo:font-style="italic" officeooo:rsid="00a20385" style:font-style-asian="italic" style:font-style-complex="italic"/>
    </style:style>
    <style:style style:name="T149" style:family="text">
      <style:text-properties fo:font-style="italic" officeooo:rsid="00a5ee38" style:font-style-asian="italic" style:font-style-complex="italic"/>
    </style:style>
    <style:style style:name="T150" style:family="text">
      <style:text-properties fo:font-style="italic" officeooo:rsid="00a60684" style:font-style-asian="italic" style:font-style-complex="italic"/>
    </style:style>
    <style:style style:name="T151" style:family="text">
      <style:text-properties fo:font-style="italic" officeooo:rsid="00a9302c" style:font-style-asian="italic" style:font-style-complex="italic"/>
    </style:style>
    <style:style style:name="T152" style:family="text">
      <style:text-properties fo:font-style="italic" officeooo:rsid="00cf4038" style:font-style-asian="italic" style:font-style-complex="italic"/>
    </style:style>
    <style:style style:name="T153" style:family="text">
      <style:text-properties fo:font-style="italic" officeooo:rsid="00d8a77b" style:font-style-asian="italic" style:font-style-complex="italic"/>
    </style:style>
    <style:style style:name="T154" style:family="text">
      <style:text-properties fo:font-style="italic" officeooo:rsid="00ea2734" style:font-style-asian="italic" style:font-style-complex="italic"/>
    </style:style>
    <style:style style:name="T155" style:family="text">
      <style:text-properties fo:font-style="italic" officeooo:rsid="00ed768f" style:font-style-asian="italic" style:font-style-complex="italic"/>
    </style:style>
    <style:style style:name="T156" style:family="text">
      <style:text-properties fo:font-style="italic" officeooo:rsid="00efd02d" style:font-style-asian="italic" style:font-style-complex="italic"/>
    </style:style>
    <style:style style:name="T157" style:family="text">
      <style:text-properties fo:font-style="italic" officeooo:rsid="00f27fbb" style:font-style-asian="italic" style:font-style-complex="italic"/>
    </style:style>
    <style:style style:name="T158" style:family="text">
      <style:text-properties fo:font-style="italic" officeooo:rsid="00fb3f63" style:font-style-asian="italic" style:font-style-complex="italic"/>
    </style:style>
    <style:style style:name="T159" style:family="text">
      <style:text-properties fo:font-style="italic" officeooo:rsid="00fbb624" style:font-style-asian="italic" style:font-style-complex="italic"/>
    </style:style>
    <style:style style:name="T160" style:family="text">
      <style:text-properties fo:font-style="italic" officeooo:rsid="00303394" style:font-style-asian="italic" style:font-style-complex="italic"/>
    </style:style>
    <style:style style:name="T161" style:family="text">
      <style:text-properties fo:font-style="italic" officeooo:rsid="00362dab" style:font-style-asian="italic" style:font-style-complex="italic"/>
    </style:style>
    <style:style style:name="T162" style:family="text">
      <style:text-properties fo:font-style="italic" officeooo:rsid="010c395c" style:font-style-asian="italic" style:font-style-complex="italic"/>
    </style:style>
    <style:style style:name="T163" style:family="text">
      <style:text-properties fo:font-style="italic" officeooo:rsid="0150c414" style:font-style-asian="italic" style:font-style-complex="italic"/>
    </style:style>
    <style:style style:name="T164" style:family="text">
      <style:text-properties fo:font-style="italic" officeooo:rsid="0158a9b9" style:font-style-asian="italic" style:font-style-complex="italic"/>
    </style:style>
    <style:style style:name="T165" style:family="text">
      <style:text-properties fo:font-style="italic" officeooo:rsid="016b255a" style:font-style-asian="italic" style:font-style-complex="italic"/>
    </style:style>
    <style:style style:name="T166" style:family="text">
      <style:text-properties fo:font-style="italic" officeooo:rsid="016fa184" style:font-style-asian="italic" style:font-style-complex="italic"/>
    </style:style>
    <style:style style:name="T167" style:family="text">
      <style:text-properties fo:font-style="italic" officeooo:rsid="0171933c" style:font-style-asian="italic" style:font-style-complex="italic"/>
    </style:style>
    <style:style style:name="T168" style:family="text">
      <style:text-properties fo:font-style="italic" officeooo:rsid="01ab1f5e" style:font-style-asian="italic" style:font-style-complex="italic"/>
    </style:style>
    <style:style style:name="T169" style:family="text">
      <style:text-properties fo:font-style="italic" officeooo:rsid="01cbce2a" style:font-style-asian="italic" style:font-style-complex="italic"/>
    </style:style>
    <style:style style:name="T170" style:family="text">
      <style:text-properties fo:font-style="italic" officeooo:rsid="022779f3" style:font-style-asian="italic" style:font-style-complex="italic"/>
    </style:style>
    <style:style style:name="T171" style:family="text">
      <style:text-properties fo:font-style="italic" officeooo:rsid="02409f24" style:font-style-asian="italic" style:font-style-complex="italic"/>
    </style:style>
    <style:style style:name="T172" style:family="text">
      <style:text-properties fo:font-style="italic" officeooo:rsid="024b8959" style:font-style-asian="italic" style:font-style-complex="italic"/>
    </style:style>
    <style:style style:name="T173" style:family="text">
      <style:text-properties fo:font-style="italic" officeooo:rsid="01bc0f60" style:font-style-asian="italic" style:font-style-complex="italic"/>
    </style:style>
    <style:style style:name="T174" style:family="text">
      <style:text-properties fo:font-style="italic" officeooo:rsid="026316bc" style:font-style-asian="italic" style:font-style-complex="italic"/>
    </style:style>
    <style:style style:name="T175" style:family="text">
      <style:text-properties fo:font-style="italic" officeooo:rsid="0268805f" style:font-style-asian="italic" style:font-style-complex="italic"/>
    </style:style>
    <style:style style:name="T176" style:family="text">
      <style:text-properties fo:font-style="italic" officeooo:rsid="026e549f" style:font-style-asian="italic" style:font-style-complex="italic"/>
    </style:style>
    <style:style style:name="T177" style:family="text">
      <style:text-properties fo:font-style="italic" officeooo:rsid="02780ef5" style:font-style-asian="italic" style:font-style-complex="italic"/>
    </style:style>
    <style:style style:name="T178" style:family="text">
      <style:text-properties fo:font-style="italic" officeooo:rsid="027c77a3" style:font-style-asian="italic" style:font-style-complex="italic"/>
    </style:style>
    <style:style style:name="T179" style:family="text">
      <style:text-properties fo:font-style="italic" officeooo:rsid="02883e90" style:font-style-asian="italic" style:font-style-complex="italic"/>
    </style:style>
    <style:style style:name="T180" style:family="text">
      <style:text-properties fo:font-style="italic" officeooo:rsid="02918cda" style:font-style-asian="italic" style:font-style-complex="italic"/>
    </style:style>
    <style:style style:name="T181" style:family="text">
      <style:text-properties fo:font-style="italic" officeooo:rsid="02930cd4" style:font-style-asian="italic" style:font-style-complex="italic"/>
    </style:style>
    <style:style style:name="T182" style:family="text">
      <style:text-properties fo:font-style="italic" officeooo:rsid="003ecf0a" style:font-style-asian="italic" style:font-style-complex="italic"/>
    </style:style>
    <style:style style:name="T183" style:family="text">
      <style:text-properties fo:font-style="italic" officeooo:rsid="0294e90b" style:font-style-asian="italic" style:font-style-complex="italic"/>
    </style:style>
    <style:style style:name="T184" style:family="text">
      <style:text-properties fo:font-style="italic" officeooo:rsid="0295de89" style:font-style-asian="italic" style:font-style-complex="italic"/>
    </style:style>
    <style:style style:name="T185" style:family="text">
      <style:text-properties fo:font-style="italic" officeooo:rsid="02a29cd5" style:font-style-asian="italic" style:font-style-complex="italic"/>
    </style:style>
    <style:style style:name="T186" style:family="text">
      <style:text-properties fo:font-style="italic" officeooo:rsid="02a3966b" style:font-style-asian="italic" style:font-style-complex="italic"/>
    </style:style>
    <style:style style:name="T187" style:family="text">
      <style:text-properties fo:font-style="italic" officeooo:rsid="004f4a0c" style:font-style-asian="italic" style:font-style-complex="italic"/>
    </style:style>
    <style:style style:name="T188" style:family="text">
      <style:text-properties fo:font-style="italic" officeooo:rsid="02bf415b" style:font-style-asian="italic" style:font-style-complex="italic"/>
    </style:style>
    <style:style style:name="T189" style:family="text">
      <style:text-properties fo:font-style="italic" officeooo:rsid="02cf45bb" style:font-style-asian="italic" style:font-style-complex="italic"/>
    </style:style>
    <style:style style:name="T190" style:family="text">
      <style:text-properties fo:font-style="italic" officeooo:rsid="02d02fb0" style:font-style-asian="italic" style:font-style-complex="italic"/>
    </style:style>
    <style:style style:name="T191" style:family="text">
      <style:text-properties fo:font-style="italic" officeooo:rsid="02e5f00f" style:font-style-asian="italic" style:font-style-complex="italic"/>
    </style:style>
    <style:style style:name="T192" style:family="text">
      <style:text-properties fo:font-style="italic" officeooo:rsid="02ec76ad" style:font-style-asian="italic" style:font-style-complex="italic"/>
    </style:style>
    <style:style style:name="T193" style:family="text">
      <style:text-properties fo:font-style="italic" officeooo:rsid="02aa35b8" style:font-style-asian="italic" style:font-style-complex="italic"/>
    </style:style>
    <style:style style:name="T194" style:family="text">
      <style:text-properties fo:font-style="italic" officeooo:rsid="02fdefe5" style:font-style-asian="italic" style:font-style-complex="italic"/>
    </style:style>
    <style:style style:name="T195" style:family="text">
      <style:text-properties fo:font-style="italic" officeooo:rsid="030a42f4" style:font-style-asian="italic" style:font-style-complex="italic"/>
    </style:style>
    <style:style style:name="T196" style:family="text">
      <style:text-properties fo:font-style="italic" officeooo:rsid="030ac07f" style:font-style-asian="italic" style:font-style-complex="italic"/>
    </style:style>
    <style:style style:name="T197" style:family="text">
      <style:text-properties fo:font-style="italic" officeooo:rsid="03111e11" style:font-style-asian="italic" style:font-style-complex="italic"/>
    </style:style>
    <style:style style:name="T198" style:family="text">
      <style:text-properties fo:font-style="italic" officeooo:rsid="0312d332" style:font-style-asian="italic" style:font-style-complex="italic"/>
    </style:style>
    <style:style style:name="T199" style:family="text">
      <style:text-properties fo:font-style="italic" officeooo:rsid="0333a39e" style:font-style-asian="italic" style:font-style-complex="italic"/>
    </style:style>
    <style:style style:name="T200" style:family="text">
      <style:text-properties fo:color="#000000" loext:opacity="100%" fo:language="la" fo:country="VA" style:language-asian="zh" style:country-asian="CN" style:language-complex="hi" style:country-complex="IN"/>
    </style:style>
    <style:style style:name="T201" style:family="text">
      <style:text-properties fo:color="#000000" loext:opacity="100%" fo:language="la" fo:country="VA" officeooo:rsid="0030a648" style:language-asian="zh" style:country-asian="CN" style:language-complex="hi" style:country-complex="IN"/>
    </style:style>
    <style:style style:name="T202" style:family="text">
      <style:text-properties fo:color="#000000" loext:opacity="100%" fo:language="la" fo:country="VA" officeooo:rsid="004e7347" style:language-asian="zh" style:country-asian="CN" style:language-complex="hi" style:country-complex="IN"/>
    </style:style>
    <style:style style:name="T203" style:family="text">
      <style:text-properties fo:color="#000000" loext:opacity="100%" fo:language="la" fo:country="VA" officeooo:rsid="00c849af" style:language-asian="zh" style:country-asian="CN" style:language-complex="hi" style:country-complex="IN"/>
    </style:style>
    <style:style style:name="T204" style:family="text">
      <style:text-properties fo:color="#000000" loext:opacity="100%" fo:language="la" fo:country="VA" officeooo:rsid="00239e6d" style:language-asian="zh" style:country-asian="CN" style:language-complex="hi" style:country-complex="IN"/>
    </style:style>
    <style:style style:name="T205" style:family="text">
      <style:text-properties fo:color="#000000" loext:opacity="100%" fo:language="la" fo:country="VA" officeooo:rsid="01e12aa9" style:language-asian="zh" style:country-asian="CN" style:language-complex="hi" style:country-complex="IN"/>
    </style:style>
    <style:style style:name="T206" style:family="text">
      <style:text-properties fo:color="#000000" loext:opacity="100%" fo:language="la" fo:country="VA" officeooo:rsid="020b1f1d" style:language-asian="zh" style:country-asian="CN" style:language-complex="hi" style:country-complex="IN"/>
    </style:style>
    <style:style style:name="T207" style:family="text">
      <style:text-properties fo:color="#000000" loext:opacity="100%" officeooo:rsid="009e853e" fo:background-color="transparent" loext:char-shading-value="0"/>
    </style:style>
    <style:style style:name="T208" style:family="text">
      <style:text-properties fo:color="#000000" loext:opacity="100%" officeooo:rsid="00a0d882" fo:background-color="transparent" loext:char-shading-value="0"/>
    </style:style>
    <style:style style:name="T209" style:family="text">
      <style:text-properties fo:color="#000000" loext:opacity="100%" officeooo:rsid="00a9302c" fo:background-color="transparent" loext:char-shading-value="0"/>
    </style:style>
    <style:style style:name="T210" style:family="text">
      <style:text-properties fo:color="#000000" loext:opacity="100%" fo:font-style="italic" officeooo:rsid="00a0d882" fo:background-color="transparent" loext:char-shading-value="0" style:font-style-asian="italic" style:font-style-complex="italic"/>
    </style:style>
    <style:style style:name="T211" style:family="text">
      <style:text-properties fo:color="#000000" loext:opacity="100%" fo:font-size="12pt" fo:language="la" fo:country="VA" style:font-size-asian="12pt" style:language-asian="zh" style:country-asian="CN" style:font-size-complex="12pt" style:language-complex="hi" style:country-complex="IN"/>
    </style:style>
    <style:style style:name="T212"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213"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214"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215"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216"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217" style:family="text">
      <style:text-properties fo:color="#000000" loext:opacity="100%" fo:font-size="12pt" fo:language="la" fo:country="VA" officeooo:rsid="0257f20d" style:font-size-asian="12pt" style:language-asian="zh" style:country-asian="CN" style:font-size-complex="12pt" style:language-complex="hi" style:country-complex="IN"/>
    </style:style>
    <style:style style:name="T218" style:family="text">
      <style:text-properties fo:color="#000000" loext:opacity="100%" fo:font-size="12pt" fo:language="la" fo:country="VA" officeooo:rsid="02617944" style:font-size-asian="12pt" style:language-asian="zh" style:country-asian="CN" style:font-size-complex="12pt" style:language-complex="hi" style:country-complex="IN"/>
    </style:style>
    <style:style style:name="T219" style:family="text">
      <style:text-properties fo:color="#000000" loext:opacity="100%" style:font-name="Linux Libertine S.O.Cist." fo:font-size="12pt" fo:language="la" fo:country="VA" style:font-size-asian="12pt" style:language-asian="zh" style:country-asian="CN" style:font-size-complex="12pt" style:language-complex="hi" style:country-complex="IN"/>
    </style:style>
    <style:style style:name="T220" style:family="text">
      <style:text-properties fo:color="#000000" loext:opacity="100%" style:font-name="Linux Libertine S.O.Cist." fo:font-size="12pt" fo:language="la" fo:country="VA" officeooo:rsid="02eb1bd0" style:font-size-asian="12pt" style:language-asian="zh" style:country-asian="CN" style:font-size-complex="12pt" style:language-complex="hi" style:country-complex="IN"/>
    </style:style>
    <style:style style:name="T221" style:family="text">
      <style:text-properties fo:color="#000000" loext:opacity="100%" style:font-name="Linux Libertine S.O.Cist." fo:font-size="12pt" fo:language="la" fo:country="VA" officeooo:rsid="00336121" style:font-size-asian="12pt" style:language-asian="zh" style:country-asian="CN" style:font-size-complex="12pt" style:language-complex="hi" style:country-complex="IN"/>
    </style:style>
    <style:style style:name="T222" style:family="text">
      <style:text-properties fo:color="#000000" loext:opacity="100%" style:font-name="Linux Libertine S.O.Cist." fo:font-size="12pt" fo:language="la" fo:country="VA" officeooo:rsid="02f3bfd2" style:font-size-asian="12pt" style:language-asian="zh" style:country-asian="CN" style:font-size-complex="12pt" style:language-complex="hi" style:country-complex="IN"/>
    </style:style>
    <style:style style:name="T223" style:family="text">
      <style:text-properties fo:color="#000000" loext:opacity="100%" style:font-name="Linux Libertine S.O.Cist." fo:font-size="12pt" fo:language="la" fo:country="VA" officeooo:rsid="0322de03" style:font-size-asian="12pt" style:language-asian="zh" style:country-asian="CN" style:font-size-complex="12pt" style:language-complex="hi" style:country-complex="IN"/>
    </style:style>
    <style:style style:name="T224" style:family="text">
      <style:text-properties fo:font-style="normal" style:font-style-asian="normal" style:font-style-complex="normal"/>
    </style:style>
    <style:style style:name="T225" style:family="text">
      <style:text-properties fo:font-style="normal" officeooo:rsid="0011313d" style:font-style-asian="normal" style:font-style-complex="normal"/>
    </style:style>
    <style:style style:name="T226" style:family="text">
      <style:text-properties fo:font-style="normal" officeooo:rsid="00124665" style:font-style-asian="normal" style:font-style-complex="normal"/>
    </style:style>
    <style:style style:name="T227" style:family="text">
      <style:text-properties fo:font-style="normal" officeooo:rsid="001351b7" style:font-style-asian="normal" style:font-style-complex="normal"/>
    </style:style>
    <style:style style:name="T228" style:family="text">
      <style:text-properties fo:font-style="normal" officeooo:rsid="0014db4e" style:font-style-asian="normal" style:font-style-complex="normal"/>
    </style:style>
    <style:style style:name="T229" style:family="text">
      <style:text-properties fo:font-style="normal" officeooo:rsid="001c00b0" style:font-style-asian="normal" style:font-style-complex="normal"/>
    </style:style>
    <style:style style:name="T230" style:family="text">
      <style:text-properties fo:font-style="normal" officeooo:rsid="001dffd3" style:font-style-asian="normal" style:font-style-complex="normal"/>
    </style:style>
    <style:style style:name="T231" style:family="text">
      <style:text-properties fo:font-style="normal" officeooo:rsid="001f9691" style:font-style-asian="normal" style:font-style-complex="normal"/>
    </style:style>
    <style:style style:name="T232" style:family="text">
      <style:text-properties fo:font-style="normal" officeooo:rsid="00229df4" style:font-style-asian="normal" style:font-style-complex="normal"/>
    </style:style>
    <style:style style:name="T233" style:family="text">
      <style:text-properties fo:font-style="normal" officeooo:rsid="002423c5" style:font-style-asian="normal" style:font-style-complex="normal"/>
    </style:style>
    <style:style style:name="T234" style:family="text">
      <style:text-properties fo:font-style="normal" officeooo:rsid="00314c4a" style:font-style-asian="normal" style:font-style-complex="normal"/>
    </style:style>
    <style:style style:name="T235" style:family="text">
      <style:text-properties fo:font-style="normal" officeooo:rsid="00331f54" style:font-style-asian="normal" style:font-style-complex="normal"/>
    </style:style>
    <style:style style:name="T236" style:family="text">
      <style:text-properties fo:font-style="normal" officeooo:rsid="0035be74" style:font-style-asian="normal" style:font-style-complex="normal"/>
    </style:style>
    <style:style style:name="T237" style:family="text">
      <style:text-properties fo:font-style="normal" officeooo:rsid="003603bb" style:font-style-asian="normal" style:font-style-complex="normal"/>
    </style:style>
    <style:style style:name="T238" style:family="text">
      <style:text-properties fo:font-style="normal" officeooo:rsid="0037ae57" style:font-style-asian="normal" style:font-style-complex="normal"/>
    </style:style>
    <style:style style:name="T239" style:family="text">
      <style:text-properties fo:font-style="normal" officeooo:rsid="0044b3b8" style:font-style-asian="normal" style:font-style-complex="normal"/>
    </style:style>
    <style:style style:name="T240" style:family="text">
      <style:text-properties fo:font-style="normal" officeooo:rsid="00462552" style:font-style-asian="normal" style:font-style-complex="normal"/>
    </style:style>
    <style:style style:name="T241" style:family="text">
      <style:text-properties fo:font-style="normal" officeooo:rsid="0047f88e" style:font-style-asian="normal" style:font-style-complex="normal"/>
    </style:style>
    <style:style style:name="T242" style:family="text">
      <style:text-properties fo:font-style="normal" officeooo:rsid="0048379f" style:font-style-asian="normal" style:font-style-complex="normal"/>
    </style:style>
    <style:style style:name="T243" style:family="text">
      <style:text-properties fo:font-style="normal" officeooo:rsid="004af525" style:font-style-asian="normal" style:font-style-complex="normal"/>
    </style:style>
    <style:style style:name="T244" style:family="text">
      <style:text-properties fo:font-style="normal" officeooo:rsid="004ee670" style:font-style-asian="normal" style:font-style-complex="normal"/>
    </style:style>
    <style:style style:name="T245" style:family="text">
      <style:text-properties fo:font-style="normal" officeooo:rsid="005029ba" style:font-style-asian="normal" style:font-style-complex="normal"/>
    </style:style>
    <style:style style:name="T246" style:family="text">
      <style:text-properties fo:font-style="normal" officeooo:rsid="005120f3" style:font-style-asian="normal" style:font-style-complex="normal"/>
    </style:style>
    <style:style style:name="T247" style:family="text">
      <style:text-properties fo:font-style="normal" officeooo:rsid="00528974" style:font-style-asian="normal" style:font-style-complex="normal"/>
    </style:style>
    <style:style style:name="T248" style:family="text">
      <style:text-properties fo:font-style="normal" officeooo:rsid="005447bd" style:font-style-asian="normal" style:font-style-complex="normal"/>
    </style:style>
    <style:style style:name="T249" style:family="text">
      <style:text-properties fo:font-style="normal" officeooo:rsid="0055ae0c" style:font-style-asian="normal" style:font-style-complex="normal"/>
    </style:style>
    <style:style style:name="T250" style:family="text">
      <style:text-properties fo:font-style="normal" officeooo:rsid="00569bd0" style:font-style-asian="normal" style:font-style-complex="normal"/>
    </style:style>
    <style:style style:name="T251" style:family="text">
      <style:text-properties fo:font-style="normal" officeooo:rsid="00649e8d" style:font-style-asian="normal" style:font-style-complex="normal"/>
    </style:style>
    <style:style style:name="T252" style:family="text">
      <style:text-properties fo:font-style="normal" officeooo:rsid="00654fef" style:font-style-asian="normal" style:font-style-complex="normal"/>
    </style:style>
    <style:style style:name="T253" style:family="text">
      <style:text-properties fo:font-style="normal" officeooo:rsid="00672d25" style:font-style-asian="normal" style:font-style-complex="normal"/>
    </style:style>
    <style:style style:name="T254" style:family="text">
      <style:text-properties fo:font-style="normal" officeooo:rsid="006a56ad" style:font-style-asian="normal" style:font-style-complex="normal"/>
    </style:style>
    <style:style style:name="T255" style:family="text">
      <style:text-properties fo:font-style="normal" officeooo:rsid="007b4c7d" style:font-style-asian="normal" style:font-style-complex="normal"/>
    </style:style>
    <style:style style:name="T256" style:family="text">
      <style:text-properties fo:font-style="normal" officeooo:rsid="009465c8" style:font-style-asian="normal" style:font-style-complex="normal"/>
    </style:style>
    <style:style style:name="T257" style:family="text">
      <style:text-properties fo:font-style="normal" officeooo:rsid="00955243" style:font-style-asian="normal" style:font-style-complex="normal"/>
    </style:style>
    <style:style style:name="T258" style:family="text">
      <style:text-properties fo:font-style="normal" officeooo:rsid="00a20385" style:font-style-asian="normal" style:font-style-complex="normal"/>
    </style:style>
    <style:style style:name="T259" style:family="text">
      <style:text-properties fo:font-style="normal" officeooo:rsid="00a22d97" style:font-style-asian="normal" style:font-style-complex="normal"/>
    </style:style>
    <style:style style:name="T260" style:family="text">
      <style:text-properties fo:font-style="normal" officeooo:rsid="00a26936" style:font-style-asian="normal" style:font-style-complex="normal"/>
    </style:style>
    <style:style style:name="T261" style:family="text">
      <style:text-properties fo:font-style="normal" officeooo:rsid="00a9302c" style:font-style-asian="normal" style:font-style-complex="normal"/>
    </style:style>
    <style:style style:name="T262" style:family="text">
      <style:text-properties fo:font-style="normal" officeooo:rsid="00d8a77b" style:font-style-asian="normal" style:font-style-complex="normal"/>
    </style:style>
    <style:style style:name="T263" style:family="text">
      <style:text-properties fo:font-style="normal" officeooo:rsid="00da68a5" style:font-style-asian="normal" style:font-style-complex="normal"/>
    </style:style>
    <style:style style:name="T264" style:family="text">
      <style:text-properties fo:font-style="normal" officeooo:rsid="00dad7c2" style:font-style-asian="normal" style:font-style-complex="normal"/>
    </style:style>
    <style:style style:name="T265" style:family="text">
      <style:text-properties fo:font-style="normal" officeooo:rsid="00dcb967" style:font-style-asian="normal" style:font-style-complex="normal"/>
    </style:style>
    <style:style style:name="T266" style:family="text">
      <style:text-properties fo:font-style="normal" officeooo:rsid="00dcd9ff" style:font-style-asian="normal" style:font-style-complex="normal"/>
    </style:style>
    <style:style style:name="T267" style:family="text">
      <style:text-properties fo:font-style="normal" officeooo:rsid="00deca8f" style:font-style-asian="normal" style:font-style-complex="normal"/>
    </style:style>
    <style:style style:name="T268" style:family="text">
      <style:text-properties fo:font-style="normal" officeooo:rsid="00df20d0" style:font-style-asian="normal" style:font-style-complex="normal"/>
    </style:style>
    <style:style style:name="T269" style:family="text">
      <style:text-properties fo:font-style="normal" officeooo:rsid="00dff76c" style:font-style-asian="normal" style:font-style-complex="normal"/>
    </style:style>
    <style:style style:name="T270" style:family="text">
      <style:text-properties fo:font-style="normal" officeooo:rsid="00ea2734" style:font-style-asian="normal" style:font-style-complex="normal"/>
    </style:style>
    <style:style style:name="T271" style:family="text">
      <style:text-properties fo:font-style="normal" officeooo:rsid="00eab843" style:font-style-asian="normal" style:font-style-complex="normal"/>
    </style:style>
    <style:style style:name="T272" style:family="text">
      <style:text-properties fo:font-style="normal" officeooo:rsid="00ed768f" style:font-style-asian="normal" style:font-style-complex="normal"/>
    </style:style>
    <style:style style:name="T273" style:family="text">
      <style:text-properties fo:font-style="normal" officeooo:rsid="016b255a" style:font-style-asian="normal" style:font-style-complex="normal"/>
    </style:style>
    <style:style style:name="T274" style:family="text">
      <style:text-properties fo:font-style="normal" officeooo:rsid="016fa184" style:font-style-asian="normal" style:font-style-complex="normal"/>
    </style:style>
    <style:style style:name="T275" style:family="text">
      <style:text-properties fo:font-style="normal" officeooo:rsid="0171933c" style:font-style-asian="normal" style:font-style-complex="normal"/>
    </style:style>
    <style:style style:name="T276" style:family="text">
      <style:text-properties fo:font-style="normal" officeooo:rsid="01720a05" style:font-style-asian="normal" style:font-style-complex="normal"/>
    </style:style>
    <style:style style:name="T277" style:family="text">
      <style:text-properties fo:font-style="normal" officeooo:rsid="01cbce2a" style:font-style-asian="normal" style:font-style-complex="normal"/>
    </style:style>
    <style:style style:name="T278" style:family="text">
      <style:text-properties fo:font-style="normal" officeooo:rsid="02409f24" style:font-style-asian="normal" style:font-style-complex="normal"/>
    </style:style>
    <style:style style:name="T279" style:family="text">
      <style:text-properties fo:font-style="normal" officeooo:rsid="0242c07f" style:font-style-asian="normal" style:font-style-complex="normal"/>
    </style:style>
    <style:style style:name="T280" style:family="text">
      <style:text-properties fo:font-style="normal" officeooo:rsid="02432d5d" style:font-style-asian="normal" style:font-style-complex="normal"/>
    </style:style>
    <style:style style:name="T281" style:family="text">
      <style:text-properties fo:font-style="normal" officeooo:rsid="0245234f" style:font-style-asian="normal" style:font-style-complex="normal"/>
    </style:style>
    <style:style style:name="T282" style:family="text">
      <style:text-properties fo:font-style="normal" officeooo:rsid="024b8959" style:font-style-asian="normal" style:font-style-complex="normal"/>
    </style:style>
    <style:style style:name="T283" style:family="text">
      <style:text-properties fo:font-style="normal" officeooo:rsid="024ccb9f" style:font-style-asian="normal" style:font-style-complex="normal"/>
    </style:style>
    <style:style style:name="T284" style:family="text">
      <style:text-properties fo:font-style="normal" officeooo:rsid="024db01c" style:font-style-asian="normal" style:font-style-complex="normal"/>
    </style:style>
    <style:style style:name="T285" style:family="text">
      <style:text-properties fo:font-style="normal" officeooo:rsid="02539410" style:font-style-asian="normal" style:font-style-complex="normal"/>
    </style:style>
    <style:style style:name="T286" style:family="text">
      <style:text-properties fo:font-style="normal" officeooo:rsid="02780ef5" style:font-style-asian="normal" style:font-style-complex="normal"/>
    </style:style>
    <style:style style:name="T287" style:family="text">
      <style:text-properties fo:font-style="normal" officeooo:rsid="0278b7d0" style:font-style-asian="normal" style:font-style-complex="normal"/>
    </style:style>
    <style:style style:name="T288" style:family="text">
      <style:text-properties fo:font-style="normal" officeooo:rsid="027b3885" style:font-style-asian="normal" style:font-style-complex="normal"/>
    </style:style>
    <style:style style:name="T289" style:family="text">
      <style:text-properties fo:font-style="normal" officeooo:rsid="027c77a3" style:font-style-asian="normal" style:font-style-complex="normal"/>
    </style:style>
    <style:style style:name="T290" style:family="text">
      <style:text-properties fo:font-style="normal" officeooo:rsid="02883e90" style:font-style-asian="normal" style:font-style-complex="normal"/>
    </style:style>
    <style:style style:name="T291" style:family="text">
      <style:text-properties fo:font-style="normal" officeooo:rsid="028a185f" style:font-style-asian="normal" style:font-style-complex="normal"/>
    </style:style>
    <style:style style:name="T292" style:family="text">
      <style:text-properties fo:font-style="normal" officeooo:rsid="028a5c26" style:font-style-asian="normal" style:font-style-complex="normal"/>
    </style:style>
    <style:style style:name="T293" style:family="text">
      <style:text-properties fo:font-style="normal" officeooo:rsid="02930cd4" style:font-style-asian="normal" style:font-style-complex="normal"/>
    </style:style>
    <style:style style:name="T294" style:family="text">
      <style:text-properties fo:font-style="normal" officeooo:rsid="003ecf0a" style:font-style-asian="normal" style:font-style-complex="normal"/>
    </style:style>
    <style:style style:name="T295" style:family="text">
      <style:text-properties fo:font-style="normal" officeooo:rsid="0295de89" style:font-style-asian="normal" style:font-style-complex="normal"/>
    </style:style>
    <style:style style:name="T296" style:family="text">
      <style:text-properties fo:font-style="normal" officeooo:rsid="02a48a0d" style:font-style-asian="normal" style:font-style-complex="normal"/>
    </style:style>
    <style:style style:name="T297" style:family="text">
      <style:text-properties fo:font-style="normal" officeooo:rsid="004f4a0c" style:font-style-asian="normal" style:font-style-complex="normal"/>
    </style:style>
    <style:style style:name="T298" style:family="text">
      <style:text-properties fo:font-style="normal" officeooo:rsid="02bf415b" style:font-style-asian="normal" style:font-style-complex="normal"/>
    </style:style>
    <style:style style:name="T299" style:family="text">
      <style:text-properties fo:font-style="normal" officeooo:rsid="02bf7906" style:font-style-asian="normal" style:font-style-complex="normal"/>
    </style:style>
    <style:style style:name="T300" style:family="text">
      <style:text-properties fo:font-style="normal" officeooo:rsid="02c2de23" style:font-style-asian="normal" style:font-style-complex="normal"/>
    </style:style>
    <style:style style:name="T301" style:family="text">
      <style:text-properties fo:font-style="normal" officeooo:rsid="02cd7616" style:font-style-asian="normal" style:font-style-complex="normal"/>
    </style:style>
    <style:style style:name="T302" style:family="text">
      <style:text-properties fo:font-style="normal" officeooo:rsid="02ce51ba" style:font-style-asian="normal" style:font-style-complex="normal"/>
    </style:style>
    <style:style style:name="T303" style:family="text">
      <style:text-properties fo:font-style="normal" officeooo:rsid="02cf45bb" style:font-style-asian="normal" style:font-style-complex="normal"/>
    </style:style>
    <style:style style:name="T304" style:family="text">
      <style:text-properties fo:font-style="normal" officeooo:rsid="02d3bde3" style:font-style-asian="normal" style:font-style-complex="normal"/>
    </style:style>
    <style:style style:name="T305" style:family="text">
      <style:text-properties fo:font-style="normal" officeooo:rsid="02d4567f" style:font-style-asian="normal" style:font-style-complex="normal"/>
    </style:style>
    <style:style style:name="T306" style:family="text">
      <style:text-properties fo:font-style="normal" officeooo:rsid="02da80a1" style:font-style-asian="normal" style:font-style-complex="normal"/>
    </style:style>
    <style:style style:name="T307" style:family="text">
      <style:text-properties fo:font-style="normal" officeooo:rsid="0304630f" style:font-style-asian="normal" style:font-style-complex="normal"/>
    </style:style>
    <style:style style:name="T308" style:family="text">
      <style:text-properties fo:font-style="normal" officeooo:rsid="0308f40f" style:font-style-asian="normal" style:font-style-complex="normal"/>
    </style:style>
    <style:style style:name="T309" style:family="text">
      <style:text-properties fo:font-style="normal" officeooo:rsid="030ac07f" style:font-style-asian="normal" style:font-style-complex="normal"/>
    </style:style>
    <style:style style:name="T310" style:family="text">
      <style:text-properties fo:font-style="normal" officeooo:rsid="03111e11" style:font-style-asian="normal" style:font-style-complex="normal"/>
    </style:style>
    <style:style style:name="T311" style:family="text">
      <style:text-properties fo:font-style="normal" officeooo:rsid="0312d332" style:font-style-asian="normal" style:font-style-complex="normal"/>
    </style:style>
    <style:style style:name="T312" style:family="text">
      <style:text-properties fo:font-style="normal" officeooo:rsid="031779ba" style:font-style-asian="normal" style:font-style-complex="normal"/>
    </style:style>
    <style:style style:name="T313" style:family="text">
      <style:text-properties fo:font-style="normal" officeooo:rsid="032f672f" style:font-style-asian="normal" style:font-style-complex="normal"/>
    </style:style>
    <style:style style:name="T314" style:family="text">
      <style:text-properties fo:font-style="normal" officeooo:rsid="03304355" style:font-style-asian="normal" style:font-style-complex="normal"/>
    </style:style>
    <style:style style:name="T315" style:family="text">
      <style:text-properties fo:font-style="normal" officeooo:rsid="0334a9db" style:font-style-asian="normal" style:font-style-complex="normal"/>
    </style:style>
    <style:style style:name="T316" style:family="text">
      <style:text-properties officeooo:rsid="000d191e"/>
    </style:style>
    <style:style style:name="T317" style:family="text">
      <style:text-properties officeooo:rsid="0010bb4e"/>
    </style:style>
    <style:style style:name="T318" style:family="text">
      <style:text-properties officeooo:rsid="0014db4e"/>
    </style:style>
    <style:style style:name="T319" style:family="text">
      <style:text-properties officeooo:rsid="00199cab"/>
    </style:style>
    <style:style style:name="T320" style:family="text">
      <style:text-properties officeooo:rsid="001c00b0"/>
    </style:style>
    <style:style style:name="T321" style:family="text">
      <style:text-properties officeooo:rsid="00229df4"/>
    </style:style>
    <style:style style:name="T322" style:family="text">
      <style:text-properties officeooo:rsid="0024bf22"/>
    </style:style>
    <style:style style:name="T323" style:family="text">
      <style:text-properties officeooo:rsid="002d9d1c"/>
    </style:style>
    <style:style style:name="T324" style:family="text">
      <style:text-properties officeooo:rsid="003603bb"/>
    </style:style>
    <style:style style:name="T325" style:family="text">
      <style:text-properties officeooo:rsid="0045046e"/>
    </style:style>
    <style:style style:name="T326" style:family="text">
      <style:text-properties officeooo:rsid="0062114f"/>
    </style:style>
    <style:style style:name="T327" style:family="text">
      <style:text-properties officeooo:rsid="0064366a"/>
    </style:style>
    <style:style style:name="T328" style:family="text">
      <style:text-properties officeooo:rsid="008ed789"/>
    </style:style>
    <style:style style:name="T329" style:family="text">
      <style:text-properties officeooo:rsid="0042d982"/>
    </style:style>
    <style:style style:name="T330" style:family="text">
      <style:text-properties officeooo:rsid="004b5b97"/>
    </style:style>
    <style:style style:name="T331" style:family="text">
      <style:text-properties officeooo:rsid="00531568"/>
    </style:style>
    <style:style style:name="T332" style:family="text">
      <style:text-properties officeooo:rsid="0055f606"/>
    </style:style>
    <style:style style:name="T333" style:family="text">
      <style:text-properties fo:language="la" fo:country="VA" style:language-asian="zh" style:country-asian="CN" style:language-complex="hi" style:country-complex="IN"/>
    </style:style>
    <style:style style:name="T334" style:family="text">
      <style:text-properties fo:language="la" fo:country="VA" officeooo:rsid="00b6ca30" style:language-asian="zh" style:country-asian="CN" style:language-complex="hi" style:country-complex="IN"/>
    </style:style>
    <style:style style:name="T335" style:family="text">
      <style:text-properties fo:language="la" fo:country="VA" fo:font-weight="normal" style:language-asian="zh" style:country-asian="CN" style:font-weight-asian="normal" style:language-complex="hi" style:country-complex="IN" style:font-weight-complex="normal"/>
    </style:style>
    <style:style style:name="T336" style:family="text">
      <style:text-properties fo:language="la" fo:country="VA" fo:font-weight="normal" officeooo:rsid="00c4d8ac" style:language-asian="zh" style:country-asian="CN" style:font-weight-asian="normal" style:language-complex="hi" style:country-complex="IN" style:font-weight-complex="normal"/>
    </style:style>
    <style:style style:name="T337" style:family="text">
      <style:text-properties fo:language="la" fo:country="VA" fo:font-weight="normal" officeooo:rsid="00239e6d" style:language-asian="zh" style:country-asian="CN" style:font-weight-asian="normal" style:language-complex="hi" style:country-complex="IN" style:font-weight-complex="normal"/>
    </style:style>
    <style:style style:name="T338" style:family="text">
      <style:text-properties fo:language="la" fo:country="VA" fo:font-weight="normal" officeooo:rsid="001b7e00" style:language-asian="zh" style:country-asian="CN" style:font-weight-asian="normal" style:language-complex="hi" style:country-complex="IN" style:font-weight-complex="normal"/>
    </style:style>
    <style:style style:name="T339" style:family="text">
      <style:text-properties fo:language="la" fo:country="VA" fo:font-weight="normal" officeooo:rsid="0183849d" style:language-asian="zh" style:country-asian="CN" style:font-weight-asian="normal" style:language-complex="hi" style:country-complex="IN" style:font-weight-complex="normal"/>
    </style:style>
    <style:style style:name="T340" style:family="text">
      <style:text-properties fo:language="la" fo:country="VA" fo:font-weight="normal" officeooo:rsid="022cf6bd" style:language-asian="zh" style:country-asian="CN" style:font-weight-asian="normal" style:language-complex="hi" style:country-complex="IN" style:font-weight-complex="normal"/>
    </style:style>
    <style:style style:name="T341" style:family="text">
      <style:text-properties fo:language="la" fo:country="VA" fo:font-weight="normal" officeooo:rsid="0254e862" style:language-asian="zh" style:country-asian="CN" style:font-weight-asian="normal" style:language-complex="hi" style:country-complex="IN" style:font-weight-complex="normal"/>
    </style:style>
    <style:style style:name="T342" style:family="text">
      <style:text-properties fo:language="la" fo:country="VA" fo:font-weight="normal" officeooo:rsid="025b8608" style:language-asian="zh" style:country-asian="CN" style:font-weight-asian="normal" style:language-complex="hi" style:country-complex="IN" style:font-weight-complex="normal"/>
    </style:style>
    <style:style style:name="T343" style:family="text">
      <style:text-properties fo:language="la" fo:country="VA" fo:font-weight="normal" officeooo:rsid="02ad4957" style:language-asian="zh" style:country-asian="CN" style:font-weight-asian="normal" style:language-complex="hi" style:country-complex="IN" style:font-weight-complex="normal"/>
    </style:style>
    <style:style style:name="T344" style:family="text">
      <style:text-properties fo:language="la" fo:country="VA" fo:font-weight="normal" officeooo:rsid="02caee70" style:language-asian="zh" style:country-asian="CN" style:font-weight-asian="normal" style:language-complex="hi" style:country-complex="IN" style:font-weight-complex="normal"/>
    </style:style>
    <style:style style:name="T345" style:family="text">
      <style:text-properties officeooo:rsid="005cc19a"/>
    </style:style>
    <style:style style:name="T346" style:family="text">
      <style:text-properties officeooo:rsid="0063abe8"/>
    </style:style>
    <style:style style:name="T347" style:family="text">
      <style:text-properties fo:language="fr" fo:country="FR" officeooo:rsid="0063abe8"/>
    </style:style>
    <style:style style:name="T348" style:family="text">
      <style:text-properties fo:language="fr" fo:country="FR" officeooo:rsid="030c861b"/>
    </style:style>
    <style:style style:name="T349" style:family="text">
      <style:text-properties officeooo:rsid="006b685e"/>
    </style:style>
    <style:style style:name="T350" style:family="text">
      <style:text-properties officeooo:rsid="006c5f9b"/>
    </style:style>
    <style:style style:name="T351" style:family="text">
      <style:text-properties officeooo:rsid="00792711"/>
    </style:style>
    <style:style style:name="T352" style:family="text">
      <style:text-properties officeooo:rsid="007b439d"/>
    </style:style>
    <style:style style:name="T353" style:family="text">
      <style:text-properties officeooo:rsid="007be461"/>
    </style:style>
    <style:style style:name="T354" style:family="text">
      <style:text-properties officeooo:rsid="007cb42d"/>
    </style:style>
    <style:style style:name="T355" style:family="text">
      <style:text-properties officeooo:rsid="007e817b"/>
    </style:style>
    <style:style style:name="T356" style:family="text">
      <style:text-properties officeooo:rsid="0081cc4a"/>
    </style:style>
    <style:style style:name="T357" style:family="text">
      <style:text-properties officeooo:rsid="0082ba0c"/>
    </style:style>
    <style:style style:name="T358" style:family="text">
      <style:text-properties officeooo:rsid="0085cc5b"/>
    </style:style>
    <style:style style:name="T359" style:family="text">
      <style:text-properties officeooo:rsid="0088d0b2"/>
    </style:style>
    <style:style style:name="T360" style:family="text">
      <style:text-properties officeooo:rsid="0089a017"/>
    </style:style>
    <style:style style:name="T361" style:family="text">
      <style:text-properties officeooo:rsid="00905151"/>
    </style:style>
    <style:style style:name="T362" style:family="text">
      <style:text-properties officeooo:rsid="00968759"/>
    </style:style>
    <style:style style:name="T363" style:family="text">
      <style:text-properties style:font-name="Linux Libertine S.O.Cist.1" fo:font-size="12pt" fo:language="cs" fo:country="CZ" style:font-size-asian="12pt" style:font-size-complex="12pt"/>
    </style:style>
    <style:style style:name="T364" style:family="text">
      <style:text-properties style:font-name="Linux Libertine S.O.Cist.1" fo:font-size="12pt" fo:language="cs" fo:country="CZ" officeooo:rsid="015b1236" style:font-size-asian="12pt" style:font-size-complex="12pt"/>
    </style:style>
    <style:style style:name="T365" style:family="text">
      <style:text-properties style:font-name="Linux Libertine S.O.Cist.1" fo:font-size="12pt" fo:language="cs" fo:country="CZ" officeooo:rsid="01592fdc" style:font-size-asian="12pt" style:font-size-complex="12pt"/>
    </style:style>
    <style:style style:name="T366" style:family="text">
      <style:text-properties style:font-name="Linux Libertine S.O.Cist.1" fo:font-size="12pt" fo:language="cs" fo:country="CZ" officeooo:rsid="015dbea2" style:font-size-asian="12pt" style:font-size-complex="12pt"/>
    </style:style>
    <style:style style:name="T367" style:family="text">
      <style:text-properties style:font-name="Linux Libertine S.O.Cist.1" fo:font-size="12pt" fo:language="cs" fo:country="CZ" officeooo:rsid="015deee1" style:font-size-asian="12pt" style:font-size-complex="12pt"/>
    </style:style>
    <style:style style:name="T368" style:family="text">
      <style:text-properties style:font-name="Linux Libertine S.O.Cist.1" fo:font-size="12pt" fo:language="cs" fo:country="CZ" officeooo:rsid="017899c6" style:font-size-asian="12pt" style:font-size-complex="12pt"/>
    </style:style>
    <style:style style:name="T369" style:family="text">
      <style:text-properties style:font-name="Linux Libertine S.O.Cist.1" fo:font-size="12pt" fo:language="cs" fo:country="CZ" officeooo:rsid="01288736" style:font-size-asian="12pt" style:font-size-complex="12pt"/>
    </style:style>
    <style:style style:name="T370" style:family="text">
      <style:text-properties style:font-name="Linux Libertine S.O.Cist.1" fo:font-size="12pt" fo:language="cs" fo:country="CZ" officeooo:rsid="02e5f688" style:font-size-asian="12pt" style:font-size-complex="12pt"/>
    </style:style>
    <style:style style:name="T371" style:family="text">
      <style:text-properties style:font-name="Linux Libertine S.O.Cist.1" fo:font-size="12pt" fo:language="cs" fo:country="CZ" officeooo:rsid="00ba1e48" style:font-size-asian="12pt" style:font-size-complex="12pt"/>
    </style:style>
    <style:style style:name="T372" style:family="text">
      <style:text-properties style:font-name="Linux Libertine S.O.Cist.1" fo:font-size="12pt" fo:language="cs" fo:country="CZ" officeooo:rsid="02a7e2cc" style:font-size-asian="12pt" style:font-size-complex="12pt"/>
    </style:style>
    <style:style style:name="T373" style:family="text">
      <style:text-properties style:font-name="Linux Libertine S.O.Cist.1" fo:font-size="12pt" fo:language="cs" fo:country="CZ" officeooo:rsid="0212b095" style:font-size-asian="12pt" style:font-size-complex="12pt"/>
    </style:style>
    <style:style style:name="T374" style:family="text">
      <style:text-properties style:font-name="Linux Libertine S.O.Cist.1" fo:font-size="12pt" fo:language="cs" fo:country="CZ" officeooo:rsid="0230491c" style:font-size-asian="12pt" style:font-size-complex="12pt"/>
    </style:style>
    <style:style style:name="T375" style:family="text">
      <style:text-properties style:font-name="Linux Libertine S.O.Cist.1" fo:font-size="12pt" fo:language="cs" fo:country="CZ" officeooo:rsid="00cafb6d" style:font-size-asian="12pt" style:font-size-complex="12pt"/>
    </style:style>
    <style:style style:name="T376" style:family="text">
      <style:text-properties style:font-name="Linux Libertine S.O.Cist.1" fo:font-size="12pt" fo:language="cs" fo:country="CZ" officeooo:rsid="023053d7" style:font-size-asian="12pt" style:font-size-complex="12pt"/>
    </style:style>
    <style:style style:name="T377" style:family="text">
      <style:text-properties style:font-name="Linux Libertine S.O.Cist.1" fo:font-size="12pt" fo:language="cs" fo:country="CZ" officeooo:rsid="0231a608" style:font-size-asian="12pt" style:font-size-complex="12pt"/>
    </style:style>
    <style:style style:name="T378" style:family="text">
      <style:text-properties style:font-name="Linux Libertine S.O.Cist.1" fo:font-size="12pt" fo:language="cs" fo:country="CZ" officeooo:rsid="023342a2" style:font-size-asian="12pt" style:font-size-complex="12pt"/>
    </style:style>
    <style:style style:name="T379" style:family="text">
      <style:text-properties style:font-name="Linux Libertine S.O.Cist.1" fo:font-size="12pt" fo:language="cs" fo:country="CZ" officeooo:rsid="0304630f" style:font-size-asian="12pt" style:font-size-complex="12pt"/>
    </style:style>
    <style:style style:name="T380" style:family="text">
      <style:text-properties style:font-name="Linux Libertine S.O.Cist.1" fo:font-size="12pt" fo:language="cs" fo:country="CZ" officeooo:rsid="0233f31d" style:font-size-asian="12pt" style:font-size-complex="12pt"/>
    </style:style>
    <style:style style:name="T381" style:family="text">
      <style:text-properties style:font-name="Linux Libertine S.O.Cist.1" fo:font-size="12pt" fo:language="cs" fo:country="CZ" officeooo:rsid="0266d53e" style:font-size-asian="12pt" style:font-size-complex="12pt"/>
    </style:style>
    <style:style style:name="T382" style:family="text">
      <style:text-properties style:font-name="Linux Libertine S.O.Cist.1" fo:font-size="12pt" fo:language="cs" fo:country="CZ" officeooo:rsid="0304c86f" style:font-size-asian="12pt" style:font-size-complex="12pt"/>
    </style:style>
    <style:style style:name="T383" style:family="text">
      <style:text-properties style:font-name="Linux Libertine S.O.Cist.1" fo:font-size="12pt" fo:language="cs" fo:country="CZ" officeooo:rsid="02678c20" style:font-size-asian="12pt" style:font-size-complex="12pt"/>
    </style:style>
    <style:style style:name="T384" style:family="text">
      <style:text-properties style:font-name="Linux Libertine S.O.Cist.1" fo:font-size="12pt" fo:language="cs" fo:country="CZ" officeooo:rsid="02d4567f" style:font-size-asian="12pt" style:font-size-complex="12pt"/>
    </style:style>
    <style:style style:name="T385" style:family="text">
      <style:text-properties style:font-name="Linux Libertine S.O.Cist.1" fo:font-size="12pt" fo:language="cs" fo:country="CZ" officeooo:rsid="00afa60b" style:font-size-asian="12pt" style:font-size-complex="12pt"/>
    </style:style>
    <style:style style:name="T386" style:family="text">
      <style:text-properties style:font-name="Linux Libertine S.O.Cist.1" fo:font-size="12pt" fo:language="cs" fo:country="CZ" officeooo:rsid="0016d416" style:font-size-asian="12pt" style:font-size-complex="12pt"/>
    </style:style>
    <style:style style:name="T387" style:family="text">
      <style:text-properties style:font-name="Linux Libertine S.O.Cist.1" fo:font-size="12pt" fo:language="cs" fo:country="CZ" officeooo:rsid="026897af" style:font-size-asian="12pt" style:font-size-complex="12pt"/>
    </style:style>
    <style:style style:name="T388" style:family="text">
      <style:text-properties style:font-name="Linux Libertine S.O.Cist.1" fo:font-size="12pt" fo:language="cs" fo:country="CZ" officeooo:rsid="026a512c" style:font-size-asian="12pt" style:font-size-complex="12pt"/>
    </style:style>
    <style:style style:name="T389" style:family="text">
      <style:text-properties style:font-name="Linux Libertine S.O.Cist.1" fo:font-size="12pt" fo:language="cs" fo:country="CZ" officeooo:rsid="02766c4a" style:font-size-asian="12pt" style:font-size-complex="12pt"/>
    </style:style>
    <style:style style:name="T390" style:family="text">
      <style:text-properties style:font-name="Linux Libertine S.O.Cist.1" fo:font-size="12pt" fo:language="cs" fo:country="CZ" officeooo:rsid="026ba411" style:font-size-asian="12pt" style:font-size-complex="12pt"/>
    </style:style>
    <style:style style:name="T391" style:family="text">
      <style:text-properties style:font-name="Linux Libertine S.O.Cist.1" fo:font-size="12pt" fo:language="cs" fo:country="CZ" officeooo:rsid="026da1f8" style:font-size-asian="12pt" style:font-size-complex="12pt"/>
    </style:style>
    <style:style style:name="T392" style:family="text">
      <style:text-properties style:font-name="Linux Libertine S.O.Cist.1" fo:font-size="12pt" fo:language="cs" fo:country="CZ" officeooo:rsid="02d76994" style:font-size-asian="12pt" style:font-size-complex="12pt"/>
    </style:style>
    <style:style style:name="T393" style:family="text">
      <style:text-properties style:font-name="Linux Libertine S.O.Cist.1" fo:font-size="12pt" fo:language="cs" fo:country="CZ" officeooo:rsid="0279f87e" style:font-size-asian="12pt" style:font-size-complex="12pt"/>
    </style:style>
    <style:style style:name="T394" style:family="text">
      <style:text-properties style:font-name="Linux Libertine S.O.Cist.1" fo:font-size="12pt" fo:language="cs" fo:country="CZ" officeooo:rsid="027c77a3" style:font-size-asian="12pt" style:font-size-complex="12pt"/>
    </style:style>
    <style:style style:name="T395" style:family="text">
      <style:text-properties style:font-name="Linux Libertine S.O.Cist.1" fo:font-size="12pt" fo:language="cs" fo:country="CZ" officeooo:rsid="0306162d" style:font-size-asian="12pt" style:font-size-complex="12pt"/>
    </style:style>
    <style:style style:name="T396" style:family="text">
      <style:text-properties style:font-name="Linux Libertine S.O.Cist.1" fo:font-size="12pt" fo:language="cs" fo:country="CZ" officeooo:rsid="007a7842" style:font-size-asian="12pt" style:font-size-complex="12pt"/>
    </style:style>
    <style:style style:name="T397" style:family="text">
      <style:text-properties style:font-name="Linux Libertine S.O.Cist.1" fo:font-size="12pt" fo:language="cs" fo:country="CZ" officeooo:rsid="0312d332" style:font-size-asian="12pt" style:font-size-complex="12pt"/>
    </style:style>
    <style:style style:name="T398" style:family="text">
      <style:text-properties style:font-name="Linux Libertine S.O.Cist.1" fo:font-size="12pt" fo:language="cs" fo:country="CZ" officeooo:rsid="031b57e5" style:font-size-asian="12pt" style:font-size-complex="12pt"/>
    </style:style>
    <style:style style:name="T399" style:family="text">
      <style:text-properties style:font-name="Linux Libertine S.O.Cist.1" fo:font-size="12pt" fo:language="cs" fo:country="CZ" officeooo:rsid="0333a39e" style:font-size-asian="12pt" style:font-size-complex="12pt"/>
    </style:style>
    <style:style style:name="T400" style:family="text">
      <style:text-properties style:font-name="Linux Libertine S.O.Cist.1" fo:font-size="12pt" fo:language="cs" fo:country="CZ" officeooo:rsid="03346be6" style:font-size-asian="12pt" style:font-size-complex="12pt"/>
    </style:style>
    <style:style style:name="T401" style:family="text">
      <style:text-properties style:font-name="Linux Libertine S.O.Cist.1" fo:font-size="12pt" fo:language="cs" fo:country="CZ" fo:font-style="normal" officeooo:rsid="01592fdc" style:font-size-asian="12pt" style:font-style-asian="normal" style:font-size-complex="12pt" style:font-style-complex="normal"/>
    </style:style>
    <style:style style:name="T402" style:family="text">
      <style:text-properties style:font-name="Linux Libertine S.O.Cist.1" fo:font-size="12pt" fo:language="cs" fo:country="CZ" fo:font-style="normal" officeooo:rsid="012c3cc5" style:font-size-asian="12pt" style:font-style-asian="normal" style:font-size-complex="12pt" style:font-style-complex="normal"/>
    </style:style>
    <style:style style:name="T403" style:family="text">
      <style:text-properties style:font-name="Linux Libertine S.O.Cist.1" fo:font-size="12pt" fo:language="cs" fo:country="CZ" fo:font-style="normal" officeooo:rsid="012fabdc" style:font-size-asian="12pt" style:font-style-asian="normal" style:font-size-complex="12pt" style:font-style-complex="normal"/>
    </style:style>
    <style:style style:name="T404" style:family="text">
      <style:text-properties style:font-name="Linux Libertine S.O.Cist.1" fo:font-size="12pt" fo:language="cs" fo:country="CZ" fo:font-style="normal" officeooo:rsid="02a7e2cc" style:font-size-asian="12pt" style:font-style-asian="normal" style:font-size-complex="12pt" style:font-style-complex="normal"/>
    </style:style>
    <style:style style:name="T405" style:family="text">
      <style:text-properties style:font-name="Linux Libertine S.O.Cist.1" fo:font-size="12pt" fo:language="cs" fo:country="CZ" fo:font-style="normal" officeooo:rsid="02e93004" style:font-size-asian="12pt" style:font-style-asian="normal" style:font-size-complex="12pt" style:font-style-complex="normal"/>
    </style:style>
    <style:style style:name="T406" style:family="text">
      <style:text-properties style:font-name="Linux Libertine S.O.Cist.1" fo:font-size="12pt" fo:language="cs" fo:country="CZ" fo:font-style="normal" officeooo:rsid="02a80722" style:font-size-asian="12pt" style:font-style-asian="normal" style:font-size-complex="12pt" style:font-style-complex="normal"/>
    </style:style>
    <style:style style:name="T407" style:family="text">
      <style:text-properties style:font-name="Linux Libertine S.O.Cist.1" fo:font-size="12pt" fo:language="cs" fo:country="CZ" fo:font-style="normal" officeooo:rsid="027ac43c" style:font-size-asian="12pt" style:font-style-asian="normal" style:font-size-complex="12pt" style:font-style-complex="normal"/>
    </style:style>
    <style:style style:name="T408" style:family="text">
      <style:text-properties style:font-name="Linux Libertine S.O.Cist.1" fo:font-size="12pt" fo:language="cs" fo:country="CZ" fo:font-style="normal" officeooo:rsid="0306162d" style:font-size-asian="12pt" style:font-style-asian="normal" style:font-size-complex="12pt" style:font-style-complex="normal"/>
    </style:style>
    <style:style style:name="T409" style:family="text">
      <style:text-properties style:font-name="Linux Libertine S.O.Cist.1" fo:font-size="12pt" fo:language="cs" fo:country="CZ" fo:font-style="normal" officeooo:rsid="031b57e5" style:font-size-asian="12pt" style:font-style-asian="normal" style:font-size-complex="12pt" style:font-style-complex="normal"/>
    </style:style>
    <style:style style:name="T410" style:family="text">
      <style:text-properties style:font-name="Linux Libertine S.O.Cist.1" fo:font-size="12pt" fo:language="cs" fo:country="CZ" fo:font-style="normal" style:text-underline-style="none" officeooo:rsid="0213765e" style:font-size-asian="12pt" style:font-style-asian="normal" style:font-size-complex="12pt" style:font-style-complex="normal"/>
    </style:style>
    <style:style style:name="T411" style:family="text">
      <style:text-properties style:font-name="Linux Libertine S.O.Cist.1" fo:font-size="12pt" fo:language="cs" fo:country="CZ" fo:font-style="normal" style:text-underline-style="none" officeooo:rsid="022779f3" style:font-size-asian="12pt" style:font-style-asian="normal" style:font-size-complex="12pt" style:font-style-complex="normal"/>
    </style:style>
    <style:style style:name="T412" style:family="text">
      <style:text-properties style:font-name="Linux Libertine S.O.Cist.1" fo:font-size="12pt" fo:language="cs" fo:country="CZ" fo:font-style="normal" style:text-underline-style="none" officeooo:rsid="02142f28" style:font-size-asian="12pt" style:font-style-asian="normal" style:font-size-complex="12pt" style:font-style-complex="normal"/>
    </style:style>
    <style:style style:name="T413" style:family="text">
      <style:text-properties style:font-name="Linux Libertine S.O.Cist.1" fo:font-size="12pt" fo:language="cs" fo:country="CZ" fo:font-style="normal" style:text-underline-style="none" officeooo:rsid="02ffe38c" style:font-size-asian="12pt" style:font-style-asian="normal" style:font-size-complex="12pt" style:font-style-complex="normal"/>
    </style:style>
    <style:style style:name="T414" style:family="text">
      <style:text-properties style:font-name="Linux Libertine S.O.Cist.1" fo:font-size="12pt" fo:language="cs" fo:country="CZ" fo:font-style="italic" officeooo:rsid="01592fdc" style:font-size-asian="12pt" style:font-style-asian="italic" style:font-size-complex="12pt" style:font-style-complex="italic"/>
    </style:style>
    <style:style style:name="T415" style:family="text">
      <style:text-properties style:font-name="Linux Libertine S.O.Cist.1" fo:font-size="12pt" fo:language="cs" fo:country="CZ" fo:font-style="italic" officeooo:rsid="016645fb" style:font-size-asian="12pt" style:font-style-asian="italic" style:font-size-complex="12pt" style:font-style-complex="italic"/>
    </style:style>
    <style:style style:name="T416" style:family="text">
      <style:text-properties style:font-name="Linux Libertine S.O.Cist.1" fo:font-size="12pt" fo:language="cs" fo:country="CZ" fo:font-style="italic" officeooo:rsid="017899c6" style:font-size-asian="12pt" style:font-style-asian="italic" style:font-size-complex="12pt" style:font-style-complex="italic"/>
    </style:style>
    <style:style style:name="T417" style:family="text">
      <style:text-properties style:font-name="Linux Libertine S.O.Cist.1" fo:font-size="12pt" fo:language="cs" fo:country="CZ" fo:font-style="italic" officeooo:rsid="012c3cc5" style:font-size-asian="12pt" style:font-style-asian="italic" style:font-size-complex="12pt" style:font-style-complex="italic"/>
    </style:style>
    <style:style style:name="T418" style:family="text">
      <style:text-properties style:font-name="Linux Libertine S.O.Cist.1" fo:font-size="12pt" fo:language="cs" fo:country="CZ" fo:font-style="italic" officeooo:rsid="02a7e2cc" style:font-size-asian="12pt" style:font-style-asian="italic" style:font-size-complex="12pt" style:font-style-complex="italic"/>
    </style:style>
    <style:style style:name="T419" style:family="text">
      <style:text-properties style:font-name="Linux Libertine S.O.Cist.1" fo:font-size="12pt" fo:language="cs" fo:country="CZ" fo:font-style="italic" officeooo:rsid="0212b095" style:font-size-asian="12pt" style:font-style-asian="italic" style:font-size-complex="12pt" style:font-style-complex="italic"/>
    </style:style>
    <style:style style:name="T420" style:family="text">
      <style:text-properties style:font-name="Linux Libertine S.O.Cist.1" fo:font-size="12pt" fo:language="cs" fo:country="CZ" fo:font-style="italic" officeooo:rsid="023053d7" style:font-size-asian="12pt" style:font-style-asian="italic" style:font-size-complex="12pt" style:font-style-complex="italic"/>
    </style:style>
    <style:style style:name="T421" style:family="text">
      <style:text-properties style:font-name="Linux Libertine S.O.Cist.1" fo:font-size="12pt" fo:language="cs" fo:country="CZ" fo:font-style="italic" officeooo:rsid="0266d53e" style:font-size-asian="12pt" style:font-style-asian="italic" style:font-size-complex="12pt" style:font-style-complex="italic"/>
    </style:style>
    <style:style style:name="T422" style:family="text">
      <style:text-properties style:font-name="Linux Libertine S.O.Cist.1" fo:font-size="12pt" fo:language="cs" fo:country="CZ" fo:font-style="italic" officeooo:rsid="0312d332" style:font-size-asian="12pt" style:font-style-asian="italic" style:font-size-complex="12pt" style:font-style-complex="italic"/>
    </style:style>
    <style:style style:name="T423" style:family="text">
      <style:text-properties style:font-name="Linux Libertine S.O.Cist.1" fo:font-size="12pt" fo:language="cs" fo:country="CZ" fo:font-style="italic" officeooo:rsid="0333a39e" style:font-size-asian="12pt" style:font-style-asian="italic" style:font-size-complex="12pt" style:font-style-complex="italic"/>
    </style:style>
    <style:style style:name="T424" style:family="text">
      <style:text-properties style:font-name="Linux Libertine S.O.Cist.1" fo:font-size="12pt" fo:language="cs" fo:country="CZ" fo:font-style="italic" style:text-underline-style="none" officeooo:rsid="0213765e" style:font-size-asian="12pt" style:font-style-asian="italic" style:font-size-complex="12pt" style:font-style-complex="italic"/>
    </style:style>
    <style:style style:name="T425" style:family="text">
      <style:text-properties style:font-name="Linux Libertine S.O.Cist.1" fo:font-size="12pt" fo:language="cs" fo:country="CZ" fo:font-style="italic" style:text-underline-style="none" officeooo:rsid="02ffe38c" style:font-size-asian="12pt" style:font-style-asian="italic" style:font-size-complex="12pt" style:font-style-complex="italic"/>
    </style:style>
    <style:style style:name="T426" style:family="text">
      <style:text-properties style:font-name="Linux Libertine S.O.Cist.1" fo:font-size="12pt" fo:language="cs" fo:country="CZ" fo:font-style="italic" fo:font-weight="bold" officeooo:rsid="0312d332" style:font-size-asian="12pt" style:font-style-asian="italic" style:font-weight-asian="bold" style:font-size-complex="12pt" style:font-style-complex="italic" style:font-weight-complex="bold"/>
    </style:style>
    <style:style style:name="T427" style:family="text">
      <style:text-properties style:font-name="Linux Libertine S.O.Cist.1" fo:font-size="10pt" fo:language="cs" fo:country="CZ" officeooo:rsid="0312d332" style:font-size-asian="12pt" style:font-size-complex="12pt"/>
    </style:style>
    <style:style style:name="T428" style:family="text">
      <style:text-properties style:font-name="Linux Libertine S.O.Cist.1" fo:font-size="10pt" fo:language="cs" fo:country="CZ" officeooo:rsid="0313dbd1" style:font-size-asian="12pt" style:font-size-complex="12pt"/>
    </style:style>
    <style:style style:name="T429" style:family="text">
      <style:text-properties officeooo:rsid="0099b536"/>
    </style:style>
    <style:style style:name="T430" style:family="text">
      <style:text-properties officeooo:rsid="009b8f02"/>
    </style:style>
    <style:style style:name="T431" style:family="text">
      <style:text-properties officeooo:rsid="009e853e"/>
    </style:style>
    <style:style style:name="T432" style:family="text">
      <style:text-properties officeooo:rsid="009e853e" fo:background-color="transparent" loext:char-shading-value="0"/>
    </style:style>
    <style:style style:name="T433" style:family="text">
      <style:text-properties officeooo:rsid="009f322f" fo:background-color="transparent" loext:char-shading-value="0"/>
    </style:style>
    <style:style style:name="T434" style:family="text">
      <style:text-properties officeooo:rsid="00a60684"/>
    </style:style>
    <style:style style:name="T435" style:family="text">
      <style:text-properties officeooo:rsid="00af38e3"/>
    </style:style>
    <style:style style:name="T436" style:family="text">
      <style:text-properties fo:font-size="10pt" fo:language="cs" fo:country="CZ" officeooo:rsid="00e87329" style:font-size-asian="12pt" style:font-size-complex="12pt"/>
    </style:style>
    <style:style style:name="T437" style:family="text">
      <style:text-properties fo:font-size="10pt" officeooo:rsid="0312d332"/>
    </style:style>
    <style:style style:name="T438" style:family="text">
      <style:text-properties fo:font-size="12pt" fo:language="cs" fo:country="CZ" style:font-size-asian="12pt" style:font-size-complex="12pt"/>
    </style:style>
    <style:style style:name="T439" style:family="text">
      <style:text-properties fo:font-size="12pt" fo:language="cs" fo:country="CZ" officeooo:rsid="00cafb6d" style:font-size-asian="12pt" style:font-size-complex="12pt"/>
    </style:style>
    <style:style style:name="T440" style:family="text">
      <style:text-properties fo:font-size="12pt" fo:language="cs" fo:country="CZ" officeooo:rsid="00cc04b6" style:font-size-asian="12pt" style:font-size-complex="12pt"/>
    </style:style>
    <style:style style:name="T441" style:family="text">
      <style:text-properties fo:font-size="12pt" fo:language="cs" fo:country="CZ" officeooo:rsid="00cd3a46" style:font-size-asian="12pt" style:font-size-complex="12pt"/>
    </style:style>
    <style:style style:name="T442" style:family="text">
      <style:text-properties fo:font-size="12pt" fo:language="cs" fo:country="CZ" officeooo:rsid="00ceff5b" style:font-size-asian="12pt" style:font-size-complex="12pt"/>
    </style:style>
    <style:style style:name="T443" style:family="text">
      <style:text-properties fo:font-size="12pt" fo:language="cs" fo:country="CZ" officeooo:rsid="00e069c5" style:font-size-asian="12pt" style:font-size-complex="12pt"/>
    </style:style>
    <style:style style:name="T444" style:family="text">
      <style:text-properties fo:font-size="12pt" fo:language="cs" fo:country="CZ" officeooo:rsid="00e1896e" style:font-size-asian="12pt" style:font-size-complex="12pt"/>
    </style:style>
    <style:style style:name="T445" style:family="text">
      <style:text-properties fo:font-size="12pt" fo:language="cs" fo:country="CZ" officeooo:rsid="00e2f0cf" style:font-size-asian="12pt" style:font-size-complex="12pt"/>
    </style:style>
    <style:style style:name="T446" style:family="text">
      <style:text-properties fo:font-size="12pt" fo:language="cs" fo:country="CZ" officeooo:rsid="00e4dd87" style:font-size-asian="12pt" style:font-size-complex="12pt"/>
    </style:style>
    <style:style style:name="T447" style:family="text">
      <style:text-properties fo:font-size="12pt" fo:language="cs" fo:country="CZ" officeooo:rsid="00e6dc55" style:font-size-asian="12pt" style:font-size-complex="12pt"/>
    </style:style>
    <style:style style:name="T448" style:family="text">
      <style:text-properties fo:font-size="12pt" fo:language="cs" fo:country="CZ" officeooo:rsid="00e87329" style:font-size-asian="12pt" style:font-size-complex="12pt"/>
    </style:style>
    <style:style style:name="T449" style:family="text">
      <style:text-properties fo:font-size="12pt" fo:language="cs" fo:country="CZ" officeooo:rsid="00e99b9c" style:font-size-asian="12pt" style:font-size-complex="12pt"/>
    </style:style>
    <style:style style:name="T450" style:family="text">
      <style:text-properties fo:font-size="12pt" fo:language="cs" fo:country="CZ" officeooo:rsid="023b30f3" style:font-size-asian="12pt" style:font-size-complex="12pt"/>
    </style:style>
    <style:style style:name="T451" style:family="text">
      <style:text-properties fo:font-size="12pt" fo:language="cs" fo:country="CZ" officeooo:rsid="023bc387" style:font-size-asian="12pt" style:font-size-complex="12pt"/>
    </style:style>
    <style:style style:name="T452" style:family="text">
      <style:text-properties fo:font-size="12pt" fo:language="cs" fo:country="CZ" officeooo:rsid="00afa60b" style:font-size-asian="12pt" style:font-size-complex="12pt"/>
    </style:style>
    <style:style style:name="T453" style:family="text">
      <style:text-properties fo:font-size="12pt" fo:language="cs" fo:country="CZ" officeooo:rsid="0016d416" style:font-size-asian="12pt" style:font-size-complex="12pt"/>
    </style:style>
    <style:style style:name="T454" style:family="text">
      <style:text-properties fo:font-size="12pt" fo:language="cs" fo:country="CZ" officeooo:rsid="026474c3" style:font-size-asian="12pt" style:font-size-complex="12pt"/>
    </style:style>
    <style:style style:name="T455" style:family="text">
      <style:text-properties fo:font-size="12pt" fo:language="cs" fo:country="CZ" officeooo:rsid="029cca6d" style:font-size-asian="12pt" style:font-size-complex="12pt"/>
    </style:style>
    <style:style style:name="T456" style:family="text">
      <style:text-properties fo:font-size="12pt" fo:language="cs" fo:country="CZ" officeooo:rsid="02ce51ba" style:font-size-asian="12pt" style:font-size-complex="12pt"/>
    </style:style>
    <style:style style:name="T457" style:family="text">
      <style:text-properties fo:font-size="12pt" fo:language="cs" fo:country="CZ" officeooo:rsid="02e304ee" style:font-size-asian="12pt" style:font-size-complex="12pt"/>
    </style:style>
    <style:style style:name="T458" style:family="text">
      <style:text-properties fo:font-size="12pt" fo:language="cs" fo:country="CZ" fo:font-style="italic" officeooo:rsid="00ceff5b" style:font-size-asian="12pt" style:font-style-asian="italic" style:font-size-complex="12pt" style:font-style-complex="italic"/>
    </style:style>
    <style:style style:name="T459" style:family="text">
      <style:text-properties fo:font-size="12pt" fo:language="cs" fo:country="CZ" fo:font-style="italic" officeooo:rsid="00e87329" style:font-size-asian="12pt" style:font-style-asian="italic" style:font-size-complex="12pt" style:font-style-complex="italic"/>
    </style:style>
    <style:style style:name="T460" style:family="text">
      <style:text-properties fo:font-size="12pt" fo:language="cs" fo:country="CZ" fo:font-style="italic" officeooo:rsid="00e99b9c" style:font-size-asian="12pt" style:font-style-asian="italic" style:font-size-complex="12pt" style:font-style-complex="italic"/>
    </style:style>
    <style:style style:name="T461" style:family="text">
      <style:text-properties fo:font-size="12pt" fo:language="cs" fo:country="CZ" fo:font-style="normal" officeooo:rsid="00ceff5b" style:font-size-asian="12pt" style:font-style-asian="normal" style:font-size-complex="12pt" style:font-style-complex="normal"/>
    </style:style>
    <style:style style:name="T462" style:family="text">
      <style:text-properties fo:font-size="12pt" fo:language="la" fo:country="VA" style:font-size-asian="12pt" style:language-asian="zh" style:country-asian="CN" style:font-size-complex="12pt" style:language-complex="hi" style:country-complex="IN"/>
    </style:style>
    <style:style style:name="T463" style:family="text">
      <style:text-properties officeooo:rsid="007a8ff8"/>
    </style:style>
    <style:style style:name="T464" style:family="text">
      <style:text-properties fo:language="cs" fo:country="CZ"/>
    </style:style>
    <style:style style:name="T465" style:family="text">
      <style:text-properties fo:language="cs" fo:country="CZ" officeooo:rsid="00e2e277"/>
    </style:style>
    <style:style style:name="T466" style:family="text">
      <style:text-properties fo:language="cs" fo:country="CZ" officeooo:rsid="00426592"/>
    </style:style>
    <style:style style:name="T467" style:family="text">
      <style:text-properties fo:language="cs" fo:country="CZ" officeooo:rsid="00239e6d"/>
    </style:style>
    <style:style style:name="T468" style:family="text">
      <style:text-properties fo:language="cs" fo:country="CZ" officeooo:rsid="0016d416"/>
    </style:style>
    <style:style style:name="T469" style:family="text">
      <style:text-properties fo:language="cs" fo:country="CZ" officeooo:rsid="00c849af"/>
    </style:style>
    <style:style style:name="T470" style:family="text">
      <style:text-properties fo:language="cs" fo:country="CZ" officeooo:rsid="018cf0e6"/>
    </style:style>
    <style:style style:name="T471" style:family="text">
      <style:text-properties fo:language="cs" fo:country="CZ" officeooo:rsid="01badf0b"/>
    </style:style>
    <style:style style:name="T472" style:family="text">
      <style:text-properties fo:language="cs" fo:country="CZ" officeooo:rsid="01bb11a3"/>
    </style:style>
    <style:style style:name="T473" style:family="text">
      <style:text-properties fo:language="cs" fo:country="CZ" officeooo:rsid="01bb6acb"/>
    </style:style>
    <style:style style:name="T474" style:family="text">
      <style:text-properties fo:language="cs" fo:country="CZ" officeooo:rsid="01d300a2"/>
    </style:style>
    <style:style style:name="T475" style:family="text">
      <style:text-properties fo:language="cs" fo:country="CZ" officeooo:rsid="01effaf6"/>
    </style:style>
    <style:style style:name="T476" style:family="text">
      <style:text-properties fo:language="cs" fo:country="CZ" officeooo:rsid="02014309"/>
    </style:style>
    <style:style style:name="T477" style:family="text">
      <style:text-properties fo:language="cs" fo:country="CZ" officeooo:rsid="02300aa8"/>
    </style:style>
    <style:style style:name="T478" style:family="text">
      <style:text-properties fo:language="cs" fo:country="CZ" officeooo:rsid="025fa827"/>
    </style:style>
    <style:style style:name="T479" style:family="text">
      <style:text-properties fo:language="cs" fo:country="CZ" officeooo:rsid="02f3bfd2"/>
    </style:style>
    <style:style style:name="T480" style:family="text">
      <style:text-properties officeooo:rsid="00c4d8ac"/>
    </style:style>
    <style:style style:name="T481" style:family="text">
      <style:text-properties officeooo:rsid="00cf4038"/>
    </style:style>
    <style:style style:name="T482" style:family="text">
      <style:text-properties officeooo:rsid="00ed3424"/>
    </style:style>
    <style:style style:name="T483" style:family="text">
      <style:text-properties officeooo:rsid="00ede835"/>
    </style:style>
    <style:style style:name="T484" style:family="text">
      <style:text-properties officeooo:rsid="00f5f329"/>
    </style:style>
    <style:style style:name="T485" style:family="text">
      <style:text-properties officeooo:rsid="00f8929f"/>
    </style:style>
    <style:style style:name="T486" style:family="text">
      <style:text-properties officeooo:rsid="00fff087"/>
    </style:style>
    <style:style style:name="T487" style:family="text">
      <style:text-properties officeooo:rsid="010146ae"/>
    </style:style>
    <style:style style:name="T488" style:family="text">
      <style:text-properties officeooo:rsid="0104b4f7"/>
    </style:style>
    <style:style style:name="T489" style:family="text">
      <style:text-properties officeooo:rsid="010764bb"/>
    </style:style>
    <style:style style:name="T490" style:family="text">
      <style:text-properties officeooo:rsid="002d0b2a"/>
    </style:style>
    <style:style style:name="T491" style:family="text">
      <style:text-properties officeooo:rsid="002e4738"/>
    </style:style>
    <style:style style:name="T492" style:family="text">
      <style:text-properties officeooo:rsid="003b111f"/>
    </style:style>
    <style:style style:name="T493" style:family="text">
      <style:text-properties officeooo:rsid="0115b5de"/>
    </style:style>
    <style:style style:name="T494" style:family="text">
      <style:text-properties officeooo:rsid="011bf439"/>
    </style:style>
    <style:style style:name="T495" style:family="text">
      <style:text-properties officeooo:rsid="01252a04"/>
    </style:style>
    <style:style style:name="T496" style:family="text">
      <style:text-properties officeooo:rsid="01333b33"/>
    </style:style>
    <style:style style:name="T497" style:family="text">
      <style:text-properties officeooo:rsid="0139a621"/>
    </style:style>
    <style:style style:name="T498" style:family="text">
      <style:text-properties officeooo:rsid="0147b8b0"/>
    </style:style>
    <style:style style:name="T499" style:family="text">
      <style:text-properties officeooo:rsid="014a3802"/>
    </style:style>
    <style:style style:name="T500" style:family="text">
      <style:text-properties officeooo:rsid="014e8b7c"/>
    </style:style>
    <style:style style:name="T501" style:family="text">
      <style:text-properties officeooo:rsid="014f15ba"/>
    </style:style>
    <style:style style:name="T502" style:family="text">
      <style:text-properties officeooo:rsid="0150c414"/>
    </style:style>
    <style:style style:name="T503" style:family="text">
      <style:text-properties officeooo:rsid="0156811b"/>
    </style:style>
    <style:style style:name="T504" style:family="text">
      <style:text-properties officeooo:rsid="0156c772"/>
    </style:style>
    <style:style style:name="T505" style:family="text">
      <style:text-properties officeooo:rsid="0158a9b9"/>
    </style:style>
    <style:style style:name="T506" style:family="text">
      <style:text-properties officeooo:rsid="0158e844"/>
    </style:style>
    <style:style style:name="T507" style:family="text">
      <style:text-properties officeooo:rsid="015f6904"/>
    </style:style>
    <style:style style:name="T508" style:family="text">
      <style:text-properties officeooo:rsid="0162b4e3"/>
    </style:style>
    <style:style style:name="T509" style:family="text">
      <style:text-properties officeooo:rsid="0163cdc3"/>
    </style:style>
    <style:style style:name="T510" style:family="text">
      <style:text-properties officeooo:rsid="01668b7d"/>
    </style:style>
    <style:style style:name="T511" style:family="text">
      <style:text-properties officeooo:rsid="016fa184"/>
    </style:style>
    <style:style style:name="T512" style:family="text">
      <style:text-properties officeooo:rsid="017b428e"/>
    </style:style>
    <style:style style:name="T513" style:family="text">
      <style:text-properties officeooo:rsid="017be4fc"/>
    </style:style>
    <style:style style:name="T514" style:family="text">
      <style:text-properties officeooo:rsid="017d3f5d"/>
    </style:style>
    <style:style style:name="T515" style:family="text">
      <style:text-properties officeooo:rsid="00239e6d"/>
    </style:style>
    <style:style style:name="T516" style:family="text">
      <style:text-properties style:font-name="Linux Libertine S.O.Cist.3"/>
    </style:style>
    <style:style style:name="T517" style:family="text">
      <style:text-properties style:font-name="Linux Libertine S.O.Cist.3" officeooo:rsid="00247838"/>
    </style:style>
    <style:style style:name="T518" style:family="text">
      <style:text-properties style:font-name="Linux Libertine S.O.Cist.3" fo:font-style="italic" officeooo:rsid="01f32bdd" style:font-style-asian="italic" style:font-style-complex="italic"/>
    </style:style>
    <style:style style:name="T519" style:family="text">
      <style:text-properties style:font-name="Linux Libertine S.O.Cist.3" fo:font-style="normal" officeooo:rsid="01f32bdd" style:font-style-asian="normal" style:font-style-complex="normal"/>
    </style:style>
    <style:style style:name="T520" style:family="text">
      <style:text-properties style:font-name="Linux Libertine S.O.Cist.3" fo:font-style="normal" officeooo:rsid="02014309" style:font-style-asian="normal" style:font-style-complex="normal"/>
    </style:style>
    <style:style style:name="T521" style:family="text">
      <style:text-properties style:font-name="Linux Libertine S.O.Cist.3" fo:font-style="normal" officeooo:rsid="03288d80" style:font-style-asian="normal" style:font-style-complex="normal"/>
    </style:style>
    <style:style style:name="T522" style:family="text">
      <style:text-properties style:font-name="Linux Libertine S.O.Cist.3" officeooo:rsid="019c5fcd"/>
    </style:style>
    <style:style style:name="T523" style:family="text">
      <style:text-properties style:font-name="Linux Libertine S.O.Cist.3" officeooo:rsid="019dc1ae"/>
    </style:style>
    <style:style style:name="T524" style:family="text">
      <style:text-properties style:font-name="Linux Libertine S.O.Cist.3" officeooo:rsid="01a8809d"/>
    </style:style>
    <style:style style:name="T525" style:family="text">
      <style:text-properties style:font-name="Linux Libertine S.O.Cist.3" officeooo:rsid="01a8d409"/>
    </style:style>
    <style:style style:name="T526" style:family="text">
      <style:text-properties style:font-name="Linux Libertine S.O.Cist.3" officeooo:rsid="01ada0db"/>
    </style:style>
    <style:style style:name="T527" style:family="text">
      <style:text-properties style:font-name="Linux Libertine S.O.Cist.3" officeooo:rsid="01b14cbc"/>
    </style:style>
    <style:style style:name="T528" style:family="text">
      <style:text-properties style:font-name="Linux Libertine S.O.Cist.3" fo:font-size="10pt" fo:language="cs" fo:country="CZ" officeooo:rsid="01d0d99d" style:font-size-asian="10pt" style:font-size-complex="10pt"/>
    </style:style>
    <style:style style:name="T529" style:family="text">
      <style:text-properties style:font-name="Linux Libertine S.O.Cist.3" fo:font-size="10pt" fo:language="cs" fo:country="CZ" fo:font-style="normal" officeooo:rsid="0312d332" style:font-size-asian="12pt" style:font-style-asian="normal" style:font-size-complex="12pt" style:font-style-complex="normal"/>
    </style:style>
    <style:style style:name="T530" style:family="text">
      <style:text-properties style:font-name="Linux Libertine S.O.Cist.3" officeooo:rsid="01cabda1"/>
    </style:style>
    <style:style style:name="T531" style:family="text">
      <style:text-properties style:font-name="Linux Libertine S.O.Cist.3" officeooo:rsid="01cbce2a"/>
    </style:style>
    <style:style style:name="T532" style:family="text">
      <style:text-properties style:font-name="Linux Libertine S.O.Cist.3" officeooo:rsid="01d0d99d"/>
    </style:style>
    <style:style style:name="T533" style:family="text">
      <style:text-properties style:font-name="Linux Libertine S.O.Cist.3" officeooo:rsid="01f16b19"/>
    </style:style>
    <style:style style:name="T534" style:family="text">
      <style:text-properties style:font-name="Linux Libertine S.O.Cist.3" officeooo:rsid="01f32bdd"/>
    </style:style>
    <style:style style:name="T535" style:family="text">
      <style:text-properties style:font-name="Linux Libertine S.O.Cist.3" officeooo:rsid="01f415a4"/>
    </style:style>
    <style:style style:name="T536" style:family="text">
      <style:text-properties style:font-name="Linux Libertine S.O.Cist.3" officeooo:rsid="01f5b402"/>
    </style:style>
    <style:style style:name="T537" style:family="text">
      <style:text-properties style:font-name="Linux Libertine S.O.Cist.3" officeooo:rsid="01f678e8"/>
    </style:style>
    <style:style style:name="T538" style:family="text">
      <style:text-properties style:font-name="Linux Libertine S.O.Cist.3" officeooo:rsid="01f80c2b"/>
    </style:style>
    <style:style style:name="T539" style:family="text">
      <style:text-properties style:font-name="Linux Libertine S.O.Cist.3" officeooo:rsid="01f820fd"/>
    </style:style>
    <style:style style:name="T540" style:family="text">
      <style:text-properties style:font-name="Linux Libertine S.O.Cist.3" officeooo:rsid="02014309"/>
    </style:style>
    <style:style style:name="T541" style:family="text">
      <style:text-properties style:font-name="Linux Libertine S.O.Cist.3" officeooo:rsid="020224ab"/>
    </style:style>
    <style:style style:name="T542" style:family="text">
      <style:text-properties style:font-name="Linux Libertine S.O.Cist.3" officeooo:rsid="02ac2904"/>
    </style:style>
    <style:style style:name="T543" style:family="text">
      <style:text-properties style:font-name="Linux Libertine S.O.Cist.3" officeooo:rsid="02c43824"/>
    </style:style>
    <style:style style:name="T544" style:family="text">
      <style:text-properties style:font-name="Linux Libertine S.O.Cist.3" officeooo:rsid="02c5f1e3"/>
    </style:style>
    <style:style style:name="T545" style:family="text">
      <style:text-properties style:font-name="Linux Libertine S.O.Cist.3" fo:font-size="12pt" fo:language="cs" fo:country="CZ" officeooo:rsid="00269d36" style:font-size-asian="12pt" style:font-size-complex="12pt"/>
    </style:style>
    <style:style style:name="T546" style:family="text">
      <style:text-properties style:font-name="Linux Libertine S.O.Cist.3" fo:font-size="12pt" fo:language="cs" fo:country="CZ" officeooo:rsid="02dc5253" style:font-size-asian="12pt" style:font-size-complex="12pt"/>
    </style:style>
    <style:style style:name="T547" style:family="text">
      <style:text-properties style:font-name="Linux Libertine S.O.Cist.3" fo:font-size="12pt" fo:language="cs" fo:country="CZ" officeooo:rsid="0026a841" style:font-size-asian="12pt" style:font-size-complex="12pt"/>
    </style:style>
    <style:style style:name="T548" style:family="text">
      <style:text-properties style:font-name="Linux Libertine S.O.Cist.3" fo:font-size="12pt" fo:language="cs" fo:country="CZ" officeooo:rsid="00859247" style:font-size-asian="12pt" style:font-size-complex="12pt"/>
    </style:style>
    <style:style style:name="T549" style:family="text">
      <style:text-properties style:font-name="Linux Libertine S.O.Cist.3" fo:font-size="12pt" fo:language="cs" fo:country="CZ" officeooo:rsid="02df9c99" style:font-size-asian="12pt" style:font-size-complex="12pt"/>
    </style:style>
    <style:style style:name="T550" style:family="text">
      <style:text-properties style:font-name="Linux Libertine S.O.Cist.3" fo:font-size="12pt" fo:language="cs" fo:country="CZ" officeooo:rsid="009ba646" style:font-size-asian="12pt" style:font-size-complex="12pt"/>
    </style:style>
    <style:style style:name="T551" style:family="text">
      <style:text-properties style:font-name="Linux Libertine S.O.Cist.3" fo:font-size="12pt" fo:language="cs" fo:country="CZ" officeooo:rsid="02e03761" style:font-size-asian="12pt" style:font-size-complex="12pt"/>
    </style:style>
    <style:style style:name="T552" style:family="text">
      <style:text-properties style:font-name="Linux Libertine S.O.Cist.3" fo:font-size="12pt" fo:language="cs" fo:country="CZ" officeooo:rsid="0138af6a" style:font-size-asian="12pt" style:font-size-complex="12pt"/>
    </style:style>
    <style:style style:name="T553" style:family="text">
      <style:text-properties style:font-name="Linux Libertine S.O.Cist.3" fo:font-size="12pt" fo:language="cs" fo:country="CZ" officeooo:rsid="02e750aa" style:font-size-asian="12pt" style:font-size-complex="12pt"/>
    </style:style>
    <style:style style:name="T554" style:family="text">
      <style:text-properties style:font-name="Linux Libertine S.O.Cist.3" fo:font-size="12pt" fo:language="cs" fo:country="CZ" officeooo:rsid="02e75305" style:font-size-asian="12pt" style:font-size-complex="12pt"/>
    </style:style>
    <style:style style:name="T555" style:family="text">
      <style:text-properties style:font-name="Linux Libertine S.O.Cist.3" fo:font-size="12pt" fo:language="cs" fo:country="CZ" officeooo:rsid="019dc1ae" style:font-size-asian="12pt" style:font-size-complex="12pt"/>
    </style:style>
    <style:style style:name="T556" style:family="text">
      <style:text-properties style:font-name="Linux Libertine S.O.Cist.3" fo:font-size="12pt" fo:language="cs" fo:country="CZ" officeooo:rsid="01a04e05" style:font-size-asian="12pt" style:font-size-complex="12pt"/>
    </style:style>
    <style:style style:name="T557" style:family="text">
      <style:text-properties style:font-name="Linux Libertine S.O.Cist.3" fo:font-size="12pt" fo:language="cs" fo:country="CZ" officeooo:rsid="01a15d35" style:font-size-asian="12pt" style:font-size-complex="12pt"/>
    </style:style>
    <style:style style:name="T558" style:family="text">
      <style:text-properties style:font-name="Linux Libertine S.O.Cist.3" fo:font-size="12pt" fo:language="cs" fo:country="CZ" officeooo:rsid="02ac2904" style:font-size-asian="12pt" style:font-size-complex="12pt"/>
    </style:style>
    <style:style style:name="T559" style:family="text">
      <style:text-properties style:font-name="Linux Libertine S.O.Cist.3" fo:font-size="12pt" fo:language="cs" fo:country="CZ" officeooo:rsid="01ada0db" style:font-size-asian="12pt" style:font-size-complex="12pt"/>
    </style:style>
    <style:style style:name="T560" style:family="text">
      <style:text-properties style:font-name="Linux Libertine S.O.Cist.3" fo:font-size="12pt" fo:language="cs" fo:country="CZ" officeooo:rsid="01a29c08" style:font-size-asian="12pt" style:font-size-complex="12pt"/>
    </style:style>
    <style:style style:name="T561" style:family="text">
      <style:text-properties style:font-name="Linux Libertine S.O.Cist.3" fo:font-size="12pt" fo:language="cs" fo:country="CZ" officeooo:rsid="02ecae29" style:font-size-asian="12pt" style:font-size-complex="12pt"/>
    </style:style>
    <style:style style:name="T562" style:family="text">
      <style:text-properties style:font-name="Linux Libertine S.O.Cist.3" fo:font-size="12pt" fo:language="cs" fo:country="CZ" officeooo:rsid="01c19275" style:font-size-asian="12pt" style:font-size-complex="12pt"/>
    </style:style>
    <style:style style:name="T563" style:family="text">
      <style:text-properties style:font-name="Linux Libertine S.O.Cist.3" fo:font-size="12pt" fo:language="cs" fo:country="CZ" officeooo:rsid="02f233d9" style:font-size-asian="12pt" style:font-size-complex="12pt"/>
    </style:style>
    <style:style style:name="T564" style:family="text">
      <style:text-properties style:font-name="Linux Libertine S.O.Cist.3" fo:font-size="12pt" fo:language="cs" fo:country="CZ" officeooo:rsid="02c43824" style:font-size-asian="12pt" style:font-size-complex="12pt"/>
    </style:style>
    <style:style style:name="T565" style:family="text">
      <style:text-properties style:font-name="Linux Libertine S.O.Cist.3" fo:font-size="12pt" fo:language="cs" fo:country="CZ" officeooo:rsid="02f24a4d" style:font-size-asian="12pt" style:font-size-complex="12pt"/>
    </style:style>
    <style:style style:name="T566" style:family="text">
      <style:text-properties style:font-name="Linux Libertine S.O.Cist.3" fo:font-size="12pt" fo:language="cs" fo:country="CZ" officeooo:rsid="01c27ef4" style:font-size-asian="12pt" style:font-size-complex="12pt"/>
    </style:style>
    <style:style style:name="T567" style:family="text">
      <style:text-properties style:font-name="Linux Libertine S.O.Cist.3" fo:font-size="12pt" fo:language="cs" fo:country="CZ" officeooo:rsid="02f3bfd2" style:font-size-asian="12pt" style:font-size-complex="12pt"/>
    </style:style>
    <style:style style:name="T568" style:family="text">
      <style:text-properties style:font-name="Linux Libertine S.O.Cist.3" fo:font-size="12pt" fo:language="cs" fo:country="CZ" officeooo:rsid="01c58faa" style:font-size-asian="12pt" style:font-size-complex="12pt"/>
    </style:style>
    <style:style style:name="T569" style:family="text">
      <style:text-properties style:font-name="Linux Libertine S.O.Cist.3" fo:font-size="12pt" fo:language="cs" fo:country="CZ" officeooo:rsid="01d0d99d" style:font-size-asian="12pt" style:font-size-complex="12pt"/>
    </style:style>
    <style:style style:name="T570" style:family="text">
      <style:text-properties style:font-name="Linux Libertine S.O.Cist.3" fo:font-size="12pt" fo:language="cs" fo:country="CZ" officeooo:rsid="01c8853f" style:font-size-asian="12pt" style:font-size-complex="12pt"/>
    </style:style>
    <style:style style:name="T571" style:family="text">
      <style:text-properties style:font-name="Linux Libertine S.O.Cist.3" fo:font-size="12pt" fo:language="cs" fo:country="CZ" officeooo:rsid="01c8c110" style:font-size-asian="12pt" style:font-size-complex="12pt"/>
    </style:style>
    <style:style style:name="T572" style:family="text">
      <style:text-properties style:font-name="Linux Libertine S.O.Cist.3" fo:font-size="12pt" fo:language="cs" fo:country="CZ" officeooo:rsid="01cabda1" style:font-size-asian="12pt" style:font-size-complex="12pt"/>
    </style:style>
    <style:style style:name="T573" style:family="text">
      <style:text-properties style:font-name="Linux Libertine S.O.Cist.3" fo:font-size="12pt" fo:language="cs" fo:country="CZ" officeooo:rsid="01f820fd" style:font-size-asian="12pt" style:font-size-complex="12pt"/>
    </style:style>
    <style:style style:name="T574" style:family="text">
      <style:text-properties style:font-name="Linux Libertine S.O.Cist.3" fo:font-size="12pt" fo:language="cs" fo:country="CZ" officeooo:rsid="02f81361" style:font-size-asian="12pt" style:font-size-complex="12pt"/>
    </style:style>
    <style:style style:name="T575" style:family="text">
      <style:text-properties style:font-name="Linux Libertine S.O.Cist.3" fo:font-size="12pt" fo:language="cs" fo:country="CZ" officeooo:rsid="021528f9" style:font-size-asian="12pt" style:font-size-complex="12pt"/>
    </style:style>
    <style:style style:name="T576" style:family="text">
      <style:text-properties style:font-name="Linux Libertine S.O.Cist.3" fo:font-size="12pt" fo:language="cs" fo:country="CZ" officeooo:rsid="030a42f4" style:font-size-asian="12pt" style:font-size-complex="12pt"/>
    </style:style>
    <style:style style:name="T577" style:family="text">
      <style:text-properties style:font-name="Linux Libertine S.O.Cist.3" fo:font-size="12pt" fo:language="cs" fo:country="CZ" officeooo:rsid="0312d332" style:font-size-asian="12pt" style:font-size-complex="12pt"/>
    </style:style>
    <style:style style:name="T578" style:family="text">
      <style:text-properties style:font-name="Linux Libertine S.O.Cist.3" fo:font-size="12pt" fo:language="cs" fo:country="CZ" officeooo:rsid="0315939c" style:font-size-asian="12pt" style:font-size-complex="12pt"/>
    </style:style>
    <style:style style:name="T579" style:family="text">
      <style:text-properties style:font-name="Linux Libertine S.O.Cist.3" fo:font-size="12pt" fo:language="cs" fo:country="CZ" officeooo:rsid="031779ba" style:font-size-asian="12pt" style:font-size-complex="12pt"/>
    </style:style>
    <style:style style:name="T580" style:family="text">
      <style:text-properties style:font-name="Linux Libertine S.O.Cist.3" fo:font-size="12pt" fo:language="cs" fo:country="CZ" officeooo:rsid="03216c79" style:font-size-asian="12pt" style:font-size-complex="12pt"/>
    </style:style>
    <style:style style:name="T581" style:family="text">
      <style:text-properties style:font-name="Linux Libertine S.O.Cist.3" fo:font-size="12pt" fo:language="cs" fo:country="CZ" officeooo:rsid="0323fddf" style:font-size-asian="12pt" style:font-size-complex="12pt"/>
    </style:style>
    <style:style style:name="T582" style:family="text">
      <style:text-properties style:font-name="Linux Libertine S.O.Cist.3" fo:font-size="12pt" fo:language="cs" fo:country="CZ" officeooo:rsid="0324998e" style:font-size-asian="12pt" style:font-size-complex="12pt"/>
    </style:style>
    <style:style style:name="T583" style:family="text">
      <style:text-properties style:font-name="Linux Libertine S.O.Cist.3" fo:font-size="12pt" fo:language="cs" fo:country="CZ" officeooo:rsid="032a2c63" style:font-size-asian="12pt" style:font-size-complex="12pt"/>
    </style:style>
    <style:style style:name="T584" style:family="text">
      <style:text-properties style:font-name="Linux Libertine S.O.Cist.3" fo:font-size="12pt" fo:language="cs" fo:country="CZ" fo:font-style="italic" officeooo:rsid="00387f11" style:font-size-asian="12pt" style:font-style-asian="italic" style:font-size-complex="12pt" style:font-style-complex="italic"/>
    </style:style>
    <style:style style:name="T585" style:family="text">
      <style:text-properties style:font-name="Linux Libertine S.O.Cist.3" fo:font-size="12pt" fo:language="cs" fo:country="CZ" fo:font-style="italic" officeooo:rsid="009ba646" style:font-size-asian="12pt" style:font-style-asian="italic" style:font-size-complex="12pt" style:font-style-complex="italic"/>
    </style:style>
    <style:style style:name="T586" style:family="text">
      <style:text-properties style:font-name="Linux Libertine S.O.Cist.3" fo:font-size="12pt" fo:language="cs" fo:country="CZ" fo:font-style="italic" officeooo:rsid="009d4bb9" style:font-size-asian="12pt" style:font-style-asian="italic" style:font-size-complex="12pt" style:font-style-complex="italic"/>
    </style:style>
    <style:style style:name="T587" style:family="text">
      <style:text-properties style:font-name="Linux Libertine S.O.Cist.3" fo:font-size="12pt" fo:language="cs" fo:country="CZ" fo:font-style="italic" officeooo:rsid="0139a621" style:font-size-asian="12pt" style:font-style-asian="italic" style:font-size-complex="12pt" style:font-style-complex="italic"/>
    </style:style>
    <style:style style:name="T588" style:family="text">
      <style:text-properties style:font-name="Linux Libertine S.O.Cist.3" fo:font-size="12pt" fo:language="cs" fo:country="CZ" fo:font-style="italic" officeooo:rsid="0138af6a" style:font-size-asian="12pt" style:font-style-asian="italic" style:font-size-complex="12pt" style:font-style-complex="italic"/>
    </style:style>
    <style:style style:name="T589" style:family="text">
      <style:text-properties style:font-name="Linux Libertine S.O.Cist.3" fo:font-size="12pt" fo:language="cs" fo:country="CZ" fo:font-style="italic" officeooo:rsid="02e750aa" style:font-size-asian="12pt" style:font-style-asian="italic" style:font-size-complex="12pt" style:font-style-complex="italic"/>
    </style:style>
    <style:style style:name="T590" style:family="text">
      <style:text-properties style:font-name="Linux Libertine S.O.Cist.3" fo:font-size="12pt" fo:language="cs" fo:country="CZ" fo:font-style="italic" officeooo:rsid="019dc1ae" style:font-size-asian="12pt" style:font-style-asian="italic" style:font-size-complex="12pt" style:font-style-complex="italic"/>
    </style:style>
    <style:style style:name="T591" style:family="text">
      <style:text-properties style:font-name="Linux Libertine S.O.Cist.3" fo:font-size="12pt" fo:language="cs" fo:country="CZ" fo:font-style="italic" officeooo:rsid="019eabc6" style:font-size-asian="12pt" style:font-style-asian="italic" style:font-size-complex="12pt" style:font-style-complex="italic"/>
    </style:style>
    <style:style style:name="T592" style:family="text">
      <style:text-properties style:font-name="Linux Libertine S.O.Cist.3" fo:font-size="12pt" fo:language="cs" fo:country="CZ" fo:font-style="italic" officeooo:rsid="01a6ffa6" style:font-size-asian="12pt" style:font-style-asian="italic" style:font-size-complex="12pt" style:font-style-complex="italic"/>
    </style:style>
    <style:style style:name="T593" style:family="text">
      <style:text-properties style:font-name="Linux Libertine S.O.Cist.3" fo:font-size="12pt" fo:language="cs" fo:country="CZ" fo:font-style="italic" officeooo:rsid="01a5619d" style:font-size-asian="12pt" style:font-style-asian="italic" style:font-size-complex="12pt" style:font-style-complex="italic"/>
    </style:style>
    <style:style style:name="T594" style:family="text">
      <style:text-properties style:font-name="Linux Libertine S.O.Cist.3" fo:font-size="12pt" fo:language="cs" fo:country="CZ" fo:font-style="italic" officeooo:rsid="01c27ef4" style:font-size-asian="12pt" style:font-style-asian="italic" style:font-size-complex="12pt" style:font-style-complex="italic"/>
    </style:style>
    <style:style style:name="T595" style:family="text">
      <style:text-properties style:font-name="Linux Libertine S.O.Cist.3" fo:font-size="12pt" fo:language="cs" fo:country="CZ" fo:font-style="italic" officeooo:rsid="01c3a7c2" style:font-size-asian="12pt" style:font-style-asian="italic" style:font-size-complex="12pt" style:font-style-complex="italic"/>
    </style:style>
    <style:style style:name="T596" style:family="text">
      <style:text-properties style:font-name="Linux Libertine S.O.Cist.3" fo:font-size="12pt" fo:language="cs" fo:country="CZ" fo:font-style="italic" officeooo:rsid="01d0d99d" style:font-size-asian="12pt" style:font-style-asian="italic" style:font-size-complex="12pt" style:font-style-complex="italic"/>
    </style:style>
    <style:style style:name="T597" style:family="text">
      <style:text-properties style:font-name="Linux Libertine S.O.Cist.3" fo:font-size="12pt" fo:language="cs" fo:country="CZ" fo:font-style="italic" officeooo:rsid="01c58faa" style:font-size-asian="12pt" style:font-style-asian="italic" style:font-size-complex="12pt" style:font-style-complex="italic"/>
    </style:style>
    <style:style style:name="T598" style:family="text">
      <style:text-properties style:font-name="Linux Libertine S.O.Cist.3" fo:font-size="12pt" fo:language="cs" fo:country="CZ" fo:font-style="italic" officeooo:rsid="01cabda1" style:font-size-asian="12pt" style:font-style-asian="italic" style:font-size-complex="12pt" style:font-style-complex="italic"/>
    </style:style>
    <style:style style:name="T599" style:family="text">
      <style:text-properties style:font-name="Linux Libertine S.O.Cist.3" fo:font-size="12pt" fo:language="cs" fo:country="CZ" fo:font-style="italic" officeooo:rsid="020224ab" style:font-size-asian="12pt" style:font-style-asian="italic" style:font-size-complex="12pt" style:font-style-complex="italic"/>
    </style:style>
    <style:style style:name="T600" style:family="text">
      <style:text-properties style:font-name="Linux Libertine S.O.Cist.3" fo:font-size="12pt" fo:language="cs" fo:country="CZ" fo:font-style="italic" officeooo:rsid="021528f9" style:font-size-asian="12pt" style:font-style-asian="italic" style:font-size-complex="12pt" style:font-style-complex="italic"/>
    </style:style>
    <style:style style:name="T601" style:family="text">
      <style:text-properties style:font-name="Linux Libertine S.O.Cist.3" fo:font-size="12pt" fo:language="cs" fo:country="CZ" fo:font-style="italic" officeooo:rsid="03019365" style:font-size-asian="12pt" style:font-style-asian="italic" style:font-size-complex="12pt" style:font-style-complex="italic"/>
    </style:style>
    <style:style style:name="T602" style:family="text">
      <style:text-properties style:font-name="Linux Libertine S.O.Cist.3" fo:font-size="12pt" fo:language="cs" fo:country="CZ" fo:font-style="italic" officeooo:rsid="0217fb2a" style:font-size-asian="12pt" style:font-style-asian="italic" style:font-size-complex="12pt" style:font-style-complex="italic"/>
    </style:style>
    <style:style style:name="T603" style:family="text">
      <style:text-properties style:font-name="Linux Libertine S.O.Cist.3" fo:font-size="12pt" fo:language="cs" fo:country="CZ" fo:font-style="italic" officeooo:rsid="0313dbd1" style:font-size-asian="12pt" style:font-style-asian="italic" style:font-size-complex="12pt" style:font-style-complex="italic"/>
    </style:style>
    <style:style style:name="T604" style:family="text">
      <style:text-properties style:font-name="Linux Libertine S.O.Cist.3" fo:font-size="12pt" fo:language="cs" fo:country="CZ" fo:font-style="italic" officeooo:rsid="0315939c" style:font-size-asian="12pt" style:font-style-asian="italic" style:font-size-complex="12pt" style:font-style-complex="italic"/>
    </style:style>
    <style:style style:name="T605" style:family="text">
      <style:text-properties style:font-name="Linux Libertine S.O.Cist.3" fo:font-size="12pt" fo:language="cs" fo:country="CZ" fo:font-style="italic" officeooo:rsid="03229ca2" style:font-size-asian="12pt" style:font-style-asian="italic" style:font-size-complex="12pt" style:font-style-complex="italic"/>
    </style:style>
    <style:style style:name="T606" style:family="text">
      <style:text-properties style:font-name="Linux Libertine S.O.Cist.3" fo:font-size="12pt" fo:language="cs" fo:country="CZ" fo:font-style="italic" officeooo:rsid="032a2c63" style:font-size-asian="12pt" style:font-style-asian="italic" style:font-size-complex="12pt" style:font-style-complex="italic"/>
    </style:style>
    <style:style style:name="T607" style:family="text">
      <style:text-properties style:font-name="Linux Libertine S.O.Cist.3" fo:font-size="12pt" fo:language="cs" fo:country="CZ" fo:font-style="italic" fo:font-weight="bold" officeooo:rsid="0313dbd1" style:font-size-asian="12pt" style:font-style-asian="italic" style:font-weight-asian="bold" style:font-size-complex="12pt" style:font-style-complex="italic" style:font-weight-complex="bold"/>
    </style:style>
    <style:style style:name="T608" style:family="text">
      <style:text-properties style:font-name="Linux Libertine S.O.Cist.3" fo:font-size="12pt" fo:language="cs" fo:country="CZ" fo:font-style="normal" officeooo:rsid="019dc1ae" style:font-size-asian="12pt" style:font-style-asian="normal" style:font-size-complex="12pt" style:font-style-complex="normal"/>
    </style:style>
    <style:style style:name="T609" style:family="text">
      <style:text-properties style:font-name="Linux Libertine S.O.Cist.3" fo:font-size="12pt" fo:language="cs" fo:country="CZ" fo:font-style="normal" officeooo:rsid="019e38d6" style:font-size-asian="12pt" style:font-style-asian="normal" style:font-size-complex="12pt" style:font-style-complex="normal"/>
    </style:style>
    <style:style style:name="T610" style:family="text">
      <style:text-properties style:font-name="Linux Libertine S.O.Cist.3" fo:font-size="12pt" fo:language="cs" fo:country="CZ" fo:font-style="normal" officeooo:rsid="02abb2e4" style:font-size-asian="12pt" style:font-style-asian="normal" style:font-size-complex="12pt" style:font-style-complex="normal"/>
    </style:style>
    <style:style style:name="T611" style:family="text">
      <style:text-properties style:font-name="Linux Libertine S.O.Cist.3" fo:font-size="12pt" fo:language="cs" fo:country="CZ" fo:font-style="normal" officeooo:rsid="019eabc6" style:font-size-asian="12pt" style:font-style-asian="normal" style:font-size-complex="12pt" style:font-style-complex="normal"/>
    </style:style>
    <style:style style:name="T612" style:family="text">
      <style:text-properties style:font-name="Linux Libertine S.O.Cist.3" fo:font-size="12pt" fo:language="cs" fo:country="CZ" fo:font-style="normal" officeooo:rsid="02ecae29" style:font-size-asian="12pt" style:font-style-asian="normal" style:font-size-complex="12pt" style:font-style-complex="normal"/>
    </style:style>
    <style:style style:name="T613" style:family="text">
      <style:text-properties style:font-name="Linux Libertine S.O.Cist.3" fo:font-size="12pt" fo:language="cs" fo:country="CZ" fo:font-style="normal" officeooo:rsid="01ada0db" style:font-size-asian="12pt" style:font-style-asian="normal" style:font-size-complex="12pt" style:font-style-complex="normal"/>
    </style:style>
    <style:style style:name="T614" style:family="text">
      <style:text-properties style:font-name="Linux Libertine S.O.Cist.3" fo:font-size="12pt" fo:language="cs" fo:country="CZ" fo:font-style="normal" officeooo:rsid="01a29c08" style:font-size-asian="12pt" style:font-style-asian="normal" style:font-size-complex="12pt" style:font-style-complex="normal"/>
    </style:style>
    <style:style style:name="T615" style:family="text">
      <style:text-properties style:font-name="Linux Libertine S.O.Cist.3" fo:font-size="12pt" fo:language="cs" fo:country="CZ" fo:font-style="normal" officeooo:rsid="02ac2904" style:font-size-asian="12pt" style:font-style-asian="normal" style:font-size-complex="12pt" style:font-style-complex="normal"/>
    </style:style>
    <style:style style:name="T616" style:family="text">
      <style:text-properties style:font-name="Linux Libertine S.O.Cist.3" fo:font-size="12pt" fo:language="cs" fo:country="CZ" fo:font-style="normal" officeooo:rsid="01a533cb" style:font-size-asian="12pt" style:font-style-asian="normal" style:font-size-complex="12pt" style:font-style-complex="normal"/>
    </style:style>
    <style:style style:name="T617" style:family="text">
      <style:text-properties style:font-name="Linux Libertine S.O.Cist.3" fo:font-size="12pt" fo:language="cs" fo:country="CZ" fo:font-style="normal" officeooo:rsid="01aedbbd" style:font-size-asian="12pt" style:font-style-asian="normal" style:font-size-complex="12pt" style:font-style-complex="normal"/>
    </style:style>
    <style:style style:name="T618" style:family="text">
      <style:text-properties style:font-name="Linux Libertine S.O.Cist.3" fo:font-size="12pt" fo:language="cs" fo:country="CZ" fo:font-style="normal" officeooo:rsid="01a5619d" style:font-size-asian="12pt" style:font-style-asian="normal" style:font-size-complex="12pt" style:font-style-complex="normal"/>
    </style:style>
    <style:style style:name="T619" style:family="text">
      <style:text-properties style:font-name="Linux Libertine S.O.Cist.3" fo:font-size="12pt" fo:language="cs" fo:country="CZ" fo:font-style="normal" officeooo:rsid="01a6ffa6" style:font-size-asian="12pt" style:font-style-asian="normal" style:font-size-complex="12pt" style:font-style-complex="normal"/>
    </style:style>
    <style:style style:name="T620" style:family="text">
      <style:text-properties style:font-name="Linux Libertine S.O.Cist.3" fo:font-size="12pt" fo:language="cs" fo:country="CZ" fo:font-style="normal" officeooo:rsid="01b04959" style:font-size-asian="12pt" style:font-style-asian="normal" style:font-size-complex="12pt" style:font-style-complex="normal"/>
    </style:style>
    <style:style style:name="T621" style:family="text">
      <style:text-properties style:font-name="Linux Libertine S.O.Cist.3" fo:font-size="12pt" fo:language="cs" fo:country="CZ" fo:font-style="normal" officeooo:rsid="01a8809d" style:font-size-asian="12pt" style:font-style-asian="normal" style:font-size-complex="12pt" style:font-style-complex="normal"/>
    </style:style>
    <style:style style:name="T622" style:family="text">
      <style:text-properties style:font-name="Linux Libertine S.O.Cist.3" fo:font-size="12pt" fo:language="cs" fo:country="CZ" fo:font-style="normal" officeooo:rsid="01c27ef4" style:font-size-asian="12pt" style:font-style-asian="normal" style:font-size-complex="12pt" style:font-style-complex="normal"/>
    </style:style>
    <style:style style:name="T623" style:family="text">
      <style:text-properties style:font-name="Linux Libertine S.O.Cist.3" fo:font-size="12pt" fo:language="cs" fo:country="CZ" fo:font-style="normal" officeooo:rsid="01c3a7c2" style:font-size-asian="12pt" style:font-style-asian="normal" style:font-size-complex="12pt" style:font-style-complex="normal"/>
    </style:style>
    <style:style style:name="T624" style:family="text">
      <style:text-properties style:font-name="Linux Libertine S.O.Cist.3" fo:font-size="12pt" fo:language="cs" fo:country="CZ" fo:font-style="normal" officeooo:rsid="02c43824" style:font-size-asian="12pt" style:font-style-asian="normal" style:font-size-complex="12pt" style:font-style-complex="normal"/>
    </style:style>
    <style:style style:name="T625" style:family="text">
      <style:text-properties style:font-name="Linux Libertine S.O.Cist.3" fo:font-size="12pt" fo:language="cs" fo:country="CZ" fo:font-style="normal" officeooo:rsid="01c4e98b" style:font-size-asian="12pt" style:font-style-asian="normal" style:font-size-complex="12pt" style:font-style-complex="normal"/>
    </style:style>
    <style:style style:name="T626" style:family="text">
      <style:text-properties style:font-name="Linux Libertine S.O.Cist.3" fo:font-size="12pt" fo:language="cs" fo:country="CZ" fo:font-style="normal" officeooo:rsid="01c58faa" style:font-size-asian="12pt" style:font-style-asian="normal" style:font-size-complex="12pt" style:font-style-complex="normal"/>
    </style:style>
    <style:style style:name="T627" style:family="text">
      <style:text-properties style:font-name="Linux Libertine S.O.Cist.3" fo:font-size="12pt" fo:language="cs" fo:country="CZ" fo:font-style="normal" officeooo:rsid="02c636ef" style:font-size-asian="12pt" style:font-style-asian="normal" style:font-size-complex="12pt" style:font-style-complex="normal"/>
    </style:style>
    <style:style style:name="T628" style:family="text">
      <style:text-properties style:font-name="Linux Libertine S.O.Cist.3" fo:font-size="12pt" fo:language="cs" fo:country="CZ" fo:font-style="normal" officeooo:rsid="0217fb2a" style:font-size-asian="12pt" style:font-style-asian="normal" style:font-size-complex="12pt" style:font-style-complex="normal"/>
    </style:style>
    <style:style style:name="T629" style:family="text">
      <style:text-properties style:font-name="Linux Libertine S.O.Cist.3" fo:font-size="12pt" fo:language="cs" fo:country="CZ" fo:font-style="normal" officeooo:rsid="0218c3ea" style:font-size-asian="12pt" style:font-style-asian="normal" style:font-size-complex="12pt" style:font-style-complex="normal"/>
    </style:style>
    <style:style style:name="T630" style:family="text">
      <style:text-properties style:font-name="Linux Libertine S.O.Cist.3" fo:font-size="12pt" fo:language="cs" fo:country="CZ" fo:font-style="normal" officeooo:rsid="03019365" style:font-size-asian="12pt" style:font-style-asian="normal" style:font-size-complex="12pt" style:font-style-complex="normal"/>
    </style:style>
    <style:style style:name="T631" style:family="text">
      <style:text-properties style:font-name="Linux Libertine S.O.Cist.3" fo:font-size="12pt" fo:language="cs" fo:country="CZ" fo:font-style="normal" officeooo:rsid="0312d332" style:font-size-asian="12pt" style:font-style-asian="normal" style:font-size-complex="12pt" style:font-style-complex="normal"/>
    </style:style>
    <style:style style:name="T632" style:family="text">
      <style:text-properties style:font-name="Linux Libertine S.O.Cist.3" fo:font-size="12pt" fo:language="cs" fo:country="CZ" fo:font-style="normal" officeooo:rsid="03216c79" style:font-size-asian="12pt" style:font-style-asian="normal" style:font-size-complex="12pt" style:font-style-complex="normal"/>
    </style:style>
    <style:style style:name="T633" style:family="text">
      <style:text-properties style:font-name="Linux Libertine S.O.Cist.3" fo:font-size="12pt" fo:language="cs" fo:country="CZ" fo:font-style="normal" officeooo:rsid="03229ca2" style:font-size-asian="12pt" style:font-style-asian="normal" style:font-size-complex="12pt" style:font-style-complex="normal"/>
    </style:style>
    <style:style style:name="T634" style:family="text">
      <style:text-properties style:font-name="Linux Libertine S.O.Cist.3" officeooo:rsid="02ecae29"/>
    </style:style>
    <style:style style:name="T635" style:family="text">
      <style:text-properties style:font-name="Linux Libertine S.O.Cist.3" officeooo:rsid="02f3f406"/>
    </style:style>
    <style:style style:name="T636" style:family="text">
      <style:text-properties style:font-name="Linux Libertine S.O.Cist.3" officeooo:rsid="02f81361"/>
    </style:style>
    <style:style style:name="T637" style:family="text">
      <style:text-properties style:font-name="Linux Libertine S.O.Cist.3" officeooo:rsid="032010c5"/>
    </style:style>
    <style:style style:name="T638" style:family="text">
      <style:text-properties style:font-name="Linux Libertine S.O.Cist.3" officeooo:rsid="03288d80"/>
    </style:style>
    <style:style style:name="T639" style:family="text">
      <style:text-properties officeooo:rsid="018cf0e6"/>
    </style:style>
    <style:style style:name="T640" style:family="text">
      <style:text-properties officeooo:rsid="018ff310"/>
    </style:style>
    <style:style style:name="T641" style:family="text">
      <style:text-properties officeooo:rsid="0192cc38"/>
    </style:style>
    <style:style style:name="T642" style:family="text">
      <style:text-properties officeooo:rsid="0196e3c8"/>
    </style:style>
    <style:style style:name="T643" style:family="text">
      <style:text-properties officeooo:rsid="01988aed"/>
    </style:style>
    <style:style style:name="T644" style:family="text">
      <style:text-properties officeooo:rsid="01a04e05"/>
    </style:style>
    <style:style style:name="T645" style:family="text">
      <style:text-properties officeooo:rsid="01a8809d"/>
    </style:style>
    <style:style style:name="T646" style:family="text">
      <style:text-properties officeooo:rsid="01aa1100"/>
    </style:style>
    <style:style style:name="T647" style:family="text">
      <style:text-properties officeooo:rsid="01ab1f5e"/>
    </style:style>
    <style:style style:name="T648" style:family="text">
      <style:text-properties fo:font-weight="normal" officeooo:rsid="0183849d" style:language-asian="zh" style:country-asian="CN" style:font-weight-asian="normal" style:language-complex="hi" style:country-complex="IN" style:font-weight-complex="normal"/>
    </style:style>
    <style:style style:name="T649" style:family="text">
      <style:text-properties fo:font-weight="normal" officeooo:rsid="001b7e00" style:language-asian="zh" style:country-asian="CN" style:font-weight-asian="normal" style:language-complex="hi" style:country-complex="IN" style:font-weight-complex="normal"/>
    </style:style>
    <style:style style:name="T650" style:family="text">
      <style:text-properties fo:font-weight="normal" officeooo:rsid="01b8dff1" style:language-asian="zh" style:country-asian="CN" style:font-weight-asian="normal" style:language-complex="hi" style:country-complex="IN" style:font-weight-complex="normal"/>
    </style:style>
    <style:style style:name="T651" style:family="text">
      <style:text-properties officeooo:rsid="01bc0f60"/>
    </style:style>
    <style:style style:name="T652" style:family="text">
      <style:text-properties officeooo:rsid="01bd9cc5"/>
    </style:style>
    <style:style style:name="T653" style:family="text">
      <style:text-properties officeooo:rsid="01cbce2a"/>
    </style:style>
    <style:style style:name="T654" style:family="text">
      <style:text-properties officeooo:rsid="01cef9f1"/>
    </style:style>
    <style:style style:name="T655" style:family="text">
      <style:text-properties officeooo:rsid="01d99e45"/>
    </style:style>
    <style:style style:name="T656" style:family="text">
      <style:text-properties officeooo:rsid="01db5f74"/>
    </style:style>
    <style:style style:name="T657" style:family="text">
      <style:text-properties officeooo:rsid="01db92b1"/>
    </style:style>
    <style:style style:name="T658" style:family="text">
      <style:text-properties officeooo:rsid="01dd3158"/>
    </style:style>
    <style:style style:name="T659" style:family="text">
      <style:text-properties officeooo:rsid="01dddbf8"/>
    </style:style>
    <style:style style:name="T660" style:family="text">
      <style:text-properties fo:letter-spacing="-0.007cm"/>
    </style:style>
    <style:style style:name="T661" style:family="text">
      <style:text-properties officeooo:rsid="01e41a6b"/>
    </style:style>
    <style:style style:name="T662" style:family="text">
      <style:text-properties officeooo:rsid="01efe76b"/>
    </style:style>
    <style:style style:name="T663" style:family="text">
      <style:text-properties officeooo:rsid="02046c1c"/>
    </style:style>
    <style:style style:name="T664" style:family="text">
      <style:text-properties officeooo:rsid="020b1f1d"/>
    </style:style>
    <style:style style:name="T665" style:family="text">
      <style:text-properties officeooo:rsid="021e0a89"/>
    </style:style>
    <style:style style:name="T666" style:family="text">
      <style:text-properties officeooo:rsid="022779f3"/>
    </style:style>
    <style:style style:name="T667" style:family="text">
      <style:text-properties officeooo:rsid="022cf6bd"/>
    </style:style>
    <style:style style:name="T668" style:family="text">
      <style:text-properties officeooo:rsid="022f23f9"/>
    </style:style>
    <style:style style:name="T669" style:family="text">
      <style:text-properties officeooo:rsid="02386d91"/>
    </style:style>
    <style:style style:name="T670" style:family="text">
      <style:text-properties officeooo:rsid="023ad78e"/>
    </style:style>
    <style:style style:name="T671" style:family="text">
      <style:text-properties officeooo:rsid="023ca0ff"/>
    </style:style>
    <style:style style:name="T672" style:family="text">
      <style:text-properties officeooo:rsid="02409f24"/>
    </style:style>
    <style:style style:name="T673" style:family="text">
      <style:text-properties officeooo:rsid="024b8959"/>
    </style:style>
    <style:style style:name="T674" style:family="text">
      <style:text-properties officeooo:rsid="024ccb9f"/>
    </style:style>
    <style:style style:name="T675" style:family="text">
      <style:text-properties officeooo:rsid="024f76a2"/>
    </style:style>
    <style:style style:name="T676" style:family="text">
      <style:text-properties officeooo:rsid="0254e862"/>
    </style:style>
    <style:style style:name="T677" style:family="text">
      <style:text-properties officeooo:rsid="00af29e7"/>
    </style:style>
    <style:style style:name="T678" style:family="text">
      <style:text-properties officeooo:rsid="00bc1fa8"/>
    </style:style>
    <style:style style:name="T679" style:family="text">
      <style:text-properties officeooo:rsid="00afa60b"/>
    </style:style>
    <style:style style:name="T680" style:family="text">
      <style:text-properties officeooo:rsid="00bb0862"/>
    </style:style>
    <style:style style:name="T681" style:family="text">
      <style:text-properties officeooo:rsid="00bd4610"/>
    </style:style>
    <style:style style:name="T682" style:family="text">
      <style:text-properties officeooo:rsid="02599a23"/>
    </style:style>
    <style:style style:name="T683" style:family="text">
      <style:text-properties officeooo:rsid="0268805f"/>
    </style:style>
    <style:style style:name="T684" style:family="text">
      <style:text-properties officeooo:rsid="026e549f"/>
    </style:style>
    <style:style style:name="T685" style:family="text">
      <style:text-properties officeooo:rsid="02780ef5"/>
    </style:style>
    <style:style style:name="T686" style:family="text">
      <style:text-properties officeooo:rsid="0278b7d0"/>
    </style:style>
    <style:style style:name="T687" style:family="text">
      <style:text-properties officeooo:rsid="027c77a3"/>
    </style:style>
    <style:style style:name="T688" style:family="text">
      <style:text-properties officeooo:rsid="0286cad6"/>
    </style:style>
    <style:style style:name="T689" style:family="text">
      <style:text-properties officeooo:rsid="028db7d1"/>
    </style:style>
    <style:style style:name="T690" style:family="text">
      <style:text-properties style:font-name="Bookman BT S.O.Cist.:liga=0"/>
    </style:style>
    <style:style style:name="T691" style:family="text">
      <style:text-properties officeooo:rsid="02909fbc"/>
    </style:style>
    <style:style style:name="T692" style:family="text">
      <style:text-properties fo:font-variant="small-caps"/>
    </style:style>
    <style:style style:name="T693" style:family="text">
      <style:text-properties fo:font-variant="small-caps" officeooo:rsid="00199cab"/>
    </style:style>
    <style:style style:name="T694" style:family="text">
      <style:text-properties fo:font-variant="small-caps" officeooo:rsid="0010bb4e"/>
    </style:style>
    <style:style style:name="T695" style:family="text">
      <style:text-properties fo:font-variant="small-caps" officeooo:rsid="0063abe8"/>
    </style:style>
    <style:style style:name="T696" style:family="text">
      <style:text-properties fo:font-variant="small-caps" officeooo:rsid="007be461"/>
    </style:style>
    <style:style style:name="T697" style:family="text">
      <style:text-properties fo:font-variant="small-caps" officeooo:rsid="007b439d"/>
    </style:style>
    <style:style style:name="T698" style:family="text">
      <style:text-properties fo:font-variant="small-caps" officeooo:rsid="029a9ced"/>
    </style:style>
    <style:style style:name="T699" style:family="text">
      <style:text-properties fo:font-variant="small-caps" officeooo:rsid="009e853e"/>
    </style:style>
    <style:style style:name="T700" style:family="text">
      <style:text-properties fo:font-variant="small-caps" officeooo:rsid="00fff087"/>
    </style:style>
    <style:style style:name="T701" style:family="text">
      <style:text-properties fo:font-variant="small-caps" officeooo:rsid="00ede835"/>
    </style:style>
    <style:style style:name="T702" style:family="text">
      <style:text-properties fo:font-variant="small-caps" officeooo:rsid="00ed3424"/>
    </style:style>
    <style:style style:name="T703" style:family="text">
      <style:text-properties fo:font-variant="small-caps" fo:language="cs" fo:country="CZ" officeooo:rsid="00e2e277"/>
    </style:style>
    <style:style style:name="T704" style:family="text">
      <style:text-properties fo:font-variant="small-caps" fo:font-size="12pt" fo:language="cs" fo:country="CZ" style:font-size-asian="12pt" style:font-size-complex="12pt"/>
    </style:style>
    <style:style style:name="T705" style:family="text">
      <style:text-properties fo:font-variant="small-caps" fo:font-size="12pt" fo:language="cs" fo:country="CZ" officeooo:rsid="00e069c5" style:font-size-asian="12pt" style:font-size-complex="12pt"/>
    </style:style>
    <style:style style:name="T706" style:family="text">
      <style:text-properties fo:font-variant="small-caps" fo:font-size="12pt" fo:language="cs" fo:country="CZ" officeooo:rsid="00cafb6d" style:font-size-asian="12pt" style:font-size-complex="12pt"/>
    </style:style>
    <style:style style:name="T707" style:family="text">
      <style:text-properties fo:font-variant="small-caps" fo:font-size="12pt" fo:language="cs" fo:country="CZ" officeooo:rsid="023b30f3" style:font-size-asian="12pt" style:font-size-complex="12pt"/>
    </style:style>
    <style:style style:name="T708" style:family="text">
      <style:text-properties fo:font-variant="small-caps" officeooo:rsid="007a8ff8"/>
    </style:style>
    <style:style style:name="T709" style:family="text">
      <style:text-properties fo:font-variant="small-caps" officeooo:rsid="00cf4038"/>
    </style:style>
    <style:style style:name="T710" style:family="text">
      <style:text-properties fo:font-variant="small-caps" officeooo:rsid="00af38e3"/>
    </style:style>
    <style:style style:name="T711" style:family="text">
      <style:text-properties fo:font-variant="small-caps" officeooo:rsid="014e8b7c"/>
    </style:style>
    <style:style style:name="T712" style:family="text">
      <style:text-properties fo:font-variant="small-caps" officeooo:rsid="014f15ba"/>
    </style:style>
    <style:style style:name="T713" style:family="text">
      <style:text-properties fo:font-variant="small-caps" officeooo:rsid="0150c414"/>
    </style:style>
    <style:style style:name="T714" style:family="text">
      <style:text-properties fo:font-variant="small-caps" officeooo:rsid="011bf439"/>
    </style:style>
    <style:style style:name="T715" style:family="text">
      <style:text-properties fo:font-variant="small-caps" officeooo:rsid="02a02ef7"/>
    </style:style>
    <style:style style:name="T716" style:family="text">
      <style:text-properties fo:font-variant="small-caps" officeooo:rsid="02a0f190"/>
    </style:style>
    <style:style style:name="T717" style:family="text">
      <style:text-properties fo:font-variant="small-caps" officeooo:rsid="017d3f5d"/>
    </style:style>
    <style:style style:name="T718" style:family="text">
      <style:text-properties fo:font-variant="small-caps" officeooo:rsid="016fa184"/>
    </style:style>
    <style:style style:name="T719" style:family="text">
      <style:text-properties fo:font-variant="small-caps" officeooo:rsid="01668b7d"/>
    </style:style>
    <style:style style:name="T720" style:family="text">
      <style:text-properties fo:font-variant="small-caps" style:font-name="Linux Libertine S.O.Cist.1" fo:font-size="12pt" fo:language="cs" fo:country="CZ" style:font-size-asian="12pt" style:font-size-complex="12pt"/>
    </style:style>
    <style:style style:name="T721" style:family="text">
      <style:text-properties fo:font-variant="small-caps" style:font-name="Linux Libertine S.O.Cist.1" fo:font-size="12pt" fo:language="cs" fo:country="CZ" officeooo:rsid="015b1236" style:font-size-asian="12pt" style:font-size-complex="12pt"/>
    </style:style>
    <style:style style:name="T722" style:family="text">
      <style:text-properties fo:font-variant="small-caps" style:font-name="Linux Libertine S.O.Cist.1" fo:font-size="12pt" fo:language="cs" fo:country="CZ" officeooo:rsid="01288736" style:font-size-asian="12pt" style:font-size-complex="12pt"/>
    </style:style>
    <style:style style:name="T723" style:family="text">
      <style:text-properties fo:font-variant="small-caps" style:font-name="Linux Libertine S.O.Cist.1" fo:font-size="12pt" fo:language="cs" fo:country="CZ" officeooo:rsid="02a7e2cc" style:font-size-asian="12pt" style:font-size-complex="12pt"/>
    </style:style>
    <style:style style:name="T724" style:family="text">
      <style:text-properties fo:font-variant="small-caps" style:font-name="Linux Libertine S.O.Cist.1" fo:font-size="12pt" fo:language="cs" fo:country="CZ" officeooo:rsid="0212b095" style:font-size-asian="12pt" style:font-size-complex="12pt"/>
    </style:style>
    <style:style style:name="T725" style:family="text">
      <style:text-properties fo:font-variant="small-caps" style:font-name="Linux Libertine S.O.Cist.1" fo:font-size="12pt" fo:language="cs" fo:country="CZ" officeooo:rsid="0230491c" style:font-size-asian="12pt" style:font-size-complex="12pt"/>
    </style:style>
    <style:style style:name="T726" style:family="text">
      <style:text-properties fo:font-variant="small-caps" style:font-name="Linux Libertine S.O.Cist.1" fo:font-size="12pt" fo:language="cs" fo:country="CZ" officeooo:rsid="0266d53e" style:font-size-asian="12pt" style:font-size-complex="12pt"/>
    </style:style>
    <style:style style:name="T727" style:family="text">
      <style:text-properties fo:font-variant="small-caps" style:font-name="Linux Libertine S.O.Cist.1" fo:font-size="12pt" fo:language="cs" fo:country="CZ" officeooo:rsid="02678c20" style:font-size-asian="12pt" style:font-size-complex="12pt"/>
    </style:style>
    <style:style style:name="T728" style:family="text">
      <style:text-properties fo:font-variant="small-caps" style:font-name="Linux Libertine S.O.Cist.1" fo:font-size="12pt" fo:language="cs" fo:country="CZ" officeooo:rsid="026897af" style:font-size-asian="12pt" style:font-size-complex="12pt"/>
    </style:style>
    <style:style style:name="T729" style:family="text">
      <style:text-properties fo:font-variant="small-caps" style:font-name="Linux Libertine S.O.Cist.1" fo:font-size="12pt" fo:language="cs" fo:country="CZ" officeooo:rsid="0279f87e" style:font-size-asian="12pt" style:font-size-complex="12pt"/>
    </style:style>
    <style:style style:name="T730" style:family="text">
      <style:text-properties fo:font-variant="small-caps" style:font-name="Linux Libertine S.O.Cist.1" fo:font-size="12pt" fo:language="cs" fo:country="CZ" officeooo:rsid="007a7842" style:font-size-asian="12pt" style:font-size-complex="12pt"/>
    </style:style>
    <style:style style:name="T731" style:family="text">
      <style:text-properties fo:font-variant="small-caps" style:font-name="Linux Libertine S.O.Cist.1" fo:font-size="12pt" fo:language="cs" fo:country="CZ" fo:font-style="normal" officeooo:rsid="027ac43c" style:font-size-asian="12pt" style:font-style-asian="normal" style:font-size-complex="12pt" style:font-style-complex="normal"/>
    </style:style>
    <style:style style:name="T732" style:family="text">
      <style:text-properties fo:font-variant="small-caps" officeooo:rsid="02a8e96e"/>
    </style:style>
    <style:style style:name="T733" style:family="text">
      <style:text-properties fo:font-variant="small-caps" officeooo:rsid="028c5a59"/>
    </style:style>
    <style:style style:name="T734" style:family="text">
      <style:text-properties fo:font-variant="small-caps" officeooo:rsid="01aa1100"/>
    </style:style>
    <style:style style:name="T735" style:family="text">
      <style:text-properties fo:font-variant="small-caps" style:font-name="Linux Libertine S.O.Cist.3"/>
    </style:style>
    <style:style style:name="T736" style:family="text">
      <style:text-properties fo:font-variant="small-caps" style:font-name="Linux Libertine S.O.Cist.3" officeooo:rsid="01a8809d"/>
    </style:style>
    <style:style style:name="T737" style:family="text">
      <style:text-properties fo:font-variant="small-caps" style:font-name="Linux Libertine S.O.Cist.3" officeooo:rsid="01cabda1"/>
    </style:style>
    <style:style style:name="T738" style:family="text">
      <style:text-properties fo:font-variant="small-caps" style:font-name="Linux Libertine S.O.Cist.3" officeooo:rsid="01f415a4"/>
    </style:style>
    <style:style style:name="T739" style:family="text">
      <style:text-properties fo:font-variant="small-caps" style:font-name="Linux Libertine S.O.Cist.3" fo:font-size="12pt" fo:language="cs" fo:country="CZ" officeooo:rsid="00269d36" style:font-size-asian="12pt" style:font-size-complex="12pt"/>
    </style:style>
    <style:style style:name="T740" style:family="text">
      <style:text-properties fo:font-variant="small-caps" style:font-name="Linux Libertine S.O.Cist.3" fo:font-size="12pt" fo:language="cs" fo:country="CZ" officeooo:rsid="00859247" style:font-size-asian="12pt" style:font-size-complex="12pt"/>
    </style:style>
    <style:style style:name="T741" style:family="text">
      <style:text-properties fo:font-variant="small-caps" style:font-name="Linux Libertine S.O.Cist.3" fo:font-size="12pt" fo:language="cs" fo:country="CZ" officeooo:rsid="009ba646" style:font-size-asian="12pt" style:font-size-complex="12pt"/>
    </style:style>
    <style:style style:name="T742" style:family="text">
      <style:text-properties fo:font-variant="small-caps" style:font-name="Linux Libertine S.O.Cist.3" fo:font-size="12pt" fo:language="cs" fo:country="CZ" officeooo:rsid="0138af6a" style:font-size-asian="12pt" style:font-size-complex="12pt"/>
    </style:style>
    <style:style style:name="T743" style:family="text">
      <style:text-properties fo:font-variant="small-caps" style:font-name="Linux Libertine S.O.Cist.3" fo:font-size="12pt" fo:language="cs" fo:country="CZ" officeooo:rsid="00265a44" style:font-size-asian="12pt" style:font-size-complex="12pt"/>
    </style:style>
    <style:style style:name="T744" style:family="text">
      <style:text-properties fo:font-variant="small-caps" style:font-name="Linux Libertine S.O.Cist.3" fo:font-size="12pt" fo:language="cs" fo:country="CZ" officeooo:rsid="019dc1ae" style:font-size-asian="12pt" style:font-size-complex="12pt"/>
    </style:style>
    <style:style style:name="T745" style:family="text">
      <style:text-properties fo:font-variant="small-caps" style:font-name="Linux Libertine S.O.Cist.3" fo:font-size="12pt" fo:language="cs" fo:country="CZ" officeooo:rsid="01ada0db" style:font-size-asian="12pt" style:font-size-complex="12pt"/>
    </style:style>
    <style:style style:name="T746" style:family="text">
      <style:text-properties fo:font-variant="small-caps" style:font-name="Linux Libertine S.O.Cist.3" fo:font-size="12pt" fo:language="cs" fo:country="CZ" officeooo:rsid="01a04e05" style:font-size-asian="12pt" style:font-size-complex="12pt"/>
    </style:style>
    <style:style style:name="T747" style:family="text">
      <style:text-properties fo:font-variant="small-caps" style:font-name="Linux Libertine S.O.Cist.3" fo:font-size="12pt" fo:language="cs" fo:country="CZ" officeooo:rsid="02f24a4d" style:font-size-asian="12pt" style:font-size-complex="12pt"/>
    </style:style>
    <style:style style:name="T748" style:family="text">
      <style:text-properties fo:font-variant="small-caps" style:font-name="Linux Libertine S.O.Cist.3" fo:font-size="12pt" fo:language="cs" fo:country="CZ" officeooo:rsid="01c27ef4" style:font-size-asian="12pt" style:font-size-complex="12pt"/>
    </style:style>
    <style:style style:name="T749" style:family="text">
      <style:text-properties fo:font-variant="small-caps" style:font-name="Linux Libertine S.O.Cist.3" fo:font-size="12pt" fo:language="cs" fo:country="CZ" officeooo:rsid="01c58faa" style:font-size-asian="12pt" style:font-size-complex="12pt"/>
    </style:style>
    <style:style style:name="T750" style:family="text">
      <style:text-properties fo:font-variant="small-caps" style:font-name="Linux Libertine S.O.Cist.3" fo:font-size="12pt" fo:language="cs" fo:country="CZ" officeooo:rsid="01f820fd" style:font-size-asian="12pt" style:font-size-complex="12pt"/>
    </style:style>
    <style:style style:name="T751" style:family="text">
      <style:text-properties fo:font-variant="small-caps" style:font-name="Linux Libertine S.O.Cist.3" fo:font-size="12pt" fo:language="cs" fo:country="CZ" officeooo:rsid="021528f9" style:font-size-asian="12pt" style:font-size-complex="12pt"/>
    </style:style>
    <style:style style:name="T752" style:family="text">
      <style:text-properties fo:font-variant="small-caps" style:font-name="Linux Libertine S.O.Cist.3" fo:font-size="12pt" fo:language="cs" fo:country="CZ" fo:font-style="normal" officeooo:rsid="0026a841" style:font-size-asian="12pt" style:font-style-asian="normal" style:font-size-complex="12pt" style:font-style-complex="normal"/>
    </style:style>
    <style:style style:name="T753" style:family="text">
      <style:text-properties fo:font-variant="small-caps" style:font-name="Linux Libertine S.O.Cist.3" fo:font-size="12pt" fo:language="cs" fo:country="CZ" fo:font-style="normal" officeooo:rsid="01a29c08" style:font-size-asian="12pt" style:font-style-asian="normal" style:font-size-complex="12pt" style:font-style-complex="normal"/>
    </style:style>
    <style:style style:name="T754" style:family="text">
      <style:text-properties fo:font-variant="small-caps" style:font-name="Linux Libertine S.O.Cist.3" fo:font-size="12pt" fo:language="cs" fo:country="CZ" fo:font-style="normal" officeooo:rsid="01ada0db" style:font-size-asian="12pt" style:font-style-asian="normal" style:font-size-complex="12pt" style:font-style-complex="normal"/>
    </style:style>
    <style:style style:name="T755" style:family="text">
      <style:text-properties fo:font-variant="small-caps" officeooo:rsid="018ff310"/>
    </style:style>
    <style:style style:name="T756" style:family="text">
      <style:text-properties fo:font-variant="small-caps" officeooo:rsid="004e9f7a"/>
    </style:style>
    <style:style style:name="T757" style:family="text">
      <style:text-properties fo:font-variant="small-caps" officeooo:rsid="02aefa0d"/>
    </style:style>
    <style:style style:name="T758" style:family="text">
      <style:text-properties fo:font-variant="small-caps" officeooo:rsid="02b32517"/>
    </style:style>
    <style:style style:name="T759" style:family="text">
      <style:text-properties fo:font-variant="small-caps" officeooo:rsid="02b83fe4"/>
    </style:style>
    <style:style style:name="T760" style:family="text">
      <style:text-properties fo:font-variant="small-caps" officeooo:rsid="02b9a163"/>
    </style:style>
    <style:style style:name="T761" style:family="text">
      <style:text-properties fo:font-variant="small-caps" officeooo:rsid="01cbce2a"/>
    </style:style>
    <style:style style:name="T762" style:family="text">
      <style:text-properties fo:font-variant="small-caps" officeooo:rsid="01bc0f60"/>
    </style:style>
    <style:style style:name="T763" style:family="text">
      <style:text-properties fo:font-variant="small-caps" officeooo:rsid="022779f3"/>
    </style:style>
    <style:style style:name="T764" style:family="text">
      <style:text-properties fo:font-variant="small-caps" officeooo:rsid="02cd7616"/>
    </style:style>
    <style:style style:name="T765" style:family="text">
      <style:text-properties fo:font-variant="small-caps" officeooo:rsid="02409f24"/>
    </style:style>
    <style:style style:name="T766" style:family="text">
      <style:text-properties fo:font-variant="small-caps" officeooo:rsid="023ca0ff"/>
    </style:style>
    <style:style style:name="T767" style:family="text">
      <style:text-properties fo:font-variant="small-caps" officeooo:rsid="02d02fb0"/>
    </style:style>
    <style:style style:name="T768" style:family="text">
      <style:text-properties fo:font-variant="small-caps" officeooo:rsid="0257f20d"/>
    </style:style>
    <style:style style:name="T769" style:family="text">
      <style:text-properties fo:font-variant="small-caps" fo:color="#000000" loext:opacity="100%" fo:font-size="12pt" fo:language="la" fo:country="VA" officeooo:rsid="0257f20d" style:font-size-asian="12pt" style:language-asian="zh" style:country-asian="CN" style:font-size-complex="12pt" style:language-complex="hi" style:country-complex="IN"/>
    </style:style>
    <style:style style:name="T770" style:family="text">
      <style:text-properties fo:font-variant="small-caps" fo:color="#000000" loext:opacity="100%" style:font-name="Linux Libertine S.O.Cist." fo:font-size="12pt" fo:language="la" fo:country="VA" style:font-size-asian="12pt" style:language-asian="zh" style:country-asian="CN" style:font-size-complex="12pt" style:language-complex="hi" style:country-complex="IN"/>
    </style:style>
    <style:style style:name="T771" style:family="text">
      <style:text-properties fo:font-variant="small-caps" fo:color="#000000" loext:opacity="100%" style:font-name="Linux Libertine S.O.Cist." fo:font-size="12pt" fo:language="la" fo:country="VA" officeooo:rsid="00336121" style:font-size-asian="12pt" style:language-asian="zh" style:country-asian="CN" style:font-size-complex="12pt" style:language-complex="hi" style:country-complex="IN"/>
    </style:style>
    <style:style style:name="T772" style:family="text">
      <style:text-properties fo:font-variant="small-caps" officeooo:rsid="00afa60b"/>
    </style:style>
    <style:style style:name="T773" style:family="text">
      <style:text-properties fo:font-variant="small-caps" officeooo:rsid="02599a23"/>
    </style:style>
    <style:style style:name="T774" style:family="text">
      <style:text-properties fo:font-variant="small-caps" officeooo:rsid="0278b7d0"/>
    </style:style>
    <style:style style:name="T775" style:family="text">
      <style:text-properties fo:font-variant="small-caps" officeooo:rsid="02780ef5"/>
    </style:style>
    <style:style style:name="T776" style:family="text">
      <style:text-properties fo:font-variant="small-caps" officeooo:rsid="026e549f"/>
    </style:style>
    <style:style style:name="T777" style:family="text">
      <style:text-properties fo:font-variant="small-caps" officeooo:rsid="0286cad6"/>
    </style:style>
    <style:style style:name="T778" style:family="text">
      <style:text-properties fo:font-variant="small-caps" style:font-name="Linux Libertine S.O.Cist." fo:font-size="12pt"/>
    </style:style>
    <style:style style:name="T779" style:family="text">
      <style:text-properties fo:font-variant="small-caps" style:font-name="Linux Libertine S.O.Cist." fo:font-size="12pt" fo:language="cs" fo:country="CZ" fo:font-style="normal" officeooo:rsid="00282f37" style:font-size-asian="12pt" style:font-style-asian="normal" style:font-size-complex="12pt" style:font-style-complex="normal"/>
    </style:style>
    <style:style style:name="T780" style:family="text">
      <style:text-properties fo:font-variant="small-caps" style:font-name="Linux Libertine S.O.Cist." fo:font-size="12pt" fo:language="cs" fo:country="CZ" fo:font-style="normal" officeooo:rsid="00a325b8" style:font-size-asian="12pt" style:font-style-asian="normal" style:font-size-complex="12pt" style:font-style-complex="normal"/>
    </style:style>
    <style:style style:name="T781" style:family="text">
      <style:text-properties fo:font-variant="small-caps" style:font-name="Linux Libertine S.O.Cist." fo:font-size="12pt" fo:language="cs" fo:country="CZ" fo:font-style="normal" officeooo:rsid="013b9dc1" style:font-size-asian="12pt" style:font-style-asian="normal" style:font-size-complex="12pt" style:font-style-complex="normal"/>
    </style:style>
    <style:style style:name="T782" style:family="text">
      <style:text-properties fo:font-variant="small-caps" style:font-name="Linux Libertine S.O.Cist." fo:font-size="12pt" fo:language="cs" fo:country="CZ" fo:font-style="normal" officeooo:rsid="01cef9f1" style:font-size-asian="12pt" style:font-style-asian="normal" style:font-size-complex="12pt" style:font-style-complex="normal"/>
    </style:style>
    <style:style style:name="T783" style:family="text">
      <style:text-properties fo:font-variant="small-caps" style:font-name="Linux Libertine S.O.Cist." fo:font-size="12pt" fo:language="cs" fo:country="CZ" fo:font-style="normal" officeooo:rsid="01fa0c8a" style:font-size-asian="12pt" style:font-style-asian="normal" style:font-size-complex="12pt" style:font-style-complex="normal"/>
    </style:style>
    <style:style style:name="T784" style:family="text">
      <style:text-properties fo:font-variant="small-caps" style:font-name="Linux Libertine S.O.Cist." fo:font-size="12pt" fo:language="cs" fo:country="CZ" fo:font-style="normal" officeooo:rsid="0222dfcc" style:font-size-asian="12pt" style:font-style-asian="normal" style:font-size-complex="12pt" style:font-style-complex="normal"/>
    </style:style>
    <style:style style:name="T785" style:family="text">
      <style:text-properties fo:font-variant="small-caps" style:font-name="Linux Libertine S.O.Cist." fo:font-size="12pt" fo:language="cs" fo:country="CZ" fo:font-style="normal" officeooo:rsid="0324998e" style:font-size-asian="12pt" style:font-style-asian="normal" style:font-size-complex="12pt" style:font-style-complex="normal"/>
    </style:style>
    <style:style style:name="T786" style:family="text">
      <style:text-properties fo:font-variant="small-caps" style:font-name="Linux Libertine S.O.Cist." fo:font-size="12pt" fo:language="cs" fo:country="CZ" style:font-size-asian="12pt" style:font-size-complex="12pt"/>
    </style:style>
    <style:style style:name="T787" style:family="text">
      <style:text-properties fo:font-variant="small-caps" style:font-name="Linux Libertine S.O.Cist." fo:font-size="12pt" fo:language="cs" fo:country="CZ" officeooo:rsid="018e7b1a" style:font-size-asian="12pt" style:font-size-complex="12pt"/>
    </style:style>
    <style:style style:name="T788" style:family="text">
      <style:text-properties fo:font-variant="small-caps" style:font-name="Linux Libertine S.O.Cist." fo:font-size="12pt" fo:language="cs" fo:country="CZ" officeooo:rsid="00af38e3" style:font-size-asian="12pt" style:font-size-complex="12pt"/>
    </style:style>
    <style:style style:name="T789" style:family="text">
      <style:text-properties fo:font-variant="small-caps" style:font-name="Linux Libertine S.O.Cist." fo:font-size="12pt" fo:language="cs" fo:country="CZ" officeooo:rsid="0040ede6" style:font-size-asian="12pt" style:font-size-complex="12pt"/>
    </style:style>
    <style:style style:name="T790" style:family="text">
      <style:text-properties fo:font-variant="small-caps" style:font-name="Linux Libertine S.O.Cist." fo:font-size="12pt" fo:language="cs" fo:country="CZ" officeooo:rsid="01912b4e" style:font-size-asian="12pt" style:font-size-complex="12pt"/>
    </style:style>
    <style:style style:name="T791" style:family="text">
      <style:text-properties fo:font-variant="small-caps" style:font-name="Linux Libertine S.O.Cist." fo:font-size="12pt" fo:language="cs" fo:country="CZ" officeooo:rsid="02ec76ad" style:font-size-asian="12pt" style:font-size-complex="12pt"/>
    </style:style>
    <style:style style:name="T792" style:family="text">
      <style:text-properties fo:font-variant="small-caps" style:font-name="Linux Libertine S.O.Cist." fo:font-size="12pt" fo:language="cs" fo:country="CZ" officeooo:rsid="01c00f41" style:font-size-asian="12pt" style:font-size-complex="12pt"/>
    </style:style>
    <style:style style:name="T793" style:family="text">
      <style:text-properties fo:font-variant="small-caps" style:use-window-font-color="true" loext:opacity="0%" style:font-name="Linux Libertine S.O.Cist." fo:font-size="12pt" fo:language="cs" fo:country="CZ" officeooo:rsid="01e41a6b" style:font-size-asian="12pt" style:font-size-complex="12pt"/>
    </style:style>
    <style:style style:name="T794" style:family="text">
      <style:text-properties officeooo:rsid="02918cda"/>
    </style:style>
    <style:style style:name="T795" style:family="text">
      <style:text-properties officeooo:rsid="02924190"/>
    </style:style>
    <style:style style:name="T796" style:family="text">
      <style:text-properties officeooo:rsid="02930cd4"/>
    </style:style>
    <style:style style:name="T797" style:family="text">
      <style:text-properties officeooo:rsid="003e2b79"/>
    </style:style>
    <style:style style:name="T798" style:family="text">
      <style:text-properties officeooo:rsid="000f3e75"/>
    </style:style>
    <style:style style:name="T799" style:family="text">
      <style:text-properties officeooo:rsid="003ecf0a"/>
    </style:style>
    <style:style style:name="T800" style:family="text">
      <style:text-properties officeooo:rsid="0293eda8"/>
    </style:style>
    <style:style style:name="T801" style:family="text">
      <style:text-properties officeooo:rsid="0294e90b"/>
    </style:style>
    <style:style style:name="T802" style:family="text">
      <style:text-properties fo:font-variant="normal" fo:text-transform="none"/>
    </style:style>
    <style:style style:name="T803" style:family="text">
      <style:text-properties fo:font-variant="normal" fo:text-transform="none" officeooo:rsid="0294e90b"/>
    </style:style>
    <style:style style:name="T804" style:family="text">
      <style:text-properties fo:font-variant="normal" fo:text-transform="none" style:font-name="Linux Libertine S.O.Cist.3" fo:font-size="12pt" fo:language="cs" fo:country="CZ" officeooo:rsid="02f233d9" style:font-size-asian="12pt" style:font-size-complex="12pt"/>
    </style:style>
    <style:style style:name="T805" style:family="text">
      <style:text-properties fo:font-variant="normal" fo:text-transform="none" style:font-name="Linux Libertine S.O.Cist.3" fo:font-size="12pt" fo:language="cs" fo:country="CZ" officeooo:rsid="01c19275" style:font-size-asian="12pt" style:font-size-complex="12pt"/>
    </style:style>
    <style:style style:name="T806" style:family="text">
      <style:text-properties fo:font-variant="normal" fo:text-transform="none" style:font-name="Linux Libertine S.O.Cist.3" fo:font-size="12pt" fo:language="cs" fo:country="CZ" officeooo:rsid="02f24a4d" style:font-size-asian="12pt" style:font-size-complex="12pt"/>
    </style:style>
    <style:style style:name="T807" style:family="text">
      <style:text-properties fo:language="en" fo:country="US" officeooo:rsid="01cc5e1c"/>
    </style:style>
    <style:style style:name="T808" style:family="text">
      <style:text-properties officeooo:rsid="01cc5e1c"/>
    </style:style>
    <style:style style:name="T809" style:family="text">
      <style:text-properties officeooo:rsid="01cf2288"/>
    </style:style>
    <style:style style:name="T810" style:family="text">
      <style:text-properties officeooo:rsid="01ce2a9e"/>
    </style:style>
    <style:style style:name="T811" style:family="text">
      <style:text-properties officeooo:rsid="01cf25b7"/>
    </style:style>
    <style:style style:name="T812" style:family="text">
      <style:text-properties officeooo:rsid="0298c3a9"/>
    </style:style>
    <style:style style:name="T813" style:family="text">
      <style:text-properties officeooo:rsid="029a9ced"/>
    </style:style>
    <style:style style:name="T814" style:family="text">
      <style:text-properties officeooo:rsid="029c1786"/>
    </style:style>
    <style:style style:name="T815" style:family="text">
      <style:text-properties officeooo:rsid="029cca6d"/>
    </style:style>
    <style:style style:name="T816" style:family="text">
      <style:text-properties officeooo:rsid="02a02ef7"/>
    </style:style>
    <style:style style:name="T817" style:family="text">
      <style:text-properties officeooo:rsid="02a0f190"/>
    </style:style>
    <style:style style:name="T818" style:family="text">
      <style:text-properties officeooo:rsid="02a29cd5"/>
    </style:style>
    <style:style style:name="T819" style:family="text">
      <style:text-properties officeooo:rsid="02a3966b"/>
    </style:style>
    <style:style style:name="T820" style:family="text">
      <style:text-properties officeooo:rsid="02a48a0d"/>
    </style:style>
    <style:style style:name="T821" style:family="text">
      <style:text-properties officeooo:rsid="001a5733"/>
    </style:style>
    <style:style style:name="T822" style:family="text">
      <style:text-properties officeooo:rsid="012dc5a2"/>
    </style:style>
    <style:style style:name="T823" style:family="text">
      <style:text-properties officeooo:rsid="00d13999"/>
    </style:style>
    <style:style style:name="T824" style:family="text">
      <style:text-properties officeooo:rsid="02a7e2cc"/>
    </style:style>
    <style:style style:name="T825" style:family="text">
      <style:text-properties officeooo:rsid="02aa35b8"/>
    </style:style>
    <style:style style:name="T826" style:family="text">
      <style:text-properties officeooo:rsid="02abb2e4"/>
    </style:style>
    <style:style style:name="T827" style:family="text">
      <style:text-properties officeooo:rsid="001bf496"/>
    </style:style>
    <style:style style:name="T828" style:family="text">
      <style:text-properties officeooo:rsid="004e9f7a"/>
    </style:style>
    <style:style style:name="T829" style:family="text">
      <style:text-properties officeooo:rsid="004f4a0c"/>
    </style:style>
    <style:style style:name="T830" style:family="text">
      <style:text-properties officeooo:rsid="02b83fe4"/>
    </style:style>
    <style:style style:name="T831" style:family="text">
      <style:text-properties officeooo:rsid="02c43824"/>
    </style:style>
    <style:style style:name="T832" style:family="text">
      <style:text-properties officeooo:rsid="02c5f1e3"/>
    </style:style>
    <style:style style:name="T833" style:family="text">
      <style:text-properties officeooo:rsid="02c636ef"/>
    </style:style>
    <style:style style:name="T834" style:family="text">
      <style:text-properties officeooo:rsid="02c7416c"/>
    </style:style>
    <style:style style:name="T835" style:family="text">
      <style:text-properties officeooo:rsid="02caee70"/>
    </style:style>
    <style:style style:name="T836" style:family="text">
      <style:text-properties officeooo:rsid="02cd7616"/>
    </style:style>
    <style:style style:name="T837" style:family="text">
      <style:text-properties officeooo:rsid="02ce51ba"/>
    </style:style>
    <style:style style:name="T838" style:family="text">
      <style:text-properties officeooo:rsid="02d02fb0"/>
    </style:style>
    <style:style style:name="T839" style:family="text">
      <style:text-properties officeooo:rsid="02d4567f"/>
    </style:style>
    <style:style style:name="T840" style:family="text">
      <style:text-properties officeooo:rsid="02da80a1"/>
    </style:style>
    <style:style style:name="T841" style:family="text">
      <style:text-properties officeooo:rsid="02dedd67"/>
    </style:style>
    <style:style style:name="T842" style:family="text">
      <style:text-properties style:font-name="Linux Libertine S.O.Cist." fo:font-size="12pt"/>
    </style:style>
    <style:style style:name="T843" style:family="text">
      <style:text-properties style:font-name="Linux Libertine S.O.Cist." fo:font-size="12pt" fo:language="cs" fo:country="CZ" style:font-size-asian="12pt" style:font-size-complex="12pt"/>
    </style:style>
    <style:style style:name="T844" style:family="text">
      <style:text-properties style:font-name="Linux Libertine S.O.Cist." fo:font-size="12pt" fo:language="cs" fo:country="CZ" officeooo:rsid="018e7b1a" style:font-size-asian="12pt" style:font-size-complex="12pt"/>
    </style:style>
    <style:style style:name="T845" style:family="text">
      <style:text-properties style:font-name="Linux Libertine S.O.Cist." fo:font-size="12pt" fo:language="cs" fo:country="CZ" officeooo:rsid="01cf2288" style:font-size-asian="12pt" style:font-size-complex="12pt"/>
    </style:style>
    <style:style style:name="T846" style:family="text">
      <style:text-properties style:font-name="Linux Libertine S.O.Cist." fo:font-size="12pt" fo:language="cs" fo:country="CZ" officeooo:rsid="02df9c99" style:font-size-asian="12pt" style:font-size-complex="12pt"/>
    </style:style>
    <style:style style:name="T847" style:family="text">
      <style:text-properties style:font-name="Linux Libertine S.O.Cist." fo:font-size="12pt" fo:language="cs" fo:country="CZ" officeooo:rsid="01ce2a9e" style:font-size-asian="12pt" style:font-size-complex="12pt"/>
    </style:style>
    <style:style style:name="T848" style:family="text">
      <style:text-properties style:font-name="Linux Libertine S.O.Cist." fo:font-size="12pt" fo:language="cs" fo:country="CZ" officeooo:rsid="00ae1939" style:font-size-asian="12pt" style:font-size-complex="12pt"/>
    </style:style>
    <style:style style:name="T849" style:family="text">
      <style:text-properties style:font-name="Linux Libertine S.O.Cist." fo:font-size="12pt" fo:language="cs" fo:country="CZ" officeooo:rsid="02e052dd" style:font-size-asian="12pt" style:font-size-complex="12pt"/>
    </style:style>
    <style:style style:name="T850" style:family="text">
      <style:text-properties style:font-name="Linux Libertine S.O.Cist." fo:font-size="12pt" fo:language="cs" fo:country="CZ" officeooo:rsid="00af00e8" style:font-size-asian="12pt" style:font-size-complex="12pt"/>
    </style:style>
    <style:style style:name="T851" style:family="text">
      <style:text-properties style:font-name="Linux Libertine S.O.Cist." fo:font-size="12pt" fo:language="cs" fo:country="CZ" officeooo:rsid="0064366a" style:font-size-asian="12pt" style:font-size-complex="12pt"/>
    </style:style>
    <style:style style:name="T852" style:family="text">
      <style:text-properties style:font-name="Linux Libertine S.O.Cist." fo:font-size="12pt" fo:language="cs" fo:country="CZ" officeooo:rsid="0040ede6" style:font-size-asian="12pt" style:font-size-complex="12pt"/>
    </style:style>
    <style:style style:name="T853" style:family="text">
      <style:text-properties style:font-name="Linux Libertine S.O.Cist." fo:font-size="12pt" fo:language="cs" fo:country="CZ" officeooo:rsid="00af38e3" style:font-size-asian="12pt" style:font-size-complex="12pt"/>
    </style:style>
    <style:style style:name="T854" style:family="text">
      <style:text-properties style:font-name="Linux Libertine S.O.Cist." fo:font-size="12pt" fo:language="cs" fo:country="CZ" officeooo:rsid="00b79054" style:font-size-asian="12pt" style:font-size-complex="12pt"/>
    </style:style>
    <style:style style:name="T855" style:family="text">
      <style:text-properties style:font-name="Linux Libertine S.O.Cist." fo:font-size="12pt" fo:language="cs" fo:country="CZ" officeooo:rsid="00c05485" style:font-size-asian="12pt" style:font-size-complex="12pt"/>
    </style:style>
    <style:style style:name="T856" style:family="text">
      <style:text-properties style:font-name="Linux Libertine S.O.Cist." fo:font-size="12pt" fo:language="cs" fo:country="CZ" officeooo:rsid="02e167d3" style:font-size-asian="12pt" style:font-size-complex="12pt"/>
    </style:style>
    <style:style style:name="T857" style:family="text">
      <style:text-properties style:font-name="Linux Libertine S.O.Cist." fo:font-size="12pt" fo:language="cs" fo:country="CZ" officeooo:rsid="00b83e97" style:font-size-asian="12pt" style:font-size-complex="12pt"/>
    </style:style>
    <style:style style:name="T858" style:family="text">
      <style:text-properties style:font-name="Linux Libertine S.O.Cist." fo:font-size="12pt" fo:language="cs" fo:country="CZ" officeooo:rsid="02e254f9" style:font-size-asian="12pt" style:font-size-complex="12pt"/>
    </style:style>
    <style:style style:name="T859" style:family="text">
      <style:text-properties style:font-name="Linux Libertine S.O.Cist." fo:font-size="12pt" fo:language="cs" fo:country="CZ" officeooo:rsid="02e5243b" style:font-size-asian="12pt" style:font-size-complex="12pt"/>
    </style:style>
    <style:style style:name="T860" style:family="text">
      <style:text-properties style:font-name="Linux Libertine S.O.Cist." fo:font-size="12pt" fo:language="cs" fo:country="CZ" officeooo:rsid="00a075b5" style:font-size-asian="12pt" style:font-size-complex="12pt"/>
    </style:style>
    <style:style style:name="T861" style:family="text">
      <style:text-properties style:font-name="Linux Libertine S.O.Cist." fo:font-size="12pt" fo:language="cs" fo:country="CZ" officeooo:rsid="02e93004" style:font-size-asian="12pt" style:font-size-complex="12pt"/>
    </style:style>
    <style:style style:name="T862" style:family="text">
      <style:text-properties style:font-name="Linux Libertine S.O.Cist." fo:font-size="12pt" fo:language="cs" fo:country="CZ" officeooo:rsid="01912b4e" style:font-size-asian="12pt" style:font-size-complex="12pt"/>
    </style:style>
    <style:style style:name="T863" style:family="text">
      <style:text-properties style:font-name="Linux Libertine S.O.Cist." fo:font-size="12pt" fo:language="cs" fo:country="CZ" officeooo:rsid="02ea80d8" style:font-size-asian="12pt" style:font-size-complex="12pt"/>
    </style:style>
    <style:style style:name="T864" style:family="text">
      <style:text-properties style:font-name="Linux Libertine S.O.Cist." fo:font-size="12pt" fo:language="cs" fo:country="CZ" officeooo:rsid="02ec76ad" style:font-size-asian="12pt" style:font-size-complex="12pt"/>
    </style:style>
    <style:style style:name="T865" style:family="text">
      <style:text-properties style:font-name="Linux Libertine S.O.Cist." fo:font-size="12pt" fo:language="cs" fo:country="CZ" officeooo:rsid="0193c10b" style:font-size-asian="12pt" style:font-size-complex="12pt"/>
    </style:style>
    <style:style style:name="T866" style:family="text">
      <style:text-properties style:font-name="Linux Libertine S.O.Cist." fo:font-size="12pt" fo:language="cs" fo:country="CZ" officeooo:rsid="0150c414" style:font-size-asian="12pt" style:font-size-complex="12pt"/>
    </style:style>
    <style:style style:name="T867" style:family="text">
      <style:text-properties style:font-name="Linux Libertine S.O.Cist." fo:font-size="12pt" fo:language="cs" fo:country="CZ" officeooo:rsid="02f132fe" style:font-size-asian="12pt" style:font-size-complex="12pt"/>
    </style:style>
    <style:style style:name="T868" style:family="text">
      <style:text-properties style:font-name="Linux Libertine S.O.Cist." fo:font-size="12pt" fo:language="cs" fo:country="CZ" officeooo:rsid="01bd9cc5" style:font-size-asian="12pt" style:font-size-complex="12pt"/>
    </style:style>
    <style:style style:name="T869" style:family="text">
      <style:text-properties style:font-name="Linux Libertine S.O.Cist." fo:font-size="12pt" fo:language="cs" fo:country="CZ" officeooo:rsid="01c00f41" style:font-size-asian="12pt" style:font-size-complex="12pt"/>
    </style:style>
    <style:style style:name="T870" style:family="text">
      <style:text-properties style:font-name="Linux Libertine S.O.Cist." fo:font-size="12pt" fo:language="cs" fo:country="CZ" officeooo:rsid="0199bdad" style:font-size-asian="12pt" style:font-size-complex="12pt"/>
    </style:style>
    <style:style style:name="T871" style:family="text">
      <style:text-properties style:font-name="Linux Libertine S.O.Cist." fo:font-size="12pt" fo:language="cs" fo:country="CZ" officeooo:rsid="02f233d9" style:font-size-asian="12pt" style:font-size-complex="12pt"/>
    </style:style>
    <style:style style:name="T872" style:family="text">
      <style:text-properties style:font-name="Linux Libertine S.O.Cist." fo:font-size="12pt" fo:language="cs" fo:country="CZ" officeooo:rsid="01ea5d60" style:font-size-asian="12pt" style:font-size-complex="12pt"/>
    </style:style>
    <style:style style:name="T873" style:family="text">
      <style:text-properties style:font-name="Linux Libertine S.O.Cist." fo:font-size="12pt" fo:language="cs" fo:country="CZ" officeooo:rsid="02f65285" style:font-size-asian="12pt" style:font-size-complex="12pt"/>
    </style:style>
    <style:style style:name="T874" style:family="text">
      <style:text-properties style:font-name="Linux Libertine S.O.Cist." fo:font-size="12pt" fo:language="cs" fo:country="CZ" officeooo:rsid="02c5f1e3" style:font-size-asian="12pt" style:font-size-complex="12pt"/>
    </style:style>
    <style:style style:name="T875" style:family="text">
      <style:text-properties style:font-name="Linux Libertine S.O.Cist." fo:font-size="12pt" fo:language="cs" fo:country="CZ" officeooo:rsid="02fdefe5" style:font-size-asian="12pt" style:font-size-complex="12pt"/>
    </style:style>
    <style:style style:name="T876" style:family="text">
      <style:text-properties style:font-name="Linux Libertine S.O.Cist." fo:font-size="12pt" fo:language="cs" fo:country="CZ" officeooo:rsid="002d0b2a" style:font-size-asian="12pt" style:font-size-complex="12pt"/>
    </style:style>
    <style:style style:name="T877" style:family="text">
      <style:text-properties style:font-name="Linux Libertine S.O.Cist." fo:font-size="12pt" fo:language="cs" fo:country="CZ" officeooo:rsid="0303499a" style:font-size-asian="12pt" style:font-size-complex="12pt"/>
    </style:style>
    <style:style style:name="T878" style:family="text">
      <style:text-properties style:font-name="Linux Libertine S.O.Cist." fo:font-size="12pt" fo:language="cs" fo:country="CZ" officeooo:rsid="002e4738" style:font-size-asian="12pt" style:font-size-complex="12pt"/>
    </style:style>
    <style:style style:name="T879" style:family="text">
      <style:text-properties style:font-name="Linux Libertine S.O.Cist." fo:font-size="12pt" fo:language="cs" fo:country="CZ" officeooo:rsid="003b111f" style:font-size-asian="12pt" style:font-size-complex="12pt"/>
    </style:style>
    <style:style style:name="T880" style:family="text">
      <style:text-properties style:font-name="Linux Libertine S.O.Cist." fo:font-size="12pt" fo:language="cs" fo:country="CZ" officeooo:rsid="0304c86f" style:font-size-asian="12pt" style:font-size-complex="12pt"/>
    </style:style>
    <style:style style:name="T881" style:family="text">
      <style:text-properties style:font-name="Linux Libertine S.O.Cist." fo:font-size="12pt" fo:language="cs" fo:country="CZ" officeooo:rsid="03070deb" style:font-size-asian="12pt" style:font-size-complex="12pt"/>
    </style:style>
    <style:style style:name="T882" style:family="text">
      <style:text-properties style:font-name="Linux Libertine S.O.Cist." fo:font-size="12pt" fo:language="cs" fo:country="CZ" officeooo:rsid="031779ba" style:font-size-asian="12pt" style:font-size-complex="12pt"/>
    </style:style>
    <style:style style:name="T883" style:family="text">
      <style:text-properties style:font-name="Linux Libertine S.O.Cist." fo:font-size="12pt" fo:language="cs" fo:country="CZ" officeooo:rsid="03178323" style:font-size-asian="12pt" style:font-size-complex="12pt"/>
    </style:style>
    <style:style style:name="T884" style:family="text">
      <style:text-properties style:font-name="Linux Libertine S.O.Cist." fo:font-size="12pt" fo:language="cs" fo:country="CZ" officeooo:rsid="03194614" style:font-size-asian="12pt" style:font-size-complex="12pt"/>
    </style:style>
    <style:style style:name="T885" style:family="text">
      <style:text-properties style:font-name="Linux Libertine S.O.Cist." fo:font-size="12pt" fo:language="cs" fo:country="CZ" officeooo:rsid="03288d80" style:font-size-asian="12pt" style:font-size-complex="12pt"/>
    </style:style>
    <style:style style:name="T886" style:family="text">
      <style:text-properties style:font-name="Linux Libertine S.O.Cist." fo:font-size="12pt" fo:language="cs" fo:country="CZ" fo:font-style="normal" officeooo:rsid="00282f37" style:font-size-asian="12pt" style:font-style-asian="normal" style:font-size-complex="12pt" style:font-style-complex="normal"/>
    </style:style>
    <style:style style:name="T887" style:family="text">
      <style:text-properties style:font-name="Linux Libertine S.O.Cist." fo:font-size="12pt" fo:language="cs" fo:country="CZ" fo:font-style="normal" officeooo:rsid="0063eccb" style:font-size-asian="12pt" style:font-style-asian="normal" style:font-size-complex="12pt" style:font-style-complex="normal"/>
    </style:style>
    <style:style style:name="T888" style:family="text">
      <style:text-properties style:font-name="Linux Libertine S.O.Cist." fo:font-size="12pt" fo:language="cs" fo:country="CZ" fo:font-style="normal" officeooo:rsid="02dedd67" style:font-size-asian="12pt" style:font-style-asian="normal" style:font-size-complex="12pt" style:font-style-complex="normal"/>
    </style:style>
    <style:style style:name="T889" style:family="text">
      <style:text-properties style:font-name="Linux Libertine S.O.Cist." fo:font-size="12pt" fo:language="cs" fo:country="CZ" fo:font-style="normal" officeooo:rsid="02df9c99" style:font-size-asian="12pt" style:font-style-asian="normal" style:font-size-complex="12pt" style:font-style-complex="normal"/>
    </style:style>
    <style:style style:name="T890" style:family="text">
      <style:text-properties style:font-name="Linux Libertine S.O.Cist." fo:font-size="12pt" fo:language="cs" fo:country="CZ" fo:font-style="normal" officeooo:rsid="008c9909" style:font-size-asian="12pt" style:font-style-asian="normal" style:font-size-complex="12pt" style:font-style-complex="normal"/>
    </style:style>
    <style:style style:name="T891" style:family="text">
      <style:text-properties style:font-name="Linux Libertine S.O.Cist." fo:font-size="12pt" fo:language="cs" fo:country="CZ" fo:font-style="normal" officeooo:rsid="008cade1" style:font-size-asian="12pt" style:font-style-asian="normal" style:font-size-complex="12pt" style:font-style-complex="normal"/>
    </style:style>
    <style:style style:name="T892" style:family="text">
      <style:text-properties style:font-name="Linux Libertine S.O.Cist." fo:font-size="12pt" fo:language="cs" fo:country="CZ" fo:font-style="normal" officeooo:rsid="00b1ed40" style:font-size-asian="12pt" style:font-style-asian="normal" style:font-size-complex="12pt" style:font-style-complex="normal"/>
    </style:style>
    <style:style style:name="T893" style:family="text">
      <style:text-properties style:font-name="Linux Libertine S.O.Cist." fo:font-size="12pt" fo:language="cs" fo:country="CZ" fo:font-style="normal" officeooo:rsid="00b545b5" style:font-size-asian="12pt" style:font-style-asian="normal" style:font-size-complex="12pt" style:font-style-complex="normal"/>
    </style:style>
    <style:style style:name="T894" style:family="text">
      <style:text-properties style:font-name="Linux Libertine S.O.Cist." fo:font-size="12pt" fo:language="cs" fo:country="CZ" fo:font-style="normal" officeooo:rsid="00beff46" style:font-size-asian="12pt" style:font-style-asian="normal" style:font-size-complex="12pt" style:font-style-complex="normal"/>
    </style:style>
    <style:style style:name="T895" style:family="text">
      <style:text-properties style:font-name="Linux Libertine S.O.Cist." fo:font-size="12pt" fo:language="cs" fo:country="CZ" fo:font-style="normal" officeooo:rsid="00b63806" style:font-size-asian="12pt" style:font-style-asian="normal" style:font-size-complex="12pt" style:font-style-complex="normal"/>
    </style:style>
    <style:style style:name="T896" style:family="text">
      <style:text-properties style:font-name="Linux Libertine S.O.Cist." fo:font-size="12pt" fo:language="cs" fo:country="CZ" fo:font-style="normal" officeooo:rsid="02e167d3" style:font-size-asian="12pt" style:font-style-asian="normal" style:font-size-complex="12pt" style:font-style-complex="normal"/>
    </style:style>
    <style:style style:name="T897" style:family="text">
      <style:text-properties style:font-name="Linux Libertine S.O.Cist." fo:font-size="12pt" fo:language="cs" fo:country="CZ" fo:font-style="normal" officeooo:rsid="013b9dc1" style:font-size-asian="12pt" style:font-style-asian="normal" style:font-size-complex="12pt" style:font-style-complex="normal"/>
    </style:style>
    <style:style style:name="T898" style:family="text">
      <style:text-properties style:font-name="Linux Libertine S.O.Cist." fo:font-size="12pt" fo:language="cs" fo:country="CZ" fo:font-style="normal" officeooo:rsid="02e78a61" style:font-size-asian="12pt" style:font-style-asian="normal" style:font-size-complex="12pt" style:font-style-complex="normal"/>
    </style:style>
    <style:style style:name="T899" style:family="text">
      <style:text-properties style:font-name="Linux Libertine S.O.Cist." fo:font-size="12pt" fo:language="cs" fo:country="CZ" fo:font-style="normal" officeooo:rsid="01cef9f1" style:font-size-asian="12pt" style:font-style-asian="normal" style:font-size-complex="12pt" style:font-style-complex="normal"/>
    </style:style>
    <style:style style:name="T900" style:family="text">
      <style:text-properties style:font-name="Linux Libertine S.O.Cist." fo:font-size="12pt" fo:language="cs" fo:country="CZ" fo:font-style="normal" officeooo:rsid="02c57a92" style:font-size-asian="12pt" style:font-style-asian="normal" style:font-size-complex="12pt" style:font-style-complex="normal"/>
    </style:style>
    <style:style style:name="T901" style:family="text">
      <style:text-properties style:font-name="Linux Libertine S.O.Cist." fo:font-size="12pt" fo:language="cs" fo:country="CZ" fo:font-style="normal" officeooo:rsid="02f3f406" style:font-size-asian="12pt" style:font-style-asian="normal" style:font-size-complex="12pt" style:font-style-complex="normal"/>
    </style:style>
    <style:style style:name="T902" style:family="text">
      <style:text-properties style:font-name="Linux Libertine S.O.Cist." fo:font-size="12pt" fo:language="cs" fo:country="CZ" fo:font-style="normal" officeooo:rsid="01d0d99d" style:font-size-asian="12pt" style:font-style-asian="normal" style:font-size-complex="12pt" style:font-style-complex="normal"/>
    </style:style>
    <style:style style:name="T903" style:family="text">
      <style:text-properties style:font-name="Linux Libertine S.O.Cist." fo:font-size="12pt" fo:language="cs" fo:country="CZ" fo:font-style="normal" officeooo:rsid="01fa0c8a" style:font-size-asian="12pt" style:font-style-asian="normal" style:font-size-complex="12pt" style:font-style-complex="normal"/>
    </style:style>
    <style:style style:name="T904" style:family="text">
      <style:text-properties style:font-name="Linux Libertine S.O.Cist." fo:font-size="12pt" fo:language="cs" fo:country="CZ" fo:font-style="normal" officeooo:rsid="02f81361" style:font-size-asian="12pt" style:font-style-asian="normal" style:font-size-complex="12pt" style:font-style-complex="normal"/>
    </style:style>
    <style:style style:name="T905" style:family="text">
      <style:text-properties style:font-name="Linux Libertine S.O.Cist." fo:font-size="12pt" fo:language="cs" fo:country="CZ" fo:font-style="normal" officeooo:rsid="0222dfcc" style:font-size-asian="12pt" style:font-style-asian="normal" style:font-size-complex="12pt" style:font-style-complex="normal"/>
    </style:style>
    <style:style style:name="T906" style:family="text">
      <style:text-properties style:font-name="Linux Libertine S.O.Cist." fo:font-size="12pt" fo:language="cs" fo:country="CZ" fo:font-style="normal" officeooo:rsid="03019365" style:font-size-asian="12pt" style:font-style-asian="normal" style:font-size-complex="12pt" style:font-style-complex="normal"/>
    </style:style>
    <style:style style:name="T907" style:family="text">
      <style:text-properties style:font-name="Linux Libertine S.O.Cist." fo:font-size="12pt" fo:language="cs" fo:country="CZ" fo:font-style="normal" officeooo:rsid="0303499a" style:font-size-asian="12pt" style:font-style-asian="normal" style:font-size-complex="12pt" style:font-style-complex="normal"/>
    </style:style>
    <style:style style:name="T908" style:family="text">
      <style:text-properties style:font-name="Linux Libertine S.O.Cist." fo:font-size="12pt" fo:language="cs" fo:country="CZ" fo:font-style="normal" officeooo:rsid="030f314c" style:font-size-asian="12pt" style:font-style-asian="normal" style:font-size-complex="12pt" style:font-style-complex="normal"/>
    </style:style>
    <style:style style:name="T909" style:family="text">
      <style:text-properties style:font-name="Linux Libertine S.O.Cist." fo:font-size="12pt" fo:language="cs" fo:country="CZ" fo:font-style="normal" officeooo:rsid="0315939c" style:font-size-asian="12pt" style:font-style-asian="normal" style:font-size-complex="12pt" style:font-style-complex="normal"/>
    </style:style>
    <style:style style:name="T910" style:family="text">
      <style:text-properties style:font-name="Linux Libertine S.O.Cist." fo:font-size="12pt" fo:language="cs" fo:country="CZ" fo:font-style="normal" officeooo:rsid="031d210a" style:font-size-asian="12pt" style:font-style-asian="normal" style:font-size-complex="12pt" style:font-style-complex="normal"/>
    </style:style>
    <style:style style:name="T911" style:family="text">
      <style:text-properties style:font-name="Linux Libertine S.O.Cist." fo:font-size="12pt" fo:language="cs" fo:country="CZ" fo:font-style="normal" officeooo:rsid="0324998e" style:font-size-asian="12pt" style:font-style-asian="normal" style:font-size-complex="12pt" style:font-style-complex="normal"/>
    </style:style>
    <style:style style:name="T912" style:family="text">
      <style:text-properties style:font-name="Linux Libertine S.O.Cist." fo:font-size="12pt" fo:language="cs" fo:country="CZ" fo:font-style="normal" officeooo:rsid="032c19fa" style:font-size-asian="12pt" style:font-style-asian="normal" style:font-size-complex="12pt" style:font-style-complex="normal"/>
    </style:style>
    <style:style style:name="T913" style:family="text">
      <style:text-properties style:font-name="Linux Libertine S.O.Cist." fo:font-size="12pt" fo:language="cs" fo:country="CZ" fo:font-style="italic" officeooo:rsid="0064366a" style:font-size-asian="12pt" style:font-style-asian="italic" style:font-size-complex="12pt" style:font-style-complex="italic"/>
    </style:style>
    <style:style style:name="T914" style:family="text">
      <style:text-properties style:font-name="Linux Libertine S.O.Cist." fo:font-size="12pt" fo:language="cs" fo:country="CZ" fo:font-style="italic" officeooo:rsid="0065ca5c" style:font-size-asian="12pt" style:font-style-asian="italic" style:font-size-complex="12pt" style:font-style-complex="italic"/>
    </style:style>
    <style:style style:name="T915" style:family="text">
      <style:text-properties style:font-name="Linux Libertine S.O.Cist." fo:font-size="12pt" fo:language="cs" fo:country="CZ" fo:font-style="italic" officeooo:rsid="00bbf0bc" style:font-size-asian="12pt" style:font-style-asian="italic" style:font-size-complex="12pt" style:font-style-complex="italic"/>
    </style:style>
    <style:style style:name="T916" style:family="text">
      <style:text-properties style:font-name="Linux Libertine S.O.Cist." fo:font-size="12pt" fo:language="cs" fo:country="CZ" fo:font-style="italic" officeooo:rsid="00b1ed40" style:font-size-asian="12pt" style:font-style-asian="italic" style:font-size-complex="12pt" style:font-style-complex="italic"/>
    </style:style>
    <style:style style:name="T917" style:family="text">
      <style:text-properties style:font-name="Linux Libertine S.O.Cist." fo:font-size="12pt" fo:language="cs" fo:country="CZ" fo:font-style="italic" officeooo:rsid="00b545b5" style:font-size-asian="12pt" style:font-style-asian="italic" style:font-size-complex="12pt" style:font-style-complex="italic"/>
    </style:style>
    <style:style style:name="T918" style:family="text">
      <style:text-properties style:font-name="Linux Libertine S.O.Cist." fo:font-size="12pt" fo:language="cs" fo:country="CZ" fo:font-style="italic" officeooo:rsid="00b63806" style:font-size-asian="12pt" style:font-style-asian="italic" style:font-size-complex="12pt" style:font-style-complex="italic"/>
    </style:style>
    <style:style style:name="T919" style:family="text">
      <style:text-properties style:font-name="Linux Libertine S.O.Cist." fo:font-size="12pt" fo:language="cs" fo:country="CZ" fo:font-style="italic" officeooo:rsid="00ba4055" style:font-size-asian="12pt" style:font-style-asian="italic" style:font-size-complex="12pt" style:font-style-complex="italic"/>
    </style:style>
    <style:style style:name="T920" style:family="text">
      <style:text-properties style:font-name="Linux Libertine S.O.Cist." fo:font-size="12pt" fo:language="cs" fo:country="CZ" fo:font-style="italic" officeooo:rsid="014b2280" style:font-size-asian="12pt" style:font-style-asian="italic" style:font-size-complex="12pt" style:font-style-complex="italic"/>
    </style:style>
    <style:style style:name="T921" style:family="text">
      <style:text-properties style:font-name="Linux Libertine S.O.Cist." fo:font-size="12pt" fo:language="cs" fo:country="CZ" fo:font-style="italic" officeooo:rsid="00a075b5" style:font-size-asian="12pt" style:font-style-asian="italic" style:font-size-complex="12pt" style:font-style-complex="italic"/>
    </style:style>
    <style:style style:name="T922" style:family="text">
      <style:text-properties style:font-name="Linux Libertine S.O.Cist." fo:font-size="12pt" fo:language="cs" fo:country="CZ" fo:font-style="italic" officeooo:rsid="02ec76ad" style:font-size-asian="12pt" style:font-style-asian="italic" style:font-size-complex="12pt" style:font-style-complex="italic"/>
    </style:style>
    <style:style style:name="T923" style:family="text">
      <style:text-properties style:font-name="Linux Libertine S.O.Cist." fo:font-size="12pt" fo:language="cs" fo:country="CZ" fo:font-style="italic" officeooo:rsid="0150c414" style:font-size-asian="12pt" style:font-style-asian="italic" style:font-size-complex="12pt" style:font-style-complex="italic"/>
    </style:style>
    <style:style style:name="T924" style:family="text">
      <style:text-properties style:font-name="Linux Libertine S.O.Cist." fo:font-size="12pt" fo:language="cs" fo:country="CZ" fo:font-style="italic" officeooo:rsid="0158a9b9" style:font-size-asian="12pt" style:font-style-asian="italic" style:font-size-complex="12pt" style:font-style-complex="italic"/>
    </style:style>
    <style:style style:name="T925" style:family="text">
      <style:text-properties style:font-name="Linux Libertine S.O.Cist." fo:font-size="12pt" fo:language="cs" fo:country="CZ" fo:font-style="italic" officeooo:rsid="022bcf6d" style:font-size-asian="12pt" style:font-style-asian="italic" style:font-size-complex="12pt" style:font-style-complex="italic"/>
    </style:style>
    <style:style style:name="T926" style:family="text">
      <style:text-properties style:font-name="Linux Libertine S.O.Cist." fo:font-size="12pt" fo:language="cs" fo:country="CZ" fo:font-style="italic" officeooo:rsid="00303394" style:font-size-asian="12pt" style:font-style-asian="italic" style:font-size-complex="12pt" style:font-style-complex="italic"/>
    </style:style>
    <style:style style:name="T927" style:family="text">
      <style:text-properties style:font-name="Linux Libertine S.O.Cist." fo:font-size="12pt" fo:language="cs" fo:country="CZ" fo:font-style="italic" officeooo:rsid="00362dab" style:font-size-asian="12pt" style:font-style-asian="italic" style:font-size-complex="12pt" style:font-style-complex="italic"/>
    </style:style>
    <style:style style:name="T928" style:family="text">
      <style:text-properties style:font-name="Linux Libertine S.O.Cist." fo:font-size="12pt" fo:language="la" fo:country="VA" fo:font-style="italic" officeooo:rsid="00b63806" style:font-size-asian="12pt" style:font-style-asian="italic" style:font-size-complex="12pt" style:font-style-complex="italic"/>
    </style:style>
    <style:style style:name="T929" style:family="text">
      <style:text-properties style:font-name="Linux Libertine S.O.Cist." fo:font-size="12pt" officeooo:rsid="0304c86f"/>
    </style:style>
    <style:style style:name="T930" style:family="text">
      <style:text-properties style:font-name="Linux Libertine S.O.Cist." fo:font-size="12pt" officeooo:rsid="00bc1fa8"/>
    </style:style>
    <style:style style:name="T931" style:family="text">
      <style:text-properties style:font-name="Linux Libertine S.O.Cist." fo:font-size="12pt" officeooo:rsid="02d4567f"/>
    </style:style>
    <style:style style:name="T932" style:family="text">
      <style:text-properties style:font-name="Linux Libertine S.O.Cist." fo:font-size="12pt" officeooo:rsid="00b9af41"/>
    </style:style>
    <style:style style:name="T933" style:family="text">
      <style:text-properties style:font-name="Linux Libertine S.O.Cist." fo:font-size="12pt" fo:font-style="italic" officeooo:rsid="00b9af41" style:font-style-asian="italic" style:font-style-complex="italic"/>
    </style:style>
    <style:style style:name="T934" style:family="text">
      <style:text-properties style:font-name="Linux Libertine S.O.Cist." fo:font-size="10pt" fo:language="cs" fo:country="CZ" fo:font-style="normal" officeooo:rsid="00b63806" style:font-size-asian="12pt" style:font-style-asian="normal" style:font-size-complex="12pt" style:font-style-complex="normal"/>
    </style:style>
    <style:style style:name="T935" style:family="text">
      <style:text-properties officeooo:rsid="02df9c99"/>
    </style:style>
    <style:style style:name="T936" style:family="text">
      <style:text-properties officeooo:rsid="02e03761"/>
    </style:style>
    <style:style style:name="T937" style:family="text">
      <style:text-properties officeooo:rsid="02e304ee"/>
    </style:style>
    <style:style style:name="T938" style:family="text">
      <style:text-properties officeooo:rsid="02e5f00f"/>
    </style:style>
    <style:style style:name="T939" style:family="text">
      <style:text-properties officeooo:rsid="02e93004"/>
    </style:style>
    <style:style style:name="T940" style:family="text">
      <style:text-properties officeooo:rsid="02ecae29"/>
    </style:style>
    <style:style style:name="T941" style:family="text">
      <style:text-properties officeooo:rsid="02ef45dd"/>
    </style:style>
    <style:style style:name="T942" style:family="text">
      <style:text-properties officeooo:rsid="02f4685f"/>
    </style:style>
    <style:style style:name="T943" style:family="text">
      <style:text-properties officeooo:rsid="02fa508a"/>
    </style:style>
    <style:style style:name="T944" style:family="text">
      <style:text-properties officeooo:rsid="02fc2f6f"/>
    </style:style>
    <style:style style:name="T945" style:family="text">
      <style:text-properties officeooo:rsid="02fdefe5"/>
    </style:style>
    <style:style style:name="T946" style:family="text">
      <style:text-properties officeooo:rsid="0303499a"/>
    </style:style>
    <style:style style:name="T947" style:family="text">
      <style:text-properties officeooo:rsid="0304630f"/>
    </style:style>
    <style:style style:name="T948" style:family="text">
      <style:text-properties officeooo:rsid="0304c86f"/>
    </style:style>
    <style:style style:name="T949" style:family="text">
      <style:text-properties officeooo:rsid="0308f40f"/>
    </style:style>
    <style:style style:name="T950" style:family="text">
      <style:text-properties officeooo:rsid="030a42f4"/>
    </style:style>
    <style:style style:name="T951" style:family="text">
      <style:text-properties officeooo:rsid="030ac07f"/>
    </style:style>
    <style:style style:name="T952" style:family="text">
      <style:text-properties officeooo:rsid="030c861b"/>
    </style:style>
    <style:style style:name="T953" style:family="text">
      <style:text-properties officeooo:rsid="030ddded"/>
    </style:style>
    <style:style style:name="T954" style:family="text">
      <style:text-properties officeooo:rsid="030f314c"/>
    </style:style>
    <style:style style:name="T955" style:family="text">
      <style:text-properties officeooo:rsid="03111e11"/>
    </style:style>
    <style:style style:name="T956" style:family="text">
      <style:text-properties officeooo:rsid="0312d332"/>
    </style:style>
    <style:style style:name="T957" style:family="text">
      <style:text-properties fo:color="#3465a4" loext:opacity="100%" style:font-name="Linux Libertine S.O.Cist.1" fo:font-size="12pt" fo:language="cs" fo:country="CZ" officeooo:rsid="007a7842" style:font-size-asian="12pt" style:font-size-complex="12pt"/>
    </style:style>
    <style:style style:name="T958" style:family="text">
      <style:text-properties fo:color="#3465a4" loext:opacity="100%" style:font-name="Linux Libertine S.O.Cist.1" fo:font-size="12pt" fo:language="cs" fo:country="CZ" fo:font-style="normal" officeooo:rsid="007a7842" style:font-size-asian="12pt" style:font-style-asian="normal" style:font-size-complex="12pt" style:font-style-complex="normal"/>
    </style:style>
    <style:style style:name="T959" style:family="text">
      <style:text-properties fo:color="#3465a4" loext:opacity="100%" style:font-name="Linux Libertine S.O.Cist.3" fo:font-size="12pt" fo:language="cs" fo:country="CZ" officeooo:rsid="00859247" style:font-size-asian="12pt" style:font-size-complex="12pt"/>
    </style:style>
    <style:style style:name="T960" style:family="text">
      <style:text-properties officeooo:rsid="0315939c"/>
    </style:style>
    <style:style style:name="T961" style:family="text">
      <style:text-properties officeooo:rsid="03178323"/>
    </style:style>
    <style:style style:name="T962" style:family="text">
      <style:text-properties officeooo:rsid="03194614"/>
    </style:style>
    <style:style style:name="T963" style:family="text">
      <style:text-properties officeooo:rsid="031aabd9"/>
    </style:style>
    <style:style style:name="T964" style:family="text">
      <style:text-properties officeooo:rsid="031b57e5"/>
    </style:style>
    <style:style style:name="T965" style:family="text">
      <style:text-properties officeooo:rsid="031e6ccd"/>
    </style:style>
    <style:style style:name="T966" style:family="text">
      <style:text-properties officeooo:rsid="032010c5"/>
    </style:style>
    <style:style style:name="T967" style:family="text">
      <style:text-properties officeooo:rsid="03216c79"/>
    </style:style>
    <style:style style:name="T968" style:family="text">
      <style:text-properties officeooo:rsid="0326a9c5"/>
    </style:style>
    <style:style style:name="T969" style:family="text">
      <style:text-properties officeooo:rsid="03288d80"/>
    </style:style>
    <style:style style:name="T970" style:family="text">
      <style:text-properties officeooo:rsid="032c19fa"/>
    </style:style>
    <style:style style:name="T971" style:family="text">
      <style:text-properties officeooo:rsid="032f672f"/>
    </style:style>
    <style:style style:name="T972" style:family="text">
      <style:text-properties officeooo:rsid="03304355"/>
    </style:style>
    <style:style style:name="T973" style:family="text">
      <style:text-properties officeooo:rsid="03320e97"/>
    </style:style>
    <style:style style:name="T974" style:family="text">
      <style:text-properties officeooo:rsid="0333a39e"/>
    </style:style>
    <style:style style:name="T975" style:family="text">
      <style:text-properties officeooo:rsid="03346b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58"><text:span text:style-name="T1">DIE</text:span><text:span text:style-name="T11"> </text:span><text:span text:style-name="T12">I</text:span><text:span text:style-name="T11">. </text:span><text:span text:style-name="T2">AUGUSTI</text:span></text:p>
            <text:p text:style-name="P119"><text:span text:style-name="T42">I</text:span><text:span text:style-name="T84">n</text:span><text:span text:style-name="T42"> F</text:span><text:span text:style-name="T84">esto</text:span></text:p>
            <text:p text:style-name="P119"><text:span text:style-name="T43">S</text:span><text:span text:style-name="T44">. </text:span><text:span text:style-name="T45">P</text:span><text:span text:style-name="T105">etr</text:span><text:span text:style-name="T103">i </text:span><text:span text:style-name="T105">ad </text:span><text:span text:style-name="T45">V</text:span><text:span text:style-name="T105">incula</text:span><text:span text:style-name="T104">,</text:span></text:p>
            <text:p text:style-name="P3"><text:span text:style-name="T92">xij. Lect. et </text:span><text:span text:style-name="T91">M.</text:span></text:p>
          </table:table-cell>
          <table:covered-table-cell/>
        </table:table-row>
        <table:table-row table:style-name="Tabulka1.1">
          <table:table-cell table:style-name="Tabulka1.A1" office:value-type="string">
            <text:p text:style-name="P59">In I<text:span text:style-name="T690">. Nocturno</text:span></text:p>
            <text:p text:style-name="P60">De Actibus Apostolórum.</text:p>
            <text:p text:style-name="P73">Lectio j. <text:span text:style-name="T326">Cap. 12.</text:span></text:p>
            <text:p text:style-name="P151"><text:span text:style-name="T692">Misit</text:span> Heródes rex manus, ut afflígeret quosdam de Ecclésia. Occídit autem Jacóbum fratrem Joánnis gládio. Videns autem quia placéret Judæis, apposuit ut apprehénderet et Petrum. Erant autem dies Azymórum. Quem cum apprehendísset, misit in cárcerem, tradens quátuor quaterniónibus militum custodiéndum, volens post Pascha prodúcere eum pópulo. </text:p>
            <text:p text:style-name="P154"/>
          </table:table-cell>
          <table:table-cell table:style-name="Tabulka1.A1" office:value-type="string">
            <text:p text:style-name="P10"/>
            <text:p text:style-name="P10"/>
            <text:p text:style-name="P10"/>
            <text:p text:style-name="P295">V té době král Herodes <text:span text:style-name="T691">vztáhl ruku, aby </text:span>krutě zasáhl proti některým bratřím <text:span text:style-name="T691">z církev</text:span><text:span text:style-name="T840">­</text:span><text:span text:style-name="T691">ního Společenství</text:span>. Mečem dal popravit Jakuba, bratra Janova. Když viděl, že si tím získal Židy, rozkázal zatknout také Petra. Byly právě svátky <text:span text:style-name="T691">N</text:span>ekvašených chlebů. <text:span text:style-name="T691">Když se ho z</text:span>mocnil, dal ho zavřít do vězení a hlídat čtyřmi strážemi po čtyřech vojácích. Chtěl ho po Velikonocích <text:span text:style-name="T691">předvést před lid</text:span>. </text:p>
          </table:table-cell>
        </table:table-row>
        <table:table-row table:style-name="Tabulka1.1">
          <table:table-cell table:style-name="Tabulka1.A1" office:value-type="string">
            <text:p text:style-name="P74">Lectio ij.</text:p>
            <text:p text:style-name="P159"><text:span text:style-name="T692">Et</text:span> Petrus quidem servabátur in cárcere. Orátio autem fiébat sine intermissióne ab Ecclésia ad Deum pro eo. Cum autem productúrus eum esset Heródes, in ipsa nocte erat Petrus dórmiens inter duos mílites, vinctus caténis duábus: et custódes ante óstium custodiébant cárcerem. Et ecce Angelus Dómini ástitit: et lumen refúlsit in habitáculo: percussóque látere Petri, excitávit eum, dicens: Surge velóciter. Et cecidérunt caténæ de mánibus ejus. </text:p>
            <text:p text:style-name="P159"/>
          </table:table-cell>
          <table:table-cell table:style-name="Tabulka1.A1" office:value-type="string">
            <text:p text:style-name="P18"/>
            <text:p text:style-name="P188"><text:span text:style-name="T692">Petra</text:span> tedy střežili ve vězení a <text:span text:style-name="T794">C</text:span>írkev se za něj <text:span text:style-name="T794">bez přestání</text:span> modlila k Bohu. Noc předtím, <text:span text:style-name="T949">než</text:span> jej chtěl Herodes předvést na soud, spal Petr mezi dvěma vojáky, spoután dvěma řetězy, a stráže před dveřmi hlídaly vězení. Najednou u něho stál <text:span text:style-name="T794">A</text:span>nděl Páně a v žaláři zazářilo světlo. Anděl udeřil Petra do boku, vzbudil ho a řekl: „Rychle! Vstaň!“ A Petrov<text:span text:style-name="T794">i</text:span> spadly řetězy z rukou. </text:p>
          </table:table-cell>
        </table:table-row>
        <table:table-row table:style-name="Tabulka1.1">
          <table:table-cell table:style-name="Tabulka1.A1" office:value-type="string">
            <text:p text:style-name="P74">Lectio iij.</text:p>
            <text:p text:style-name="P159"><text:span text:style-name="T692">Dixit</text:span> autem Angelus ad eum: Praecíngere, et cálcea te cáligas tuas. Et fecit sic. Et dixit illi: Circúmda tibi vestiméntum tuum, et séquere me. Et éxiens sequebátur eum et nesciébat quia verum est, quod fiébat per An gelum : existimábat autem se visum vidére. </text:p>
            <text:p text:style-name="P159"/>
          </table:table-cell>
          <table:table-cell table:style-name="Tabulka1.A1" office:value-type="string">
            <text:p text:style-name="P18"/>
            <text:p text:style-name="P189"><text:span text:style-name="T692">Anděl</text:span> mu řekl: „Opásej se a obuj se!“ Petr to udělal a <text:span text:style-name="T949">A</text:span>nděl ho vyzval: „Vezmi si plášť a pojď za mnou.“ Petr následoval tedy <text:span text:style-name="T794">A</text:span>nděla ven z vězení, ale nebyl si jist, zda to všechno je skutečnost; myslel si <text:span text:style-name="T794">totiž</text:span>, že má vidění. </text:p>
          </table:table-cell>
        </table:table-row>
        <table:table-row table:style-name="Tabulka1.1">
          <table:table-cell table:style-name="Tabulka1.A1" office:value-type="string">
            <text:p text:style-name="P75">Lectio i<text:span text:style-name="T488">v</text:span>.</text:p>
            <text:p text:style-name="P160"><text:span text:style-name="T692">Transeúntes</text:span> autem primam et secúndam custódiam, venérunt ad portam férream, quæ ducit ad civitátem: quæ ultro apérta est eis. Et exeúntes processérunt vicum unum: et contínuo discéssit Angelus ab eo. Et Petrus ad se revérsus, dixit: Nunc scio vere quia misit Dóminus Angelum suum, et erípuit me de manu Heródis, et de omni expectatióne plebis Judaeórum. </text:p>
            <text:p text:style-name="P160"/>
          </table:table-cell>
          <table:table-cell table:style-name="Tabulka1.A1" office:value-type="string">
            <text:p text:style-name="P18"/>
            <text:p text:style-name="P190"><text:span text:style-name="T692">Prošli</text:span> <text:span text:style-name="T794">tedy </text:span>první stráží, pak druhou, a přišli k železné bráně, která vedla do města; ta se jim sama od sebe otevřela. Vyšli ven, prošli jednou ulicí a tu mu náhle <text:span text:style-name="T794">A</text:span>nděl zmizel. Teprve nyní se Petr vzpamatoval a řekl: „Teď už opravdu vím, že Pán poslal svého <text:span text:style-name="T794">A</text:span>nděla, vysvobodil mne z ruky Herodovy a uchránil od toho, co si přál židovský lid.“</text:p>
            <text:p text:style-name="P149"><text:span text:style-name="T502">(</text:span><text:span text:style-name="T163">Č</text:span><text:span text:style-name="T180">EP,</text:span><text:span text:style-name="T164"> upraveno</text:span><text:span text:style-name="T163">)</text:span></text:p>
          </table:table-cell>
        </table:table-row>
        <table:table-row table:style-name="Tabulka1.1">
          <table:table-cell table:style-name="Tabulka1.A1" office:value-type="string">
            <text:p text:style-name="P53">In II<text:span text:style-name="T690">. Nocturno</text:span></text:p>
            <text:p text:style-name="P91">Lectio v.</text:p>
            <text:p text:style-name="P309"><text:soft-page-break/>T<text:span text:style-name="T692">heodósio</text:span> junióre imperánte‚ cum Eudócia ejus uxor, Jerosólymam solvénd<text:span text:style-name="T840">i</text:span> voti causa venísset, ibi multis est affécta munéribus: præ céteris insígne donum accépit férreæ caténæ‚ auro gemmísque ornátæ: quam illam esse affirmábant, qua Petrus Apóstolus ab Heróde vinctus fúerat.</text:p>
            <text:p text:style-name="P43"/>
          </table:table-cell>
          <table:table-cell table:style-name="Tabulka1.A1" office:value-type="string">
            <text:p text:style-name="P40"/>
            <text:p text:style-name="P40"/>
            <text:p text:style-name="P320"><text:soft-page-break/><text:span text:style-name="T694">Za</text:span><text:span text:style-name="T317"> císaře Theodosia mladšího přišla jeho manželka Eudocia do Jerusaléma, aby naplnila</text:span><text:span text:style-name="T225"> </text:span><text:span text:style-name="T306">svůj slib,</text:span><text:span text:style-name="T225"> </text:span><text:span text:style-name="T234">a </text:span><text:span text:style-name="T225">obdržel</text:span><text:span text:style-name="T226">a</text:span><text:span text:style-name="T225"> </text:span><text:span text:style-name="T228">tam </text:span><text:span text:style-name="T225">mnoho darů, především však </text:span><text:span text:style-name="T226">pře</text:span><text:span text:style-name="T225">slavný</text:span><text:span text:style-name="T234">m to</text:span><text:span text:style-name="T225"> dar</text:span><text:span text:style-name="T234">em</text:span><text:span text:style-name="T225"> přijal</text:span><text:span text:style-name="T226">a</text:span><text:span text:style-name="T225"> železný řetěz </text:span><text:span text:style-name="T226">ozdobený zlatem a drahými kameny, o kterém </text:span><text:span text:style-name="T234">jí </text:span><text:span text:style-name="T226">tvrdili, že j</text:span><text:span text:style-name="T235">e to ten </text:span><text:span text:style-name="T130">řetěz, </text:span><text:span text:style-name="T235">kterým</text:span><text:span text:style-name="T226"> </text:span><text:span text:style-name="T126">král </text:span><text:span text:style-name="T226">Herod</text:span><text:span text:style-name="T227">es</text:span><text:span text:style-name="T226"> spout</text:span><text:span text:style-name="T227">al</text:span><text:span text:style-name="T226"> Apoštol</text:span><text:span text:style-name="T227">a</text:span><text:span text:style-name="T226"> Petr</text:span><text:span text:style-name="T227">a</text:span><text:span text:style-name="T226">.</text:span></text:p>
          </table:table-cell>
        </table:table-row>
        <table:table-row table:style-name="Tabulka1.1">
          <table:table-cell table:style-name="Tabulka1.A1" office:value-type="string">
            <text:p text:style-name="P95">Lectio vj.</text:p>
            <text:p text:style-name="P312">E<text:span text:style-name="T692">udócia</text:span> caténam pie veneráta, eam póstea Romam ad filiam Eudóxiam misit, quæ illam Pontífici Máximo détulit: isque vicíssim illi monstrávit álteram caténam, qua, Neróne imperatóre‚ idem Apóstolus constríctus fúerat. Cum ígitur Póntifex Románam caténam cum ea, quæ Jerosólymis alláta fúerat, contulísset‚ factum est, ut illæ inter se sic connecteréntur, ut non duæ, sed una caténa ab eódem artífice confécta esse viderétur.</text:p>
            <text:p text:style-name="P103"/>
          </table:table-cell>
          <table:table-cell table:style-name="Tabulka1.A1" office:value-type="string">
            <text:p text:style-name="P40"/>
            <text:p text:style-name="P321"><text:span text:style-name="T692">Eudocia</text:span> řetěz zbožně uctila a poté jej poslala do Říma své dceři Eudoxii, která jej odnesla Svatému Otci. Ten jí na oplátku ukázal jiný řetěz, kterým za císaře Nerona tentýž Apoštol byl spoután. <text:span text:style-name="T318">Když pak Svatý Otec položil vedle sebe římský řetěz s tím, který byl přinesen z Jerusaléma, stalo se, že bylo možné je navzájem spojit takovým způsobem, že již nevypadaly jako dva, ale jako jeden řetěz, který vyrobil tentýž řemeslník.</text:span></text:p>
          </table:table-cell>
        </table:table-row>
        <table:table-row table:style-name="Tabulka1.1">
          <table:table-cell table:style-name="Tabulka1.A1" office:value-type="string">
            <text:p text:style-name="P95">Lectio vij.</text:p>
            <text:p text:style-name="P312">Q<text:span text:style-name="T692">uo</text:span> miráculo tantus honor sacris illis vínculis habéri cœpit, ut proptérea hoc nómine sancti Petri ad Víncula Ecclésia‚ título Eudóxiæ‚ dedicáta sit in Exquíliis‚ ejúsque memóriæ dies festus institútus Kaléndis Augústi. Quo ex témpore honos, qui eo die prophánis Gentílium celebritátibus tríbui sólitus erat, Petri vínculis habéri cœpit: quæ tacta ægros sanábant, et dæmones ejiciébant.</text:p>
            <text:p text:style-name="P45"/>
          </table:table-cell>
          <table:table-cell table:style-name="Tabulka1.A1" office:value-type="string">
            <text:p text:style-name="P40"/>
            <text:p text:style-name="P341"><text:span text:style-name="T692">Díky</text:span> tomuto zázraku povstala k těmto svatým poutům taková úcta, že kvůli tomu nechala Eudoxia na Esquilinském pahorku vystavět kostel zasvěcený svatému Petru v Řetězech a na jeho památku byl zaveden svátek na den 1. srpna. Od té doby pak slávu, které se v tento den obvykle dostávalo světským <text:span text:style-name="T949">oslavám</text:span> Pohanů, postupně získaly Petrovy řetězy, jejichž dotyk uzdravoval nemocné a vyháněl zlé duchy.</text:p>
          </table:table-cell>
        </table:table-row>
        <table:table-row table:style-name="Tabulka1.1">
          <table:table-cell table:style-name="Tabulka1.A1" office:value-type="string">
            <text:p text:style-name="P95">Lectio viij.</text:p>
            <text:p text:style-name="P312">Q<text:span text:style-name="T692">uo</text:span> in génere anno salútis humánæ nongentésimo sexagésimo nono áccidit: ut quidam Comes, Othónis imperatóris familiáris, occupátus ab immúndo spíritu seípsum déntibus dilaniáret. Quare is jussu Imperatóris ad Joánnem Pontíficem dúcitur: qui, ut sacra catena <text:span text:style-name="T320">C</text:span>ómitis collum áttigit, erúmpens nefárius spíritus hóminem líberum relíquit: ac deínceps in Urbe sanctórum Vinculórum relígio propagáta est.</text:p>
            <text:p text:style-name="P103"/>
          </table:table-cell>
          <table:table-cell table:style-name="Tabulka1.A1" office:value-type="string">
            <text:p text:style-name="P40"/>
            <text:p text:style-name="P322"><text:span text:style-name="T693">Něco</text:span><text:span text:style-name="T319"> takového se přihodilo v roce spásy lidstva 969, když jeden Hrabě spřízněný s </text:span><text:span text:style-name="T127">franským </text:span><text:span text:style-name="T319">císařem Otou byl posednut nečistým duchem a sám sebe zraňoval svými zuby. Proto byl na Císařův rozkaz přiveden k Papeži Janu </text:span><text:span text:style-name="T128">XIII. </text:span><text:span text:style-name="T229">Jakmile se řetěz dotkl krku Hraběte, vy</text:span><text:span text:style-name="T230">razil ohavný duch </text:span><text:span text:style-name="T236">ven </text:span><text:span text:style-name="T230">a zanechal člověka svobodného. </text:span><text:span text:style-name="T231">Po</text:span><text:span text:style-name="T236">sléze</text:span><text:span text:style-name="T231"> se v Městě </text:span><text:span text:style-name="T129">Římě </text:span><text:span text:style-name="T231">rozšířila úcta ke svatým Poutům.</text:span></text:p>
          </table:table-cell>
        </table:table-row>
        <table:table-row table:style-name="Tabulka1.1">
          <table:table-cell table:style-name="Tabulka1.A1" office:value-type="string">
            <text:p text:style-name="P55">In III<text:span text:style-name="T690">. Nocturno</text:span></text:p>
            <text:p text:style-name="P22"><text:span text:style-name="T200">Léctio sancti Evangélii </text:span><text:span text:style-name="T201">secúndum </text:span><text:span text:style-name="T202">Matthæum</text:span><text:span text:style-name="T200">.</text:span><text:span text:style-name="T63"> </text:span></text:p>
            <text:p text:style-name="P22"><text:span text:style-name="T63">Lectio ix. Cap. </text:span><text:span text:style-name="T64">16</text:span><text:span text:style-name="T63">.</text:span></text:p>
            <text:p text:style-name="P173">I<text:span text:style-name="T692">n</text:span> illo témpore: Venit Jesus in partes Cæsareæ Philíppi: et interrogábat discípulos suos, dicens: Quem dícunt hómines esse Fílium hóminis? Et réliqua.</text:p>
            <text:p text:style-name="P32"/>
            <text:p text:style-name="P34">Homilía sancti Augustíni Epíscopi.</text:p>
            <text:p text:style-name="P86">Ex Serm. 29. de Sanctis.</text:p>
            <text:p text:style-name="P175"><text:soft-page-break/>S<text:span text:style-name="T692">olus</text:span> Petrus inter Apóstolos méruit audíreː Amen dico tibi, quia tu es Petrus, et super hanc petram ædificábo Ecclésiam meam. Dignus certe, qui ædificándis in domo Dei pópulis, lapis esset ad fundaméntum, colúmna ad sustentáculum clavis ad regnum.</text:p>
            <text:p text:style-name="P32"/>
          </table:table-cell>
          <table:table-cell table:style-name="Tabulka1.A1" office:value-type="string">
            <text:p text:style-name="P350"><text:s/></text:p>
            <text:p text:style-name="P15"/>
            <text:p text:style-name="P15"/>
            <text:p text:style-name="P202"><text:span text:style-name="T692">Za</text:span> onoho času <text:span text:style-name="T316">přišel Ježíš do krajin Césareje Filipovy a tázal se svých učedníků, řka: „Kdo je podle slov lidí Syn člověka?“</text:span> A ostatní.</text:p>
            <text:p text:style-name="P15"/>
            <text:p text:style-name="P15"/>
            <text:p text:style-name="P15"/>
            <text:p text:style-name="P15"/>
            <text:p text:style-name="P233"><text:soft-page-break/><text:span text:style-name="T692">Ze</text:span> všech Apoštolů si jediný Petr <text:span text:style-name="T324">vy</text:span>sloužil <text:span text:style-name="T321">tato slova</text:span>: „Amen, pravím tobě, že ty jsi Petr, <text:span text:style-name="T125">skála</text:span><text:span text:style-name="T224">, a na této skále zbuduji svou Církev.“ </text:span><text:span text:style-name="T232">Byl zajisté </text:span><text:span text:style-name="T237">hoden</text:span><text:span text:style-name="T232"> </text:span><text:span text:style-name="T233">státi se</text:span><text:span text:style-name="T232"> </text:span><text:span text:style-name="T238">mezi lidmi, z nichž je </text:span><text:span text:style-name="T233">d</text:span><text:span text:style-name="T238">ům</text:span><text:span text:style-name="T233"> Boží </text:span><text:span text:style-name="T238">postaven</text:span><text:span text:style-name="T233">, </text:span><text:span text:style-name="T232">kamenem v </text:span><text:span text:style-name="T238">jeho </text:span><text:span text:style-name="T232">základ</text:span><text:span text:style-name="T238">ech</text:span><text:span text:style-name="T237">, </text:span><text:span text:style-name="T233">sloupem </text:span><text:span text:style-name="T238">ku </text:span><text:span text:style-name="T233">podp</text:span><text:span text:style-name="T238">í</text:span><text:span text:style-name="T233">r</text:span><text:span text:style-name="T238">ání</text:span><text:span text:style-name="T233"> i klíčem </text:span><text:span text:style-name="T308">ke</text:span><text:span text:style-name="T233"> království.</text:span></text:p>
          </table:table-cell>
        </table:table-row>
        <table:table-row table:style-name="Tabulka1.1">
          <table:table-cell table:style-name="Tabulka1.A1" office:value-type="string">
            <text:p text:style-name="P83">Lectio x. </text:p>
            <text:p text:style-name="P177">D<text:span text:style-name="T692">e</text:span> hoc ait sermo divínus: Et ponébant, inquit, infírmos suos, ut umbra saltem transeúntis Petri obumbráret eos. Si tunc opem ferre póterat umbra córporis, quanto magis nunc plenitúdo virtútis? Si tunc supplicántibus próderat aura quædam pertranseúntis‚ quanto magis grátia nunc permanéntis?</text:p>
            <text:p text:style-name="P32"/>
          </table:table-cell>
          <table:table-cell table:style-name="Tabulka1.A1" office:value-type="string">
            <text:p text:style-name="P15"/>
            <text:p text:style-name="P245">O něm také praví božské slovo: „I <text:span text:style-name="T322">kladli své </text:span>nemocné <text:span text:style-name="T125">na ulice</text:span>, aby alespoň stín Petrů<text:span text:style-name="T795">v, až půjde okolo,</text:span> <text:span text:style-name="T795">padl na</text:span> někoho z nich.“ <text:span text:style-name="T322">Pokud měl tehdy stín těla takový účinek, oč více jej nyní bude mít plnost moci? Pokud tehdy pomohl snažně prosícím pouhý průvan kolemjdoucího, oč více jim nyní pomůže milost věčně živého?</text:span></text:p>
          </table:table-cell>
        </table:table-row>
        <table:table-row table:style-name="Tabulka1.1">
          <table:table-cell table:style-name="Tabulka1.A1" office:value-type="string">
            <text:p text:style-name="P83">Lectio xj.</text:p>
            <text:p text:style-name="P150">M<text:span text:style-name="T692">érito</text:span> per omnes Christi Ecclésias auro pretiósius habétur ferrum illud pœnálium vinculórum. Si tam medicábilis fuit obumbrátio visitántis, quanto magis caténa vinciéntis? Si inánis quædam spécies vácuæ imáginis habére pótuit in se vim salútis, quanto plus de córpore meruérunt attráhere salubritátis férreo póndere sacris impréssa membris víncula passiónis?</text:p>
            <text:p text:style-name="P32"/>
          </table:table-cell>
          <table:table-cell table:style-name="Tabulka1.A1" office:value-type="string">
            <text:p text:style-name="P15"/>
            <text:p text:style-name="P251"><text:span text:style-name="T739">Po</text:span><text:span text:style-name="T545"> zásluze se po všech Kristových Církvích považuje toto železo trestajících pout </text:span><text:span text:style-name="T546">za</text:span><text:span text:style-name="T545"> nad zlato cennější. Pokud tak blahodárně působil pouhý stín návštěvníků</text:span><text:span text:style-name="T546">v</text:span><text:span text:style-name="T545">, oč více zapůsobí řetěz vítězů</text:span><text:span text:style-name="T546">v</text:span><text:span text:style-name="T545">? Pokud nějaký nicotný druh prázdného obr</text:span><text:span text:style-name="T576">ys</text:span><text:span text:style-name="T545">u mohl v sobě nésti moc uzdravovat, oč více si zasloužil</text:span><text:span text:style-name="T576">a</text:span><text:span text:style-name="T545"> přitáhnouti tělesné zdraví </text:span><text:span text:style-name="T584">tato </text:span><text:span text:style-name="T545">těžká železná pouta, </text:span><text:span text:style-name="T584">kdysi </text:span><text:span text:style-name="T545">přitisknutá na svaté údy?</text:span></text:p>
          </table:table-cell>
        </table:table-row>
        <table:table-row table:style-name="Tabulka1.1">
          <table:table-cell table:style-name="Tabulka1.A1" office:value-type="string">
            <text:p text:style-name="P83">Lectio xij.</text:p>
            <text:p text:style-name="P180">S<text:span text:style-name="T692">i</text:span> ad præsídia supplicántium tam potens fuit ante martyrium, quanto magis éfficax post triúmphum? Felíces illi nexus, qui de mánicis, et compédibus in corónam mutándi, Apóstolum contingéntes mártyrem reddidérunt. Felícia víncula, quæ reum suum usque ad Christi Crucem non tam condemnátum, quam consecratúra misérunt.</text:p>
            <text:p text:style-name="P32"/>
          </table:table-cell>
          <table:table-cell table:style-name="Tabulka1.A1" office:value-type="string">
            <text:p text:style-name="P15"/>
            <text:p text:style-name="P224"><text:span text:style-name="T692">Pokud</text:span> byl <text:span text:style-name="T195">svatý</text:span><text:span text:style-name="T125"> Petr </text:span><text:span text:style-name="T950">k</text:span> pomoc<text:span text:style-name="T950">i</text:span> prosícím tak mocný ještě před <text:span text:style-name="T950">svým</text:span> umučením, oč více <text:span text:style-name="T950">tak </text:span>bude po <text:span text:style-name="T950">svém</text:span> vítězství? Šťastná <text:span text:style-name="T323">to</text:span> pouta, <text:span text:style-name="T323">která </text:span><text:span text:style-name="T950">proto, </text:span><text:span text:style-name="T323">aby </text:span><text:span text:style-name="T950">se</text:span><text:span text:style-name="T323"> </text:span>z okovů a <text:span text:style-name="T323">řetězu stala korunou, dotýkala se Apoštola, a vydala mučedníka. Šťastná to pouta, kter</text:span><text:span text:style-name="T950">á</text:span><text:span text:style-name="T323"> svého odsouzence poslala až na Kristův Kříž, ne však k jeho odsouzení, nýbrž k jeho posvěcení. </text:span></text:p>
          </table:table-cell>
        </table:table-row>
        <table:table-row table:style-name="Tabulka1.1">
          <table:table-cell table:style-name="Tabulka1.A1" table:number-columns-spanned="2" office:value-type="string">
            <text:p text:style-name="P112"><text:span text:style-name="T11">DIE </text:span><text:span text:style-name="T14">II</text:span><text:span text:style-name="T11">. </text:span><text:span text:style-name="T14">AUGUSTI</text:span><text:span text:style-name="T13">.</text:span></text:p>
            <text:p text:style-name="P120"><text:span text:style-name="T42">I</text:span><text:span text:style-name="T84">n</text:span><text:span text:style-name="T42"> F</text:span><text:span text:style-name="T84">esto</text:span><text:span text:style-name="T42"> </text:span><text:span text:style-name="T46">S</text:span><text:span text:style-name="T42">. </text:span><text:span text:style-name="T47">A</text:span><text:span text:style-name="T107">lphonsi</text:span></text:p>
            <text:p text:style-name="P120"><text:span text:style-name="T47">M</text:span><text:span text:style-name="T107">ariæ de </text:span><text:span text:style-name="T47">L</text:span><text:span text:style-name="T107">igorio</text:span><text:span text:style-name="T106">,</text:span></text:p>
            <text:p text:style-name="P100"><text:span text:style-name="T325">Episcopi, Confessoris et Ecclesiæ Doct</text:span>.</text:p>
            <text:p text:style-name="P4">iij. Lect. et M.</text:p>
          </table:table-cell>
          <table:covered-table-cell/>
        </table:table-row>
        <table:table-row table:style-name="Tabulka1.1">
          <table:table-cell table:style-name="Tabulka1.A1" office:value-type="string">
            <text:p text:style-name="P59">In I<text:span text:style-name="T690">. Nocturno</text:span></text:p>
            <text:p text:style-name="P60">De Epístola prima beáti Pauli Apostóli ad Timótheum.</text:p>
            <text:p text:style-name="P73">Lectio j. <text:span text:style-name="T326">Cap. 3.</text:span></text:p>
            <text:p text:style-name="P154">F<text:span text:style-name="T692">idélis</text:span> sermo: Si quis Episcopátum desíderat, bonum opus desíderat. Opórtet ergo Epíscopum irreprehensíbilem esse, uníus uxóris virum, sóbrium, prudéntem, ornátum, pudicum, hospitálem doctórem‚ non vinoléntum, non <text:soft-page-break/>percussórem, sed modéstum: non litigiósum, non cúpidum, sed suæ dómui bene præpósitum: fílios habéntem súbditos cum omni castitáte.</text:p>
            <text:p text:style-name="P154"/>
          </table:table-cell>
          <table:table-cell table:style-name="Tabulka1.A1" office:value-type="string">
            <text:p text:style-name="P10"/>
            <text:p text:style-name="P10"/>
            <text:p text:style-name="P10"/>
            <text:p text:style-name="P10"/>
            <text:p text:style-name="P296"><text:span text:style-name="T692">Pravdivý</text:span> je výrok: Usiluje-li někdo o<text:span text:style-name="T328"> </text:span>úřad <text:span text:style-name="T796">Biskupa</text:span>, usiluje o vznešený úřad. <text:span text:style-name="T328">Biskup </text:span>má býti bezúhonný, jen jednou ženatý, střídmý, rozvážný, řádný, <text:span text:style-name="T328">cudný, </text:span>pohostinný, schopný učit. Nemá býti <text:span text:style-name="T328">pijan</text:span> <text:span text:style-name="T951">ani</text:span> násilné povahy, <text:soft-page-break/>nýbrž mírný, ne svárlivý ani lakomý, nýbrž má dobře spravovat svůj vlastní dům a své dítky držeti v poslušnosti a ve vší počestnosti. <text:span text:style-name="T327">(</text:span><text:span text:style-name="T181">C</text:span><text:span text:style-name="T131">ol, </text:span><text:span text:style-name="T132">upraveno</text:span><text:span text:style-name="T327">)</text:span></text:p>
          </table:table-cell>
        </table:table-row>
        <table:table-row table:style-name="Tabulka1.1">
          <table:table-cell table:style-name="Tabulka1.A1" office:value-type="string">
            <text:p text:style-name="P72">Lectio ij.</text:p>
            <text:p text:style-name="P164">A<text:span text:style-name="T692">lphónsus</text:span> María de Ligório Neápoli nobílibus paréntibus natus, adoléscens patri obtémperans‚ causárum patrocínia suscépit: at brevi fori perícula expértus‚ ejúsmodi institútum ultro dimísit, spretísque, qui eum manébant, mundi honóribus, divíno servítio se totum mancipávit. Sacérdos factus tanto zelo írruit in vítia‚ ut Apostólico múnere fungens, huc illuc pérvolans, ingéntes perditórum hóminum conversiónes perágeret. Páuperum præsértim et ruricolárum miserátus, Congregatiónem Presbyterórum instítuit sanctíssimi Redemptóris, qui ipsum Redemptórem secúti‚ per agros, pagos et castélla paupéribus evangelizárent. Voto adstríctus nullam témporis jactúram faciéndi, innúmeras ánimas exémplo, prædicatióne et scriptis sacra eruditióne refértis Christo lucrifécit, et ad perfectiórem vitam addúxit.</text:p>
            <text:p text:style-name="P106"/>
          </table:table-cell>
          <table:table-cell table:style-name="Tabulka1.A1" office:value-type="string">
            <text:p text:style-name="P17"/>
            <text:p text:style-name="P191"><text:span text:style-name="T692">Alfons</text:span> Maria <text:span text:style-name="T331">de' </text:span>Liguori se narodil v Neapoli vznešeným rodičům, jako mladík <text:span text:style-name="T329">se podvolil vůli otce a přijal </text:span><text:span text:style-name="T136">zaměstnání </text:span><text:span text:style-name="T249">obhájce </text:span><text:span text:style-name="T133">právní</text:span><text:span text:style-name="T136">c</text:span><text:span text:style-name="T133">h</text:span><text:span text:style-name="T136"> </text:span><text:span text:style-name="T239">kauz,</text:span><text:span text:style-name="T240"> brz</text:span><text:span text:style-name="T293">o</text:span><text:span text:style-name="T240"> však zažil nebezpečí tohoto povolání, takže je</text:span><text:span text:style-name="T309">j</text:span><text:span text:style-name="T240"> opět zanechal, zřekl se světských poct, které mu ještě zbývaly a zcela se dal do posvátných služeb. Byl vysvěcen na </text:span><text:span text:style-name="T293">K</text:span><text:span text:style-name="T240">něze, a s takovým zápalem </text:span><text:span text:style-name="T309">se vrhnul na </text:span><text:span text:style-name="T240">boj s neřestmi, že </text:span><text:span text:style-name="T241">obdržel Apoštolský úřad, ve kterém cestoval na mnohá místa, </text:span><text:span text:style-name="T242">kde dosáhl velikých obrácení </text:span><text:span text:style-name="T309">ztracených </text:span><text:span text:style-name="T242">lidí. Jat slitováním </text:span><text:span text:style-name="T309">nad </text:span><text:span text:style-name="T242">chudými a rolníky založil Kongregaci Kněží nejsvětějšího Spasitele, kteří následovali samotného Spasitele a na polích, vesnicích i městečkách zvěstovali chudým Evangelium. </text:span><text:span text:style-name="T243">Pevně se rozhodl neztrácet čas a svým příkladem, kázáním i </text:span><text:span text:style-name="T293">spisy</text:span><text:span text:style-name="T243"> přinesl nesčetným duším vzdělání v posvátných věcech, a tak je získal Kristu a přivedl k dokonalosti života. </text:span></text:p>
          </table:table-cell>
        </table:table-row>
        <table:table-row table:style-name="Tabulka1.1">
          <table:table-cell table:style-name="Tabulka1.A1" office:value-type="string">
            <text:p text:style-name="P72">Lectio iij.</text:p>
            <text:p text:style-name="P165">D<text:span text:style-name="T692">ei</text:span> Genitrícem singulári colébat afféctu, Domínicæ Passiónis et sacræ Eucharistíæ contemplátor assíduus, ejus cultum mirífice propagávit. Dum sacrum perfíceret, vel Seráphicis liquescébat ardóribus, vel abstrahebátur a sénsibus. Exímiam vitæ innocéntiam pari cum pœniténtia sócians, corpus suum inédia, cilíciis cruentáque flagellatióne castigábat. Inter hæc prophetíæ dono, scrutatiónis córdium, bilocatiónis, et miraculórum grátia incláruit. Summi Pontíficis auctoritáte coáctus, sanctæ Agathæ Gothórum Ecclésiam gubernándam suscépit. Factus Epíscopus extérnum dumtáxat hábitum, non sevéram vivéndi ratiónem mutávit. Liberális in páuperes, omnes Ecclésiæ provéntus iísdem distribuébat, et urgénte annónæ caritáte, ipsam domésticam suppelléctilem in aléndis famélicis erogávit. Episcopátu ob graves habitualésque morbos dimísso ad alúmnos suos, a quibus pauper discésserat, revértitur pauper. Demum quamvis sénio gravissimísque morbis fractus córpore, spíritu tamen alácrior, de cœléstibus rebus disseréndi aut scribéndi finem nunquam adhíbuit, donec nonagenárius anno millésimo septingentésimo octogésimo séptimo Nucériæ Paganórum placidíssime expirávit; quem inde virtútibus clarum et fulgéntem miráculis Gregórius décimus sextus Sanctórum catálogo accénsuit et Pius nonus uni<text:soft-page-break/>versális Ecclésiæ Doctórem declarávit.</text:p>
            <text:p text:style-name="P24"/>
          </table:table-cell>
          <table:table-cell table:style-name="Tabulka1.A1" office:value-type="string">
            <text:p text:style-name="P17"/>
            <text:p text:style-name="P205"><text:span text:style-name="T692">Bohorodičku</text:span> <text:span text:style-name="T332">si </text:span>jedinečn<text:span text:style-name="T332">ým způsobem oblíbil</text:span>, usilovně rozjímal nad Utrpením Páně a posvátnou Eucharistií, a jejich úctu podivuhodným způsobem rozšiřoval. Když konal posvátné <text:span text:style-name="T332">obřady </text:span><text:span text:style-name="T951">Mše svaté</text:span>, rozplýval se v Serafínském zápalu, nebo byl <text:span text:style-name="T332">i </text:span>zcela zbaven smyslů. Výjimečnou nevinnost života spojoval se stejn<text:span text:style-name="T332">ě výjimečnou</text:span> kajícností, a své tělo káral posty, cilicii a bičoval se do krve. <text:span text:style-name="T330">Mimoto se proslavil darem prorokování, vhledem do </text:span><text:span text:style-name="T196">lidských</text:span><text:span text:style-name="T951"> </text:span><text:span text:style-name="T330">srdcí, bilokací a milostí zázraků. Přinucen autoritou Svatého Otce přijal biskupský stolec u svaté Agáty de' Goti </text:span><text:span text:style-name="T196">v Kampánii</text:span><text:span text:style-name="T330">. Poté, co se stal Biskupem, změnil sice oděv, nikoliv však přísný způsob života. Choval velkou vlídnost k chudým a rozdal jim veškeré příjmy </text:span><text:span text:style-name="T134">své </text:span><text:span text:style-name="T244">Diecéze, a když je sužovala příliš vysoká cena obilí, prodal dokonce i zařízení svého domu, aby nasytil hladové. </text:span><text:span text:style-name="T245">Pro těžkou a vleklou nemoc se vzdal svého biskupského stolce a ke svým učedníkům se vrátil stejně chudý, jako od nich odešel. I když pak jeho tělo bylo zlomeno stářím a sužováno přetěžkými nemocemi, ducha měl stále bystrého, a nikdy nepřestal přednášet ani psát o nebeských věcech, </text:span><text:span text:style-name="T246">až </text:span><text:span text:style-name="T245">v</text:span><text:span text:style-name="T246">e svých</text:span><text:span text:style-name="T245"> devadesáti letech v roce 1787 </text:span><text:span text:style-name="T248">tiše</text:span><text:span text:style-name="T246"> vydechl </text:span><text:span text:style-name="T135">naposledy</text:span><text:span text:style-name="T246"> ve </text:span><text:span text:style-name="T135">městě </text:span><text:span text:style-name="T246">Pagani. Načež jej slavného ctnostmi a </text:span><text:span text:style-name="T250">vynikajícího</text:span><text:span text:style-name="T247"> zázraky Řehoř XVI. zanesl do seznamu Svatých a Pius IX. prohlásil Učitelem Církve.</text:span></text:p>
          </table:table-cell>
        </table:table-row>
        <table:table-row table:style-name="Tabulka1.1">
          <table:table-cell table:style-name="Tabulka1.A1" table:number-columns-spanned="2" office:value-type="string">
            <text:p text:style-name="P50"><text:span text:style-name="T1">DIE</text:span><text:span text:style-name="T11"> </text:span><text:span text:style-name="T12">I</text:span><text:span text:style-name="T15">V</text:span><text:span text:style-name="T11">. </text:span><text:span text:style-name="T2">AUGUSTI</text:span></text:p>
            <text:p text:style-name="P122"><text:span text:style-name="T42">I</text:span><text:span text:style-name="T84">n</text:span><text:span text:style-name="T42"> F</text:span><text:span text:style-name="T84">esto </text:span><text:span text:style-name="T43">S</text:span><text:span text:style-name="T44">. </text:span><text:span text:style-name="T48">D</text:span><text:span text:style-name="T108">ominici</text:span><text:span text:style-name="T104">,</text:span></text:p>
            <text:p text:style-name="P5">Confessoris.</text:p>
            <text:p text:style-name="P2"><text:span text:style-name="T92">xij. Lect. et </text:span><text:span text:style-name="T91">M.</text:span></text:p>
          </table:table-cell>
          <table:covered-table-cell/>
        </table:table-row>
        <table:table-row table:style-name="Tabulka1.1">
          <table:table-cell table:style-name="Tabulka1.A1" office:value-type="string">
            <text:p text:style-name="P67">In I. Nocturno</text:p>
            <text:p text:style-name="P61">De libro Sapiéntiæ.</text:p>
            <text:p text:style-name="P76">Lectio j. <text:span text:style-name="T326">Cap. 4.</text:span></text:p>
            <text:p text:style-name="P155">J<text:span text:style-name="T692">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155"/>
          </table:table-cell>
          <table:table-cell table:style-name="Tabulka1.A1" office:value-type="string">
            <text:p text:style-name="P11"/>
            <text:p text:style-name="P11"/>
            <text:p text:style-name="P11"/>
            <text:p text:style-name="P304">U<text:span text:style-name="T692">mře-li</text:span> spravedlivý třeba předčasně, dojde odpočinutí. Ctihodné stáří totiž nespočívá v dlouhém věku ani se neměří počtem let. Ty pravé šediny pro člověka je rozumnost, a život bez poskvrny je ten pravý dlouhý věk. Protože se líbil Bohu, Bůh <text:span text:style-name="T841">si </text:span>jej <text:span text:style-name="T841">za</text:span>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76">Lectio ij.</text:p>
            <text:p text:style-name="P161">F<text:span text:style-name="T692">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07"/>
          </table:table-cell>
          <table:table-cell table:style-name="Tabulka1.A1" office:value-type="string">
            <text:p text:style-name="P19"/>
            <text:p text:style-name="P206"><text:span text:style-name="T692">Neboť</text:span> kouzlo neřesti zastírá dobro a <text:span text:style-name="T797">nestálost</text:span> vášně převrací mysl, <text:span text:style-name="T797">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76">Lectio iij.</text:p>
            <text:p text:style-name="P161">C<text:span text:style-name="T692">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25"/>
          </table:table-cell>
          <table:table-cell table:style-name="Tabulka1.A1" office:value-type="string">
            <text:p text:style-name="P19"/>
            <text:p text:style-name="P206"><text:span text:style-name="T692">Spravedlivý</text:span> svou smrtí odsuzuje žijící svévolníky, mládí pak, jež došlo rychlého konce, letité stáří nespravedlivého. <text:span text:style-name="T797">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76">Lectio i<text:span text:style-name="T798">v</text:span>.</text:p>
            <text:p text:style-name="P161">E<text:span text:style-name="T692">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25"/>
          </table:table-cell>
          <table:table-cell table:style-name="Tabulka1.A1" office:value-type="string">
            <text:p text:style-name="P19"/>
            <text:p text:style-name="P211">A budou zneuctěnou mrtvolou, navěky pohrdáni i mezi mrtvými. Neboť on je srazí, <text:span text:style-name="T797">nafoukance</text:span>, že ani nehlesnou, vyvrátí je do základů a až do konce <text:span text:style-name="T797">budou zničeni</text:span>, ocitnou se v mukách a jejich památka zanikne. Při zúčtování svých hříchů přijdou zlomeni strachem a jejich nepravosti je usvědčí tváří v tvář. <text:s/><text:span text:style-name="T799">(</text:span><text:span text:style-name="T182">ČEP, upraveno</text:span><text:span text:style-name="T294">)</text:span></text:p>
          </table:table-cell>
        </table:table-row>
        <table:table-row table:style-name="Tabulka1.1">
          <table:table-cell table:style-name="Tabulka1.A1" office:value-type="string">
            <text:p text:style-name="P53">In II<text:span text:style-name="T690">. Nocturno</text:span></text:p>
            <text:p text:style-name="P91">Lectio v.</text:p>
            <text:p text:style-name="P309"><text:soft-page-break/>D<text:span text:style-name="T692">omínicus</text:span>, Calarógæ in Hispánia ex nóbili Gusmannórum família natus, Paléntiæ liberálibus disciplínis et Theologíæ óperam dedit: quo in stúdio cum plúrimum profecísset, prius Oxomeínsis Ecclésiæ Canónicus reguláris, deínde Ordinis Fratrum Prædicatórum auctor fuit. Hujus mater grávida sibi visa est in quiéte continére in alvo cátulum ore præferéntem facem, qua éditus in lucem, orbem terrárum incénderet. Quo sómnio significabátur, fore ut splendóre sanctitátis ac doctrínæ ipsíus gentes ad Christiánam pietátem inflammaréntur.</text:p>
            <text:p text:style-name="P43"/>
          </table:table-cell>
          <table:table-cell table:style-name="Tabulka1.A1" office:value-type="string">
            <text:p text:style-name="P40"/>
            <text:p text:style-name="P40"/>
            <text:p text:style-name="P323"><text:soft-page-break/><text:span text:style-name="T692">Dominik</text:span> se narodil ve <text:span text:style-name="T345">španělském</text:span> <text:span text:style-name="T125">městě</text:span> <text:span text:style-name="T345">Caleruega ze šlechtické rodiny Guzmánů. V Palencii studoval svobodná umění a Theologii, a když v tomto studiu velmi pokročil, stal se nej</text:span><text:span text:style-name="T952">pr</text:span><text:span text:style-name="T345">ve řeholním Kanovníkem v kapitule Katedrály ve </text:span><text:span text:style-name="T137">městě</text:span><text:span text:style-name="T345"> Osca, pak ale založil Řád Bratří Kazatelů. Jeho matka, když s ním byla těhotná, měla ve spánku vidění, že má ve svém lůně štěně, které před sebou nese v tlamičce pochodeň, jejíž světlo zapálí celý svět. Význam tohoto snu byl takový, že se stane, že </text:span><text:span text:style-name="T138">Dominik </text:span><text:span text:style-name="T345">leskem své svatosti a svým učením podnítí národy ke Křesťanské zbožnosti.</text:span></text:p>
          </table:table-cell>
        </table:table-row>
        <table:table-row table:style-name="Tabulka1.1">
          <table:table-cell table:style-name="Tabulka1.A1" office:value-type="string">
            <text:p text:style-name="P95">Lectio vj.</text:p>
            <text:p text:style-name="P312">H<text:span text:style-name="T692">ujus</text:span> autem ingénium ac virtus máxime enítuit in everténdis hæréticis, qui perniciósis erróribus Tolosátes pervértere conabántur. Quo in negótio septem consúmpsit annos. Póstea Romam venit ad Lateranénse Concílium cum Epíscopo Tolosáno, ut Ordo, quem institúerat‚ ab Innocéntio tertio confirmarétur. Quæ res dum in deliberatióne versátur, Domínicus hortátu Pontíficis, ad suos revértitur, ut sibi régulam delígeret.</text:p>
            <text:p text:style-name="P103"/>
          </table:table-cell>
          <table:table-cell table:style-name="Tabulka1.A1" office:value-type="string">
            <text:p text:style-name="P40"/>
            <text:p text:style-name="P321"><text:span text:style-name="T695">Jeho</text:span><text:span text:style-name="T346"> </text:span><text:span text:style-name="T952">rozumové nadání</text:span><text:span text:style-name="T346"> a ctnosti pak převelice zazářily ve vítězství</text:span><text:span text:style-name="T952">ch</text:span><text:span text:style-name="T346"> nad heretiky, kteří se nebezpečnými omyly snažili rozvrátit obyvatele </text:span><text:span text:style-name="T347">Toulouse</text:span><text:span text:style-name="T346">. Touto záležitostí strávil sedm let. Poté s Biskupem </text:span><text:span text:style-name="T952">z </text:span><text:span text:style-name="T347">Toulous</text:span><text:span text:style-name="T348">e</text:span><text:span text:style-name="T346"> přišel do Říma na Lateránský Koncil, aby Innocens III. potvrdil Řád, který </text:span><text:span text:style-name="T139">Dominik </text:span><text:span text:style-name="T251">založil. </text:span><text:span text:style-name="T252">Zatímco </text:span><text:span text:style-name="T140">Svatý Stolec</text:span><text:span text:style-name="T253"> tuto věc zvažoval, Dominik se na </text:span><text:span text:style-name="T254">výzvu Biskupovu vrátil domů, aby si vybral řeholi.</text:span></text:p>
          </table:table-cell>
        </table:table-row>
        <table:table-row table:style-name="Tabulka1.1">
          <table:table-cell table:style-name="Tabulka1.A1" office:value-type="string">
            <text:p text:style-name="P95">Lectio vij.</text:p>
            <text:p text:style-name="P312">R<text:span text:style-name="T692">omam</text:span> rédiens, ab Honório tértio, qui próximus Innocéntio succésserat, confirmatiónem Ordinis Prædicatórum ímpetrat; Romæ autem duo instítuit Monastéria, álterum virórum, mulíerum álterum. Tres étiam mórtuos ad vitam revocávit, múltaque ália édidit mirácula, quibus Ordo Prædicatórum mirífice propagári cœpit. </text:p>
            <text:p text:style-name="P45"/>
          </table:table-cell>
          <table:table-cell table:style-name="Tabulka1.A1" office:value-type="string">
            <text:p text:style-name="P40"/>
            <text:p text:style-name="P342"><text:span text:style-name="T692">Vrátil</text:span> se do Říma <text:span text:style-name="T349">a od </text:span><text:span text:style-name="T141">papeže </text:span><text:span text:style-name="T349">Honoria III., který nastoupil po </text:span><text:span text:style-name="T142">papeži </text:span><text:span text:style-name="T350">Innocenci III., získal potvrzení Řádu Kazatelů. V Římě pak založil dva kláštery, jeden mužský a jeden ženský. Tři mrtvé dokonce povolal zpět k životu a vykonal mnohé jiné zázraky, jimiž začal Řád Kazatelů podivuhodným způsobem rozšiřovat.</text:span></text:p>
          </table:table-cell>
        </table:table-row>
        <table:table-row table:style-name="Tabulka1.1">
          <table:table-cell table:style-name="Tabulka1.A1" office:value-type="string">
            <text:p text:style-name="P95">Lectio viij.</text:p>
            <text:p text:style-name="P312">T<text:span text:style-name="T692">andem</text:span> Bonóniæ in febrem íncidit: ex qua cum se moritúrum intellígeret, convocátis frátribus, et alúmnis suæ disciplínæ, eos ad innocéntiam et integritátem cohortátus est. Postrémo charitátem, humilitátem, paupertátem, tamquam certum patrimónium eis testaménto relíquit: fratribúsque orántibus, in illis verbis: Subvénite Sancti Dei, occúrrite Angeli‚ obdormívit in Dómino, octávo Idus Augústi.</text:p>
            <text:p text:style-name="P103"/>
          </table:table-cell>
          <table:table-cell table:style-name="Tabulka1.A1" office:value-type="string">
            <text:p text:style-name="P40"/>
            <text:p text:style-name="P324"><text:span text:style-name="T692">Pak</text:span> jej v Bologni schvátila horečka. Když už věděl, že na ni zemře, svolal své bratry a studenty svého učení, a nabádal je k nevinnosti a čestnosti. Poté jim zanechal odkaz lásky, pokory, chudoby jak<text:span text:style-name="T952">o</text:span> jisté dědictví, a zatímco se bratři modlili těmito slovy: „Pomozte, Svatí Boží, přispějte, Andělé,“ on zesnul v Pánu dne 6. srpna.</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2">Lucam</text:span><text:span text:style-name="T200">.</text:span><text:span text:style-name="T63"> </text:span></text:p>
            <text:p text:style-name="P23"><text:span text:style-name="T63">Lectio ix. Cap. </text:span><text:span text:style-name="T65">1</text:span><text:span text:style-name="T66">2</text:span><text:span text:style-name="T63">.</text:span></text:p>
            <text:p text:style-name="P174">In illo témpore: Dixit Jesus discípulis suis: Sint lumbi vestri præcíncti, et lucérnæ ardéntes in mánibus vestris. Et réliqua.</text:p>
            <text:p text:style-name="P33"/>
            <text:p text:style-name="P23"><text:soft-page-break/><text:span text:style-name="T333">Homil</text:span><text:span text:style-name="T334">í</text:span><text:span text:style-name="T333">a sancti </text:span><text:span text:style-name="T200">Gregórii Papæ.</text:span></text:p>
            <text:p text:style-name="P87">Homilia 13. in Evangelia.</text:p>
            <text:p text:style-name="P179"><text:span text:style-name="T692">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text:span text:style-name="T953">oe</text:span>lis est. </text:p>
            <text:p text:style-name="P33"/>
          </table:table-cell>
          <table:table-cell table:style-name="Tabulka1.A1" office:value-type="string">
            <text:p text:style-name="P16"/>
            <text:p text:style-name="P16"/>
            <text:p text:style-name="P16"/>
            <text:p text:style-name="P203"><text:span text:style-name="T692">Za</text:span> onoho času, řekl Ježíš svým učedníkům: nechť jsou vaše bedra přepásána a lampy hoří ve vašich rukách. A ostatní.</text:p>
            <text:p text:style-name="P16"/>
            <text:p text:style-name="P16"><text:soft-page-break/></text:p>
            <text:p text:style-name="P16"/>
            <text:p text:style-name="P234"><text:span text:style-name="T692">Pán</text:span> praví: „Nechť jsou vaše bedra přepásána.“ Bedra si totiž přepásáme, když chceme zdrženlivostí krotit rozmary těla. Ale protože <text:span text:style-name="T954">nestačí </text:span><text:span text:style-name="T800">pouze</text:span> neděl<text:span text:style-name="T954">at</text:span> zlé věci, <text:span text:style-name="T954">a je třeba, aby </text:span>se každý <text:span text:style-name="T954">z nás </text:span>snaž<text:span text:style-name="T954">il</text:span> zapotit <text:span text:style-name="T954">také</text:span> při konání dobrých skutků, Pán hned dodává: „a lampy ať hoří ve vašich rukách.“ Zapálené lampy máme v rukách, když dobrými skutky dáváme svým bližním příklady světla. O těchto skutcích Pán říká: „Ať svítí vaše světlo před lidmi, aby viděli vaše dobré skutky, a oslavovali vašeho Otce, který je v nebesích.“ </text:p>
          </table:table-cell>
        </table:table-row>
        <table:table-row table:style-name="Tabulka1.1">
          <table:table-cell table:style-name="Tabulka1.A1" office:value-type="string">
            <text:p text:style-name="P84">Lectio x. </text:p>
            <text:p text:style-name="P178"><text:span text:style-name="T692">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33"/>
          </table:table-cell>
          <table:table-cell table:style-name="Tabulka1.A1" office:value-type="string">
            <text:p text:style-name="P16"/>
            <text:p text:style-name="P246"><text:span text:style-name="T692">Jsou</text:span> zde totiž dva příkazy, přepásat bedra a držet lampy, aby v těle vládla čistota cudnosti a ve skutcích světlo pravdy. S<text:span text:style-name="T801">vému S</text:span>pasiteli se nemůžeme líbit ani bez jednoho, ani bez druhého. <text:span text:style-name="T183">Nelíbí se mu </text:span><text:span text:style-name="T801">tedy,</text:span> ani když někdo koná dobré skutky, ale neopustí nečisté svody těla, ani když vyniká v čistotě, avšak necvičí se v dobrých skutcích. </text:p>
          </table:table-cell>
        </table:table-row>
        <table:table-row table:style-name="Tabulka1.1">
          <table:table-cell table:style-name="Tabulka1.A1" office:value-type="string">
            <text:p text:style-name="P84">Lectio xj.</text:p>
            <text:p text:style-name="P174"><text:span text:style-name="T692">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33"/>
          </table:table-cell>
          <table:table-cell table:style-name="Tabulka1.A1" office:value-type="string">
            <text:p text:style-name="P16"/>
            <text:p text:style-name="P235"><text:span text:style-name="T692">Čistota </text:span><text:span text:style-name="T803">t</text:span><text:span text:style-name="T802">edy</text:span> není příliš významná bez dobrých skutků, ani dobré skutky nejsou nic bez čistoty. <text:s/>Avšak i když je v pořádku oboje, zbývá, pokud je někdo takový, aby svou naději směřoval k věčné vlasti, a nikdy se nezdržoval špatných skutků pouze pro uznání tohoto světa, a<text:span text:style-name="T801">však</text:span>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84">Lectio xij.</text:p>
            <text:p text:style-name="P181"><text:span text:style-name="T692">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33"/>
          </table:table-cell>
          <table:table-cell table:style-name="Tabulka1.A1" office:value-type="string">
            <text:p text:style-name="P16"/>
            <text:p text:style-name="P252"><text:span text:style-name="T779">Pán</text:span><text:span text:style-name="T886"> totiž přijde, až bude pospíchat k soudu. Zatluče pak na dveře tím, </text:span><text:span text:style-name="T887">že</text:span><text:span text:style-name="T886"> zdravotními o</text:span><text:span text:style-name="T908">b</text:span><text:span text:style-name="T886">tížemi bude </text:span><text:span text:style-name="T887">po</text:span><text:span text:style-name="T886">ukazovat </text:span><text:span text:style-name="T887">na </text:span><text:span text:style-name="T886">blí</text:span><text:span text:style-name="T887">žící se </text:span><text:span text:style-name="T886">smrt. Hned mu otevřeme tím, že jej s láskou přijmeme. Otevřít soudci, který tluče na dveře, nechce ten, kdo se bojí vyjít z těla. A </text:span><text:span text:style-name="T887">takový člověk se děsí </text:span><text:span text:style-name="T886">pohledu na </text:span><text:span text:style-name="T887">toho</text:span><text:span text:style-name="T886"> soudce, </text:span><text:span text:style-name="T888">neboť</text:span><text:span text:style-name="T887"> </text:span><text:span text:style-name="T908">mu připomíná</text:span><text:span text:style-name="T886">, že jej </text:span><text:span text:style-name="T887">soudce </text:span><text:span text:style-name="T888">již </text:span><text:span text:style-name="T886">zavrhl. Kdo si však je jistý svými skutky a nadějí, </text:span><text:span text:style-name="T887">ten </text:span><text:span text:style-name="T886">soudci, který tluče na dveře, hned otevře, neboť jej rád uvidí. A když se blíží čas smrti, </text:span><text:span text:style-name="T887">už se </text:span><text:span text:style-name="T886">těší na slavnou odměnu. </text:span></text:p>
          </table:table-cell>
        </table:table-row>
        <table:table-row table:style-name="Tabulka1.1">
          <table:table-cell table:style-name="Tabulka1.A1" table:number-columns-spanned="2" office:value-type="string">
            <text:p text:style-name="P125"><text:span text:style-name="T1">DIE</text:span><text:span text:style-name="T11"> </text:span><text:span text:style-name="T15">V</text:span><text:span text:style-name="T11">. </text:span><text:span text:style-name="T2">AUGUSTI</text:span></text:p>
            <text:p text:style-name="P127"><text:soft-page-break/><text:span text:style-name="T42">I</text:span><text:span text:style-name="T84">n</text:span><text:span text:style-name="T42"> F</text:span><text:span text:style-name="T84">esto</text:span></text:p>
            <text:p text:style-name="P127"><text:span text:style-name="T49">B</text:span><text:span text:style-name="T44">. </text:span><text:span text:style-name="T49">M</text:span><text:span text:style-name="T109">ariæ </text:span><text:span text:style-name="T49">V.</text:span><text:span text:style-name="T109"> ab </text:span><text:span text:style-name="T49">N</text:span><text:span text:style-name="T109">ives.</text:span></text:p>
            <text:p text:style-name="P130"><text:span text:style-name="T91">M</text:span><text:span text:style-name="T93">M</text:span><text:span text:style-name="T91">. </text:span><text:span text:style-name="T93">maj</text:span><text:span text:style-name="T91">.</text:span></text:p>
          </table:table-cell>
          <table:covered-table-cell/>
        </table:table-row>
        <table:table-row table:style-name="Tabulka1.1">
          <table:table-cell table:style-name="Tabulka1.A1" office:value-type="string">
            <text:p text:style-name="P68">In I. Nocturno</text:p>
            <text:p text:style-name="P62">De Parábolis Salomónis.</text:p>
            <text:p text:style-name="P77">Lectio j. <text:span text:style-name="T326">Cap. 8. et 9.</text:span></text:p>
            <text:p text:style-name="P156"><text:span text:style-name="T692">Ego</text:span> sapiéntia hábito in consílio, et erudítis intérsum cogitatiónibus. Timor <text:span text:style-name="T464">D</text:span><text:span text:style-name="T807">ó</text:span><text:span text:style-name="T464">mini</text:span> odit malum : arrogántiam, et supérbiam, et viam pravam, et os bilíngue detéstor. Meum est consílium, et æquitas, mea est prudéntia, mea est fortitúdo. Per me reges regnant, et legum conditóres justa decérnunt: per me príncipes ímperant, et poténtes decérnunt justítiam. Ego diligéntes me díligo: et qui mane vígilant ad me, invénient me.</text:p>
            <text:p text:style-name="P156"/>
          </table:table-cell>
          <table:table-cell table:style-name="Tabulka1.A1" office:value-type="string">
            <text:p text:style-name="P68"><text:s/></text:p>
            <text:p text:style-name="P12"/>
            <text:p text:style-name="P12"/>
            <text:p text:style-name="P297"><text:span text:style-name="T692">Já</text:span>, Moudrost, <text:span text:style-name="T808">přebývám</text:span> <text:span text:style-name="T809">v dobrém úmyslu</text:span>, <text:span text:style-name="T809">a jsem v myšlenkách vzdělaných</text:span>. Bázeň před Hospodinem znamená nenávidět zlo; nenávidím povýšenost, pýchu, zlou cestu, proradná ústa. U mne je rada i pohotová pomoc, <text:span text:style-name="T809">má je prozřetelnost</text:span>, <text:span text:style-name="T809">má je </text:span>síla. Skrze mne králové kralují a vládci vydávají spravedlivá nařízení, skrze mne velí velitelé a všichni <text:span text:style-name="T809">mocní</text:span> soudí spravedlivě. Já miluji ty, <text:span text:style-name="T809">kteří</text:span> milují mne, a <text:span text:style-name="T809">ti, kteří</text:span> mě za úsvitu hledají, naleznou mne.</text:p>
          </table:table-cell>
        </table:table-row>
        <table:table-row table:style-name="Tabulka1.1">
          <table:table-cell table:style-name="Tabulka1.A1" office:value-type="string">
            <text:p text:style-name="P77">Lectio ij. </text:p>
            <text:p text:style-name="P162">M<text:span text:style-name="T692">ecum</text:span> sunt divítiæ, et glória, opes supérbæ, et justítia. Mélior est enim fructus meus auro, et lápide pretióso, et genímina mea argénto elécto. In viis justítiæ ámbulo, in médio semitárum judícii, ut ditem diligéntes me, et thesáuros eórum répleam. Dóminus possédit me in inítio viárum suárum, ántequam quidquam fáceret a princípio.</text:p>
            <text:p text:style-name="P108"/>
          </table:table-cell>
          <table:table-cell table:style-name="Tabulka1.A1" office:value-type="string">
            <text:p text:style-name="P20"/>
            <text:p text:style-name="P270"><text:span text:style-name="T787">Bohatství</text:span><text:span text:style-name="T844"> a čest jsou u mne, ustavičný dostatek i spravedlnost. Mé </text:span><text:span text:style-name="T845">plody</text:span><text:span text:style-name="T844"> j</text:span><text:span text:style-name="T845">sou</text:span><text:span text:style-name="T844"> lepší než ryzí zlato a </text:span><text:span text:style-name="T845">drahé kameny</text:span><text:span text:style-name="T844">, má úroda je nad v</text:span><text:span text:style-name="T845">ybrané </text:span><text:span text:style-name="T844">stříbro. Chodím </text:span><text:span text:style-name="T845">po cestách</text:span><text:span text:style-name="T844"> spravedlnosti a pěšinami práva, abych </text:span><text:span text:style-name="T845">obohatila ty</text:span><text:span text:style-name="T844">, </text:span><text:span text:style-name="T846">kteří</text:span><text:span text:style-name="T844"> mě milují, </text:span><text:span text:style-name="T845">a</text:span><text:span text:style-name="T844"> napln</text:span><text:span text:style-name="T845">ila</text:span><text:span text:style-name="T844"> jejich pokladnice. Hospodin mě vlastnil </text:span><text:span text:style-name="T845">na </text:span><text:span text:style-name="T844">počátk</text:span><text:span text:style-name="T845">u svých</text:span><text:span text:style-name="T844"> cest, dříve než co</text:span><text:span text:style-name="T845">koliv</text:span><text:span text:style-name="T844"> od </text:span><text:span text:style-name="T847">počátku </text:span><text:span text:style-name="T844">konal. </text:span></text:p>
          </table:table-cell>
        </table:table-row>
        <table:table-row table:style-name="Tabulka1.1">
          <table:table-cell table:style-name="Tabulka1.A1" office:value-type="string">
            <text:p text:style-name="P77">Lectio iij.</text:p>
            <text:p text:style-name="P162">A<text:span text:style-name="T692">b</text:span> ætérno ordináta sum, et ex antíquis ántequam terra fíeret. Nondum erant abyssi, et ego jam concépta eram: necdum fontes aquárum erúperant: necdum montes gravi mole constíterant: ante colles ego parturiébar. Beátus homo qui audit me, et qui vígilat ad fores meas quotídie, et obsérvat ad postes óstii mei.</text:p>
            <text:p text:style-name="P26"/>
          </table:table-cell>
          <table:table-cell table:style-name="Tabulka1.A1" office:value-type="string">
            <text:p text:style-name="P20"/>
            <text:p text:style-name="P207"><text:span text:style-name="T692">Od</text:span> věků jsem ustanovena, <text:span text:style-name="T811">a </text:span>od pravěku, <text:span text:style-name="T811">ještě než</text:span> země <text:span text:style-name="T811">povstala</text:span>. Ještě nebyly propastné tůně, když jsem se zrodila, ještě nebyly prameny vodami obtěžkány. Když ještě byly hory ponořeny, před pahorky jsem se narodila. Blaze člověku, který mě poslouchá, bdí u mých dveří <text:span text:style-name="T811">každý </text:span>den a střeží veřeje mého vchodu.</text:p>
          </table:table-cell>
        </table:table-row>
        <table:table-row table:style-name="Tabulka1.1">
          <table:table-cell table:style-name="Tabulka1.A1" office:value-type="string">
            <text:p text:style-name="P77">Lectio i<text:span text:style-name="T798">v</text:span>. </text:p>
            <text:p text:style-name="P162"><text:span text:style-name="T692">Qui</text:span> me invénerit, invéniet vitam, et háuriet salútem a Dómino: q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Et insipiéntibus locúta est: Veníte, comédite panem meum, et bíbite vinum quod míscui vobis.</text:p>
            <text:p text:style-name="P26"/>
          </table:table-cell>
          <table:table-cell table:style-name="Tabulka1.A1" office:value-type="string">
            <text:p text:style-name="P20"/>
            <text:p text:style-name="P212"><text:span text:style-name="T692">Vždyť </text:span>ten, kdo mě nalézá, nalezl život a došel <text:span text:style-name="T811">spásy </text:span>u Hospodina. Kdo <text:span text:style-name="T811">však </text:span>hřeší proti mně, <text:span text:style-name="T811">zraňuje </text:span>sv<text:span text:style-name="T811">ou</text:span> duši; všichni, kdo mě nenávidí, milují smrt. Moudrost si vystavěla dům, vytesala sedm sloupů. Porazila <text:span text:style-name="T811">k oběti </text:span>dobytče, smísila víno a prostřela svůj stůl. Vyslala své <text:span text:style-name="T811">služebnice</text:span>, <text:span text:style-name="T811">aby </text:span>vol<text:span text:style-name="T811">aly</text:span> <text:span text:style-name="T811">k pevnosti a k </text:span>městský<text:span text:style-name="T811">m</text:span> <text:span text:style-name="T811">hradbám</text:span>: „Kdo je <text:span text:style-name="T811">ještě mlad</text:span><text:span text:style-name="T955">ičký</text:span>, ať <text:span text:style-name="T811">přijde ke mně</text:span>!“ Toho, kdo nemá rozum, zve: „Pojďte, jezte můj chléb a pijte víno, které jsem <text:span text:style-name="T810">pro vás </text:span>smísila.</text:p>
          </table:table-cell>
        </table:table-row>
        <table:table-row table:style-name="Tabulka1.1">
          <table:table-cell table:style-name="Tabulka1.A1" office:value-type="string">
            <text:p text:style-name="P53">In II<text:span text:style-name="T690">. Nocturno</text:span></text:p>
            <text:p text:style-name="P91">Lectio v.</text:p>
            <text:p text:style-name="P309"><text:soft-page-break/>L<text:span text:style-name="T692">ibério</text:span> Summo Pontífice, Joánnes Patrícius Románus et uxor pari nobilitáte, cum líberos non suscepíssent, quos bonórum hærédes relínquerent, suam hæreditátem sanctíssimæ Vírgini Dei Matri vovérunt, ab ea summis précibus assídue peténtes, ut, in quod pium opus eam pecúniam potíssimum erogári vellet, áliquo modo significáret. Quorum préces et vota ex ánimo facta beáta Virgo María benígne áudiens, miráculo comprobávit.</text:p>
            <text:p text:style-name="P43"/>
          </table:table-cell>
          <table:table-cell table:style-name="Tabulka1.A1" office:value-type="string">
            <text:p text:style-name="P40"/>
            <text:p text:style-name="P40"/>
            <text:p text:style-name="P354"><text:soft-page-break/><text:span text:style-name="T730">Za</text:span><text:span text:style-name="T396"> Papeže Liberia,</text:span><text:span text:style-name="T957">*</text:span><text:span text:style-name="T396"> když Římský Patricius Jan a jeho stejně urozená manželka nemohli počít děti, kterým by jako dědicům zanechali svůj majetek, zaslíbili své dědictví nejsvětější Panně Matce Boží, a přemnohými prosbami od ní usilovně žádali, aby jim nějakým způsobem naznačila, v jaké zbožné dílo ona chce, aby tyto peníze nejspíše vydali. Tyto jejich prosby a zaslíbení z duše pocházející pak svatá Panna Maria milostivě vyslyšela a zázrakem potvrdila. </text:span></text:p>
            <text:p text:style-name="P140"><text:span text:style-name="T957">*</text:span><text:span text:style-name="T428">p</text:span><text:span text:style-name="T427">ozn.</text:span><text:span text:style-name="T397"> </text:span><text:span text:style-name="T422">Sv. </text:span><text:span text:style-name="T426">Liberius</text:span><text:span text:style-name="T422"> byl papežem v letech 352-366.</text:span></text:p>
          </table:table-cell>
        </table:table-row>
        <table:table-row table:style-name="Tabulka1.1">
          <table:table-cell table:style-name="Tabulka1.A1" office:value-type="string">
            <text:p text:style-name="P95">Lectio vj.</text:p>
            <text:p text:style-name="P314">N<text:span text:style-name="T692">onis</text:span> ígitur Augústi: quo témpore in Urbe máximi calóres esse solent, noctu nix partem collis Exquilíni contéxit. Qua nocte Dei Mater separátim Joánnem et cónjugem in somnis admónuit, ut, quem locum nive conspérsum vidérent, in eo Ecclésiam ædificárent, quæ Maríæ Vírginis nómine dedicarétur: se enim ita velle ab ipsis hærédem instítui. Quod Joánnes ad Libérium Pontíficem détulit: qui idem per sómnium sibi contigísse affirmávit.</text:p>
            <text:p text:style-name="P103"/>
          </table:table-cell>
          <table:table-cell table:style-name="Tabulka1.A1" office:value-type="string">
            <text:p text:style-name="P40"/>
            <text:p text:style-name="P321"><text:span text:style-name="T697">Pátého</text:span><text:span text:style-name="T352"> totiž dne v srpnu, </text:span><text:span text:style-name="T198">léta Páně</text:span><text:span text:style-name="T197"> 358</text:span><text:span text:style-name="T352">, tedy v období, kdy v Římě bývají největší vedra, napadl v noci sníh a pokryl část pahorku E</text:span><text:span text:style-name="T955">s</text:span><text:span text:style-name="T352">quil</text:span><text:span text:style-name="T955">i</text:span><text:span text:style-name="T352">nu. Této noci také Matka Boží ve snu zvlášť nabádala Jana i jeho manželku, aby na místě, které uvidí pokryté sněhem, vystavěli Kostel, který bude zasvěcen jménu Panny Marie. Ona sama totiž chtěla, aby ji ustanovili za svo</text:span><text:span text:style-name="T955">u</text:span><text:span text:style-name="T352"> dědičku. S tím přišel Jan za </text:span><text:span text:style-name="T143">papežem </text:span><text:span text:style-name="T255">Liberiem, který </text:span><text:span text:style-name="T310">mu </text:span><text:span text:style-name="T255">potvrdil, že totéž bylo </text:span><text:span text:style-name="T310">i </text:span><text:span text:style-name="T295">je</text:span><text:span text:style-name="T255">mu ve snu </text:span><text:span text:style-name="T311">svěřeno</text:span><text:span text:style-name="T255">. </text:span></text:p>
          </table:table-cell>
        </table:table-row>
        <table:table-row table:style-name="Tabulka1.1">
          <table:table-cell table:style-name="Tabulka1.A1" office:value-type="string">
            <text:p text:style-name="P95">Lectio vij.</text:p>
            <text:p text:style-name="P312">Q<text:span text:style-name="T692">uare</text:span> solémni sacerdótum et pópuli supplicatióne ad collem venit nive coopértum, et in eo locum Ecclésiæ designávit, quæ Joánnis et uxóris pecúnia extrúcta est, póstea a Xysto tértio restitúta. Váriis nomínibus primum est appelláta‚ Basílica Libérii, Sancta María ad Præsǽpe.</text:p>
            <text:p text:style-name="P45"/>
          </table:table-cell>
          <table:table-cell table:style-name="Tabulka1.A1" office:value-type="string">
            <text:p text:style-name="P40"/>
            <text:p text:style-name="P342"><text:span text:style-name="T696">Proto</text:span><text:span text:style-name="T353"> ve slavném shromáždění kněží i lidu přišel </text:span><text:span text:style-name="T144">papež </text:span><text:span text:style-name="T353">k pahorku pokrytému sněhem, a na tomto místě vyznačil, kde se bude nacházeti Kostel, který poté vystavěli za peníze Jana a jeho manželky. Ten později přestavěl </text:span><text:span text:style-name="T145">papež </text:span><text:span text:style-name="T354">Sixtus III. Chrám se nejdříve nazýval různými jmény, Liberiova Basilika či Panna Maria u Jesliček.</text:span></text:p>
          </table:table-cell>
        </table:table-row>
        <table:table-row table:style-name="Tabulka1.1">
          <table:table-cell table:style-name="Tabulka1.A1" office:value-type="string">
            <text:p text:style-name="P95">Lectio viij.</text:p>
            <text:p text:style-name="P312">S<text:span text:style-name="T692">ed</text:span> cum multæ jam essent in Urbe Ecclésiæ sub nómine Sanctæ Maríæ Vírginis: ut quæ Basílica novitáte miráculi ac dignitáte céteris ejúsdem nóminis Basílicis præstáret, vocábuli étiam excelléntia significarétur, Ecclésia Sanctæ Maríæ Majóris dicta est. Cujus dedicatiónis memória ex nive, quæ hac die mirabíliter cécidit, anniversária celebritáte cólitur.</text:p>
            <text:p text:style-name="P103"/>
          </table:table-cell>
          <table:table-cell table:style-name="Tabulka1.A1" office:value-type="string">
            <text:p text:style-name="P40"/>
            <text:p text:style-name="P325"><text:span text:style-name="T692">Avšak</text:span> když se již v Římě nacházelo mnoho kostelů zasvěcen<text:span text:style-name="T356">ých</text:span> Svaté Panně Marii, <text:span text:style-name="T355">když tato Basilika zvláštností zázraku i vznešeností pře</text:span><text:span text:style-name="T935">­</text:span><text:span text:style-name="T355">vyšovala jiné Basiliky tohoto jména, byla jménem, které naznačovalo tuto výjimečnost, i nazvána, totiž Chrám Svaté </text:span><text:span text:style-name="T184">Panny </text:span><text:span text:style-name="T355">Marie Větší. Památka jejího vysvěcení je pak slavena každý rok právě v den, kdy zázračným způsobem napadl sníh.</text:span></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2">Lucam</text:span><text:span text:style-name="T200">.</text:span><text:span text:style-name="T63"> </text:span></text:p>
            <text:p text:style-name="P23"><text:span text:style-name="T63">Lectio ix. Cap. </text:span><text:span text:style-name="T65">1</text:span><text:span text:style-name="T67">1</text:span><text:span text:style-name="T63">.</text:span></text:p>
            <text:p text:style-name="P174">I<text:span text:style-name="T692">n</text:span> illo témpore: Loquénte Jesu ad turbas, extóllens vocem quædam múlier de turba, dixit illi: Beátus venter, qui te portávit. Et réliqua.</text:p>
            <text:p text:style-name="P33"/>
            <text:p text:style-name="P23"><text:span text:style-name="T333">Homil</text:span><text:span text:style-name="T334">í</text:span><text:span text:style-name="T333">a </text:span><text:span text:style-name="T200">venerábilis Bedæ Presbyteri.</text:span></text:p>
            <text:p text:style-name="P87">Lib. 4. Cap. 49. in Luc. 11.</text:p>
            <text:p text:style-name="P179"><text:soft-page-break/>M<text:span text:style-name="T692">agnæ</text:span> dev<text:span text:style-name="T351">ó</text:span>tionis et fídei hæc múlier osténditur, quæ Scribis et Pharisæis Dóminum tentántibus simul et blasphemántibus tanta ejus incarnatiónem præ ómnibus sinceritáte cognóscit, tanta fidúcia confitétur, ut et præséntium prócerum calúmniam, et futurórum confúndat hæreticórum perfídiam. Nam sicut tunc Judæi, sancti Spíritus ópera blasphemándo, verum consubstantiálemque Patri Dei Filium negábant: sic hærétici postea negándo Maríam semper Vírginem sancti Spíritus operánte virtúte nascitúro cum humánis membris Unigénito Dei, carnis suæ matériam ministrásse, verum consubstantialémque Matri Fílium hóminis fatéri non debére dixérunt.</text:p>
            <text:p text:style-name="P33"/>
          </table:table-cell>
          <table:table-cell table:style-name="Tabulka1.A1" office:value-type="string">
            <text:p text:style-name="P351"><text:s/></text:p>
            <text:p text:style-name="P16"/>
            <text:p text:style-name="P16"/>
            <text:p text:style-name="P203"><text:span text:style-name="T692">Za</text:span> onoho času, když Ježíš mluvil k zástupům, pozvedla hlas jakási žena z lidu a řekla mu: „Bla<text:span text:style-name="T358">hoslav</text:span>ené lůno, které tě n<text:span text:style-name="T357">osi</text:span>lo.“ A ostatní.</text:p>
            <text:p text:style-name="P16"/>
            <text:p text:style-name="P16"/>
            <text:p text:style-name="P16"/>
            <text:p text:style-name="P234"><text:soft-page-break/><text:span text:style-name="T692">Tato</text:span> žena prokázala zajisté velkou víru a oddanost. Když Znalci zákona a Farizeové pokoušeli Pána a rouhali se mu, ona poukázala na význam jeho vtělení všechny ostatní převyšující. A vyznala to právě s takovou důvěrou, aby odsoudila pomluvy přítomných velkých mužů i proradnost budoucích heretiků. Neboť <text:span text:style-name="T359">stejně </text:span>jako se tehdy Židé rouhali proti působení Ducha Svatého a popírali, že Bůh Syn má opravdu stejnou podstatu jako Bůh Otec, tak posléze <text:span text:style-name="T956">bludaři</text:span> popírali, že <text:span text:style-name="T956">by </text:span>Maria byla vždy Panna, a působením moci Ducha Svatého se z ní v lidském těle narodil jednorozený Syn Boží, vzal na sebe přirozenost mateřského těla a tím měl opravdu stejnou podstatu i s matkou Syna člověka. Říkali, že to se stát nemohlo. <text:s/></text:p>
          </table:table-cell>
        </table:table-row>
        <table:table-row table:style-name="Tabulka1.1">
          <table:table-cell table:style-name="Tabulka1.A1" office:value-type="string">
            <text:p text:style-name="P84">Lectio x. </text:p>
            <text:p text:style-name="P178">S<text:span text:style-name="T692">ed</text:span> si caro Verbi Dei secúndum carnem nascéntis a carne Vírginis Matris pronuntiátur extránea, sine causa venter, qui eam portásset, et úbera, quæ lactássent‚ beatificántur. Dicit autem Apóstolus: Quia misit Deus Fílium suum factum ex mulíere factum sub lege. Neque audiéndi sunt qui legéndum putant: Natum ex mulíere, factum sub lege: sed factum ex mulíere: quia concéptus ex útero virgináli, carnem non de níhilo, non aliúnde, sed matérna traxit ex carne; alióquin nec vere Fílius hóminis dicerétur, qui oríginem non habéret ex hómine.</text:p>
            <text:p text:style-name="P33"/>
          </table:table-cell>
          <table:table-cell table:style-name="Tabulka1.A1" office:value-type="string">
            <text:p text:style-name="P16"/>
            <text:p text:style-name="P246"><text:span text:style-name="T692">Avšak</text:span> pokud by tělo Slova Božího, které se v těle narodilo, bylo prohlášeno za odlišné od těla Panenské Matky, zcela zbytečně by bylo blahoslavené lůno, které ho nosilo, prsy, které ho kojily. Apoštol totiž praví: „<text:span text:style-name="T360">Neboť</text:span> Bůh poslal svého Syna zrozeného ze ženy <text:span text:style-name="T360">a</text:span> podrobeného zákonu.“ Nesmíme <text:span text:style-name="T360">tedy</text:span> naslouchat těm, kteří říkají, že by tam mělo stát: „Narozeného ze ženy, podrobeného zákonu,“ ale opravdu „Zrozeného <text:span text:style-name="T956">(</text:span><text:span text:style-name="T437">pozn.</text:span><text:span text:style-name="T956"> </text:span><text:span text:style-name="T198">doslova </text:span><text:span text:style-name="T956">vytvořeného) </text:span>ze ženy,“ <text:span text:style-name="T956">neboť </text:span>byl počat v panenském lůně, <text:span text:style-name="T956">a </text:span>tělo přijal nikoliv z<text:span text:style-name="T935"> </text:span>ničeho, ani odjinud, ale z těla své matky. Jinak by se nemohl vpravdě nazývat Synem člověka, pokud by neměl lidský původ. <text:s/></text:p>
          </table:table-cell>
        </table:table-row>
        <table:table-row table:style-name="Tabulka1.1">
          <table:table-cell table:style-name="Tabulka1.A1" office:value-type="string">
            <text:p text:style-name="P84">Lectio xj.</text:p>
            <text:p text:style-name="P174">E<text:span text:style-name="T692">t</text:span> nos ígitur his contra Eutychen dictis, extollámus vocem cum Ecclésia Cathólica, cujus hæc múlier typum gessit, extollámus et mentem de médio turbárum, dicamúsque Salvatóri: Beátus venter, qui te portávit, et úbera, quæ suxísti. Vere enim beáta Parens, quæ, sicut quidam ait: Eníxa est puérpera Regem, qui cœlum terrámque tenet per sæcula.</text:p>
            <text:p text:style-name="P33"/>
          </table:table-cell>
          <table:table-cell table:style-name="Tabulka1.A1" office:value-type="string">
            <text:p text:style-name="P16"/>
            <text:p text:style-name="P253"><text:span text:style-name="T740">My</text:span><text:span text:style-name="T548"> tedy, po těchto slovech řečených proti Eutyché, pozvedněme své hlasy spolu s Katolickou Církví, jejíž předobraz přinesla tato žena, pozvedněme i svou mysl z</text:span><text:span text:style-name="T577">e</text:span><text:span text:style-name="T548"> </text:span><text:span text:style-name="T577">středu </text:span><text:span text:style-name="T548">zástup</text:span><text:span text:style-name="T577">ů</text:span><text:span text:style-name="T548">, a řekněme Spasiteli: „Blahoslavené lůno, které tě nosilo, a prsy, které tě </text:span><text:span text:style-name="T549">kojily</text:span><text:span text:style-name="T548">!“ Vpravdě je totiž svatá Rodička, jak již někdo</text:span><text:span text:style-name="T959">*</text:span><text:span text:style-name="T548"> řekl: „dokázala nám poroditi Krále, jenž nebe i zemi vlastniti bude navěky.“</text:span></text:p>
            <text:p text:style-name="P143"><text:span text:style-name="T958">*</text:span><text:span text:style-name="T529">pozn.</text:span><text:span text:style-name="T631"> </text:span><text:span text:style-name="T607">Sedulius</text:span><text:span text:style-name="T603">, básník počátku 5. století</text:span></text:p>
          </table:table-cell>
        </table:table-row>
        <table:table-row table:style-name="Tabulka1.1">
          <table:table-cell table:style-name="Tabulka1.A1" office:value-type="string">
            <text:p text:style-name="P84">Lectio xij.</text:p>
            <text:p text:style-name="P181">Q<text:span text:style-name="T692">uinímmo</text:span> beáti, qui áudiunt verbum Dei, et custódiunt. Pulchre Salvátor attestatióni mulíerís ánnuit, non eam tantúmmodo quæ Verbum Dei córporáliter generáre merúerat, sed et omnes qui idem verbum spirítáliter auditu fídei concípere‚ et boni óperis custódia vel in suo, vel in proximórum corde párere, et quasi álere studúerint‚ assevérans esse beátos : quia et éadem Dei Génitrix‚ et inde quidem beáta‚ quia Verbi incarnándi minístra facta est temporális; sed inde multo beátior, quia ejúsdem semper amándi custos manébat ætérna.</text:p>
            <text:p text:style-name="P33"><text:soft-page-break/></text:p>
          </table:table-cell>
          <table:table-cell table:style-name="Tabulka1.A1" office:value-type="string">
            <text:p text:style-name="P16"/>
            <text:p text:style-name="P252"><text:span text:style-name="T779">Spíše</text:span><text:span text:style-name="T886"> jsou blahoslavení ti, </text:span><text:span text:style-name="T889">kteří</text:span><text:span text:style-name="T886"> slyší slovo Boží a zachovávají je. Spasitel se krásně přidal k uznání ženy, ne pouze jako té, která si zasloužila Slovu Božímu dáti tělo, ale také utvrzuje na cestě k blaženosti všechny, </text:span><text:span text:style-name="T890">kteří</text:span><text:span text:style-name="T886"> ono Slovo duchovním sluchem ve víře počali, a zachováním dobrého díla je, ať </text:span><text:span text:style-name="T890">u</text:span><text:span text:style-name="T886">ž v sobě, nebo v srdci bližního uposlechli, a snažili se je v sobě vyživovat. Neboť i sama Boží Rodička byla </text:span><text:span text:style-name="T909">právě </text:span><text:span text:style-name="T886">blažená </text:span><text:span text:style-name="T909">proto</text:span><text:span text:style-name="T886">, </text:span><text:span text:style-name="T909">že </text:span><text:span text:style-name="T886">skrze ní se Slovo vtělilo v čase, mnohem více </text:span><text:span text:style-name="T891">však </text:span><text:span text:style-name="T886">proto, že zůstala věčnou strážkyní jeho lásky. </text:span></text:p>
          </table:table-cell>
        </table:table-row>
        <table:table-row table:style-name="Tabulka1.1">
          <table:table-cell table:style-name="Tabulka1.A1" table:number-columns-spanned="2" office:value-type="string">
            <text:p text:style-name="P51"><text:span text:style-name="T1">DIE</text:span><text:span text:style-name="T11"> </text:span><text:span text:style-name="T15">V</text:span><text:span text:style-name="T16">I</text:span><text:span text:style-name="T11">. </text:span><text:span text:style-name="T2">AUGUSTI</text:span></text:p>
            <text:p text:style-name="P123"><text:span text:style-name="T42">I</text:span><text:span text:style-name="T84">n</text:span><text:span text:style-name="T42"> F</text:span><text:span text:style-name="T84">esto </text:span><text:span text:style-name="T50">T</text:span><text:span text:style-name="T85">ransfigurationis</text:span></text:p>
            <text:p text:style-name="P123"><text:span text:style-name="T50">D</text:span><text:span text:style-name="T110">omini</text:span><text:span text:style-name="T109"> </text:span><text:span text:style-name="T50">N. J</text:span><text:span text:style-name="T110">esu</text:span><text:span text:style-name="T109"> </text:span><text:span text:style-name="T50">C</text:span><text:span text:style-name="T110">hristi</text:span><text:span text:style-name="T109">.</text:span></text:p>
            <text:p text:style-name="P2"><text:span text:style-name="T91">M</text:span><text:span text:style-name="T93">M</text:span><text:span text:style-name="T91">. </text:span><text:span text:style-name="T93">maj</text:span><text:span text:style-name="T91">.</text:span></text:p>
          </table:table-cell>
          <table:covered-table-cell/>
        </table:table-row>
        <table:table-row table:style-name="Tabulka1.1">
          <table:table-cell table:style-name="Tabulka1.A1" office:value-type="string">
            <text:p text:style-name="P68">In I. Nocturno</text:p>
            <text:p text:style-name="P62">De Epístola secúnda beáti Petri Apóstoli.</text:p>
            <text:p text:style-name="P77">Lectio j. <text:span text:style-name="T326">Cap. 1.</text:span></text:p>
            <text:p text:style-name="P156">F<text:span text:style-name="T692">ratres</text:span> magis satágite ut per bona ópera certam vestram vocatiónem, et electió-nem faciátis: hæc enim faciéntes, non peccábitis aliquándo. Sic enim abundánter ministrábitur vobis intróitus in ætérnum regnum Dómini nostri, et Salvatóris Jesu Christi. Propter quod incípiam vos semper commonére de his: et quidem sciéntes et confirmátos vos in præsénti veritáte.</text:p>
            <text:p text:style-name="P156"/>
          </table:table-cell>
          <table:table-cell table:style-name="Tabulka1.A1" office:value-type="string">
            <text:p text:style-name="P68"><text:s/></text:p>
            <text:p text:style-name="P12"/>
            <text:p text:style-name="P12"/>
            <text:p text:style-name="P298"><text:span text:style-name="T692">Proto</text:span> se, bratř<text:span text:style-name="T812">i</text:span>, tím více snažte upevňovat své povolání a vyvolení. Budete-li to činit, nikdy <text:span text:style-name="T812">nezhřešíte</text:span>. Tak se vám široce otevře přístup do věčného království našeho Pána a Spasitele Ježíše Krista. Proto vám <text:span text:style-name="T812">začínám</text:span> ty věci stále připomínat, ačkoliv o nich víte, a<text:span text:style-name="T812">bys</text:span>te <text:span text:style-name="T812">byli </text:span>utvrzeni v pravdě, kterou jste přijali. <text:s/></text:p>
          </table:table-cell>
        </table:table-row>
        <table:table-row table:style-name="Tabulka1.1">
          <table:table-cell table:style-name="Tabulka1.A1" office:value-type="string">
            <text:p text:style-name="P77">Lectio ij. </text:p>
            <text:p text:style-name="P162">J<text:span text:style-name="T692">ustum</text:span> autem árbitror, quámdiu sum in hoc tabernáculo, suscitáre vos in commonitióne: certus quod velox est deposítio tabernáculi mei secúndum quod et Dóminus noster Jesus Christus significávit mihi. Dabo autem óperam et frequénter habére vos post óbitum meum, ut horum memóriam faciátis.</text:p>
            <text:p text:style-name="P108"/>
          </table:table-cell>
          <table:table-cell table:style-name="Tabulka1.A1" office:value-type="string">
            <text:p text:style-name="P20"/>
            <text:p text:style-name="P208"><text:span text:style-name="T698">P</text:span><text:span text:style-name="T692">ovažuji</text:span> <text:span text:style-name="T813">však </text:span>za správné probouzet vás napomínáním, pokud přebývám v tomto stanu, vím totiž, že <text:span text:style-name="T813">brzo nastane čas, kdy jej budu muset </text:span>složit, jak mi to dal poznat náš Pán Ježíš Kristus. Vynasnažím se, abyste si mohli tyto věci vždycky připomínat i po mém odchodu. </text:p>
          </table:table-cell>
        </table:table-row>
        <table:table-row table:style-name="Tabulka1.1">
          <table:table-cell table:style-name="Tabulka1.A1" office:value-type="string">
            <text:p text:style-name="P77">Lectio iij.</text:p>
            <text:p text:style-name="P162"><text:span text:style-name="T692">Non</text:span> enim doctas fábulas secúti notam fécimus vobis Dómini nostri Jesu Christi virtútem, et præséntiam: sed speculatóres facti ill<text:span text:style-name="T813">í</text:span>us magnitúdinis. Accípiens enim a Deo Patre honórem, et glóriam, voce delápsa ad eum hujuscémodi a magnífica gloria : Hic est Fílius meus diléctus, in quo mihi complácui, ipsum audíte. Et hanc vocem nos audívimus de cœlo allátam, cum essémus cum ipso in monte sancto.</text:p>
            <text:p text:style-name="P26"/>
          </table:table-cell>
          <table:table-cell table:style-name="Tabulka1.A1" office:value-type="string">
            <text:p text:style-name="P20"/>
            <text:p text:style-name="P207"><text:span text:style-name="T692">Nedali </text:span>jsme se vést vymyšlenými bájemi, ale zvěstovali jsme vám moc a slavný příchod našeho Pána Ježíše Krista jako očití svědkové jeho velebnosti. On přijal od Boha Otce čest i slávu, když k němu ze svrchované slávy zazněl hlas: Toto jest můj milovaný Syn, v něm jsem nalezl zalíbení. A tento hlas, který vyšel z nebe, jsme my slyšeli, když jsme s ním byli na svaté hoře.</text:p>
          </table:table-cell>
        </table:table-row>
        <table:table-row table:style-name="Tabulka1.1">
          <table:table-cell table:style-name="Tabulka1.A1" office:value-type="string">
            <text:p text:style-name="P77">Lectio i<text:span text:style-name="T798">v</text:span>. </text:p>
            <text:p text:style-name="P162"><text:span text:style-name="T692">Et</text:span> habémus firmiórem prophéticum sermónem : cui bene fácitis attendéntes, quasi lucérnæ lucénti in caliginóso loco, donec dies elucéscat, et lúcifer oriátur in córdibus vestris: hoc primum intelligéntes quod omnis prophetía Scriptúræ própria interpretatióne non fit. Non enim voluntáte humána alláta est aliquándo prophetía: sed Spíritu sancto inspiráti, locúti sunt sancti Dei hómines.</text:p>
            <text:p text:style-name="P26"/>
          </table:table-cell>
          <table:table-cell table:style-name="Tabulka1.A1" office:value-type="string">
            <text:p text:style-name="P20"/>
            <text:p text:style-name="P213"><text:span text:style-name="T692">Tím</text:span> se nám potvrzuje prorocké slovo, a činíte dobře, že se ho držíte; je jako svíce svítící v temném místě, dokud se nerozbřeskne den, a jitřenka vám nevzejde v srdci. Toho si buďte především vědomi, že žádné proroctví v Písmu nelze vykládat po svém. Nikdy totiž nebylo vyřčeno proroctví z lidské vůle, nýbrž z popudu Ducha svatého mluvili lidé poslaní od Boha. </text:p>
          </table:table-cell>
        </table:table-row>
        <table:table-row table:style-name="Tabulka1.1">
          <table:table-cell table:style-name="Tabulka1.A1" office:value-type="string">
            <text:p text:style-name="P53">In II<text:span text:style-name="T690">. Nocturno</text:span></text:p>
            <text:p text:style-name="P35">Sermo sancti Leónis Papæ.</text:p>
            <text:p text:style-name="P88"><text:soft-page-break/>Serm. de Transfig.</text:p>
            <text:p text:style-name="P91">Lectio v.</text:p>
            <text:p text:style-name="P309">A<text:span text:style-name="T692">perit</text:span> Dóminus coram eléctis téstibus glóriam suam, et commúnem illam cum céteris córporis formam tanto splendóre claríficat, ut et fácies ejus solis fulgóri símilis, et vestítus candóri nívium esset æquális. In qua transfiguratióne illud quidem principáliter agebátur, ut de córdibus discipulórum crucis scándalum tollerétur: nec conturbáret eórum fidem voluntáriæ humílitas passiónis, quibus reveláta esset abscónditæ excelléntia dignitátis.</text:p>
            <text:p text:style-name="P43"/>
          </table:table-cell>
          <table:table-cell table:style-name="Tabulka1.A1" office:value-type="string">
            <text:p text:style-name="P40"/>
            <text:p text:style-name="P40"/>
            <text:p text:style-name="P40"><text:soft-page-break/></text:p>
            <text:p text:style-name="P40"/>
            <text:p text:style-name="P326"><text:span text:style-name="T692">Pán</text:span> zjevil svou slávu před vybranými svědky, <text:span text:style-name="T814">když </text:span>podobu těla, kterou měl společnou s ostatními <text:span text:style-name="T125">lidskými </text:span><text:span text:style-name="T224">těly, rozzářil takovým jasem, že jeho tvář </text:span><text:span text:style-name="T256">zářila jako slunce a jeho šat byl bělostný jako </text:span><text:span text:style-name="T146">čerstvě padlý </text:span><text:span text:style-name="T256">sníh. V tomto proměnění se jednalo hlavně o to, aby ze srdcí učedníků bylo sňato břemeno kříže, a aby víru </text:span><text:span text:style-name="T257">těch, jimž byla zjevena dokonalost skryté důstojnosti, </text:span><text:span text:style-name="T256">neznepokojoval</text:span><text:span text:style-name="T257">o ponížení dobrovolného utrpení.</text:span></text:p>
          </table:table-cell>
        </table:table-row>
        <table:table-row table:style-name="Tabulka1.1">
          <table:table-cell table:style-name="Tabulka1.A1" office:value-type="string">
            <text:p text:style-name="P95">Lectio vj.</text:p>
            <text:p text:style-name="P312">S<text:span text:style-name="T692">ed</text:span> non minóre providéntia spes sanctæ Ecclésiæ fundabátur, ut totum Christi corpus agnósceret, quali esset commutatióne donándum: ut ejus sibi honóris consórtium membra promítterent, qui in cápite præfulsísset. Confirmándis vero Apóstolis, et ad omnem sciéntiam provehéndis, ália quoque in illo miráculo accéssit instrúctio. Móyses enim et Elías, Lex scílicet et Prophétæ, apparuérunt cum Dómino loquéntes: ut veríssime in illa quinque virórum præséntia complerétur quod dictum est: In duóbus, vel tribus téstibus stat omne verbum.</text:p>
            <text:p text:style-name="P103"/>
          </table:table-cell>
          <table:table-cell table:style-name="Tabulka1.A1" office:value-type="string">
            <text:p text:style-name="P40"/>
            <text:p text:style-name="P327"><text:span text:style-name="T692">Avšak</text:span> nemenší prozíravostí je podložena naděje svaté Církve, <text:span text:style-name="T362">která uznává, že celému tělu Kristovu bylo dáno toto proměnění, aby údům Církve mohla býti </text:span><text:span text:style-name="T936">při</text:span><text:span text:style-name="T362">slíbena čest přebývání v přítomnosti toho, který jako její hlava </text:span><text:span text:style-name="T149">takto </text:span><text:span text:style-name="T362">zazářil. K utvrzení Apoštolů a prohloubení našich znalostí můžeme v tomto zázraku získat i další poučení. Zjevil se tam totiž Mojžíš a Eliáš, tedy Zákon a Proroci, kterak mluvili s Pánem. V přítomnosti těchto mužů se totiž naplnilo, co je psáno: „</text:span><text:span text:style-name="T960">Na</text:span><text:span text:style-name="T362"> dvou či </text:span><text:span text:style-name="T960">na</text:span><text:span text:style-name="T362"> třech svědcích stojí veškeré slovo.“</text:span></text:p>
          </table:table-cell>
        </table:table-row>
        <table:table-row table:style-name="Tabulka1.1">
          <table:table-cell table:style-name="Tabulka1.A1" office:value-type="string">
            <text:p text:style-name="P95">Lectio vij.</text:p>
            <text:p text:style-name="P316">Q<text:span text:style-name="T692">uid</text:span> hoc stabílius, quid fírmius verbo, in cujus prædicatióne véteris et novi Testaménti cóncinit tuba, et cum Evangélica doctrina, antiquárum protestatiónum instruménta concúrrunt? Astipulántur enim sibi ínvicem utriúsque fœderis páginæ: et quem sub velámine mysteriórum præcedéntia signa promíserant, maniféstum atque perspícuum præséntis glóriæ splendor osténdit.</text:p>
            <text:p text:style-name="P45"/>
          </table:table-cell>
          <table:table-cell table:style-name="Tabulka1.A1" office:value-type="string">
            <text:p text:style-name="P40"/>
            <text:p text:style-name="P343"><text:span text:style-name="T692">Co</text:span> je tedy stálejší, jaké slovo <text:span text:style-name="T434">je </text:span>pevnější, <text:span text:style-name="T150">než to, </text:span>při jehož kázání spolu zazněla polnice starého i nového Zákona, a společně s učením <text:span text:style-name="T814">E</text:span>vangel<text:span text:style-name="T814">ia</text:span> zní <text:span text:style-name="T430">i slova</text:span> star<text:span text:style-name="T429">ýc</text:span>h svědectví? <text:span text:style-name="T429">Stránky staré i nové smlouvy spolu uzavírají novou úmluvu, a toho, jejž nám pod rouškou tajemství přislíbila dávná znamení, nám nyní zjevně a očividně zjevil lesk jeho přítomné slávy.</text:span></text:p>
          </table:table-cell>
        </table:table-row>
        <table:table-row table:style-name="Tabulka1.1">
          <table:table-cell table:style-name="Tabulka1.A1" office:value-type="string">
            <text:p text:style-name="P95">Lectio viij.</text:p>
            <text:p text:style-name="P312">H<text:span text:style-name="T692">is</text:span> ergo sacramentórum revelatiónibus Petrus Apóstolus incitátus‚ mundána spernens, et terréna fastídiens, in æternórum desidérium quodam mentis rapiebátur excéssu: et gáudio totíus visiónis implétus, ibi cum Jesu optábat habitáre, <text:span text:style-name="T936">u</text:span>bi manifésta ejus glória lætabátur.</text:p>
            <text:p text:style-name="P103"/>
          </table:table-cell>
          <table:table-cell table:style-name="Tabulka1.A1" office:value-type="string">
            <text:p text:style-name="P40"/>
            <text:p text:style-name="P330"><text:span text:style-name="T692">Odhalením</text:span> těchto tajemství podnítilo Apoštola Petra, aby zavrhl světské věci a zošklivil si vše pozemské, a jakýmsi hnutím mysli jej jaly touhy po věcech věčných. Naplněn radostí z celého tohoto zjevení žádal Ježíše, aby směl přebývat tam, kde přebývala radost z tohoto zjevného oslavení.</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2">Matthæum</text:span><text:span text:style-name="T200">.</text:span><text:span text:style-name="T63"> </text:span></text:p>
            <text:p text:style-name="P23"><text:span text:style-name="T63">Lectio ix. Cap. </text:span><text:span text:style-name="T65">1</text:span><text:span text:style-name="T68">7</text:span><text:span text:style-name="T63">.</text:span></text:p>
            <text:p text:style-name="P174">I<text:span text:style-name="T692">n</text:span> illo témpore: Assúmpsit Jesus Petrum, et Jacóbum, et Joánnem fratrem ejus, et duxit illos in montem excélsum seórsum: et transfigurátus est <text:soft-page-break/>ante eos. Et réliqua.</text:p>
            <text:p text:style-name="P33"/>
            <text:p text:style-name="P36">Homilía sancti Joannis Chrysóstomi.</text:p>
            <text:p text:style-name="P87">Homil. 57. in Matth.</text:p>
            <text:p text:style-name="P176">Q<text:span text:style-name="T692">uóniam</text:span> multa de perículis, multa de passióne sua, multa de morte, et de cæde discipulórum locútus est Dóminus: et áspera complúra atque ardua eis injúnxit, et illa quidem in præsénti vita, et jam imminébant; bona vero in spe et expectatióne erant: ut puta, quia servárent ánimam suam, si pérderent eam; quia in glória Patris sui ventúrus sit, et præmia redditúrus: ut visu étiam certióres fáceret, et osténderet quidnam sit illa glória, cum qua ventúrus est, quantum capere póterant in hac præsénti vita illis osténdit, eamque détegit, ne aut sua, aut Dómini morte dóleant, et máxime Petrus. </text:p>
            <text:p text:style-name="P33"/>
          </table:table-cell>
          <table:table-cell table:style-name="Tabulka1.A1" office:value-type="string">
            <text:p text:style-name="P352"><text:s/></text:p>
            <text:p text:style-name="P16"/>
            <text:p text:style-name="P16"/>
            <text:p text:style-name="P203"><text:span text:style-name="T692">Za</text:span> onoho času, <text:span text:style-name="T361">vzal </text:span>Ježíš <text:span text:style-name="T361">Petra, Jakuba a Jana, bratra jeho, a vedl je nahoru na vysokou horu. A byl před nimi proměněn</text:span>. A ostatní.</text:p>
            <text:p text:style-name="P16"><text:soft-page-break/></text:p>
            <text:p text:style-name="P16"/>
            <text:p text:style-name="P16"/>
            <text:p text:style-name="P16"/>
            <text:p text:style-name="P264"><text:span text:style-name="T741">Pán</text:span><text:span text:style-name="T550"> mnoho promlouval o nebezpečích, mnoho o svém utrpení, o smrti a zabíjení svých učedníků. A ještě mnoho krutých a nesnadných věcí k tomu dodal, a sice věci v tomto současném životě, které se jich již bezprostředně týkaly. Avšak </text:span><text:span text:style-name="T551">také</text:span><text:span text:style-name="T550"> to dobré </text:span><text:span text:style-name="T551">zde </text:span><text:span text:style-name="T550">bylo, v naději a očekávání. Neboť považ, že </text:span><text:span text:style-name="T579">by </text:span><text:span text:style-name="T550">si </text:span><text:span text:style-name="T579">měli </text:span><text:span text:style-name="T550">zachova</text:span><text:span text:style-name="T579">t</text:span><text:span text:style-name="T550"> svůj život, </text:span><text:span text:style-name="T604">jen</text:span><text:span text:style-name="T578"> </text:span><text:span text:style-name="T579">pokud by </text:span><text:span text:style-name="T550">jej ztratili, neboť </text:span><text:span text:style-name="T585">Pán</text:span><text:span text:style-name="T550"> pak </text:span><text:span text:style-name="T551">měl </text:span><text:span text:style-name="T550">vstoup</text:span><text:span text:style-name="T551">it</text:span><text:span text:style-name="T550"> do slávy svého Otce a </text:span><text:span text:style-name="T579">tu</text:span><text:span text:style-name="T551">to </text:span><text:span text:style-name="T550">odměn</text:span><text:span text:style-name="T551">u </text:span><text:span text:style-name="T579">jim dát</text:span><text:span text:style-name="T551">;</text:span><text:span text:style-name="T550"> </text:span><text:span text:style-name="T579">a </text:span><text:span text:style-name="T550">aby je </text:span><text:span text:style-name="T579">i</text:span><text:span text:style-name="T550"> svým</text:span><text:span text:style-name="T586"> </text:span><text:span text:style-name="T550">vzhledem ujistil a ukázal, jaká že je tato sláva, se kterou on přijde, ukázal jim </text:span><text:span text:style-name="T579">to</text:span><text:span text:style-name="T550">, nakolik </text:span><text:span text:style-name="T579">to </text:span><text:span text:style-name="T550">mohou pochopit v tomto životě, a také jim odhalil, že se nemají trápit ani pro smrt Páně, ani pro smrt svou, a to zejména Petrovi.</text:span></text:p>
          </table:table-cell>
        </table:table-row>
        <table:table-row table:style-name="Tabulka1.1">
          <table:table-cell table:style-name="Tabulka1.A1" office:value-type="string">
            <text:p text:style-name="P84">Lectio x. </text:p>
            <text:p text:style-name="P178">E<text:span text:style-name="T692">t</text:span> vide quid agit, cum de regno, et de gehénna disserúerit. Nam in eo quod dixit: Qui invénit ánimam suam, perdet eam: et quicúmque perdet eam grátia mea, invéniet ipsam: et in eo quod ait: Reddet unicuíque secúndum ópera sua: et regnum et gehénnam designávit.</text:p>
            <text:p text:style-name="P33"/>
          </table:table-cell>
          <table:table-cell table:style-name="Tabulka1.A1" office:value-type="string">
            <text:p text:style-name="P16"/>
            <text:p text:style-name="P246"><text:span text:style-name="T692">A</text:span><text:span text:style-name="T699">le</text:span><text:span text:style-name="T431"> pohleď, co dělá, když mluví o </text:span><text:span text:style-name="T147">nebeském </text:span><text:span text:style-name="T431">království a o pekle. Neboť když říká: </text:span><text:span text:style-name="T432">„</text:span><text:span text:style-name="T433">K</text:span><text:span text:style-name="T207">do nalezne svůj život, ztratí jej; a kdo ztratí svůj život pro mne, nalezne jej,“ </text:span><text:span text:style-name="T208">a </text:span><text:span text:style-name="T209">po</text:span><text:span text:style-name="T208">tom, když praví: „Každému se dostane podle jeho skutků.“ Promluvil zde </text:span><text:span text:style-name="T209">zajisté </text:span><text:span text:style-name="T208">o </text:span><text:span text:style-name="T210">nebeském </text:span><text:span text:style-name="T208">království i o pekle.</text:span></text:p>
          </table:table-cell>
        </table:table-row>
        <table:table-row table:style-name="Tabulka1.1">
          <table:table-cell table:style-name="Tabulka1.A1" office:value-type="string">
            <text:p text:style-name="P84">Lectio xj.</text:p>
            <text:p text:style-name="P174">C<text:span text:style-name="T692">um</text:span> igitur de utrísque disserúerit, regnum quidem, ut óculis cernátur, concédit; gehénnam autem mínime, quóniam rudióribus atque ineptióribus illud necessárium fuísset: sed cum illi probi essent ac perspicáces, satis fuit eos a melióribus confirmári.</text:p>
            <text:p text:style-name="P33"/>
          </table:table-cell>
          <table:table-cell table:style-name="Tabulka1.A1" office:value-type="string">
            <text:p text:style-name="P16"/>
            <text:p text:style-name="P236"><text:span text:style-name="T692">Když</text:span> tedy mluvil o obém, <text:span text:style-name="T148">nebeské </text:span><text:span text:style-name="T258">království </text:span><text:span text:style-name="T261">nám </text:span><text:span text:style-name="T258">ukázal tak, abychom je viděli očima, peklo však ne, neboť by k tomu bylo třeba </text:span><text:span text:style-name="T259">lidí hrubějších a neomalených. </text:span><text:span text:style-name="T312">Protože</text:span><text:span text:style-name="T259"> však byli učedníci </text:span><text:span text:style-name="T260">poctiví a bystří, stačilo, </text:span><text:span text:style-name="T312">že</text:span><text:span text:style-name="T260"> je Pán </text:span><text:span text:style-name="T261">u</text:span><text:span text:style-name="T260">tvrdil v těch lepších věcech.</text:span><text:span text:style-name="T259"> </text:span></text:p>
          </table:table-cell>
        </table:table-row>
        <table:table-row table:style-name="Tabulka1.1">
          <table:table-cell table:style-name="Tabulka1.A1" office:value-type="string">
            <text:p text:style-name="P84">Lectio xij.</text:p>
            <text:p text:style-name="P182"><text:span text:style-name="T692">Hoc</text:span> étiam multo magis ipsum decébat: non tamen omníno illud prætermísit‚ sed et aliquándo atrocitátem gehénnæ quasi ante óculos propónit‚ véluti cum Lázari imáginem descrípsit, et ejus méminit qui denários centum repétiit.</text:p>
            <text:p text:style-name="P33"/>
          </table:table-cell>
          <table:table-cell table:style-name="Tabulka1.A1" office:value-type="string">
            <text:p text:style-name="P16"/>
            <text:p text:style-name="P225"><text:span text:style-name="T692">To</text:span> se totiž <text:span text:style-name="T125">Pán</text:span><text:span text:style-name="T151">u</text:span> patřilo mnohem více, <text:span text:style-name="T125">ukazovat </text:span><text:span text:style-name="T151">ty</text:span><text:span text:style-name="T125"> lepší příklady. </text:span>Avšak ani ty opačné zcela nepominul, ale někdy ukázal pekelnou krutost lidem jakoby přímo před očima, třeba když popisoval peklo v příběhu o <text:span text:style-name="T125">žebráku </text:span>Lazarovi, nebo když připomněl sluhu, který <text:s/>požadoval sto denárů.</text:p>
          </table:table-cell>
        </table:table-row>
        <table:table-row table:style-name="Tabulka1.1">
          <table:table-cell table:style-name="Tabulka1.A1" table:number-columns-spanned="2" office:value-type="string">
            <text:p text:style-name="P112"><text:span text:style-name="T11">DIE </text:span><text:span text:style-name="T17">V</text:span><text:span text:style-name="T14">II</text:span><text:span text:style-name="T11">. </text:span><text:span text:style-name="T14">AUGUSTI</text:span><text:span text:style-name="T13">.</text:span></text:p>
            <text:p text:style-name="P121"><text:span text:style-name="T42">I</text:span><text:span text:style-name="T84">n</text:span><text:span text:style-name="T42"> F</text:span><text:span text:style-name="T84">esto</text:span><text:span text:style-name="T42"> </text:span></text:p>
            <text:p text:style-name="P121"><text:span text:style-name="T46">S</text:span><text:span text:style-name="T42">. </text:span><text:span text:style-name="T51">C</text:span><text:span text:style-name="T112">a</text:span><text:span text:style-name="T113">j</text:span><text:span text:style-name="T112">e</text:span><text:span text:style-name="T111">tani </text:span><text:span text:style-name="T51">C</text:span><text:span text:style-name="T111">h</text:span><text:span text:style-name="T107">i</text:span><text:span text:style-name="T111">enæi</text:span><text:span text:style-name="T106">,</text:span></text:p>
            <text:p text:style-name="P100"><text:span text:style-name="T325">Confessoris</text:span>.</text:p>
            <text:p text:style-name="P4">iij. Lect. et M.</text:p>
          </table:table-cell>
          <table:covered-table-cell/>
        </table:table-row>
        <table:table-row table:style-name="Tabulka1.1">
          <table:table-cell table:style-name="Tabulka1.A1" office:value-type="string">
            <text:p text:style-name="P59">In I<text:span text:style-name="T690">. Nocturno</text:span></text:p>
            <text:p text:style-name="P60">De libro Ecclesiástici.</text:p>
            <text:p text:style-name="P73">Lectio j. <text:span text:style-name="T326">Cap. 32.</text:span></text:p>
            <text:p text:style-name="P154"><text:soft-page-break/>Q<text:span text:style-name="T692">ui</text:span> timet Dóminum, excípiet doctrínam ejus: et qui vigiláverint ad illum, invénient benedictiónem. Qui quærit legem, replébitur ab ea: et qui insidióse agit, scandalizábitur in ea. Qui timent Dóminum, invénient judícium justum, et justítias quasi lumen accédent.</text:p>
            <text:p text:style-name="P154"/>
          </table:table-cell>
          <table:table-cell table:style-name="Tabulka1.A1" office:value-type="string">
            <text:p text:style-name="P10"/>
            <text:p text:style-name="P10"/>
            <text:p text:style-name="P10"/>
            <text:p text:style-name="P355"><text:soft-page-break/><text:span text:style-name="T786">Kdo</text:span><text:span text:style-name="T843"> se bojí Pána, </text:span><text:span text:style-name="T848">přijme jeho </text:span><text:span text:style-name="T843">učení, a </text:span><text:span text:style-name="T849">ti,</text:span><text:span text:style-name="T843"> k</text:span><text:span text:style-name="T882">těří</text:span><text:span text:style-name="T843"> </text:span><text:span text:style-name="T849">s ním v noci bdí</text:span><text:span text:style-name="T843">, najdou požehnání. Kdo dbá zákona, bude jím naplněn, ale pokrytci bude kamenem úrazu. Bohabojní najdou, co je </text:span><text:span text:style-name="T850">zajisté </text:span><text:span text:style-name="T843">podle práva, a spravedlivé výroky rozsvítí jako světlo. </text:span><text:span text:style-name="T851">(</text:span><text:span text:style-name="T913">Hejčl, </text:span><text:span text:style-name="T914">upraveno</text:span><text:span text:style-name="T851">)</text:span></text:p>
          </table:table-cell>
        </table:table-row>
        <table:table-row table:style-name="Tabulka1.1">
          <table:table-cell table:style-name="Tabulka1.A1" office:value-type="string">
            <text:p text:style-name="P72">Lectio ij.</text:p>
            <text:p text:style-name="P166">C<text:span text:style-name="T692">ajetánus</text:span> nóbili Thienæa stirpe Vicéntiæ ortus, statim a matre Vírgini Deíparæ oblátus est. Mira a téneris annis morum innocéntia in eo elúxit, ádeo ut Sanctus ab ómnibus nuncuparétur. Juris utriúsque láuream consecútus, Romam proféctus est, ubi inter Prælátos a Júlio secúndo collocátus, et Sacerdótio initiátus, tanto divíno amóris æstu succénsus est, ut, relícta aula, se totum Deo mancipáverit. Nosocómiis próprio ære fundátis, étiam morbo pestilénti laborántibus, suis ipse mánibus serviébat; proximórum salúti assídue incumbébat, dictus proptérea: Venátor animárum. Collápsam Ecclesiásticam disciplínam ad formam Apostólicæ vitæ instauráre desiderans, Ordinem Clericórum Regulárium instítuit, qui solis eleemósynis sponte oblátis conténti, sacro ministério deservírent, Approbánte ítaque Cleménte séptimo, ad Aram máximam Basílicæ Vaticánæ solémnia vota emísit una cum áliis duóbus exímiæ pietátis viris, et Joánne Petro Caráfa Epíscopo Theatino, qui póstea Paulus quartus Summus Póntifex fuit, a quo Theatinórum novus Ordo nomen sumpsit.</text:p>
            <text:p text:style-name="P106"/>
          </table:table-cell>
          <table:table-cell table:style-name="Tabulka1.A1" office:value-type="string">
            <text:p text:style-name="P17"/>
            <text:p text:style-name="P284"><text:span text:style-name="T788">Kajetán</text:span><text:span text:style-name="T853"> pocházel ze vznešeného rodu di Thiene z provincie Vicenza a hned </text:span><text:span text:style-name="T915">po narození </text:span><text:span text:style-name="T853">byl zaslíben matce a Panně Bohorodičce. Již od dětských let v něm zářila tak podivuhodná nevinnost mravů, že jej nazývali „Svatý.“ Stal se doktorem obojího práva a odešel do Říma, kde jej </text:span><text:span text:style-name="T916">papež </text:span><text:span text:style-name="T892">Julius II. ustanovil </text:span><text:span text:style-name="T853">Prelátem a vysvětil na Kněze. On však zaplál takovým žárem božské lásky, že zanechal soudního dvora a zcela se odevzdal Bohu. Z</text:span><text:span text:style-name="T882">a</text:span><text:span text:style-name="T853"> vlastní pen</text:span><text:span text:style-name="T882">í</text:span><text:span text:style-name="T853">z</text:span><text:span text:style-name="T882">e</text:span><text:span text:style-name="T853"> založil Nemocnici, kde vlastníma rukama ošetřoval i lidi nemocné morem, a zdraví jeho bliž</text:span><text:span text:style-name="T882">­</text:span><text:span text:style-name="T853">ních mu tolik leželo na srdci, že mu začali říkat „Lovec duší.“ Pokleslou kázeň v Církvi toužil pozvednout formou institutu Apoštolského života, takže založil Řád Řeholních Kleriků, kteří dokázali žít pouze z almužen jim dobrovolně odevzdaných, a věnovali se posvátné službě. Když pak </text:span><text:span text:style-name="T917">papež </text:span><text:span text:style-name="T893">Klement VII. </text:span><text:span text:style-name="T894">Řád </text:span><text:span text:style-name="T893">schválil, </text:span><text:span text:style-name="T895">u největšího Oltáře Vatikánské Basiliky složil </text:span><text:span text:style-name="T918">Kajetán </text:span><text:span text:style-name="T895">věčné sliby spolu s</text:span><text:span text:style-name="T896">e</text:span><text:span text:style-name="T895"> dvěma dalšími muži výjimečné zbožnosti, a Janem Petrem Carafou, </text:span><text:span text:style-name="T896">B</text:span><text:span text:style-name="T895">iskupem v Chieti (</text:span><text:span text:style-name="T934">latinsky </text:span><text:span text:style-name="T928">Theate</text:span><text:span text:style-name="T895">), který se později stal Papežem Pavlem IV., a od nějž nový Řád Theatinů přijal své jméno. </text:span></text:p>
          </table:table-cell>
        </table:table-row>
        <table:table-row table:style-name="Tabulka1.1">
          <table:table-cell table:style-name="Tabulka1.A1" office:value-type="string">
            <text:p text:style-name="P72">Lectio iij.</text:p>
            <text:p text:style-name="P167">I<text:span text:style-name="T692">n</text:span> suscépto vitæ institúto constantíssime perseverávit, soli divinæ Providéntiæ inhærens, quam sibi numquam defuísse, aliquándo mirácula comprobárunt. Divíni cultus stúdium, nitórem domus Dei, sacrórum rítuum observántiam, et sanctíssimæ Eucharistíæ frequentiórem usum máxime promóvit. Hæresum monstra et látebras non semel detéxit ac profligávit. Oratiónem ad octo passim horas júgibus lácrymis protrahebat, sæpe in éxtasim raptus, ac prophetíæ dono illústris. Romæ nocte Natalítia‚ ad præsépe Dómini infántem Jesum in ulnas suas accípere méruit a Deípara Vírgine. Corpus íntegras noctes intérdum verberatiónibus affligébat, nec umquam addúci pótuit, ut vitæ asperitátem emollíret, testátus in cínere et cilício se mori velle. Dénique ex ánimi dolóre, quod offéndi plebis seditióne Deum vid<text:span text:style-name="T961">é</text:span>ret, morbo concépto, cœlésti visióne recreátus, Neápoli migrávit in cœlum; quem multis miráculis gloriósum Cle<text:soft-page-break/>mens décimus Sanctórum número adscrípsit.</text:p>
            <text:p text:style-name="P24"/>
          </table:table-cell>
          <table:table-cell table:style-name="Tabulka1.A1" office:value-type="string">
            <text:p text:style-name="P17"/>
            <text:p text:style-name="P271"><text:span text:style-name="T854">V novém způsobu života, který přijal, přepevně vytrv</text:span><text:span text:style-name="T855">áv</text:span><text:span text:style-name="T854">al, přilnul </text:span><text:span text:style-name="T855">tak </text:span><text:span text:style-name="T854">pouze k božské Prozřetelnosti, </text:span><text:span text:style-name="T855">a že </text:span><text:span text:style-name="T854">mu nikdy nescházela, </text:span><text:span text:style-name="T855">to </text:span><text:span text:style-name="T854">občas </text:span><text:span text:style-name="T855">p</text:span><text:span text:style-name="T854">otvrdily </text:span><text:span text:style-name="T855">také</text:span><text:span text:style-name="T854"> zázraky. Jak jen mohl, podporoval pečlivost v Bohoslužbách, účast na posvátných obřadech a časté přistupování k Nejsvětější Svátosti. Nestvůry </text:span><text:span text:style-name="T883">bludů</text:span><text:span text:style-name="T854"> i jejich skrýše nejednou odhalil a </text:span><text:span text:style-name="T856">poté</text:span><text:span text:style-name="T854"> zničil. Svou modlitbu spojenou se slzami protahoval až na osm hodin, často upad</text:span><text:span text:style-name="T855">a</text:span><text:span text:style-name="T854">l do extáze a proslavil se i darem proroctví. </text:span><text:span text:style-name="T857">V Římě, v noci Narození Páně u </text:span><text:span text:style-name="T883">J</text:span><text:span text:style-name="T857">eho jesliček se mu dostalo takové cti, že Bohorodička Panna mu vložila do náruče narozeného Ježíška. Mezitím mučil své tělo celé noci bitím a nebylo možné jej přesvědčit, aby zmírnil přísnost svého života. Místo toho dosvědčil, že chce zemřít v popelu a žínici. Poté z bolesti duše, když se mu zdálo, že lid svými nepokoji uráží Boha, započala nemoc, a on, posílen nebe</text:span><text:span text:style-name="T883">ským</text:span><text:span text:style-name="T857"> viděním, pak v Neapoli odešel do nebe. Mnoha zázraky oslaveného jej </text:span><text:soft-page-break/><text:span text:style-name="T919">papež </text:span><text:span text:style-name="T857">Klement X. připočetl k zástupu Svatých.</text:span></text:p>
          </table:table-cell>
        </table:table-row>
        <table:table-row table:style-name="Tabulka1.1">
          <table:table-cell table:style-name="Tabulka1.A1" table:number-columns-spanned="2" office:value-type="string">
            <text:p text:style-name="P49"><text:span text:style-name="T1">DIE</text:span><text:span text:style-name="T11"> </text:span><text:span text:style-name="T18">V</text:span><text:span text:style-name="T19">III</text:span><text:span text:style-name="T11">. </text:span><text:span text:style-name="T3">AUGUSTI</text:span></text:p>
            <text:p text:style-name="P118"><text:span text:style-name="T42">I</text:span><text:span text:style-name="T84">n</text:span><text:span text:style-name="T42"> F</text:span><text:span text:style-name="T84">esto</text:span><text:span text:style-name="T42"> S. </text:span><text:span text:style-name="T52">F</text:span><text:span text:style-name="T336">amiani</text:span><text:span text:style-name="T335">.</text:span></text:p>
            <text:p text:style-name="P101">Confessor<text:span text:style-name="T480">is</text:span>.</text:p>
            <text:p text:style-name="P9"><text:span text:style-name="T96">in </text:span><text:span text:style-name="T34">B</text:span><text:span text:style-name="T96">ohemia </text:span><text:span text:style-name="T97">et </text:span><text:span text:style-name="T35">L</text:span><text:span text:style-name="T97">usatia</text:span><text:span text:style-name="T96">:</text:span><text:span text:style-name="T91"> </text:span><text:span text:style-name="T94">xij. Lect. et </text:span><text:span text:style-name="T91">M.</text:span></text:p>
          </table:table-cell>
          <table:covered-table-cell/>
        </table:table-row>
        <table:table-row table:style-name="Tabulka1.1">
          <table:table-cell table:style-name="Tabulka1.A1" office:value-type="string">
            <text:p text:style-name="P59">In I<text:span text:style-name="T690">. Nocturno</text:span></text:p>
            <text:p text:style-name="P60">De libro Ecclesiástici.</text:p>
            <text:p text:style-name="P73">Lectio j. <text:span text:style-name="T326">Cap. 31.</text:span></text:p>
            <text:p text:style-name="P154">B<text:span text:style-name="T692">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54"/>
          </table:table-cell>
          <table:table-cell table:style-name="Tabulka1.A1" office:value-type="string">
            <text:p text:style-name="P10"/>
            <text:p text:style-name="P10"/>
            <text:p text:style-name="P10"/>
            <text:p text:style-name="P299"><text:span text:style-name="T692">Blaze</text:span> <text:span text:style-name="T490">muži</text:span>, který <text:span text:style-name="T490">shledán byl </text:span>bez <text:span text:style-name="T490">poskvrny </text:span>a za zlatem se nepachtí. Kdo je takový? Abychom <text:span text:style-name="T815">jej </text:span>chválili! Neboť <text:span text:style-name="T491">podivuhodné věci </text:span>činil v<text:span text:style-name="T491">e</text:span> svém životě. Kdo obstál v pokušení a zůstal neporušený? Bude to jeho <text:span text:style-name="T491">slávou navěky</text:span>. Kdo se mohl dopouštět přestupků, ale nedopustil se jich, kdo mohl činit zlé, ale neučinil to? Jeho štěstí je zajištěno <text:span text:style-name="T492">v Pánu</text:span> a o jeho milosrdných činech bude vypravovat <text:span text:style-name="T492">celé </text:span>shromáždění <text:span text:style-name="T492">svatých</text:span>. </text:p>
            <text:p text:style-name="P137"><text:span text:style-name="T327">(</text:span><text:span text:style-name="T160">ČEP</text:span><text:span text:style-name="T131">, </text:span><text:span text:style-name="T161">značně </text:span><text:span text:style-name="T132">upraveno</text:span><text:span text:style-name="T327">)</text:span></text:p>
          </table:table-cell>
        </table:table-row>
        <table:table-row table:style-name="Tabulka1.1">
          <table:table-cell table:style-name="Tabulka1.A1" office:value-type="string">
            <text:p text:style-name="P74">Lectio ij. <text:span text:style-name="T489">Cap. 32.</text:span></text:p>
            <text:p text:style-name="P159">Q<text:span text:style-name="T692">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159"/>
          </table:table-cell>
          <table:table-cell table:style-name="Tabulka1.A1" office:value-type="string">
            <text:p text:style-name="P18"/>
            <text:p text:style-name="P272"><text:span text:style-name="T788">Kdo</text:span><text:span text:style-name="T853"> se bojí Pána, přijme jeho učení, a </text:span><text:span text:style-name="T858">kdo spolu s ním v noci bdí</text:span><text:span text:style-name="T853">, najdou požehnání. Kdo dbá zákona, bude jím naplněn, ale pokrytci bude kamenem úrazu. Bohabojní najdou, co je zajisté podle práva, a spravedlivé výroky rozsvítí jako světlo. </text:span></text:p>
          </table:table-cell>
        </table:table-row>
        <table:table-row table:style-name="Tabulka1.1">
          <table:table-cell table:style-name="Tabulka1.A1" office:value-type="string">
            <text:p text:style-name="P74">Lectio iij. Cap. 32. et 33.</text:p>
            <text:p text:style-name="P159">Q<text:span text:style-name="T692">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159"/>
          </table:table-cell>
          <table:table-cell table:style-name="Tabulka1.A1" office:value-type="string">
            <text:p text:style-name="P18"/>
            <text:p text:style-name="P192"><text:span text:style-name="T710">Kdo</text:span><text:span text:style-name="T435"> věří Bohu, zachovává </text:span><text:span text:style-name="T162">jeho</text:span><text:span text:style-name="T435"> přikázání, a kdo v něho doufá, nebude zahanben. Toho, kdo se bojí Pána, nepotká neštěstí, a v pokušení zachová ho Bůh a zbaví ho zlého. Moudrý nemá v nenávisti zákona, a nebude ztroskotán jako loď v bouři. Člověk rozumný je věrný zákonu Božímu a zákon je věrný jemu. </text:span></text:p>
          </table:table-cell>
        </table:table-row>
        <table:table-row table:style-name="Tabulka1.1">
          <table:table-cell table:style-name="Tabulka1.A1" office:value-type="string">
            <text:p text:style-name="P75">Lectio i<text:span text:style-name="T488">v</text:span>. <text:span text:style-name="T489">Cap. 34.</text:span></text:p>
            <text:p text:style-name="P160">S<text:span text:style-name="T692">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160"/>
          </table:table-cell>
          <table:table-cell table:style-name="Tabulka1.A1" office:value-type="string">
            <text:p text:style-name="P18"/>
            <text:p text:style-name="P273"><text:span text:style-name="T788">Duch</text:span><text:span text:style-name="T853"> těch, </text:span><text:span text:style-name="T858">kteří</text:span><text:span text:style-name="T853"> se bojí Boha, bude chráněn, a pod jeho pohledem bude požehnán. Neboť jejich naděje se opírá o toho, který je vysvobozuje, a Boží oči hledí na ty, </text:span><text:span text:style-name="T858">kteří</text:span><text:span text:style-name="T853"> jej milují. Kdo se bojí Pána, tomu netřeba se strachovat ani se děsit, neboť on je jeho naděje. Duše toho, kdo se bojí Pána, je blahoslavená. Na koho upírá oči a kdo je jeho opora? Oči Páně hledí na ty, kteří se ho bojí. <text:s/>(</text:span><text:span text:style-name="T913">Hejčl, </text:span><text:span text:style-name="T914">upraveno</text:span><text:span text:style-name="T851">) </text:span></text:p>
          </table:table-cell>
        </table:table-row>
        <table:table-row table:style-name="Tabulka1.1">
          <table:table-cell table:style-name="Tabulka1.A1" office:value-type="string">
            <text:p text:style-name="P52">In II<text:span text:style-name="T690">. Nocturno</text:span></text:p>
            <text:p text:style-name="P90"><text:bookmark text:name="__DdeLink__2400_16731447091131111112"/>Lectio v.</text:p>
            <text:p text:style-name="P308"><text:soft-page-break/>F<text:span text:style-name="T692">amiánus</text:span>, ántea Quardus Colóniæ Agrippínæ nóbili génere, Gothescálco patre, et Guímara matre natus, stúdiis primo mediócriter imbútus, inde paréntibus, et pátria derelíctis‚ décimo octávo ætátis suæ anno Romam proféctus est, ut sanctórum Príncipum Apostolórum límina visitáret. Per Italiam sexénnio peregrinátus locísque præcípuis devotiónis invísis, in Hispániam Compostéllam ad sancti Jacóbi Apóstoli corpus venerándum conténdit, eámque provínciam per triénnium inhabitávit sub moderatóre cujúsdam sancti senis. Póstea Syriam petens, sepúlchrum Dómini, aliáque Palestínæ loca religiosíssime perlustrávit.</text:p>
            <text:p text:style-name="P42"/>
          </table:table-cell>
          <table:table-cell table:style-name="Tabulka1.A1" office:value-type="string">
            <text:p text:style-name="P39"/>
            <text:p text:style-name="P39"/>
            <text:p text:style-name="P348"><text:soft-page-break/><text:span text:style-name="T706">Famián</text:span><text:span text:style-name="T439">, dříve Quardus, se narodil šlechtické</text:span><text:span text:style-name="T449">mu</text:span><text:span text:style-name="T439"> rodu v Kolíně nad Rýnem. Jeho otec se jmenoval Gothes</text:span><text:span text:style-name="T449">k</text:span><text:span text:style-name="T439">al</text:span><text:span text:style-name="T449">k</text:span><text:span text:style-name="T439">, matka Guimara. </text:span><text:span text:style-name="T440">Zprvu studoval poněkud vlažně, pak </text:span><text:span text:style-name="T449">však </text:span><text:span text:style-name="T440">opustil rodiče i vlast a v osmnáctém roce svého života se vydal do Říma, aby navštívil pr</text:span><text:span text:style-name="T449">a</text:span><text:span text:style-name="T440">h</text:span><text:span text:style-name="T449">y</text:span><text:span text:style-name="T440"> svatých Knížat Apoštolských. </text:span><text:span text:style-name="T441">Šest let putoval po Itálii a navštěvoval především </text:span><text:span text:style-name="T458">poutníky </text:span><text:span text:style-name="T461">uctívaná </text:span><text:span text:style-name="T441">místa, </text:span><text:span text:style-name="T442">pak se vypravil do španělské Compostelly, aby uctil tělo svatého Jakuba Apoštola. V této oblasti pak pobýval tři roky </text:span><text:span text:style-name="T460">jako poustevník </text:span><text:span text:style-name="T442">pod vedením </text:span><text:span text:style-name="T455">jednoho</text:span><text:span text:style-name="T442"> svatého starce. Poté se vypravil do Sýrie, aby jako </text:span><text:span text:style-name="T449">z</text:span><text:span text:style-name="T442">božný poutník navštívil hrob Páně a jiná místa ve Svaté Zemi. </text:span></text:p>
          </table:table-cell>
        </table:table-row>
        <table:table-row table:style-name="Tabulka1.1">
          <table:table-cell table:style-name="Tabulka1.A1" office:value-type="string">
            <text:p text:style-name="P94">Lectio vj.</text:p>
            <text:p text:style-name="P313">I<text:span text:style-name="T692">n</text:span> Gallæciam regréssus, ad dévia, silvásque penetrávit, ubi pane nonnísi raro, plerúmque herbis et aqua reficiebátur. Deínde in Monastério sanctórum Cosmæ et Damiáni annos vigínti quinque eódem vitæ génere transégit, donec in Cœnóbio Ursáriæ hábitum Cisterciénsem induit. In novítium recéptus Aediculæ S. Lauréntii addíctus est, ad ripas Mynii tyrocínium peractúrus, ac prístinam vocatiónem, quantum sub jugo religiónis licéret, conservatúrus. Emíssa ítaque solémni professióne, sacérdos ex obediéntia ordinátus est.</text:p>
            <text:p text:style-name="P102"/>
          </table:table-cell>
          <table:table-cell table:style-name="Tabulka1.A1" office:value-type="string">
            <text:p text:style-name="P39"/>
            <text:p text:style-name="P331"><text:span text:style-name="T709">Pak</text:span><text:span text:style-name="T481"> se navrátil do </text:span><text:span text:style-name="T154">španělské </text:span><text:span text:style-name="T481">Galicie, kde přebýval v lesích a na místech, kam cesty nevedou. Tam byl živ vzácně o chlebu, častěji však o bylinách a vodě. Poté pětadvacet let vedl podobný způsob života v Klášteře svatých Kosmy a Damiána, až v Klášteře Osera oblékl Cisterciácký hábit. Když byl přijat do noviciátu, byla přidělen ke Kapličce Svatého Vavřince, </text:span><text:span text:style-name="T152">a zde,</text:span><text:span text:style-name="T481"> na břehu </text:span><text:span text:style-name="T153">řeky </text:span><text:span text:style-name="T262">Minho vykonával svou službu, a chtěl zachov</text:span><text:span text:style-name="T270">áv</text:span><text:span text:style-name="T262">at dávné povolání, jak jen mu to jho řehole dovolilo. Když pak složil věčné sliby, z poslušnosti přijal kněžské svěcení.</text:span></text:p>
          </table:table-cell>
        </table:table-row>
        <table:table-row table:style-name="Tabulka1.1">
          <table:table-cell table:style-name="Tabulka1.A1" office:value-type="string">
            <text:p text:style-name="P94">Lectio vij.</text:p>
            <text:p text:style-name="P311">R<text:span text:style-name="T692">ursus</text:span> Famiánus facultáte a suo Abbáte obténta Romam Eugénio tertio Pontífice Máximo Ecclésiæ præsidénte ad límina sanctórum Apostolórum Petri et Pauli invisénda proféctus, ab iísdem Apostolórum Princípibus in somnis admónitus, ut Gallésium in Falíscis péteret ubi spíritum Deo redditúrus erat. Ut eum locum áttigit vir Dei, itínere fatigátus, ac siti labórans, ex sílice virga percússo fontem mirabíliter edúxit‚ qui adhuc persevérat et infírmis prodésse solet. Quintodécimo post die ægrotáre cœpit, et accersíto illíus Ecclésiæ Archipresbytero diem suæ mortis prædíxit, et mox lectulo exíliens, manúque illíus apprehénsa, locum sibi juxta aquam, in quo suum corpus sepelíri optábat, dígito demonstrávit.</text:p>
            <text:p text:style-name="P44"/>
          </table:table-cell>
          <table:table-cell table:style-name="Tabulka1.A1" office:value-type="string">
            <text:p text:style-name="P39"/>
            <text:p text:style-name="P331"><text:span text:style-name="T708">Když</text:span><text:span text:style-name="T463"> Famián </text:span><text:span text:style-name="T263">opět obdržel povolení od svého Opata, vydal se do Říma, </text:span><text:span text:style-name="T264">právě</text:span><text:span text:style-name="T263"> když byl na Petrově Stolci Evžen III., k prahům svatých Knížat Apoštolských Petra a Pavla. </text:span><text:span text:style-name="T265">Od těchto Apoštolských Knížat byl ve snu vybídnut, aby </text:span><text:span text:style-name="T266">zamířil do Gallese v Umbrii, kde odevzdá svou duši Bohu. </text:span><text:span text:style-name="T267">Když muž Boží dorazil na to místo, byl znaven cestou a trápila jej žízeň. Když udeřil holí do kamene, zázračně z něj vytryskl pramen, který tam je dodnes a říká se, že nemocným jeho voda prospívá. </text:span><text:span text:style-name="T268">Dva týdny nato pak onemocněl, nechal si zavolat </text:span><text:span text:style-name="T271">A</text:span><text:span text:style-name="T268">rcikněze místního Kostela a předpověděl před ním den své smrti. </text:span><text:span text:style-name="T271">B</text:span><text:span text:style-name="T269">rzy nato vstal z lůžka, vzal jej za ruku, a prstem mu ukázal místo poblíž pramene vody, kam chtěl, aby bylo pohřbeno jeho tělo. </text:span></text:p>
          </table:table-cell>
        </table:table-row>
        <table:table-row table:style-name="Tabulka1.1">
          <table:table-cell table:style-name="Tabulka1.A1" office:value-type="string">
            <text:p text:style-name="P94">Lectio viij.</text:p>
            <text:p text:style-name="P311">N<text:span text:style-name="T692">ec</text:span> multo post ejus hospes, nómine Ascarus, gravíssimo renum dolóre vexátus, ad léctulum sancti viri se per fámulos asportári fecit, et illíus manus devóte deosculátus‚ repénte conváluit. Demum beátus Famiánus die a se prænuntiáta in cœ<text:soft-page-break/>lum suspíciens, Clero adstánte‚ et oránte obdormívit in Dómino sexto Idus Augústi anno reparátæ salútis millésimo centésimo quinquagésimo, suæ ætátis sexagésimo. Tanta autem fuit crebescéntium miraculórum ejus celébritas, ut non diu post illíus óbitum Románus Póntifex, ipsum Sanctórum Albo adscrípserit, et Quardi nómine depósito, eum ob signórum famam Famiánum appellári mandáverit.</text:p>
            <text:p text:style-name="P102"/>
          </table:table-cell>
          <table:table-cell table:style-name="Tabulka1.A1" office:value-type="string">
            <text:p text:style-name="P39"/>
            <text:p text:style-name="P349"><text:span text:style-name="T705">Zanedlouho</text:span><text:span text:style-name="T443"> poté byl jeho hostitel, který se jmenoval Ascarus, sužován úpornými bolestmi zad. </text:span><text:span text:style-name="T444">Rozkázal tedy svým služebníkům, aby jej </text:span><text:span text:style-name="T443">přen</text:span><text:span text:style-name="T444">esli</text:span><text:span text:style-name="T443"> k lůžku svatého muže. </text:span><text:span text:style-name="T445">Jakmile zbožně políbil jeho ruku, </text:span><text:span text:style-name="T457">i</text:span><text:span text:style-name="T445">hned se uzdravil. Poté svatý Famián, </text:span><text:soft-page-break/><text:span text:style-name="T445">v den, který sobě předpověděl, hleděl do nebe, Kněží stáli při něm v modlitbách, a on zesnul v Pánu dne </text:span><text:span text:style-name="T446">8. srpna v roce dovršené spásy 1150, v šedesáti letech svého věku. </text:span><text:span text:style-name="T447">Proslavil se však tolika stále čas</text:span><text:span text:style-name="T457">­</text:span><text:span text:style-name="T447">tějšími zázraky, že zanedlouho po jeho odchodu jej Svatý Otec připsal do Listiny Svatých, </text:span><text:span text:style-name="T448">odložil jeho jméno Quardus, a pro slávu jeho zázraků přikázal, aby byl od té doby nazýván Famián (</text:span><text:span text:style-name="T436">od lat.</text:span><text:span text:style-name="T448"> </text:span><text:span text:style-name="T459">fama</text:span><text:span text:style-name="T448"> – sláva).</text:span></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3">Lucam</text:span><text:span text:style-name="T200">.</text:span><text:span text:style-name="T63"> </text:span></text:p>
            <text:p text:style-name="P23"><text:span text:style-name="T63">Lectio ix. Cap. </text:span><text:span text:style-name="T69">1</text:span><text:span text:style-name="T66">2</text:span><text:span text:style-name="T63">.</text:span></text:p>
            <text:p text:style-name="P174">I<text:span text:style-name="T692">n</text:span> illo témpore: Dixit Jesus discípulis suis: Nolíte timére pusíllus grex, quia complácuit Patri vestro dare vobis regnum. Et réliqua.</text:p>
            <text:p text:style-name="P33"/>
            <text:p text:style-name="P23"><text:span text:style-name="T333">Homil</text:span><text:span text:style-name="T334">í</text:span><text:span text:style-name="T333">a </text:span><text:span text:style-name="T200">venerábilis Bedæ Presbyteri.</text:span></text:p>
            <text:p text:style-name="P87">Lib. 4. c. 54. in Luc. 12.</text:p>
            <text:p text:style-name="P176">P<text:span text:style-name="T692">usíllum</text:span> gregem electórum, vel ob comparatiónem majóris númeri reprobórum, vel pótius ob humilitátis devotiónem nóminat: quia vidélicet Ecclésiam suam quantálibet numerositáte jam dilatátam‚ tamen usque ad finem mundi humilitáte vult créscere, et ad promíssum regnum humilitáte perveníre.</text:p>
            <text:p text:style-name="P33"/>
          </table:table-cell>
          <table:table-cell table:style-name="Tabulka1.A1" office:value-type="string">
            <text:p text:style-name="P16"/>
            <text:p text:style-name="P16"/>
            <text:p text:style-name="P16"/>
            <text:p text:style-name="P231"><text:span text:style-name="T703">Za</text:span><text:span text:style-name="T465"> onoho času </text:span><text:span text:style-name="T466">řekl Ježíš učedníkům svým</text:span><text:span text:style-name="T467">: „</text:span><text:span text:style-name="T469">Nebojte se, maličké stádce, neboť zalíbilo se vašemu Otci dáti vám království</text:span><text:span text:style-name="T466">.“</text:span><text:span text:style-name="T468"> </text:span><text:span text:style-name="T464">A ostatní.</text:span></text:p>
            <text:p text:style-name="P16"/>
            <text:p text:style-name="P16"/>
            <text:p text:style-name="P16"/>
            <text:p text:style-name="P234"><text:span text:style-name="T702">Maličké</text:span><text:span text:style-name="T482"> stádce vyvolených. Pán je takto nazývá buďto ve srovnání s velkým počtem zavržených, nebo spíše pro oddanost jejich pokory. Pán totiž chce, aby jeho Církev, ať už se rozroste do jakkoliv velkého počtu, v pokoře rostla až na konec světa, a došla tím, také v pokoře, ke slíbenému </text:span><text:span text:style-name="T155">nebeskému </text:span><text:span text:style-name="T272">království.</text:span></text:p>
          </table:table-cell>
        </table:table-row>
        <table:table-row table:style-name="Tabulka1.1">
          <table:table-cell table:style-name="Tabulka1.A1" office:value-type="string">
            <text:p text:style-name="P84">Lectio x.</text:p>
            <text:p text:style-name="P178">I<text:span text:style-name="T692">deóque</text:span> ejus labóres blande consolátus‚ quam regnum Dei tantum quærere præcipit, eídem regnum a Patre dandum complácita benignitáte promíttit. Véndite quæ possidétis, et date eleemósynam. Nolíte‚ inquit‚ timére, ne propter regnum Dei militántibus, hujus vitæ necessária desint: quin étiam posséssa propter eleemósynam véndite.</text:p>
            <text:p text:style-name="P33"/>
          </table:table-cell>
          <table:table-cell table:style-name="Tabulka1.A1" office:value-type="string">
            <text:p text:style-name="P16"/>
            <text:p text:style-name="P246"><text:span text:style-name="T701">Proto</text:span><text:span text:style-name="T483"> ji chlácholí a utěšuje v jejích obtížích, neboť jí přikázal hledati pouze království Boží, a s milostivou laskavostí slibuje, že jí ono království dá </text:span><text:span text:style-name="T156">nebeský </text:span><text:span text:style-name="T483">Otec. „Prodejte, co je vaše, a dávejte almužnu. Nebojte se,“ praví </text:span><text:span text:style-name="T157">Pán</text:span><text:span text:style-name="T483">, „že těm, kdo bojují pro království Boží, by se mohlo nedostávat věcí nutných pro tento život.“ Proč byste jinak měli prodávat, co máte, a dávat to v almužny?</text:span></text:p>
          </table:table-cell>
        </table:table-row>
        <table:table-row table:style-name="Tabulka1.1">
          <table:table-cell table:style-name="Tabulka1.A1" office:value-type="string">
            <text:p text:style-name="P84">Lectio xj.</text:p>
            <text:p text:style-name="P174">Q<text:span text:style-name="T692">uod</text:span> tunc digne fit, quando quis semel pro Dómino suis ómnibus spretis, nihilóminus post hæc labóre mánuum, unde et victum transígere, et eleemósynam dare queat, operátur. Unde gloriátur Apóstolus, dicens: Argéntum, aut aurum, aut vestem nullíus concupívi: ipsi scitis, quóniam ad ea quæ mihi opus erant, et his qui mecum sunt, ministravérunt manus istæ. Omnia osténdi vobis, quóniam sic laborántes opórtet suscípere infírmos.</text:p>
            <text:p text:style-name="P33"/>
          </table:table-cell>
          <table:table-cell table:style-name="Tabulka1.A1" office:value-type="string">
            <text:p text:style-name="P16"/>
            <text:p text:style-name="P237"><text:span text:style-name="T700">Patří</text:span><text:span text:style-name="T486"> se tedy, aby </text:span>když <text:span text:style-name="T487">už </text:span>někdo jednou pro Pána pohrdne vším, co má, <text:span text:style-name="T486">že </text:span><text:span text:style-name="T962">pak </text:span><text:span text:style-name="T486">z této práce vlastních rukou </text:span><text:span text:style-name="T937">nicméně </text:span><text:span text:style-name="T486">pochází nejen jeho obživa, ale i almužny, které pak může dávat. Proto se chlubí Apoštol a praví: „Stříbra, zlata ani šatu od nikoho jsem nežádal, </text:span>jak sami víte, neboť pro potřeby moje <text:span text:style-name="T937">i</text:span> mých průvodců sloužily tyto mé ruce. Ve všem jsem <text:span text:style-name="T484">v</text:span>ás poučil, jak se máme takto prací ujímati slabých.“</text:p>
          </table:table-cell>
        </table:table-row>
        <table:table-row table:style-name="Tabulka1.1">
          <table:table-cell table:style-name="Tabulka1.A1" office:value-type="string">
            <text:p text:style-name="P84">Lectio xij.</text:p>
            <text:p text:style-name="P181">F<text:span text:style-name="T692">ácite</text:span> vobis sácculos, qui non veteráscunt: eleemósynas vidélicet operándo, quarum merces in ætérnum máneat. Ubi non hoc præcéptum esse putándum est, ut nil pecúniæ reservétur a sanctis, <text:soft-page-break/>vel suis scílicet‚ vel páuperum úsibus suggeréndæ: cum et ipse Dóminus, cui ministrábant Angeli, tamen ad informándam Ecclésiam suam lóculos habuísse legátur, et a fidélibus obláta consérvans, et suórum necessitátibus, aliísque indigéntibus tríbuens, sed ne Deo propter ista serviátur, et ob inópiæ timórem justítia deserátur.</text:p>
            <text:p text:style-name="P33"/>
          </table:table-cell>
          <table:table-cell table:style-name="Tabulka1.A1" office:value-type="string">
            <text:p text:style-name="P16"/>
            <text:p text:style-name="P226"><text:span text:style-name="T692">Opatřte</text:span> si měšce, které se nerozpadnou, totiž tím, že budete dávat almužny, a odměna za ně zůstane navěky.<text:span text:style-name="T485"> Nesmíme si nicméně myslet, že tento příkaz znamená, že nic z těchto peněz není vy</text:span><text:soft-page-break/><text:span text:style-name="T485">hrazeno svatým, ať už přímo jim, nebo na pomoc chudým. Vždyť </text:span><text:span text:style-name="T158">Apoštol Jan píše, že i </text:span><text:span text:style-name="T485">sám Pán, jemuž sloužili Andělé, měl na výdaje při budování Církve měšec, ve kterém se shromažďovaly dary věřících, a poté </text:span><text:span text:style-name="T159">peníze </text:span><text:span text:style-name="T485">rozděloval buď pro potřeby vlastní, nebo ostatních lidí v nouzi. Bohu však nesmíme sloužit pouze pro tyto peníze, ani nelze pro strach z chudoby opustit spravedlnost.</text:span></text:p>
          </table:table-cell>
        </table:table-row>
        <table:table-row table:style-name="Tabulka1.1">
          <table:table-cell table:style-name="Tabulka1.A1" table:number-columns-spanned="2" office:value-type="string">
            <text:p text:style-name="P50"><text:span text:style-name="T1">DIE</text:span><text:span text:style-name="T11"> </text:span><text:span text:style-name="T20">X</text:span><text:span text:style-name="T11">. </text:span><text:span text:style-name="T2">AUGUSTI</text:span></text:p>
            <text:p text:style-name="P123"><text:span text:style-name="T42">I</text:span><text:span text:style-name="T84">n</text:span><text:span text:style-name="T42"> F</text:span><text:span text:style-name="T84">esto </text:span><text:span text:style-name="T53">S. L</text:span><text:span text:style-name="T85">a</text:span><text:span text:style-name="T86">urentii,</text:span></text:p>
            <text:p text:style-name="P6">Martyris.</text:p>
            <text:p text:style-name="P2"><text:span text:style-name="T91">M</text:span><text:span text:style-name="T93">M</text:span><text:span text:style-name="T91">. </text:span><text:span text:style-name="T93">maj</text:span><text:span text:style-name="T91">.</text:span></text:p>
          </table:table-cell>
          <table:covered-table-cell/>
        </table:table-row>
        <table:table-row table:style-name="Tabulka1.1">
          <table:table-cell table:style-name="Tabulka1.A1" office:value-type="string">
            <text:p text:style-name="P59">In I<text:span text:style-name="T690">. Nocturno</text:span></text:p>
            <text:p text:style-name="P60">De libro Ecclesiástici.</text:p>
            <text:p text:style-name="P73">Lectio j. <text:span text:style-name="T326">Cap. 51.</text:span></text:p>
            <text:p text:style-name="P154"><text:span text:style-name="T711">C</text:span><text:span text:style-name="T692">onfit</text:span><text:span text:style-name="T715">é</text:span><text:span text:style-name="T692">bor</text:span> tibi <text:span text:style-name="T816">Dó</text:span>mine rex et conlaud<text:span text:style-name="T816">á</text:span>bo te Deum salvat<text:span text:style-name="T816">ó</text:span>rem meum. <text:span text:style-name="T500">C</text:span>onf<text:span text:style-name="T816">í</text:span>teor n<text:span text:style-name="T816">ó</text:span>mini tuo qu<text:span text:style-name="T816">ó</text:span>niam ad<text:span text:style-name="T816">jú</text:span>tor et prot<text:span text:style-name="T816">é</text:span>ctor factus es mihi et liber<text:span text:style-name="T816">á</text:span>sti corpus meum a perditi<text:span text:style-name="T816">ó</text:span>ne a l<text:span text:style-name="T816">á</text:span>queo linguae in<text:span text:style-name="T816">í</text:span>quae et a l<text:span text:style-name="T816">á</text:span>biis oper<text:span text:style-name="T816">á</text:span>ntium mend<text:span text:style-name="T816">á</text:span>cium et in consp<text:span text:style-name="T816">é</text:span>ctu adst<text:span text:style-name="T816">á</text:span>ntium factus es mihi ad<text:span text:style-name="T816">jú</text:span>tor.</text:p>
            <text:p text:style-name="P154"/>
          </table:table-cell>
          <table:table-cell table:style-name="Tabulka1.A1" office:value-type="string">
            <text:p text:style-name="P10"/>
            <text:p text:style-name="P10"/>
            <text:p text:style-name="P10"/>
            <text:p text:style-name="P356"><text:span text:style-name="T786">Oslavovat</text:span><text:span text:style-name="T843"> tě budu, </text:span><text:span text:style-name="T859">Hospodine</text:span><text:span text:style-name="T843"> Králi, </text:span><text:span text:style-name="T859">a </text:span><text:span text:style-name="T843">chválit tě, svého Boha </text:span><text:span text:style-name="T859">a</text:span><text:span text:style-name="T843"> spasitele. Oslavova</text:span><text:span text:style-name="T859">t</text:span><text:span text:style-name="T843"> budu tvoje jméno, že jsi byl mým pomocníkem a ochráncem. Vysvobodils mé tělo ze záhuby, z osidla nešlechetného jazyka, a od rtů těch, kteří páchají lež; proti mým nepřátelům ses mne zastal. </text:span></text:p>
          </table:table-cell>
        </table:table-row>
        <table:table-row table:style-name="Tabulka1.1">
          <table:table-cell table:style-name="Tabulka1.A1" office:value-type="string">
            <text:p text:style-name="P74">Lectio ij.</text:p>
            <text:p text:style-name="P159"><text:span text:style-name="T711">E</text:span><text:span text:style-name="T692">t</text:span> liber<text:span text:style-name="T817">á</text:span>sti me sec<text:span text:style-name="T817">ú</text:span>ndum multit<text:span text:style-name="T817">ú</text:span>dinem miseric<text:span text:style-name="T817">ó</text:span>rdiae n<text:span text:style-name="T817">ó</text:span>minis tui a rugi<text:span text:style-name="T817">é</text:span>ntibus par<text:span text:style-name="T817">á</text:span>tis ad escam de m<text:span text:style-name="T817">á</text:span>nibus quaer<text:span text:style-name="T817">é</text:span>ntium <text:span text:style-name="T817">á</text:span>nimam meam et de portis tribulati<text:span text:style-name="T817">ó</text:span>nis quae circumded<text:span text:style-name="T817">é</text:span>runt me a press<text:span text:style-name="T817">ú</text:span>ra flammae quae circumd<text:span text:style-name="T817">é</text:span>dit me et in m<text:span text:style-name="T817">é</text:span>dio ignis non sum aestu<text:span text:style-name="T817">á</text:span>tus de altit<text:span text:style-name="T817">ú</text:span>dine ventris <text:span text:style-name="T817">í</text:span>nferi et a lingua coinquin<text:span text:style-name="T817">á</text:span>ta et verbo mend<text:span text:style-name="T817">á</text:span>cii a rege in<text:span text:style-name="T817">í</text:span>quo et lingua in<text:span text:style-name="T817">jú</text:span>sta.</text:p>
            <text:p text:style-name="P159"/>
          </table:table-cell>
          <table:table-cell table:style-name="Tabulka1.A1" office:value-type="string">
            <text:p text:style-name="P18"/>
            <text:p text:style-name="P272"><text:span text:style-name="T789">Podle</text:span><text:span text:style-name="T852"> množství slitování svého jména, zbavils mne dravců, řvoucích po kořisti, rukou těch, </text:span><text:span text:style-name="T859">kteří</text:span><text:span text:style-name="T852"> mi ukládali o život, nesčetných soužení, která mne obklíčila, plamene, který mne </text:span><text:span text:style-name="T884">kolem dokola</text:span><text:span text:style-name="T852"> tísnivě dusil, z </text:span><text:span text:style-name="T859">útlaku </text:span><text:span text:style-name="T852">ohně, kter</text:span><text:span text:style-name="T859">ý</text:span><text:span text:style-name="T852"> jsem ne</text:span><text:span text:style-name="T859">za</text:span><text:span text:style-name="T852">pálil; hlubokých útrob pekel, jazyka </text:span><text:span text:style-name="T884">poskvrněného</text:span><text:span text:style-name="T852">, řečí lživých před bezbožným králem, ano, jazyka nespravedlivého.</text:span></text:p>
          </table:table-cell>
        </table:table-row>
        <table:table-row table:style-name="Tabulka1.1">
          <table:table-cell table:style-name="Tabulka1.A1" office:value-type="string">
            <text:p text:style-name="P74">Lectio iij.</text:p>
            <text:p text:style-name="P159"><text:span text:style-name="T712">L</text:span><text:span text:style-name="T692">aud</text:span><text:span text:style-name="T716">á</text:span><text:span text:style-name="T692">vit</text:span> usque ad mortem <text:span text:style-name="T817">á</text:span>nima mea D<text:span text:style-name="T817">ó</text:span>minum et vita mea adprop<text:span text:style-name="T817">í</text:span>nquans erat <text:span text:style-name="T817">í</text:span>nfero de<text:span text:style-name="T817">ó</text:span>rsum circumded<text:span text:style-name="T817">é</text:span>runt me <text:span text:style-name="T817">ú</text:span>ndique et non erat qui ad<text:span text:style-name="T817">j</text:span>uv<text:span text:style-name="T817">á</text:span>ret resp<text:span text:style-name="T817">í</text:span>ciens eram ad ad<text:span text:style-name="T817">j</text:span>ut<text:span text:style-name="T817">ó</text:span>rium meum et non erat memor<text:span text:style-name="T817">á</text:span>tus sum miseric<text:span text:style-name="T817">ó</text:span>rdiae tuae D<text:span text:style-name="T817">ó</text:span>mine et operati<text:span text:style-name="T817">ó</text:span>nis tuae quae a saeculo sunt qu<text:span text:style-name="T817">ó</text:span>niam erues sustin<text:span text:style-name="T817">é</text:span>ntes te et l<text:span text:style-name="T817">í</text:span>beras eos de m<text:span text:style-name="T817">á</text:span>nibus g<text:span text:style-name="T817">é</text:span>ntium exalt<text:span text:style-name="T817">á</text:span>sti super terram habitati<text:span text:style-name="T817">ó</text:span>nem meam et pro morte deflu<text:span text:style-name="T817">é</text:span>nti deprec<text:span text:style-name="T817">á</text:span>tus sum.</text:p>
            <text:p text:style-name="P159"/>
          </table:table-cell>
          <table:table-cell table:style-name="Tabulka1.A1" office:value-type="string">
            <text:p text:style-name="P18"/>
            <text:p text:style-name="P192"><text:span text:style-name="T692">Chváliti</text:span> Pána bude až do smrti má du<text:span text:style-name="T501">š</text:span>e, neboť život můj blízko byl podsvětí,<text:span text:style-name="T125"> </text:span><text:span text:style-name="T191">až</text:span><text:span text:style-name="T125"> </text:span>dole. Obklíčili mě se všech stran, a nebyl, kdo by pomohl; ohlížel jsem se po lidské pomoci, ale nebylo jí. Vzpomněl jsem si na tvé milosrdenství, Pane, a na tvé působení, které jest od věků: neboť vytrhuješ <text:span text:style-name="T938">toho</text:span>, kdo v tebe doufá, a z rukou národů jej vysvobozuješ. Ze země vysoko vysílal jsem s<text:span text:style-name="T501">v</text:span>á lk<text:span text:style-name="T501">a</text:span>n<text:span text:style-name="T501">í</text:span>, a smrt aby mne minula, jsem prosil.</text:p>
          </table:table-cell>
        </table:table-row>
        <table:table-row table:style-name="Tabulka1.1">
          <table:table-cell table:style-name="Tabulka1.A1" office:value-type="string">
            <text:p text:style-name="P75">Lectio i<text:span text:style-name="T488">v</text:span>.</text:p>
            <text:p text:style-name="P160"><text:span text:style-name="T713">I</text:span><text:span text:style-name="T692">nvoc</text:span><text:span text:style-name="T716">á</text:span><text:span text:style-name="T692">vi</text:span> D<text:span text:style-name="T817">ó</text:span>minum patrem D<text:span text:style-name="T817">ó</text:span>mini mei ut non derel<text:span text:style-name="T817">í</text:span>nquat me in die tribulati<text:span text:style-name="T817">ó</text:span>nis meae et in t<text:span text:style-name="T817">é</text:span>mpore superb<text:span text:style-name="T817">ó</text:span>rum sine ad<text:span text:style-name="T817">j</text:span>ut<text:span text:style-name="T817">ó</text:span>rio laud<text:span text:style-name="T817">á</text:span>bo nomen tuum ads<text:span text:style-name="T817">í</text:span>due et conlaud<text:span text:style-name="T817">á</text:span>bo illum, in confes<text:soft-page-break/>si<text:span text:style-name="T817">ó</text:span>ne exaud<text:span text:style-name="T817">í</text:span>ta est or<text:span text:style-name="T817">á</text:span>tio mea, liber<text:span text:style-name="T817">á</text:span>sti me de perditi<text:span text:style-name="T817">ó</text:span>ne et eripu<text:span text:style-name="T817">í</text:span>sti me de t<text:span text:style-name="T817">é</text:span>mpore in<text:span text:style-name="T817">í</text:span>quo propt<text:span text:style-name="T817">é</text:span>rea confit<text:span text:style-name="T817">é</text:span>bor et laudem dicam tibi et bened<text:span text:style-name="T817">í</text:span>cam nomen D<text:span text:style-name="T817">ó</text:span>mini.</text:p>
            <text:p text:style-name="P160"/>
          </table:table-cell>
          <table:table-cell table:style-name="Tabulka1.A1" office:value-type="string">
            <text:p text:style-name="P18"/>
            <text:p text:style-name="P193"><text:span text:style-name="T692">Vzýval</text:span> jsem Boha, otce <text:span text:style-name="T938">sv</text:span>ého pána, aby mne neopouštěl v den mého soužení, a v dobu zpupných, pomoci kdy nebylo. Chválit budu tvé jméno ustavičně, budu je oslavovat <text:span text:style-name="T938">a </text:span>vzdáva<text:span text:style-name="T938">t</text:span> díky, <text:soft-page-break/>že má prosba byla vyslyšena. Neb<text:span text:style-name="T962">oť</text:span> jsi mne vysvobodil ze záhuby, vytrhl jsi mne ze zlých časů; proto slavit a chválit budu tebe, dobrořečit jménu Hospodinovu. <text:s text:c="2"/><text:span text:style-name="T502">(</text:span><text:span text:style-name="T163">Hejčl, </text:span><text:span text:style-name="T191">lehce upraveno</text:span><text:span text:style-name="T163">)</text:span></text:p>
          </table:table-cell>
        </table:table-row>
        <table:table-row table:style-name="Tabulka1.1">
          <table:table-cell table:style-name="Tabulka1.A1" office:value-type="string">
            <text:p text:style-name="P53">In II<text:span text:style-name="T690">. Nocturno</text:span></text:p>
            <text:p text:style-name="P35">Sermo sancti Leónis Papæ.</text:p>
            <text:p text:style-name="P88">In Natali S. Laurentii.</text:p>
            <text:p text:style-name="P91">Lectio v.</text:p>
            <text:p text:style-name="P309">C<text:span text:style-name="T692">um</text:span> furor Gentílium potestátum in electíssima quæque Christi membra sævíret‚ ac præcípue eos, qui Ordinis erant Sacerdotális, impéteret, in Levítam Lauréntium, qui non solum ministério sacramentórum‚ sed étiam dispensatióne Ecclesiásticæ substántiæ præeminébat, ímpius persecútor efférbuit, dúplicem sibi prædam de uníus viri comprehensióne promíttens: quem si fecísset sacræ pecúniæ traditórem, fáceret étiam veræ religiónís exórtem.</text:p>
            <text:p text:style-name="P43"/>
          </table:table-cell>
          <table:table-cell table:style-name="Tabulka1.A1" office:value-type="string">
            <text:p text:style-name="P40"/>
            <text:p text:style-name="P40"/>
            <text:p text:style-name="P40"/>
            <text:p text:style-name="P40"/>
            <text:p text:style-name="P332"><text:span text:style-name="T692">Když</text:span> řádil hněv Pohanských mocností vůči nejvyvolenějším údům Kristovým, a napadal především ty, jež byli Řádu Kněžského, rozzuřil se bezbožný pronásledovatel na Levitu Vavřince, který vynikal nejen ve svátostné službě, ale také ve správě Církevního majetku, a tím <text:span text:style-name="T963">bezbožný pronásledovatel</text:span> sobě sliboval dvojitou kořist v <text:span text:style-name="T963">zajetí </text:span>jedno<text:span text:style-name="T963">ho</text:span> člověk<text:span text:style-name="T963">a</text:span>: pokud by z něj učinil zrádce posvátných peněz, zajisté by tím byl vyloučen i z pravé církevní obce.</text:p>
          </table:table-cell>
        </table:table-row>
        <table:table-row table:style-name="Tabulka1.1">
          <table:table-cell table:style-name="Tabulka1.A1" office:value-type="string">
            <text:p text:style-name="P96">Lectio vj.</text:p>
            <text:p text:style-name="P319">A<text:span text:style-name="T692">rmátur</text:span> ítaque gémina face homo pecúniæ cúpidus, et veritátis inimícus: avarítia, ut rápiat aurum: impietáte, ut áuferat Christum. Póstulat sibi ab immaculáto sacrárii præsule opes Ecclesiásticas‚ quibus avidíssimus inhiábat, inférri. Cui Levita castíssimus, ubi eas repósitas habéret‚ osténdens, numerosíssimos sanctórum páuperum óbtulit greges, in quorum victu atque vestítu inamissíbiles condíderat facultátes: quæ tanto intégrius erant salvæ, quanto sánctius probabántur expénsæ.</text:p>
            <text:p text:style-name="P104"/>
          </table:table-cell>
          <table:table-cell table:style-name="Tabulka1.A1" office:value-type="string">
            <text:p text:style-name="P40"/>
            <text:p text:style-name="P328"><text:span text:style-name="T714">Tento</text:span><text:span text:style-name="T494"> člověk byl chtivý peněz</text:span> <text:span text:style-name="T494">a nepřítelem pravdy, byl tedy vyzbrojen dvojitou pochodní, lakomstvím, když chtěl uchvátit zlato, a bezbožností, když chtěl odejmout Krista. Žádal si tedy, aby mu neposkvrněný správce posvátné pokladnice přinesl všechen majetek Církve, po kterém on tak prahnul. Nejčistší Levita mu tedy ukázal, kam tento majetek uložil, shromáždil totiž nesčetné zástupy svatých chudáků, v jejichž pokrmu či oděvu získal odměnu, již nelze odejmouti, která byla o to více v bezpečí, oč více se ukázal býti svatým tento výdaj.</text:span></text:p>
          </table:table-cell>
        </table:table-row>
        <table:table-row table:style-name="Tabulka1.1">
          <table:table-cell table:style-name="Tabulka1.A1" office:value-type="string">
            <text:p text:style-name="P96">Lectio vij.</text:p>
            <text:p text:style-name="P316">F<text:span text:style-name="T692">remit</text:span> ergo prædo frustrátus‚ et in ódium religiónis‚ quæ talem divitiárum usum instituísset, ardéscens, direptiónem thesáuri potióris aggr<text:span text:style-name="T495">é</text:span>ditur, apud quem nullam denariórum substántiam reperísset: ut illud depósitum, quo sacrátius erat dives, auférret. Renuntiáre Christo Lauréntium jubet, et solidíssimam illam Levítici ánimi fortitúdinem diris parat urgére supplíciis: quorum ubi prima nil óbtinent‚ vehementióra succédunt.</text:p>
            <text:p text:style-name="P46"/>
          </table:table-cell>
          <table:table-cell table:style-name="Tabulka1.A1" office:value-type="string">
            <text:p text:style-name="P40"/>
            <text:p text:style-name="P344"><text:span text:style-name="T692">Znechucený</text:span> uchvatitel tedy skřípal zuby, <text:span text:style-name="T817">i rozpálila se v něm nenávist k náboženství, které </text:span><text:span text:style-name="T963">ustanovilo</text:span><text:span text:style-name="T817"> takové </text:span><text:span text:style-name="T963">vy</text:span><text:span text:style-name="T817">užití bohatství, a rozhodl se přistoupit k ukradení pokladu, u nějž sice neshledal žádnou peněžní hodnotu, ale mohl tím odebrat vklad, jímž byl Vavřinec bohatý </text:span><text:span text:style-name="T963">ještě </text:span><text:span text:style-name="T817">posvátn</text:span><text:span text:style-name="T963">ější</text:span><text:span text:style-name="T817">m způsobem. Přikázal mu tedy, aby se zřekl Krista, a připravoval se, jak onu přepevnou sílu Levit</text:span><text:span text:style-name="T964">ova</text:span><text:span text:style-name="T817"> ducha rozdrtí nejtěžšími druhy mučení. Když to první nepřineslo nic, následovalo mnoho horších druhů.</text:span></text:p>
          </table:table-cell>
        </table:table-row>
        <table:table-row table:style-name="Tabulka1.1">
          <table:table-cell table:style-name="Tabulka1.A1" office:value-type="string">
            <text:p text:style-name="P95">Lectio viij.</text:p>
            <text:p text:style-name="P312">N<text:span text:style-name="T692">ihil</text:span> óbtines‚ nihil próficis sæva crudélitas. Subtráhitur torméntis tuis matéria mortális‚ et Lauréntio in cœlos abeúnte, tu déficis flammis tuis. Superári cháritas Christi flamma non pótuit: et ségnior fuit ignis, qui foris ussit, quam qui intus accéndit. Sævísti persecútor in Mártyrem: sævísti, et <text:soft-page-break/>auxísti palmam, dum ággeras pœnam.</text:p>
            <text:p text:style-name="P103"/>
          </table:table-cell>
          <table:table-cell table:style-name="Tabulka1.A1" office:value-type="string">
            <text:p text:style-name="P40"/>
            <text:p text:style-name="P362"><text:span text:style-name="T722">Nic</text:span><text:span text:style-name="T369"> nezískáš, ničemu neprospěješ, lítá krutosti! </text:span><text:span text:style-name="T398">K</text:span><text:span text:style-name="T369">dyž </text:span><text:span text:style-name="T398">s</text:span><text:span text:style-name="T369">mrtelná hmota podlehla tvým mučením a Vavřinec odešel do nebe, tvé plameny vyšly nazmar. Plamen totiž nedokázal přemoci lásku Kristovu. A </text:span><text:span text:style-name="T370">mírně</text:span><text:span text:style-name="T369">jší byl oheň, který planul vně, než ten, který hořel v srdci. Rozlítil ses, pronásledovateli, nad Mu</text:span><text:soft-page-break/><text:span text:style-name="T369">čedníkem. Rozlítit ses, a čím </text:span><text:span text:style-name="T398">krutější</text:span><text:span text:style-name="T369"> bylo tv</text:span><text:span text:style-name="T398">é</text:span><text:span text:style-name="T369"> trestání, </text:span><text:span text:style-name="T402">tím </text:span><text:span text:style-name="T403">mohutně</text:span><text:span text:style-name="T409">jší byl</text:span><text:span text:style-name="T403">a</text:span><text:span text:style-name="T402"> </text:span><text:span text:style-name="T369">palma </text:span><text:span text:style-name="T417">mučednictví.</text:span></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2">Joánnem</text:span><text:span text:style-name="T200">.</text:span><text:span text:style-name="T63"> </text:span></text:p>
            <text:p text:style-name="P23"><text:span text:style-name="T63">Lectio ix. Cap. </text:span><text:span text:style-name="T65">1</text:span><text:span text:style-name="T70">2</text:span><text:span text:style-name="T63">.</text:span></text:p>
            <text:p text:style-name="P174">I<text:span text:style-name="T692">n</text:span> illo témpore: Dixit Jesus discípulis suis: Amen, amen dico vobis: Nisi granum frumenti cadens in terram mórtuum fúerit, ipsum solum manet. Et réliqua.</text:p>
            <text:p text:style-name="P33"/>
            <text:p text:style-name="P36">Homilía sancti Joannis Chrysóstomi.</text:p>
            <text:p text:style-name="P87">Homil. 66. in Joannem.</text:p>
            <text:p text:style-name="P176">D<text:span text:style-name="T692">ulcis</text:span> præsens Vita est, et multæ plena voluptátis, non tamen ómnibus, sed iis tantum qui illi sunt affíxi. Quod si quis in cœ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33"/>
          </table:table-cell>
          <table:table-cell table:style-name="Tabulka1.A1" office:value-type="string">
            <text:p text:style-name="P16"/>
            <text:p text:style-name="P16"/>
            <text:p text:style-name="P16"/>
            <text:p text:style-name="P203"><text:span text:style-name="T692">Za</text:span> onoho času <text:span text:style-name="T493">řekl </text:span>Ježíš <text:span text:style-name="T493">svým učedníkům: „Amen, amen, pravím vám. Pokud obilné zrno nepadne do země a neodumře, zůstane pouze ono samotné.“</text:span> A ostatní.</text:p>
            <text:p text:style-name="P16"/>
            <text:p text:style-name="P16"/>
            <text:p text:style-name="P16"/>
            <text:p text:style-name="P238"><text:span text:style-name="T692">Sladký</text:span> je přítomný život, pln<text:span text:style-name="T498">ý</text:span> mnoha potěšení, ne však pro všechny, nýbrž pouze pro ty, kteří jsou k němu připoutáni. <text:span text:style-name="T496">Proto tedy ten, kdo pohlédne do nebe a nahlédne do věcí, kterak tam jsou úchvatné, ihned zavrhne přítomný život a nebude mu již přikládat žádnou hodnotu. </text:span><text:span text:style-name="T964">T</text:span><text:span text:style-name="T496">ělesnou krásu </text:span><text:span text:style-name="T964">totiž </text:span><text:span text:style-name="T496">také obdivujeme </text:span><text:span text:style-name="T964">jen</text:span><text:span text:style-name="T496"> </text:span><text:span text:style-name="T964">tak dlouho</text:span><text:span text:style-name="T496">, dokud nespatříme něco krásnějšího. Pokud však objevíme něco, co ji převyšuje, snadno jí opovrhneme.</text:span></text:p>
          </table:table-cell>
        </table:table-row>
        <table:table-row table:style-name="Tabulka1.1">
          <table:table-cell table:style-name="Tabulka1.A1" office:value-type="string">
            <text:p text:style-name="P84">Lectio x. </text:p>
            <text:p text:style-name="P178">Q<text:span text:style-name="T692">uod</text:span> si illam pulchritúdinem étiam nos intuéri voluérimus, et cœléstis regni spéciem consideráre, conféstim nos hujus sæculi vínculis dissolvémus. Vínculum namque est terrenárum rerum afféctio: ad cujus dissolutiónem, ut nos indúceret Christus, quid dicat, atténde. Qui amat ánimam suam, perdet eam: et qui odit ánimam suam in hoc mundo, in vitam ætérnam custódit eam.</text:p>
            <text:p text:style-name="P33"/>
          </table:table-cell>
          <table:table-cell table:style-name="Tabulka1.A1" office:value-type="string">
            <text:p text:style-name="P16"/>
            <text:p text:style-name="P247"><text:span text:style-name="T692">Pokud</text:span> tedy chceme pohledět na tu <text:span text:style-name="T125">nadzemskou </text:span>krásu a patřit na nádheru nebeského království, musíme okamžitě rozvázat všechna pouta <text:span text:style-name="T499">s </text:span>t<text:span text:style-name="T499">ím</text:span>to svět<text:span text:style-name="T499">em</text:span>. <text:span text:style-name="T125">Takov</text:span><text:span text:style-name="T185">ým</text:span><text:span text:style-name="T125"> </text:span>pout<text:span text:style-name="T818">em</text:span> je totiž zalíbení ve věcech pozemských, a pohleďme, jak nás k jeho rozvázání přivedl Kristus, když řekl: „Kdo miluje svůj život, ztratí jej; kdo <text:span text:style-name="T499">však </text:span>nenávidí svůj život na tomto světě, zachová jej pro život věčný.“ </text:p>
          </table:table-cell>
        </table:table-row>
        <table:table-row table:style-name="Tabulka1.1">
          <table:table-cell table:style-name="Tabulka1.A1" office:value-type="string">
            <text:p text:style-name="P84">Lectio xj.</text:p>
            <text:p text:style-name="P174">E<text:span text:style-name="T692">nígmati</text:span> símile hoc dictum vidétur: non tamen ita est, imo vero præcípue sapiéntiæ plenum. Et quómodo qui amat ánimam suam, perdet eam? Qui absúrdis ejus cupiditátibus obtémperat, qui præter débitum ei indúlget; quemádmodum e contrário‚ qui odit eam in hoc mundo, custódit eam; hoc est, qui non paret ei, cum nóxia <text:span text:style-name="T497">j</text:span>ubet.</text:p>
            <text:p text:style-name="P33"/>
          </table:table-cell>
          <table:table-cell table:style-name="Tabulka1.A1" office:value-type="string">
            <text:p text:style-name="P16"/>
            <text:p text:style-name="P254"><text:span text:style-name="T742">Toto</text:span><text:span text:style-name="T552"> úsloví nám může připadat jako záhada. Tou však není, naopak, je především plné mou</text:span><text:span text:style-name="T553">­</text:span><text:span text:style-name="T552">drosti. A jak tedy ztratí svůj život ten, kdo jej miluje? Tak, že</text:span><text:span text:style-name="T587"> </text:span><text:span text:style-name="T552">slouží jeho pošetilým žádostem a má v něm větší zalíbení, než je nutno. </text:span><text:span text:style-name="T554">Také n</text:span><text:span text:style-name="T552">aopak, ten, kdo jej nenávidí na tomto světě, zachová si jej, to je </text:span><text:span text:style-name="T588">takový člověk</text:span><text:span text:style-name="T552">, který </text:span><text:span text:style-name="T553">se </text:span><text:span text:style-name="T552">nepo</text:span><text:span text:style-name="T553">dřizuje </text:span><text:span text:style-name="T552">jeho </text:span><text:span text:style-name="T588">žádost</text:span><text:span text:style-name="T589">em</text:span><text:span text:style-name="T552">, pokud přikazují něco škodlivého. </text:span></text:p>
          </table:table-cell>
        </table:table-row>
        <table:table-row table:style-name="Tabulka1.1">
          <table:table-cell table:style-name="Tabulka1.A1" office:value-type="string">
            <text:p text:style-name="P84">Lectio xij.</text:p>
            <text:p text:style-name="P181">E<text:span text:style-name="T692">t</text:span> non dixit, qui non paret, sed, qui odit. Si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 Quid dico, si mortem meam generóse non <text:soft-page-break/>ferétis? nisi vos ipsi moriámini, nullum vos sequétur emoluméntum.</text:p>
            <text:p text:style-name="P33"/>
          </table:table-cell>
          <table:table-cell table:style-name="Tabulka1.A1" office:value-type="string">
            <text:p text:style-name="P16"/>
            <text:p text:style-name="P255"><text:span text:style-name="T780">T</text:span><text:span text:style-name="T781">aké</text:span><text:span text:style-name="T897"> </text:span><text:span text:style-name="T920">Pán </text:span><text:span text:style-name="T897">neříká „kdo </text:span><text:span text:style-name="T898">se </text:span><text:span text:style-name="T897">nepo</text:span><text:span text:style-name="T898">dřizuje</text:span><text:span text:style-name="T897">,“ ale „kdo nenávidí.“ Podobně jako se snažíme u těch, které nenávidíme, abychom ani nezaslechli jejich hlas, ani nezahlédli jejich tvář, tak je třeba, aby duše všechny ty, kteří nám přikazují dělat něco jiného než Boží vůli, s podobnou rázností zavrhla. Když už tedy Pán měl již pronést slova o smrti, a to o své smrti, a viděl, že to </text:span><text:span text:style-name="T920">učedníky </text:span><text:span text:style-name="T897">zarmoutí a sklíčí, ještě dodal něco navíc: „Co řek</text:span><text:span text:style-name="T910">nu</text:span><text:span text:style-name="T897">, pokud mou smrt nepo</text:span><text:soft-page-break/><text:span text:style-name="T897">nesete dost vznešeně? </text:span><text:span text:style-name="T910">P</text:span><text:span text:style-name="T897">okud vy sami nezemřete, nepřinese</text:span><text:span text:style-name="T910">te</text:span><text:span text:style-name="T897"> </text:span><text:span text:style-name="T910">ani vy</text:span><text:span text:style-name="T897"> žádný užitek.“ </text:span></text:p>
          </table:table-cell>
        </table:table-row>
        <table:table-row table:style-name="Tabulka1.1">
          <table:table-cell table:style-name="Tabulka1.A1" table:number-columns-spanned="2" office:value-type="string">
            <text:p text:style-name="P50"><text:span text:style-name="T1">DIE</text:span><text:span text:style-name="T11"> </text:span><text:span text:style-name="T20">X</text:span><text:span text:style-name="T21">I</text:span><text:span text:style-name="T11">. </text:span><text:span text:style-name="T2">AUGUSTI</text:span></text:p>
            <text:p text:style-name="P123"><text:span text:style-name="T42">I</text:span><text:span text:style-name="T84">n</text:span><text:span text:style-name="T42"> </text:span><text:span text:style-name="T54">S</text:span><text:span text:style-name="T87">u</text:span><text:span text:style-name="T84">s</text:span><text:span text:style-name="T87">cep</text:span><text:span text:style-name="T84">t</text:span><text:span text:style-name="T87">i</text:span><text:span text:style-name="T84">o</text:span><text:span text:style-name="T87">ne</text:span><text:span text:style-name="T84"> </text:span><text:span text:style-name="T53">S. </text:span><text:span text:style-name="T54">C</text:span><text:span text:style-name="T87">o</text:span><text:span text:style-name="T86">r</text:span><text:span text:style-name="T87">o</text:span><text:span text:style-name="T86">n</text:span><text:span text:style-name="T87">æ</text:span><text:span text:style-name="T86">,</text:span></text:p>
            <text:p text:style-name="P2"><text:span text:style-name="T91">M</text:span><text:span text:style-name="T93">M</text:span><text:span text:style-name="T91">. </text:span><text:span text:style-name="T93">maj</text:span><text:span text:style-name="T91">.</text:span></text:p>
          </table:table-cell>
          <table:covered-table-cell/>
        </table:table-row>
        <table:table-row table:style-name="Tabulka1.1">
          <table:table-cell table:style-name="Tabulka1.A1" office:value-type="string">
            <text:p text:style-name="P59">In I<text:span text:style-name="T690">. Nocturno</text:span></text:p>
            <text:p text:style-name="P60">De Isaía Prophéta.</text:p>
            <text:p text:style-name="P73">Lectio j. <text:span text:style-name="T326">Cap. 53.</text:span></text:p>
            <text:p text:style-name="P154">Q<text:span text:style-name="T692">uis</text:span> crédidit audítui nostro? et bráchium Dómini cui revelátum est? et ascéndet sicut virgúltum coram eo, et sicut radix de terra sitiénti: non est spécies ei, neque decor: et vídimus eum, et non erat aspéctus, et desiderávimus eum: despéctum, et novíssimum virórum, virum dolórum, et sciéntem infirmitátem : et quasi abscónditus vultus ejus et despéctus, unde nec reputávimus eum.</text:p>
            <text:p text:style-name="P154"/>
          </table:table-cell>
          <table:table-cell table:style-name="Tabulka1.A1" office:value-type="string">
            <text:p text:style-name="P10"/>
            <text:p text:style-name="P10"/>
            <text:p text:style-name="P10"/>
            <text:p text:style-name="P295"><text:span text:style-name="T692">Kdo</text:span> uvěří tomu, co od nás <text:span text:style-name="T818">u</text:span>slyš<text:span text:style-name="T818">í</text:span>? A komu bude zjevena moc Božího ramene? Vyšel totiž před <text:span text:style-name="T818">n</text:span>ím jako výhonek a jako kořen ze žíznivé země. Podoby neměl ni krásy, <text:span text:style-name="T818">a</text:span>bychom naň patřili, neměl vzhledu, <text:span text:style-name="T818">a</text:span>bychom se v něm kochali. <text:span text:style-name="T503">Op</text:span>ovržen byl a nejposlednějším z lidí, mužem bolestí, zkušeným v utrpení, před jakým si lidé zastírají tvář, byl tupen, <text:span text:style-name="T818">proto</text:span> jsme si <text:span text:style-name="T818">jej vůbec </text:span>nevážili. </text:p>
          </table:table-cell>
        </table:table-row>
        <table:table-row table:style-name="Tabulka1.1">
          <table:table-cell table:style-name="Tabulka1.A1" office:value-type="string">
            <text:p text:style-name="P74">Lectio ij.</text:p>
            <text:p text:style-name="P159">V<text:span text:style-name="T692">ere</text:span> languóres nostros ipse tulit, et dolóres nostros ipse portávit: et nos putávimus eum quasi leprósum, et percússum a Deo et humiliátum. Ipse autem vulnerátus est propter iniquitátes nostras, attrítus est propter scélera nostra: disciplína pacis nostræ super eum, et livóre ejus sanáti sumus.</text:p>
            <text:p text:style-name="P159"/>
          </table:table-cell>
          <table:table-cell table:style-name="Tabulka1.A1" office:value-type="string">
            <text:p text:style-name="P18"/>
            <text:p text:style-name="P188"><text:span text:style-name="T692">Vpravdě</text:span> vzal tento <text:span text:style-name="T818">muž </text:span>na sebe naše bolesti, ano, co my jsme měli trpět, on snášel; my pak jsme <text:span text:style-name="T504">jej</text:span> měli za <text:span text:style-name="T965">nečistého</text:span>, zbitého od Boha a <text:span text:style-name="T818">pokořeného</text:span>. Ale on byl <text:span text:style-name="T818">z</text:span>raněn pro naše hříchy, <text:span text:style-name="T818">rozerván</text:span> byl pro naše nepravosti; dolehly na něho tresty pro naši spásu, a jeho jizvami jsme uzdraveni. </text:p>
          </table:table-cell>
        </table:table-row>
        <table:table-row table:style-name="Tabulka1.1">
          <table:table-cell table:style-name="Tabulka1.A1" office:value-type="string">
            <text:p text:style-name="P74">Lectio iij.</text:p>
            <text:p text:style-name="P159">O<text:span text:style-name="T692">mnes</text:span> nos quasi oves errávimus, unusquísque in viam suam declinávit: et pósuit Dóminus in eo iniquitátem ómnium nostrum. Oblátus est quia ipse vóluit, et non apéruit os suum: sicut ovis ad occisiónem ducétur, et quasi agnus coram tondénte se obmutéscet, et non apériet os suum. De angústia, et de judício sublátus est: generatiónem ejus quis enarrábit? quia abscíssus est de terra vivéntium: propter scelus populi mei percússi eum.</text:p>
            <text:p text:style-name="P159"/>
          </table:table-cell>
          <table:table-cell table:style-name="Tabulka1.A1" office:value-type="string">
            <text:p text:style-name="P18"/>
            <text:p text:style-name="P194"><text:span text:style-name="T692">My</text:span> všichni jsme <text:span text:style-name="T818">po</text:span>bloudili jako ovce, každý <text:span text:style-name="T818">se vydal po jiné cestě</text:span>; <text:span text:style-name="T818">avšak</text:span> Hospodin na něj <text:span text:style-name="T818">v</text:span>ložil nepravost nás všech. Obětoval se, protože <text:span text:style-name="T504">on </text:span>sám chtěl, a neotevřel sv<text:span text:style-name="T818">á</text:span> úst<text:span text:style-name="T818">a</text:span>; jako ovce vedená na porážku, a jako beránek před tím, kdo ho stříhá, bývá němý, <text:span text:style-name="T819">ani on </text:span>neotevřel sv<text:span text:style-name="T818">á</text:span> úst<text:span text:style-name="T818">a</text:span>. Z tísně, když byl odsouzen, ho vyrvala <text:span text:style-name="T819">až </text:span>smrt; a kdo z jeho pokolení uvážil, ze země ži<text:span text:style-name="T819">vých </text:span>že byl vytržen a bit <text:span text:style-name="T186">pouze </text:span>pro zločin lidu svého? </text:p>
          </table:table-cell>
        </table:table-row>
        <table:table-row table:style-name="Tabulka1.1">
          <table:table-cell table:style-name="Tabulka1.A1" office:value-type="string">
            <text:p text:style-name="P75">Lectio i<text:span text:style-name="T488">v</text:span>.</text:p>
            <text:p text:style-name="P160">E<text:span text:style-name="T692">t</text:span> dabit ímpios pro sepultúra, et dívitem pro morte sua: eo quod iniquitátem non fécerit, neque dolus fúerit in ore ejus. Et Dóminus vóluit contérere eum in infirmitáte: si posúerit pro peccáto ánimam suam, vidébit semen longævum, et volúntas Dómini in manu ejus dirigétur. Pro eo quod laborávit ánima ejus, videbit et saturábitur: in sciéntia sua justificébit ipse justus servus meus multos, et iniquitátes eórum ipse portávit.</text:p>
            <text:p text:style-name="P160"/>
          </table:table-cell>
          <table:table-cell table:style-name="Tabulka1.A1" office:value-type="string">
            <text:p text:style-name="P18"/>
            <text:p text:style-name="P195"><text:span text:style-name="T692">Budou</text:span> ho chtít pohřbít s bezbožníky, avšak pochován bude u bohat<text:span text:style-name="T506">ého</text:span>, protože <text:span text:style-name="T819">nepáchal </text:span>nepravosti, <text:span text:style-name="T819">a lest nikdy nevstoupila do </text:span>jeho úst. Pánu se zalíbilo zdeptat jej utrpením, bude-li chtít dáti ve smírnou obě<text:span text:style-name="T505">ť</text:span> svůj život. I bude <text:span text:style-name="T505">patřit na </text:span><text:span text:style-name="T164">své </text:span>potomstvo po dlouhé věky, úradek Hospodinův on bu<text:span text:style-name="T505">d</text:span>e konat. Z ovoce toho, co vytrpěl, bude se těšit, nasycen bude radostí z toho, co zkusil. <text:span text:style-name="T819">M</text:span>ůj <text:span text:style-name="T819">s</text:span>pravedlivý sluha ospravedlní mnohé, neboť jejich hříchy on vezme na sebe. <text:s/><text:span text:style-name="T502">(</text:span><text:span text:style-name="T163">Hejčl, </text:span><text:span text:style-name="T164">upraveno</text:span><text:span text:style-name="T163">)</text:span></text:p>
          </table:table-cell>
        </table:table-row>
        <text:soft-page-break/>
        <table:table-row table:style-name="Tabulka1.1">
          <table:table-cell table:style-name="Tabulka1.A1" office:value-type="string">
            <text:p text:style-name="P53">In II<text:span text:style-name="T690">. Nocturno</text:span></text:p>
            <text:p text:style-name="P91">Lectio v.</text:p>
            <text:p text:style-name="P309">B<text:span text:style-name="T692">alduínus</text:span>, Constantinopolitánus imperátor, agens in Gállia, sancto regi Ludovíco rétulit primóres Constantinopolitános eo penúriæ devenísse, ut thesáurum Domínicæ Corónæ extráneis véndere‚ vel saltem oppigneráre cogeréntur. Itaque rogat regem, ut eréptam ab eórum mánibus Corónam gratis recípiat, ut céderet illa in decus Ecclésiæ Gállicæ.</text:p>
            <text:p text:style-name="P43"/>
          </table:table-cell>
          <table:table-cell table:style-name="Tabulka1.A1" office:value-type="string">
            <text:p text:style-name="P40"/>
            <text:p text:style-name="P40"/>
            <text:p text:style-name="P357"><text:span text:style-name="T721">Když</text:span><text:span text:style-name="T364"> Balduin </text:span><text:span text:style-name="T414">II.</text:span><text:span text:style-name="T401">, </text:span><text:span text:style-name="T414">Latinský </text:span><text:span text:style-name="T401">Císař Konstan-tinopole,</text:span><text:span text:style-name="T365"> jednal ve Francii, doneslo se svatému králi Ludvíkovi </text:span><text:span text:style-name="T415">IX.</text:span><text:span text:style-name="T365">, že konstanti-nopolští vládci se dostali do takové nouze, že </text:span><text:span text:style-name="T366">byli donuceni poklad Koruny Páně prodat cizím, nebo s</text:span><text:span text:style-name="T368">píše</text:span><text:span text:style-name="T366"> dáti do zástavy. Proto </text:span><text:span text:style-name="T416">Balduin </text:span><text:span text:style-name="T366">požádal </text:span><text:span text:style-name="T416">francouzského </text:span><text:span text:style-name="T366">krále, aby </text:span><text:span text:style-name="T367">Korunu, která vzata byla z jejich rukou, darem přijal, aby se stala ozdobou Církve francouzské.</text:span></text:p>
          </table:table-cell>
        </table:table-row>
        <table:table-row table:style-name="Tabulka1.1">
          <table:table-cell table:style-name="Tabulka1.A1" office:value-type="string">
            <text:p text:style-name="P95">Lectio vj.</text:p>
            <text:p text:style-name="P312">R<text:span text:style-name="T692">ex</text:span> et regina mater, sibi et regno Fránciæ plúrimum ob id gratulántur: atque missis duóbus núntiis ex Ordine Prædicatórum, Jacóbo et Andræa cum aliis, et speciáli Balduíni núntio, thesáurum illum incomparábilem, jam Vénetis intra Constantinópolim degéntibus nómine pígnoris obligátum, repetivérunt.</text:p>
            <text:p text:style-name="P103"/>
          </table:table-cell>
          <table:table-cell table:style-name="Tabulka1.A1" office:value-type="string">
            <text:p text:style-name="P40"/>
            <text:p text:style-name="P333"><text:span text:style-name="T692">Král</text:span> i královna matka <text:span text:style-name="T507">z toho měli nesmírnou radost, za sebe i za celou Francii. Poslali tedy dva vyslance z Řádu Kazatelského, Jakuba a Ondřeje spolu s dalšími, a zvláštního Balduinova vyslance, aby si opět vyžádali tento nesmírný poklad, který byl Benátčanům pobývajícím v Konstantinopoli vydán jako zástava.</text:span></text:p>
          </table:table-cell>
        </table:table-row>
        <table:table-row table:style-name="Tabulka1.1">
          <table:table-cell table:style-name="Tabulka1.A1" office:value-type="string">
            <text:p text:style-name="P95">Lectio vij.</text:p>
            <text:p text:style-name="P312">C<text:span text:style-name="T692">oróna</text:span> ítaque, sicut convéntum fúerat, Venétias defértur, et a plúribus sancti regis núntiis, qui vas illibátum, et sigílla Græcórum, atque Venetórum prócerum integra recepérunt; redímitur, edúcitur‚ et per multa viárum discrímina in Gálliam transfértur. Accidítque ut tam longis spátiis, cum sæpe nóctibus lárgior imber cecidísset, nullo modo eos vel plúviæ gutta contíngeret.</text:p>
            <text:p text:style-name="P45"/>
          </table:table-cell>
          <table:table-cell table:style-name="Tabulka1.A1" office:value-type="string">
            <text:p text:style-name="P40"/>
            <text:p text:style-name="P345"><text:span text:style-name="T692">Koruna</text:span> tedy byla, jak zvyk ká<text:span text:style-name="T509">že</text:span>, odnesena do Benátek, a tam <text:span text:style-name="T509">ji </text:span>vykoup<text:span text:style-name="T509">ilo</text:span> <text:span text:style-name="T509">několik vyslanců</text:span> svatého krále, <text:span text:style-name="T508">kteří pak obdrželi neporušenou nádobu opatřenou pečetěmi řeckých a benátských velmožů. Pak ji vzali a přes mnohá nebezpečí na cestách přinesli do Francie. Stávalo se, jak bývá na tak dlouhých cestách běžné, že v noci často i </text:span><text:span text:style-name="T965">dosti </text:span><text:span text:style-name="T508">pršelo, </text:span><text:span text:style-name="T965">avšak </text:span><text:span text:style-name="T508">jich </text:span><text:span text:style-name="T965">se </text:span><text:span text:style-name="T508">nikdy nedotkla ani kapka deště.</text:span></text:p>
          </table:table-cell>
        </table:table-row>
        <table:table-row table:style-name="Tabulka1.1">
          <table:table-cell table:style-name="Tabulka1.A1" office:value-type="string">
            <text:p text:style-name="P95">Lectio viij.</text:p>
            <text:p text:style-name="P312">A<text:span text:style-name="T692">dvéniunt</text:span> Trecas, índeque regi núntiant advéntum suum. Qui cum matre, et procéribus, et duóbus Epíscopis, Gualtéro Senonénsi‚ et Bernárdo Aniciénsi óbviam proféctus, apud Villam novam Archiepíscopi, vas ipsum sancti Lauréntii festo reclúdit‚ multis suspíriis trophæum illud cónspicit‚ atque ipse cum fratre Robérto, núdipes subjéctis húmeris Parisios Corónam Dómini spíneam infert, Clero et pópulo occurrénte. Demum ædificáto ad Palátium sacéllo, cum céteris Domínicæ Passiónis insígniis, et Sanctórum plúribus relíquiis, depósuit.</text:p>
            <text:p text:style-name="P103"/>
          </table:table-cell>
          <table:table-cell table:style-name="Tabulka1.A1" office:value-type="string">
            <text:p text:style-name="P40"/>
            <text:p text:style-name="P325"><text:span text:style-name="T719">Když</text:span><text:span text:style-name="T510"> dorazili do města Troyes, oznámili králi, že jsou již blízko. On jim pak s matkou, velmoži, a dvěma Biskupy, Gualterem ze Sens a Bernardem z Anicia vyšel naproti, a u Nového Města Arcibiskupova onu nádobu na svátek svatého Vavřince otevřel, a s mnoha vzdechy prohlížel tuto jedinečnou památku. Poté sám král a jeho bratr Robert s bosýma nohama a holými rameny přinesl trnovou Korunu Páně do Paříže, za účasti Kléru i lidu. Poté vystavěl u </text:span><text:span text:style-name="T165">královského </text:span><text:span text:style-name="T273">Paláce kapli, kde ji uložil spolu s dalšími předměty Umučení Páně a relikviemi mnoha Svatých.</text:span></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2">Joánnem</text:span><text:span text:style-name="T200">.</text:span><text:span text:style-name="T63"> </text:span></text:p>
            <text:p text:style-name="P23"><text:span text:style-name="T63">Lectio ix. Cap. </text:span><text:span text:style-name="T65">1</text:span><text:span text:style-name="T71">9</text:span><text:span text:style-name="T63">.</text:span></text:p>
            <text:p text:style-name="P174">I<text:span text:style-name="T692">n</text:span> illo témpore: Apprehéndit Pilátus Jesum, et flagellávit. Et mílites plecténtes corónam de spinis, imposuérunt cápiti ejus. Et réliqua.</text:p>
            <text:p text:style-name="P33"><text:soft-page-break/></text:p>
            <text:p text:style-name="P36">Homilía venerábilis Bedæ Presbyteri.</text:p>
            <text:p text:style-name="P87">Lib. 4. in Cap. 15. Marci.</text:p>
            <text:p text:style-name="P176">M<text:span text:style-name="T692">ílites</text:span> quidem illudéntes hoc fáciunt, ut nudátum prístinis véstibus índuant púrpura, qua reges véteres utebántur: et pro diadémate impónunt ei corónam spíneam, pro sceptro regáli dant cálamum, ut Matthæus scribit, et adórant quasi regem.</text:p>
            <text:p text:style-name="P33"/>
          </table:table-cell>
          <table:table-cell table:style-name="Tabulka1.A1" office:value-type="string">
            <text:p text:style-name="P16"/>
            <text:p text:style-name="P16"/>
            <text:p text:style-name="P16"/>
            <text:p text:style-name="P204"><text:span text:style-name="T692">Za</text:span> onoho času vzal Pilát Ježíše a dal ho zbičovati. Vojáci spletli z trní korunu <text:span text:style-name="T820">a </text:span>vložili mu ji na hlavu. A ostatní.</text:p>
            <text:p text:style-name="P16"/>
            <text:p text:style-name="P16"><text:soft-page-break/></text:p>
            <text:p text:style-name="P16"/>
            <text:p text:style-name="P16"/>
            <text:p text:style-name="P239"><text:span text:style-name="T692">Vojáci</text:span> totiž rádi zesměšňovali odsouzence tím, že je obnažené oděli do starých purpurových oděvů, které nosívali <text:span text:style-name="T512">dávní</text:span> králové, a místo koruny z drahých kamenů vložili <text:span text:style-name="T513">mu</text:span> na hlavu korunu trnovou, místo královského žezla dali rákos, a jak píše Matouš, klaněli se <text:span text:style-name="T513">mu</text:span> jako králi. </text:p>
          </table:table-cell>
        </table:table-row>
        <table:table-row table:style-name="Tabulka1.1">
          <table:table-cell table:style-name="Tabulka1.A1" office:value-type="string">
            <text:p text:style-name="P84">Lectio x. </text:p>
            <text:p text:style-name="P178">N<text:span text:style-name="T692">os</text:span> autem ómnia hæc mystice intelligámus. Quómodo enim Cáiphas dixit: Opórtet unum hóminem mori pro pópulo‚ nésciens quid díceret: sic et isti quodcúmque fecérunt, licet ália mente fécerint, tamen nobis, qui crédimus, sacraménta tribuébant.</text:p>
            <text:p text:style-name="P33"/>
          </table:table-cell>
          <table:table-cell table:style-name="Tabulka1.A1" office:value-type="string">
            <text:p text:style-name="P16"/>
            <text:p text:style-name="P248"><text:span text:style-name="T692">My</text:span> však všechny tyto věci chápeme jako jinotaj. Když totiž řekl Kaifáš: „Je lepší, když jeden člověk zemře za národ,“ a nevěděl, co říkal, tak i tito vojáci, ať už činili cokoliv, <text:span text:style-name="T820">a </text:span>zajisté v mysli činili něco jiného, totiž nám, kteří věříme, poskytli tajemství.</text:p>
          </table:table-cell>
        </table:table-row>
        <table:table-row table:style-name="Tabulka1.1">
          <table:table-cell table:style-name="Tabulka1.A1" office:value-type="string">
            <text:p text:style-name="P84">Lectio xj.</text:p>
            <text:p text:style-name="P174">M<text:span text:style-name="T692">ystice</text:span> ergo in púrpura qua indútus est, ipsa ejus caro, quam passiónibus objécit, insinuátur; de qua díxerat Prophéta: Quare ergo rubrum est induméntum tuum, et vestiménta tua quasi calcántium tórcular? In coróna vero spínea, quam portábat, nostrórum suscéptio peccatórum, pro qua mortális fíeri dignátus est, osténditur.</text:p>
            <text:p text:style-name="P33"/>
          </table:table-cell>
          <table:table-cell table:style-name="Tabulka1.A1" office:value-type="string">
            <text:p text:style-name="P16"/>
            <text:p text:style-name="P236"><text:span text:style-name="T718">Tajemně</text:span><text:span text:style-name="T511"> se totiž v purpurovém plášti, kterým byl </text:span><text:span text:style-name="T166">Pán </text:span><text:span text:style-name="T274">oděn, z</text:span><text:span text:style-name="T296">r</text:span><text:span text:style-name="T274">ačí samotné jeho tělo, které pod</text:span><text:span text:style-name="T275">dal trýznění. Prorok </text:span><text:span text:style-name="T167">Isajáš </text:span><text:span text:style-name="T275">o něm řekl: „Proč však je červený tvůj oděv, a tvůj šat </text:span><text:span text:style-name="T296">je</text:span><text:span text:style-name="T275"> jak</text:span><text:span text:style-name="T296">o šat </text:span><text:span text:style-name="T275">těch, kdo šlapají hrozny?“ V trnové pak koruně, kterou měl na hlavě, se nám ukazuje přijetí našich hříchů, kvůli kterému se ráčil státi </text:span><text:span text:style-name="T276">smrtelným </text:span><text:span text:style-name="T275">člověkem.</text:span></text:p>
          </table:table-cell>
        </table:table-row>
        <table:table-row table:style-name="Tabulka1.1">
          <table:table-cell table:style-name="Tabulka1.A1" office:value-type="string">
            <text:p text:style-name="P84">Lectio xij.</text:p>
            <text:p text:style-name="P181">J<text:span text:style-name="T692">uxta</text:span> quod ejus præcúrsor dixit: Ecce Agnus Dei, ecce qui tollit peccáta mundi: namque spinas in significatióne peccatórum poni solére testátur ipse Dóminus, qui protoplásto in peccátum prolápso, dicébat: Terra tua spinas et tríbulos germinábit tibi; quod est apérte dícere: Consciéntia tua punctiónes tibi, et acúleos vitiórum procreáre non desístet.</text:p>
            <text:p text:style-name="P33"/>
          </table:table-cell>
          <table:table-cell table:style-name="Tabulka1.A1" office:value-type="string">
            <text:p text:style-name="P16"/>
            <text:p text:style-name="P227"><text:span text:style-name="T717">Stejné</text:span><text:span text:style-name="T514"> je to i </text:span>dle toho, co řekl jeho předchůdce: „Hle, Beránek Boží, který snímá hříchy světa.“ <text:span text:style-name="T514">Totiž</text:span> <text:span text:style-name="T514">skutečnost, že se trny používají ve významu hříchů, potvrzuje i sám Pán, který, když první člověk upadl do hříchu, řekl: „Tvá země tobě ploditi bude trní a hloží,“ což vykládáme takto: „Svědomí tvé nepřestane tobě plodit bodání a ostny neřestí.“ </text:span></text:p>
          </table:table-cell>
        </table:table-row>
        <table:table-row table:style-name="Tabulka1.1">
          <table:table-cell table:style-name="Tabulka1.A1" table:number-columns-spanned="2" office:value-type="string">
            <text:p text:style-name="P57"><text:span text:style-name="T1">DIE</text:span><text:span text:style-name="T30"> </text:span><text:span text:style-name="T20">X</text:span><text:span text:style-name="T21">I</text:span><text:span text:style-name="T30">I. </text:span><text:span text:style-name="T2">AUGUSTI</text:span></text:p>
            <text:p text:style-name="P113"><text:span text:style-name="T81">I</text:span><text:span text:style-name="T102">n</text:span><text:span text:style-name="T81"> F</text:span><text:span text:style-name="T102">esto</text:span><text:span text:style-name="T81"> </text:span><text:span text:style-name="T82">S</text:span><text:span text:style-name="T81">. </text:span><text:span text:style-name="T83">C</text:span><text:span text:style-name="T119">l</text:span><text:span text:style-name="T118">a</text:span><text:span text:style-name="T119">r</text:span><text:span text:style-name="T118">æ,</text:span></text:p>
            <text:p text:style-name="P47"><text:span text:style-name="T37">Virginis</text:span><text:span text:style-name="T36">.</text:span></text:p>
            <text:p text:style-name="P7">iij. Lect. et M.</text:p>
          </table:table-cell>
          <table:covered-table-cell/>
        </table:table-row>
        <table:table-row table:style-name="Tabulka1.1">
          <table:table-cell table:style-name="Tabulka1.A1" office:value-type="string">
            <text:p text:style-name="P69">In I. Nocturno</text:p>
            <text:p text:style-name="P64">De Epístola <text:span text:style-name="T821">prima</text:span> beáti Pauli Apostóli</text:p>
            <text:p text:style-name="P64">ad Corínthios.</text:p>
            <text:p text:style-name="P78">Lectio j. <text:span text:style-name="T326">Cap. 7.</text:span></text:p>
            <text:p text:style-name="P369">D<text:span text:style-name="T692">e</text:span> virg<text:span text:style-name="T822">í</text:span>nibus præcéptum Dómini non habeo: consílium autem do, tamquam misericórdiam consecútus a Dómino‚ ut sim fidélis. Exístimo ergo hoc bonum esse propter instántem necessitátem, quóniam bonum est hómini <text:soft-page-break/>sic esse. Alligatus es uxóri? noli quærere solutiónem. Solútus es ab uxóre? noli quærére uxórem. Si autem accéperis uxórem: non peccásti. Et si núpserit virgo, non peccávit: tribulatiónem tamen carnis habébunt hujúsmodi. Ego autem vobis parco.</text:p>
            <text:p text:style-name="P157"/>
          </table:table-cell>
          <table:table-cell table:style-name="Tabulka1.A1" office:value-type="string">
            <text:p text:style-name="P70"><text:s/></text:p>
            <text:p text:style-name="P13"/>
            <text:p text:style-name="P13"/>
            <text:p text:style-name="P136"/>
            <text:p text:style-name="P358"><text:span text:style-name="T843">O pannách příkaz od Pána nemám, ale radu dávám jako člověk, jemuž se dostalo od Pána milosrdenství, abych byl spolehlivý rádce. Podle mého mínění je tedy dobré pro nynější utrpení, ano dobré pro člověka, aby zůstal tak, </text:span><text:span text:style-name="T921">jak je</text:span><text:span text:style-name="T843">. </text:span><text:soft-page-break/><text:span text:style-name="T843">Jsi vázán k manželce? Nehledej rozloučení! Jsi bez manželky? Nehledej manželku! Oženíš-li se však, nehřešíš. </text:span><text:span text:style-name="T860">A</text:span><text:span text:style-name="T843"> vdá-li se panna, nehřeší. Avšak takoví </text:span><text:span text:style-name="T861">lidé </text:span><text:span text:style-name="T843">budou míti tělesné útrapy. </text:span><text:span text:style-name="T861">A t</text:span><text:span text:style-name="T843">ěch já vás šetřím. </text:span></text:p>
            <text:p text:style-name="P144"><text:span text:style-name="T327">(</text:span><text:span text:style-name="T131">Col, </text:span><text:span text:style-name="T132">upraveno</text:span><text:span text:style-name="T327">)</text:span></text:p>
          </table:table-cell>
        </table:table-row>
        <table:table-row table:style-name="Tabulka1.1">
          <table:table-cell table:style-name="Tabulka1.A1" office:value-type="string">
            <text:p text:style-name="P94">Lectio ij.</text:p>
            <text:p text:style-name="P183"><text:span text:style-name="T692">Clara</text:span> virgo Assísia, Francíscum conc<text:span text:style-name="T824">í</text:span>vem suum imitáta, in sorórum Collégio quod instítuit, admirábili vixit sanctitáte. Saracénis urbem obsidéntibus, et Monastérium invádere conántibus, précibus obtínuit, ut voce de cœlo exaudíta, partim se fugæ mandáverint, partim ex muro præcípites cecíderint.</text:p>
            <text:p text:style-name="P102"/>
          </table:table-cell>
          <table:table-cell table:style-name="Tabulka1.A1" office:value-type="string">
            <text:p text:style-name="P39"/>
            <text:p text:style-name="P274"><text:span text:style-name="T723">Klára,</text:span><text:span text:style-name="T371"> panna </text:span><text:span text:style-name="T372">z Assisi</text:span><text:span text:style-name="T371">, </text:span><text:span text:style-name="T372">napodobila svého spoluobčana Františka, a v Kolegiu sester, které on založil, žila v obdivuhodné svatosti. Když Saracéni obléhali město a pokoušeli se vtrhnout i do Kláštera, Klára svými prosbami </text:span><text:span text:style-name="T418">k Pánu </text:span><text:span text:style-name="T404">dosáhla toho, že její hlas byl v nebesích vyslyšen, </text:span><text:span text:style-name="T405">takže</text:span><text:span text:style-name="T404"> část Saracénů se dala na útěk, a část se vrhla dolů </text:span><text:span text:style-name="T405">s</text:span><text:span text:style-name="T404"> hrad</text:span><text:span text:style-name="T406">e</text:span><text:span text:style-name="T404">b.</text:span></text:p>
            <text:p text:style-name="P38"/>
          </table:table-cell>
        </table:table-row>
        <table:table-row table:style-name="Tabulka1.1">
          <table:table-cell table:style-name="Tabulka1.A1" office:value-type="string">
            <text:p text:style-name="P94">Lectio iij.</text:p>
            <text:p text:style-name="P184"><text:span text:style-name="T692">Ipsa</text:span> virgo jejúniis, oratiónibus, ac vigíliis confécta, cum duóbus et quadragínta annis summa cum laude Monastérium gubernásset, multáque edidísset mirácula, prídie Idus Augusti, sacra Eucharistía sumpta, ánimam Deo réddidit, Innocéntio quarto Summo Pontífice: quam Alexánder quartus inter sanctas Vírgines rétulit.</text:p>
            <text:p text:style-name="P44"/>
          </table:table-cell>
          <table:table-cell table:style-name="Tabulka1.A1" office:value-type="string">
            <text:p text:style-name="P39"/>
            <text:p text:style-name="P285"><text:span text:style-name="T732">Tato</text:span><text:span text:style-name="T823"> panna, zdolána posty, modlitbami a noč</text:span><text:span text:style-name="T939">­</text:span><text:span text:style-name="T823">ním bděním poté, co čtyřicet dva let nanejvýš chvályhodně spravovala svůj Klášter, vykonala mnoho zázraků, dne 12. srpna přijala posvátnou Eucharistii a svou duši odevzdala Bohu za vlády Svatého Otce Innocence IV. Alexandr IV. ji pak zanesl mezi svaté Panny.</text:span></text:p>
          </table:table-cell>
        </table:table-row>
        <table:table-row table:style-name="Tabulka1.1">
          <table:table-cell table:style-name="Tabulka1.A1" table:number-columns-spanned="2" office:value-type="string">
            <text:p text:style-name="P30"><text:span text:style-name="T11">D</text:span><text:span text:style-name="T22">IE</text:span><text:span text:style-name="T23"> </text:span><text:span text:style-name="T25">XV</text:span><text:span text:style-name="T22">.</text:span><text:span text:style-name="T11"> </text:span><text:span text:style-name="T25">AUGUSTI</text:span><text:span text:style-name="T24">.</text:span></text:p>
            <text:p text:style-name="P145"><text:span text:style-name="T42">I</text:span><text:span text:style-name="T84">n</text:span><text:span text:style-name="T42"> </text:span><text:span text:style-name="T55">A</text:span><text:span text:style-name="T84">s</text:span><text:span text:style-name="T88">sump</text:span><text:span text:style-name="T84">t</text:span><text:span text:style-name="T88">i</text:span><text:span text:style-name="T84">o</text:span><text:span text:style-name="T88">ne</text:span><text:span text:style-name="T84"> </text:span><text:span text:style-name="T55">B.M.V.</text:span></text:p>
            <text:p text:style-name="P147"><text:span text:style-name="T55">O</text:span><text:span text:style-name="T337">r</text:span><text:span text:style-name="T339">d</text:span><text:span text:style-name="T337">i</text:span><text:span text:style-name="T339">nis</text:span><text:span text:style-name="T338"> </text:span><text:span text:style-name="T55">P</text:span><text:span text:style-name="T339">at</text:span><text:span text:style-name="T337">r</text:span><text:span text:style-name="T339">onæ</text:span></text:p>
            <text:p text:style-name="P132"><text:span text:style-name="T515">Serm</text:span>. <text:span text:style-name="T515">maj. cum Octava.</text:span></text:p>
            <text:p text:style-name="P133"><draw:frame draw:style-name="fr1" draw:name="Obrázek1" text:anchor-type="char" svg:x="7.188cm" svg:y="0.189cm" svg:width="4.128cm" svg:height="0.224cm" draw:z-index="0"><draw:image xlink:href="Pictures/100007680000BD7500000A4246BB7A4D3A1BE866.emf" xlink:type="simple" xlink:show="embed" xlink:actuate="onLoad" draw:mime-type="image/x-emf"/><draw:image xlink:href="Pictures/1000020100000729000000637091DA3DD6C938B4.png" xlink:type="simple" xlink:show="embed" xlink:actuate="onLoad" draw:mime-type="image/png"/></draw:frame></text:p>
          </table:table-cell>
          <table:covered-table-cell/>
        </table:table-row>
        <table:table-row table:style-name="Tabulka1.1">
          <table:table-cell table:style-name="Tabulka1.A1" office:value-type="string">
            <text:p text:style-name="P59">In I<text:span text:style-name="T690">. Nocturno</text:span></text:p>
            <text:p text:style-name="P60">Incípiunt Cántica Canticórum.</text:p>
            <text:p text:style-name="P73">Lectio j. Cap. 1.</text:p>
            <text:p text:style-name="P154">O<text:span text:style-name="T692">sculé</text:span><text:span text:style-name="T733">t</text:span><text:span text:style-name="T692">u</text:span><text:span text:style-name="T733">r</text:span> me ósculo oris sui: quia melióra sunt úbera tua vino, fragrántia unguéntis óptimis. Oleum effúsum nomen tuum : ídeo adolescéntulæ dilexérunt te. Trahe me: post te currémus in odórem unguentórum tuórum. Introdúxit me Rex in cellária sua: exultábimus et lætábimur in te, mémores úberum tuórum super vinum: recti díligunt te.</text:p>
            <text:p text:style-name="P154"/>
            <text:p text:style-name="P154"/>
          </table:table-cell>
          <table:table-cell table:style-name="Tabulka1.A1" office:value-type="string">
            <text:p text:style-name="P10"/>
            <text:p text:style-name="P10"/>
            <text:p text:style-name="P10"/>
            <text:p text:style-name="P300"><text:span text:style-name="T755">Kéž</text:span> by mne políbil polibkem svých úst! <text:span text:style-name="T825">L</text:span>epší <text:span text:style-name="T825">jsou tvé </text:span>prs<text:span text:style-name="T825">y</text:span> než víno, voní nejlepšími mastmi. Olej rozlitý je tvé jméno, pročež tě d<text:span text:style-name="T640">í</text:span>v<text:span text:style-name="T640">k</text:span>y milují. Veď mě za sebou! Poběžíme po vůni tvých mastí. Uve<text:span text:style-name="T640">dl</text:span> mě král do <text:span text:style-name="T645">s</text:span>vých pokojů, budeme z tebe se veselit, plesat, chválit víc tvá prsa než víno; po zásluze tě <text:span text:style-name="T192">všichni </text:span>milují.</text:p>
            <text:p text:style-name="P300"/>
          </table:table-cell>
        </table:table-row>
        <table:table-row table:style-name="Tabulka1.1">
          <table:table-cell table:style-name="Tabulka1.A1" office:value-type="string">
            <text:p text:style-name="P74">Lectio ij.</text:p>
            <text:p text:style-name="P159">N<text:span text:style-name="T692">igra</text:span> sum, sed formósa, fíliæ Jerúsalem, sicut tabernácula Cedar, sicut pelles Salomónis. Nolíte me consideráre quod fusca sim, quia decolorávit me sol: fílii matris meæ pugnavérunt contra me, posuérunt me custódem in víneis: víneam <text:soft-page-break/>meam non custodívi. Indica mihi,quem díligit ánima mea, ubi pascas, ubi cubes in merídie, ne vagári incípiam post greges sodálium tuórum.</text:p>
            <text:p text:style-name="P159"/>
          </table:table-cell>
          <table:table-cell table:style-name="Tabulka1.A1" office:value-type="string">
            <text:p text:style-name="P18"/>
            <text:p text:style-name="P275"><text:span text:style-name="T790">Černá</text:span><text:span text:style-name="T862"> jsem, ale </text:span><text:span text:style-name="T863">krásná</text:span><text:span text:style-name="T862">, dcery jerusalémské, jako stánky Kedaru, jako kůže Šalamounovy. </text:span><text:span text:style-name="T852">Nehleďte na mne, že jsem snědá, slunce mne opálilo: synové mé matky proti mně brojící učinili mě strážnou svých vinic, vinice své </text:span><text:span text:style-name="T922">však </text:span><text:span text:style-name="T852">dbát jsem </text:span><text:soft-page-break/><text:span text:style-name="T852">nemohla. Pověz mi ty, jejž miluje má duše, kde pásáš, a kde obvykle v poledne</text:span><text:span text:style-name="T864"> odpočíváš</text:span><text:span text:style-name="T852">, aby</text:span><text:span text:style-name="T864">ch náhodou nechtěně nevyrazila za </text:span><text:span text:style-name="T852">stád</text:span><text:span text:style-name="T864">y</text:span><text:span text:style-name="T852"> tvých druhů.</text:span></text:p>
          </table:table-cell>
        </table:table-row>
        <table:table-row table:style-name="Tabulka1.1">
          <table:table-cell table:style-name="Tabulka1.A1" office:value-type="string">
            <text:p text:style-name="P74">Lectio iij.</text:p>
            <text:p text:style-name="P159">S<text:span text:style-name="T692">i</text:span> ignóras te, o pulchérrima inter mulíeres, egrédere, et abi post vestígia gregum, et pasce hœdos tuos juxta tabernácula pastórum. Equitátui meo in cúrribus Pharaónis assimilávi te, amíca mea. Pulchræ sunt genæ tuæ sicut túrturis: collum tuum sicut monília. Murénulas áureas faciémus tibi, vermiculátas argénto.</text:p>
            <text:p text:style-name="P159"/>
          </table:table-cell>
          <table:table-cell table:style-name="Tabulka1.A1" office:value-type="string">
            <text:p text:style-name="P18"/>
            <text:p text:style-name="P196">N<text:span text:style-name="T692">evíš-li</text:span> <text:span text:style-name="T641">sama</text:span>, nejkrásnější <text:span text:style-name="T641">z žen</text:span>, vyjdi, kráčej po stopách stád a pas své kozičky u stanů pastýřů. K<text:span text:style-name="T966">e</text:span> <text:span text:style-name="T966">svému koňskému </text:span>spřežení faraonových vozů přirovnal bych tě, má přítelk<text:span text:style-name="T641">yně</text:span>. <text:span text:style-name="T641">Kr</text:span>ásné jsou tvé líce <text:span text:style-name="T641">jako líce hrdličky</text:span>, hrdlo tvé ve stužkách perel. Řetízků zlatých dáme ti nadělat, prokládaných stříbrem.</text:p>
          </table:table-cell>
        </table:table-row>
        <table:table-row table:style-name="Tabulka1.1">
          <table:table-cell table:style-name="Tabulka1.A1" office:value-type="string">
            <text:p text:style-name="P75">Lectio i<text:span text:style-name="T488">v</text:span>.</text:p>
            <text:p text:style-name="P160">D<text:span text:style-name="T692">um</text:span> esset Rex in accúbitu suo, nardus mea dedit odórem suum. Fascículus myrrhæ diléctus meus mihi, inter úbera mea commorábitur. Botrus Cypri diléctus meus mihi, in víneis Engáddi. Ecce tu pulchra es amíca mea, ecce tu pulchra es, óculi tui columbárum. Ecce tu pulcher es dilécte mi, et decórus. Léctulus noster flóridus: tigna domórum nostrárum cédrina‚ laqueária nostra cypréssina.</text:p>
            <text:p text:style-name="P160"/>
          </table:table-cell>
          <table:table-cell table:style-name="Tabulka1.A1" office:value-type="string">
            <text:p text:style-name="P18"/>
            <text:p text:style-name="P276"><text:span text:style-name="T791">Když</text:span><text:span text:style-name="T852"> král odpočí</text:span><text:span text:style-name="T865">v</text:span><text:span text:style-name="T852">á u stol</text:span><text:span text:style-name="T865">u</text:span><text:span text:style-name="T852">, můj nard</text:span><text:span text:style-name="T865">us </text:span><text:span text:style-name="T852">vydává svou vůni. </text:span><text:span text:style-name="T864">M</text:span><text:span text:style-name="T852">ůj </text:span><text:span text:style-name="T864">m</text:span><text:span text:style-name="T852">ilý je</text:span><text:span text:style-name="T864">st</text:span><text:span text:style-name="T852"> mi myrrhovou kytičkou na prsou spočívající. </text:span><text:span text:style-name="T864">M</text:span><text:span text:style-name="T852">ůj </text:span><text:span text:style-name="T864">m</text:span><text:span text:style-name="T852">ilý jest mi cyprovým hroznem vyrostlým v engaddských vinicích. </text:span><text:span text:style-name="T865">Hle, j</text:span><text:span text:style-name="T852">ak jsi krásná, </text:span><text:span text:style-name="T865">m</text:span><text:span text:style-name="T852">á přítelk</text:span><text:span text:style-name="T865">yně</text:span><text:span text:style-name="T852">, jak jsi krásná! Oči tvé </text:span><text:span text:style-name="T865">jsou oči </text:span><text:span text:style-name="T852">holoub</text:span><text:span text:style-name="T865">ků</text:span><text:span text:style-name="T852">. Jak jsi krásný, můj milý, </text:span><text:span text:style-name="T864">a </text:span><text:span text:style-name="T852">rozkošný! Lůžko naše je z květů. Trámy našeho paláce jsou cedry, naše stropy jsou cypřiše. </text:span></text:p>
            <text:p text:style-name="P141"><text:span text:style-name="T866">(</text:span><text:span text:style-name="T923">Hejčl, </text:span><text:span text:style-name="T924">lehce upraveno</text:span><text:span text:style-name="T923">)</text:span></text:p>
          </table:table-cell>
        </table:table-row>
        <table:table-row table:style-name="Tabulka1.1">
          <table:table-cell table:style-name="Tabulka1.A1" office:value-type="string">
            <text:p text:style-name="P56">In II<text:span text:style-name="T690">. Nocturno</text:span></text:p>
            <text:p text:style-name="P114">Sermo sancti Joánnis Damascéni.</text:p>
            <text:p text:style-name="P84">Orat. 2. de dormit. Beatæ Mariæ.</text:p>
            <text:p text:style-name="P84">Lectio v.</text:p>
            <text:p text:style-name="P232">H<text:span text:style-name="T692">ódie</text:span> sacra et animáta arca Dei vivéntis, quæ suum in útero concépit Creatórem, requiéscit in templo Dómini, quod nullis est extrúctum mánibus: et David exúltat ejus parens, et cum eo choros ducunt Angeli, célebrant Archángeli, Virtútes gloríficant, Principátus exúltant, Potestátes collætántur‚ gaudent Dominatiónes, Throni festum diem agunt, laudant Chérubim, glóriam ejus prædicant Séraphim.</text:p>
            <text:p text:style-name="P232"/>
          </table:table-cell>
          <table:table-cell table:style-name="Tabulka1.A1" office:value-type="string">
            <text:p text:style-name="P16"/>
            <text:p text:style-name="P16"/>
            <text:p text:style-name="P16"/>
            <text:p text:style-name="P16"/>
            <text:p text:style-name="P292"><text:span text:style-name="T692">Svatá</text:span> a živoucí schrána živého Boha, jež ve svém lůně počala Stvořitele, dnes zesnula v chrámu Páně, <text:span text:style-name="T825">který </text:span><text:span text:style-name="T966">nevystavěly</text:span> <text:span text:style-name="T940">žádné </text:span><text:span text:style-name="T125">lidsk</text:span><text:span text:style-name="T193">é</text:span><text:span text:style-name="T125"> </text:span>ru<text:span text:style-name="T825">ce</text:span>. A David opěvuje svou rodičku, a <text:span text:style-name="T825">spolu </text:span>s ním <text:span text:style-name="T825">i </text:span>Andělé pějí sbory, Archandělé slaví, <text:span text:style-name="T643">Zástupy </text:span>oslavují, <text:span text:style-name="T642">Knížectva jásají, Mocnosti se veselí a Panstva se radují, Trůny drží slavnostní den, Cherubíni chválí, Serafíni hlásají její slávu.</text:span></text:p>
          </table:table-cell>
        </table:table-row>
        <table:table-row table:style-name="Tabulka1.1">
          <table:table-cell table:style-name="Tabulka1.A1" office:value-type="string">
            <text:p text:style-name="P82">Lectio vj.</text:p>
            <text:p text:style-name="P171">H<text:span text:style-name="T692">ódie</text:span> Eden, novi Adam paradísum súscipit animátum, in quo solúta est condemnátio, in quo plantátum est lignum vitæ, in quo opérta fuit nostra núditas. Hódie Virgo immaculáta, quæ nullis terrénis inquináta est afféctibus, sed cœléstibus educáta cogitatiónibus, non in terram revérsa est: sed cum esset animátum cœlum, in cœléstibus tabernáculis collocátur.</text:p>
            <text:p text:style-name="P111"/>
          </table:table-cell>
          <table:table-cell table:style-name="Tabulka1.A1" office:value-type="string">
            <text:p text:style-name="P16"/>
            <text:p text:style-name="P214"><text:span text:style-name="T692">Eden</text:span> nového Adama <text:span text:style-name="T826">d</text:span><text:span text:style-name="T802">nes </text:span>přijímá živoucí rajskou zahradu, v níž bylo zrušeno zavržení, <text:span text:style-name="T826">do</text:span> níž byl zasazen strom života, v níž zakryta byla naše nahota. Dnes se neposkvrněná Panna, jež žádnou ze světských zálib nebyla pošpiněna, ale vzdělána byla nebeským myšlením, <text:span text:style-name="T826">již </text:span>nevrátila zpět do země, ale jelikož byla živoucím nebem, byla umístěna do nebeských stánků. </text:p>
          </table:table-cell>
        </table:table-row>
        <table:table-row table:style-name="Tabulka1.1">
          <table:table-cell table:style-name="Tabulka1.A1" office:value-type="string">
            <text:p text:style-name="P82">Lectio vij.</text:p>
            <text:p text:style-name="P172"><text:soft-page-break/>E<text:span text:style-name="T692">x</text:span> qua enim ómnibus vera vita manávit, <text:span text:style-name="T826">q</text:span>uómodo illa mortem gustáret? Sed cedit legi latæ ab eo, quem génuit: et ut fília véteris Adam, véterem senténtiam súbiit: (nam et ejus Fílius, qui est vita ipsa, eam non recusávit) ut autem Dei vivéntis Mater, ad illum ipsum digne assúmitur. Heva, quæ serpéntis suggestióni assénsum præbuit, partus dolóre, et mortis senténtia damnátur, et in inferórum collocátur penetrálibus.</text:p>
            <text:p text:style-name="P29"/>
          </table:table-cell>
          <table:table-cell table:style-name="Tabulka1.A1" office:value-type="string">
            <text:p text:style-name="P16"/>
            <text:p text:style-name="P215"><text:soft-page-break/><text:span text:style-name="T522">Z ní vzešel život pro všechny, jak tedy </text:span><text:span text:style-name="T634">bylo </text:span><text:span text:style-name="T522">možné že </text:span><text:span text:style-name="T637">právě ona </text:span><text:span text:style-name="T522">okusila smrt? Podvolila se totiž zákonu vzešlému od toho, jehož zrodila</text:span><text:span text:style-name="T517">. </text:span><text:span text:style-name="T522">Také jako dcera starého Adama podstoupila starý rozsudek: (neboť </text:span><text:span text:style-name="T637">an</text:span><text:span text:style-name="T522">i její Syn, jenž je život sám, jej neodmítl), ovšem jako Matka živého Boha byla </text:span><text:span text:style-name="T637">přijata</text:span><text:span text:style-name="T522"> k němu samotnému. </text:span><text:span text:style-name="T523">Eva, která dala svůj souhlas hadově návrhu, byla odsouzena k porodním bolestem a smrti, a přebývá v příbytcích podsvětí.</text:span></text:p>
          </table:table-cell>
        </table:table-row>
        <table:table-row table:style-name="Tabulka1.1">
          <table:table-cell table:style-name="Tabulka1.A1" office:value-type="string">
            <text:p text:style-name="P82">Lectio viij.</text:p>
            <text:p text:style-name="P171">H<text:span text:style-name="T692">anc</text:span> autem vere beátam, quæ Dei verbo aures præstitit, et Spíritus sancti operatióne repléta est, atque ad Archángeli spiritálem salutatiónem, sine voluptáte et virili consórtio‚ Dei Fílium concépit, et sine dolóre áliquo péperit, ac totam se Deo consecrávit, quonam modo mors devoráret? quómodo ínferi suscíperent? quómodo corrúptio inváderet corpus illud, in quo vita suscépta est? Huic recta, plana, et fácilis ad cœlum paráta est via. Si enim, Ubi ego sum, illic et miníster meus erit, inquit vita et véritas Christus: quómodo non pótius mater cum ipso erit?</text:p>
            <text:p text:style-name="P111"/>
          </table:table-cell>
          <table:table-cell table:style-name="Tabulka1.A1" office:value-type="string">
            <text:p text:style-name="P294"/>
            <text:p text:style-name="P256"><text:span text:style-name="T743">T</text:span><text:span text:style-name="T744">uto</text:span><text:span text:style-name="T555"> ovšem vpravdě blahoslavenou </text:span><text:span text:style-name="T590">Pannu, </text:span><text:span text:style-name="T608">jež </text:span><text:span text:style-name="T609">naklonila svůj sluch Božímu slovu a </text:span><text:span text:style-name="T610">byla </text:span><text:span text:style-name="T609">naplněna působením Ducha svatého, také na Archandělovo duchovní pozdravení bez </text:span><text:span text:style-name="T611">rozkoše a obcování s mužem počala Božího Syna, a bez jakékoliv bolesti jej porodila, a celá se zasvětila Bohu, jak by ji jen mohla smrt pozříti? Jak</text:span><text:span text:style-name="T612">pak</text:span><text:span text:style-name="T611"> by ji mohlo pohltit </text:span><text:span text:style-name="T632">podsvětí</text:span><text:span text:style-name="T611">? Jak by rozklad mohl napadnouti její tělo, </text:span><text:span text:style-name="T591">tělo</text:span><text:span text:style-name="T611">, ve kterém byl počat život sám? Byla jí připravena přímá, jasná a jednoduch</text:span><text:span text:style-name="T612">á</text:span><text:span text:style-name="T611"> cesta do nebe. Pokud tedy Kristus, život sám a pravda, řekl „Kde jsem já, tam bude i můj služebník,“ </text:span><text:span text:style-name="T612">jak by tam spolu s ním tím spíše</text:span><text:span text:style-name="T611"> ne</text:span><text:span text:style-name="T612">byla</text:span><text:span text:style-name="T611"> také jeho matka? </text:span></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4">Lucam</text:span><text:span text:style-name="T200">.</text:span><text:span text:style-name="T63"> </text:span></text:p>
            <text:p text:style-name="P23"><text:span text:style-name="T63">Lectio ix. Cap. </text:span><text:span text:style-name="T72">1</text:span><text:span text:style-name="T63">.</text:span></text:p>
            <text:p text:style-name="P174">I<text:span text:style-name="T692">n</text:span> illo témpore: Repléta est Sp<text:span text:style-name="T639">í</text:span>ritu Sancto Elísabeth et exclamávit voce magna, et dixit: Bened<text:span text:style-name="T639">í</text:span>cta tu inter mul<text:span text:style-name="T639">í</text:span>eres. Et réliqua.</text:p>
            <text:p text:style-name="P33"/>
            <text:p text:style-name="P23"><text:span text:style-name="T333">Homil</text:span><text:span text:style-name="T334">í</text:span><text:span text:style-name="T333">a sancti </text:span><text:span text:style-name="T200">Bernárdi Abbatis.</text:span></text:p>
            <text:p text:style-name="P87">Sermo 1. de Assumptione B. M. V. n. 1, 2, 4.</text:p>
            <text:p text:style-name="P176">V<text:span text:style-name="T692">irgo</text:span> hódie gloriósa c<text:span text:style-name="T967">oe</text:span>los ascéndens supernórum g<text:span text:style-name="T644">á</text:span>udia c<text:span text:style-name="T644">í</text:span>vium copiósis sine dubio cumulávit augméntis. Hæc est enim, cujus salutatiónis vox et ipsos exultáre facit in gaudio, quos matérna adhuc víscera claudunt. Quod si párvuli necdum nati ánima liquefácta est, ut María locúta est: quid putámus, quænam illa fúerit c<text:span text:style-name="T967">oe</text:span>léstium exultátio, cum et vocem audíre et vidére fáciem et beáta ejus frui præséntia meruérunt? Nobis vero, caríssimi! quæ in ejus assumptióne solemnitátis occásio, quæ causa lætítiæ, quæ matéria gaudiórum! Mariæ præséntia totus illustrátur orbis, ádeo ut et ipsa jam cæléstis pátria clárius rútilet virgíneæ lámpadis irradiáta fulgóre; mérito proínde résonat in excélsis gratiárum áctio et vox laudis.</text:p>
            <text:p text:style-name="P33"/>
          </table:table-cell>
          <table:table-cell table:style-name="Tabulka1.A1" office:value-type="string">
            <text:p text:style-name="P16"/>
            <text:p text:style-name="P16"/>
            <text:p text:style-name="P16"/>
            <text:p text:style-name="P231"><text:span text:style-name="T703">Za</text:span><text:span text:style-name="T465"> onoho času </text:span><text:span text:style-name="T470">Alžběta, naplněna Duchem Svatým, zvolala mocným hlasem a řekla: „Požehnaná ty mezi ženami.“</text:span><text:span text:style-name="T468"> </text:span><text:span text:style-name="T464">A ostatní.</text:span></text:p>
            <text:p text:style-name="P16"/>
            <text:p text:style-name="P16"/>
            <text:p text:style-name="P16"/>
            <text:p text:style-name="P265"><text:span text:style-name="T745">S</text:span><text:span text:style-name="T746">lavná</text:span><text:span text:style-name="T556"> </text:span><text:span text:style-name="T547">P</text:span><text:span text:style-name="T556">anna dnes vystupuje do nebe a </text:span><text:span text:style-name="T557"><text:s/>bezpochyby shromáždila </text:span><text:span text:style-name="T556">radosti nadzemských občanů </text:span><text:span text:style-name="T557">ve vel</text:span><text:span text:style-name="T558">i</text:span><text:span text:style-name="T557">ké hojnosti. Ona je totiž tou, která svým pozdravením rozjásala i ty, k</text:span><text:span text:style-name="T558">teří</text:span><text:span text:style-name="T557"> byli ještě uzavřeni v mateřské</text:span><text:span text:style-name="T559">m</text:span><text:span text:style-name="T557"> lůn</text:span><text:span text:style-name="T559">ě</text:span><text:span text:style-name="T557">. </text:span><text:span text:style-name="T560">Pokud </text:span><text:span text:style-name="T561">byla</text:span><text:span text:style-name="T560"> tedy </text:span><text:span text:style-name="T561">nadmíru </text:span><text:span text:style-name="T560">potěšena duše ještě nenarozeného dítěte, když Maria promluvila, co si myslíte, jaký musel nastat jásot nebe</text:span><text:span text:style-name="T580">šťanů</text:span><text:span text:style-name="T560">, když nejen</text:span><text:span text:style-name="T561">že</text:span><text:span text:style-name="T560"> </text:span><text:span text:style-name="T561">u</text:span><text:span text:style-name="T560">slyšeli její hlas, ale také jí pohlédli do tváře a mohli si užívat její blažené přítomnosti? Jakou jen, nejdražší, máme v jejím přijetí do nebe příležitost k oslavě, jak veliký důvod se veselit, jaký </text:span><text:span text:style-name="T580">důvod k </text:span><text:span text:style-name="T560">radosti! Přítomnost Mariina osvěcuje celý svět, </text:span><text:span text:style-name="T559">a to </text:span><text:span text:style-name="T560">tak, že samotná již nebeská vlast jasněji se rdí, ozářena světlem panenské lampy, právem proto zní na výsostech díkůvzdání a hlas chvály.</text:span></text:p>
          </table:table-cell>
        </table:table-row>
        <table:table-row table:style-name="Tabulka1.1">
          <table:table-cell table:style-name="Tabulka1.A1" office:value-type="string">
            <text:p text:style-name="P84">Lectio x.</text:p>
            <text:p text:style-name="P178"><text:soft-page-break/>S<text:span text:style-name="T692">ed</text:span> plangéndum nobis quam plaudéndum magis esse vidétur; quantum enim de ejus præséntia cælum exúltat, numquid non cónsequens est, ut tantum lúgeat hic noster inférior mundus ejus abséntiam? Cesset tamen queréla nostra, quia nec nobis hic est manens cívitas, sed eam inquírimus, ad quam hódie María benedícta pervénit. In qua si conscrípti cives sumus, dignum profécto est, étiam in exílio, étiam super flúmina Babylónis ejus nos recordári, ejus communicáre gáudiis‚ ejus participáre lætítiam, maximéque eam, quæ tam copiósa ímpetu lætíficat hódie civitátem Dei, ut sentiámus et ipsi stillicídia stillántia super terram.</text:p>
            <text:p text:style-name="P33"/>
          </table:table-cell>
          <table:table-cell table:style-name="Tabulka1.A1" office:value-type="string">
            <text:p text:style-name="P16"/>
            <text:p text:style-name="P257"><text:soft-page-break/><text:span text:style-name="T752">Z</text:span><text:span text:style-name="T753">dá</text:span><text:span text:style-name="T754">lo</text:span><text:span text:style-name="T613"> by</text:span><text:span text:style-name="T614"> se </text:span><text:span text:style-name="T615">snad</text:span><text:span text:style-name="T614">, že máme důvod spíše k pláči, než k jásotu. I když z její přítomnosti nebesa jásají, nedá snad rozum, že tento náš nízký svět může její odchod pouze oplakávat? </text:span><text:span text:style-name="T616">Nechť přestane naše hádka, neboť </text:span><text:span text:style-name="T633">nám</text:span><text:span text:style-name="T617"> </text:span><text:span text:style-name="T616">zde </text:span><text:span text:style-name="T617">ještě není </text:span><text:span text:style-name="T633">dáno přebývat v</text:span><text:span text:style-name="T617"> </text:span><text:span text:style-name="T633">tom </text:span><text:span text:style-name="T592">nebeské</text:span><text:span text:style-name="T605">m</text:span><text:span text:style-name="T593"> </text:span><text:span text:style-name="T616">měst</text:span><text:span text:style-name="T633">ě</text:span><text:span text:style-name="T616">, </text:span><text:span text:style-name="T633">avšak </text:span><text:span text:style-name="T618">hledejme </text:span><text:span text:style-name="T633">je, hledejme </text:span><text:span text:style-name="T615">to</text:span><text:span text:style-name="T612">to</text:span><text:span text:style-name="T617"> </text:span><text:span text:style-name="T619">město, </text:span><text:span text:style-name="T618">kam dnes požehnaná Maria </text:span><text:span text:style-name="T633">vstoupila</text:span><text:span text:style-name="T618">. </text:span><text:span text:style-name="T612">J</text:span><text:span text:style-name="T618">sme-</text:span><text:span text:style-name="T612">li</text:span><text:span text:style-name="T618"> jeho právoplatní občané, je totiž </text:span><text:span text:style-name="T619">vhodné</text:span><text:span text:style-name="T618"> </text:span><text:span text:style-name="T617">i</text:span><text:span text:style-name="T618"> </text:span><text:span text:style-name="T619">zde </text:span><text:span text:style-name="T618">ve vyhnanství, </text:span><text:span text:style-name="T633">i zde </text:span><text:span text:style-name="T619">při</text:span><text:span text:style-name="T618"> řekách </text:span><text:span text:style-name="T633">b</text:span><text:span text:style-name="T618">abylonských, </text:span><text:span text:style-name="T619">na ně </text:span><text:span text:style-name="T618">vzpom</text:span><text:span text:style-name="T633">í</text:span><text:span text:style-name="T618">n</text:span><text:span text:style-name="T633">at</text:span><text:span text:style-name="T618">, </text:span><text:span text:style-name="T633">mít podíl na </text:span><text:span text:style-name="T619">jeho radosti, účastni</text:span><text:span text:style-name="T633">t</text:span><text:span text:style-name="T619"> se jeho veselosti, především </text:span><text:span text:style-name="T617">však t</text:span><text:span text:style-name="T633">é</text:span><text:span text:style-name="T619">, kter</text:span><text:span text:style-name="T620">á</text:span><text:span text:style-name="T619"> </text:span><text:span text:style-name="T621">dnes </text:span><text:span text:style-name="T619">tak </text:span><text:span text:style-name="T621">slavným způsobem </text:span><text:span text:style-name="T620">obveseluje </text:span><text:span text:style-name="T621">obec Boží, abychom i my </text:span><text:span text:style-name="T633">ji </text:span><text:span text:style-name="T621">pocítili </text:span><text:span text:style-name="T615">jako </text:span><text:span text:style-name="T621">déšť svlažující zemi.</text:span></text:p>
          </table:table-cell>
        </table:table-row>
        <table:table-row table:style-name="Tabulka1.1">
          <table:table-cell table:style-name="Tabulka1.A1" office:value-type="string">
            <text:p text:style-name="P84">Lectio xj.</text:p>
            <text:p text:style-name="P258"><text:span text:style-name="T219">P</text:span><text:span text:style-name="T770">ræcessit</text:span><text:span text:style-name="T219"> nos regína nostra, præcéssit et tam glorióse suscépta est, ut fiduciáliter sequántur dóminam sérvuli clamántes: Trahe nos post te, in odóre unguentórum tuórum currémus. Advocátam præmisit peregrinátio nostra, quæ tamquam Júdicis mater et mater misericórdiæ supplíciter et efficáciter salútis nostræ negótia pertractábit. Pretiósum hódie munus terra nostra diréxit in cælum‚ ut dando et accipiéndo fel</text:span><text:span text:style-name="T223">í</text:span><text:span text:style-name="T219">ci amicitiárum fœdere copuléntur humána divínis, terréna c</text:span><text:span text:style-name="T220">oe</text:span><text:span text:style-name="T219">l</text:span><text:span text:style-name="T223">é</text:span><text:span text:style-name="T219">stibus, imma summis.</text:span></text:p>
            <text:p text:style-name="P33"/>
          </table:table-cell>
          <table:table-cell table:style-name="Tabulka1.A1" office:value-type="string">
            <text:p text:style-name="P16"/>
            <text:p text:style-name="P216"><text:span text:style-name="T736">Naše</text:span><text:span text:style-name="T524"> královna nás předešla, předešla nás a tak slavně byla přijata, že naši paní věrně následují služebníčci a volají: „Veď nás za sebou, poběžíme ve vůni tvých mastí.“ </text:span><text:span text:style-name="T525">Naše putování předchází Přímluvkyně, jež jako matka Soudce a matka milosrdenství poníženě a účinně povede jednání o naší spáse. Naše země dnes </text:span><text:span text:style-name="T542">posílá</text:span><text:span text:style-name="T525"> cenný dar do nebe, aby tím, že </text:span><text:span text:style-name="T527">daruje</text:span><text:span text:style-name="T525"> i přijme šťastnou smlouvu přátelství, spojí věci lidské s nebeskými, lidstvo s nebesy, nejnižší s nejvyššími.</text:span></text:p>
          </table:table-cell>
        </table:table-row>
        <table:table-row table:style-name="Tabulka1.1">
          <table:table-cell table:style-name="Tabulka1.A1" office:value-type="string">
            <text:p text:style-name="P84">Lectio xij.</text:p>
            <text:p text:style-name="P181">Q<text:span text:style-name="T692">uis</text:span> vel cogitáre suffíciat, quam gloriósa hódie mundi regína procésserit et quanto devotiónis afféctu tota in ejus occúrsum cæléstium legiónum prodíerit multitúdo, quibus ad thronum glóriæ cánticis sit dedúcta; quam plácido vultu, quam seréna fácie, quam lætis ampléxibus suscépta a Fílio et super omnem exaltáta creatúram, cum eo honóre‚ quo tanta mater digna fuit, cum ea glória‚ quæ tantum décuit Fílium? Felícia prorsus óscula lábiis impréssa lacténtis, cui virgíneo mater applaudébat in grémio! Verum num quid non felicióra censébimus, quæ ab ore sedéntis in déxtera Patris hódie in beáta salutatióne suscépit, cum ascénderet ad thronum glóriæ, epithalámium canens et dicens: Osculétur me ósculo oris sui?</text:p>
            <text:p text:style-name="P33"/>
          </table:table-cell>
          <table:table-cell table:style-name="Tabulka1.A1" office:value-type="string">
            <text:p text:style-name="P16"/>
            <text:p text:style-name="P228"><text:span text:style-name="T734">Kdo</text:span><text:span text:style-name="T646"> by jen zvládl pomyslet, jak slavná královna světa dnes vyšla a jak velikým hnutím oddanosti si v jejím příchodu prospělo celé množství nebeských zástupů, za jejichž zpěvu je přivedena k slavnému trůnu; s jak příjemnou tváří, zářivým úsměvem a množstvím veselých objetí ji přijal Syn, a byla povýšena nade všechno stvoření s takovou ctí, jaké byla hodna taková matka, s takovou slávou, jaká se patřila takovému Synovi? Proto šťastné polibky vtiskl </text:span><text:span text:style-name="T168">Syn </text:span><text:span text:style-name="T647">své matce, která jej kojila, v jejímž mateřském klíně kdys jásal! Opravdu si dokážeme představit něco šťastnějšího, než </text:span><text:span text:style-name="T168">Matku, </text:span><text:span text:style-name="T647">jež z úst toho, který sedí po pravici Otce, blažené obdrží pozdravení, když bude stoupat k slavnému trůnu a zpívat tuto svatební píseň: „Nechť mne políbí polibkem svých úst“?</text:span></text:p>
          </table:table-cell>
        </table:table-row>
        <table:table-row table:style-name="Tabulka1.1">
          <table:table-cell table:style-name="Tabulka1.A1" table:number-columns-spanned="2" office:value-type="string">
            <text:p text:style-name="P128"><text:span text:style-name="T1">D</text:span><text:span text:style-name="T4">IE</text:span><text:span text:style-name="T5"> </text:span><text:span text:style-name="T6">X</text:span><text:span text:style-name="T8">I</text:span><text:span text:style-name="T40">X</text:span><text:span text:style-name="T4">.</text:span><text:span text:style-name="T1"> </text:span><text:span text:style-name="T6">AUGUSTI</text:span><text:span text:style-name="T7">.</text:span></text:p>
            <text:p text:style-name="P126"><text:span text:style-name="T42">I</text:span><text:span text:style-name="T84">n</text:span><text:span text:style-name="T42"> F</text:span><text:span text:style-name="T84">esto</text:span><text:span text:style-name="T42"> </text:span><text:span text:style-name="T61">B</text:span><text:span text:style-name="T42">. </text:span><text:span text:style-name="T61">G</text:span><text:span text:style-name="T343">ue</text:span><text:span text:style-name="T335">ri</text:span><text:span text:style-name="T343">c</text:span><text:span text:style-name="T335">i.</text:span></text:p>
            <text:p text:style-name="P129">Abbatis O. N.</text:p>
            <text:p text:style-name="P135">iij. Lect. et M.</text:p>
            <text:p text:style-name="P134">(ex Supplemento Breviarii Cisterciensi de A.D. 1965)</text:p>
          </table:table-cell>
          <table:covered-table-cell/>
        </table:table-row>
        <table:table-row table:style-name="Tabulka1.1">
          <table:table-cell table:style-name="Tabulka1.A1" office:value-type="string">
            <text:p text:style-name="P71">In I. Nocturno</text:p>
            <text:p text:style-name="P63"><text:soft-page-break/>De libro Ecclesiástici.</text:p>
            <text:p text:style-name="P79">Lectio j. <text:span text:style-name="T827">Cap. 44.</text:span></text:p>
            <text:p text:style-name="P158"><text:span text:style-name="T828">L</text:span><text:span text:style-name="T692">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58"/>
          </table:table-cell>
          <table:table-cell table:style-name="Tabulka1.A1" office:value-type="string">
            <text:p text:style-name="P14"/>
            <text:p text:style-name="P14"><text:soft-page-break/></text:p>
            <text:p text:style-name="P14"/>
            <text:p text:style-name="P305"><text:span text:style-name="T756">C</text:span><text:span text:style-name="T692">hvalme</text:span> slavné muže, <text:span text:style-name="T829">své </text:span>otce<text:span text:style-name="T829"> </text:span><text:span text:style-name="T941">ze </text:span>všech pokolení. Mnohou slávu vyjevil Hospodin <text:span text:style-name="T829">ve své vznešenosti od věků</text:span>. Panovali ve svých královstvích, <text:span text:style-name="T187">byli to </text:span>muži proslulí svou mocí; <text:span text:style-name="T829">věhlasní svou moudrostí, Proroctvími dokazovali důstojnost Proroků</text:span>. <text:span text:style-name="T829">A vládli lidu svému ctností své moudrosti i přesvatými slovy</text:span>. </text:p>
          </table:table-cell>
        </table:table-row>
        <table:table-row table:style-name="Tabulka1.1">
          <table:table-cell table:style-name="Tabulka1.A1" office:value-type="string">
            <text:p text:style-name="P79">Lectio ij.</text:p>
            <text:p text:style-name="P168"><text:span text:style-name="T692">Guerrícus</text:span> Tornáci in Bélgio scholæ magister ibidémque sanctæ Maríæ ecclésiæ canónicus, póstea sub disciplína Sancti Bernárdi in Claraválle mónachus efféctus est. Quantæ puritátis et integritátis fúerit conversátio ejus, Dóminus gloriósis indíciis declaráre dignátus est. Cuídam enim sodáli ejus exémpla imitári studénti, visus fuit ab ángelo cándida veste índui dum in médio chori lectiónem de more perlégeret. Fuit puríssimæ Vírginis Maríæ longe amantíssimus, pro cujus devotióne propagánda plúrimum laborávit ejúsque laudes stylo elegantíssimo descrípsit et admirábili facúndia deprædicávit. Succéssu témporis Igníaci Abbas efféctus, summa vigilántia offícium sibi commíssum implévit. Quam sanæ et úberis doctrínæ fúerit, loculentíssimi et vere spirituáles sermónes ejus maniféste declárant. Contínuis et grávibus infirmitátibus fámulum suum Deus laboráre permísit, quas ille patientíssime tolerábat sciens tanto se in futúro gloriosiórem de summi regis mánibus corónam receptúrum, quanto alácrius in præsénti certáminis agóne desudásset.</text:p>
            <text:p text:style-name="P109"/>
          </table:table-cell>
          <table:table-cell table:style-name="Tabulka1.A1" office:value-type="string">
            <text:p text:style-name="P21"/>
            <text:p text:style-name="P209"><text:span text:style-name="T757">Guerri</text:span><text:span text:style-name="T758">c</text:span><text:span text:style-name="T829"> byl učitelem ve škole ve městě Tournai v Belgii, kde byl také kanovníkem v katedrále </text:span><text:span text:style-name="T297">Naší Paní </text:span><text:span text:style-name="T829">Marie. Později se stal mnichem dle učení Svatého Bernarda v Clairvaux. Jak čisté a čestné bylo jeho chování, ráčil Pán skutky slavně ukázati. Jeden z jeho druhů, který se snažil následovat jeho příkladu, měl vidění, že Guerrica oděl anděl v bělo-skvoucí oděv, když jako obvykle stál uprostřed chóru a četl čtení. Nejčistší Panna Maria si jej velmi zamilovala a on vydal mnoho úsilí pro rozšíření úcty k ní, sepsal její chvály ve velmi vytříbeném stylu, a také s obdivuhodnou výřečností kázal. Postupem času se stal Opatem kláštera v Igny a s nejvyšší ostražitostí vykonával úřad sobě svěřený. Jak pravá a hojná byla jeho učenost, to zřetelně ukazují jeho vynikající a vpravdě duchovní kázání. Bůh dopustil, aby tento jeho služebník byl sužován neustálými a těžkými nemocemi, které on velmi trpělivě snášel, neboť věděl, že o to slavnější korunu obdrží v budoucnu z rukou nejvyššího krále, oč odhodlaněji se v tomto smrtelném zápase poddá potu a námaze.</text:span></text:p>
          </table:table-cell>
        </table:table-row>
        <table:table-row table:style-name="Tabulka1.1">
          <table:table-cell table:style-name="Tabulka1.A1" office:value-type="string">
            <text:p text:style-name="P79">Lectio iij.</text:p>
            <text:p text:style-name="P163"><text:span text:style-name="T692">In</text:span> hoc tamen contristabátur et semetípsum valde humiliábat, quod pene contínue convéntum fratrum desérere et in léctulo, causa debilitátis, jacére cogebátur, nec ídeo posset frátribus suis exémplum quotidiáni labóris præbére. Nihilóminus quod minus habéret de exercítio corporáli, totum sincéro pietátis afféctu et ardénti in Deum devotióne supplébat. Transitúrus de hoc mundo humíliter jussit combúri libéllum sermónum quem rogátu fratrum dictáverat. Dei vero providéntia áccidit ut jam in aliis quatérnulis transcríptus esset liber. Frequéntiam angelórum in cœnóbio Igniacénsi sub Guerríco quasi familiáriter conversántium sunt qui ipsíus adscríbunt virginitáti; téstibus enim his, quibus secréta ejus nosse datum fúerat, immaculátam <text:soft-page-break/>innocéntiæ stolam usque ad éxitum vitæ conservávit. Pie obdormívit in Christo quarto décimo kaléndis Septémbris, anno Dómini millésimo centésimo quinquagésimo séptimo, ejúsque relíquiæ in monastério beátæ Maríæ de Igníaco in diœcési Rheménsi summa religióne adservántur. </text:p>
            <text:p text:style-name="P27"/>
          </table:table-cell>
          <table:table-cell table:style-name="Tabulka1.A1" office:value-type="string">
            <text:p text:style-name="P21"/>
            <text:p text:style-name="P217"><text:span text:style-name="T760">V</text:span><text:span text:style-name="T759">elký</text:span> <text:span text:style-name="T830">smutek a ponížení sebe samého mu však přinášelo to, že téměř neustále musel být mimo konvent svých bratří a pro svou slabost byl nucen ležet na lůžku, a nemohl proto svým bratřím poskytovat svůj příklad každodenní práce. Nicméně tím, že měl méně tělesného pohybu, celý se v upřímném zápalu zbožnosti naplnil vroucí oddaností k Bohu. Když už měl odejít z tohoto světa, pokorně přikázal, aby byla spálena kniha jeho kázání, kterou na přání bratrů nechal napsat. Boží prozřetelností se však stalo, že tato kniha byla již přepsána v jiných svazcích. Klášter v Igny pod </text:span><text:span text:style-name="T188">Opatem </text:span><text:span text:style-name="T298">Guerricem b</text:span><text:span text:style-name="T300">ýva</text:span><text:span text:style-name="T298">l často poctěn andělskými návštěvníky, kteří v něm pobývali téměř jako doma, což někteří připisují jeho panictví. To dosvědčují totiž ti, jimž bylo </text:span><text:soft-page-break/><text:span text:style-name="T298">dáno znát tato tajemství, že neposkvrněnou štolu nevinnosti </text:span><text:span text:style-name="T300">si </text:span><text:span text:style-name="T298">až do samého konce života zachoval. Zbožně zesnul v Kristu </text:span><text:span text:style-name="T300">dne </text:span><text:span text:style-name="T299">19. srpna, léta Páně 1157 a jeho ostatky jsou s nejvyšší zbožností uchovány v klášteře Naší Paní v Igny v diecézi Remeš.</text:span></text:p>
          </table:table-cell>
        </table:table-row>
        <table:table-row table:style-name="Tabulka1.1">
          <table:table-cell table:style-name="Tabulka1.A1" table:number-columns-spanned="2" office:value-type="string">
            <text:p text:style-name="P30"><text:span text:style-name="T11">D</text:span><text:span text:style-name="T22">IE</text:span><text:span text:style-name="T23"> </text:span><text:span text:style-name="T25">X</text:span><text:span text:style-name="T38">X</text:span><text:span text:style-name="T22">.</text:span><text:span text:style-name="T11"> </text:span><text:span text:style-name="T25">AUGUSTI</text:span><text:span text:style-name="T24">.</text:span></text:p>
            <text:p text:style-name="P146"><text:span text:style-name="T77">I</text:span><text:span text:style-name="T98">n</text:span><text:span text:style-name="T77"> </text:span><text:span text:style-name="T78">F</text:span><text:span text:style-name="T99">e</text:span><text:span text:style-name="T100">s</text:span><text:span text:style-name="T98">to </text:span><text:span text:style-name="T78">S</text:span><text:span text:style-name="T79">. </text:span><text:span text:style-name="T78">P. N. B</text:span><text:span text:style-name="T115">ernardi</text:span></text:p>
            <text:p text:style-name="P148"><text:span text:style-name="T78">A</text:span><text:span text:style-name="T650">bbat</text:span><text:span text:style-name="T648">is </text:span><text:span text:style-name="T650">et</text:span><text:span text:style-name="T649"> </text:span><text:span text:style-name="T78">E</text:span><text:span text:style-name="T650">cclesi</text:span><text:span text:style-name="T648">æ </text:span><text:span text:style-name="T78">D</text:span><text:span text:style-name="T650">octoris.</text:span></text:p>
            <text:p text:style-name="P132"><text:span text:style-name="T515">Serm</text:span>. <text:span text:style-name="T515">maj. cum Octava.</text:span></text:p>
            <text:p text:style-name="P133"><draw:frame draw:style-name="fr1" draw:name="Obrázek2" text:anchor-type="char" svg:x="7.188cm" svg:y="0.189cm" svg:width="4.128cm" svg:height="0.224cm" draw:z-index="1"><draw:image xlink:href="Pictures/100007680000BD7500000A4246BB7A4D3A1BE866.emf" xlink:type="simple" xlink:show="embed" xlink:actuate="onLoad" draw:mime-type="image/x-emf"/><draw:image xlink:href="Pictures/1000020100000729000000637091DA3DD6C938B4.png" xlink:type="simple" xlink:show="embed" xlink:actuate="onLoad" draw:mime-type="image/png"/></draw:frame></text:p>
          </table:table-cell>
          <table:covered-table-cell/>
        </table:table-row>
        <table:table-row table:style-name="Tabulka1.1">
          <table:table-cell table:style-name="Tabulka1.A1" office:value-type="string">
            <text:p text:style-name="P365">In I<text:span text:style-name="T690">. Nocturno</text:span></text:p>
            <text:p text:style-name="P366">De libro Ecclesiástici.</text:p>
            <text:p text:style-name="P367">Lectio j. Cap. <text:span text:style-name="T471">39</text:span>.</text:p>
            <text:p text:style-name="P151">S<text:span text:style-name="T692">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151"/>
          </table:table-cell>
          <table:table-cell table:style-name="Tabulka1.A1" office:value-type="string">
            <text:p text:style-name="P10"/>
            <text:p text:style-name="P10"/>
            <text:p text:style-name="P10"/>
            <text:p text:style-name="P301"><text:span text:style-name="T762">Moudrý</text:span><text:span text:style-name="T651"> člověk</text:span> hledá moudrost všech starých a proroctvími se <text:span text:style-name="T651">za</text:span>obírá. Vypravování mužů slovutných si pamatuje a v důvtip přísloví proniká. Tajnosti podobenství zkoumá, a záhadami přísloví se zabývá. Mezi velmoži koná službu, a před obličejem vladařovým se ukazuje. </text:p>
            <text:p text:style-name="P300"/>
          </table:table-cell>
        </table:table-row>
        <table:table-row table:style-name="Tabulka1.1">
          <table:table-cell table:style-name="Tabulka1.A1" office:value-type="string">
            <text:p text:style-name="P74">Lectio ij.</text:p>
            <text:p text:style-name="P159">I<text:span text:style-name="T692">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159"/>
          </table:table-cell>
          <table:table-cell table:style-name="Tabulka1.A1" office:value-type="string">
            <text:p text:style-name="P18"/>
            <text:p text:style-name="P218"><text:span text:style-name="T692">Do</text:span> zemí cizích národů chodí, neboť dobro i zlo mezi lidmi zkouší. Srdcem svým za úsvitu s oddaností hledá Pána, který ho stvořil, před zrakem Nejvyššího se modlí. Otvírá svá ústa na modlitbě, a za své hříchy si vyprošuje odpuštění. </text:p>
          </table:table-cell>
        </table:table-row>
        <table:table-row table:style-name="Tabulka1.1">
          <table:table-cell table:style-name="Tabulka1.A1" office:value-type="string">
            <text:p text:style-name="P74">Lectio iij.</text:p>
            <text:p text:style-name="P159">S<text:span text:style-name="T692">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159"/>
          </table:table-cell>
          <table:table-cell table:style-name="Tabulka1.A1" office:value-type="string">
            <text:p text:style-name="P18"/>
            <text:p text:style-name="P197">C<text:span text:style-name="T692">hce-li</text:span> Hospodin veliký, duchem <text:span text:style-name="T652">po</text:span>rozum<text:span text:style-name="T652">ění </text:span>ho naplňuje. On pak <text:span text:style-name="T652">jako déšť </text:span>chrlí řeči své moudrosti a na modlitbě chválí Pána. Umí on <text:span text:style-name="T652">směřovat své </text:span>snahy i myšlenky, o záhadách svých pak uvažovat. </text:p>
          </table:table-cell>
        </table:table-row>
        <table:table-row table:style-name="Tabulka1.1">
          <table:table-cell table:style-name="Tabulka1.A1" office:value-type="string">
            <text:p text:style-name="P75">Lectio i<text:span text:style-name="T488">v</text:span>.</text:p>
            <text:p text:style-name="P160">I<text:span text:style-name="T692">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160"/>
          </table:table-cell>
          <table:table-cell table:style-name="Tabulka1.A1" office:value-type="string">
            <text:p text:style-name="P18"/>
            <text:p text:style-name="P277"><text:span text:style-name="T789">On</text:span><text:span text:style-name="T852"> oznamuje kázeň své nauky, zákonem pak smlouvy Páně se honosí. </text:span><text:span text:style-name="T867">M</text:span><text:span text:style-name="T852">nozí </text:span><text:span text:style-name="T867">v</text:span><text:span text:style-name="T852">ychvalují jeho moudrost, ani na věky nebude vyhlazena. N</text:span><text:span text:style-name="T868">ikdy n</text:span><text:span text:style-name="T852">ezhyne jeho památka, jeho jméno bude žít </text:span><text:span text:style-name="T868">až do</text:span><text:span text:style-name="T852"> poslední</text:span><text:span text:style-name="T868">ch</text:span><text:span text:style-name="T852"> </text:span><text:span text:style-name="T868">po</text:span><text:span text:style-name="T852">kolen</text:span><text:span text:style-name="T868">í</text:span><text:span text:style-name="T852">. Moudrost jeho hlásat budou pohané, a chválu jeho zvěstovat bude obec. <text:s/></text:span></text:p>
            <text:p text:style-name="P142"><text:span text:style-name="T866">(</text:span><text:span text:style-name="T923">Hejčl, </text:span><text:span text:style-name="T924">lehce upraveno</text:span><text:span text:style-name="T923">)</text:span></text:p>
          </table:table-cell>
        </table:table-row>
        <table:table-row table:style-name="Tabulka1.1">
          <table:table-cell table:style-name="Tabulka1.A1" office:value-type="string">
            <text:p text:style-name="P56">In II<text:span text:style-name="T690">. Nocturno</text:span></text:p>
            <text:p text:style-name="P84"><text:soft-page-break/>Lectio v.</text:p>
            <text:p text:style-name="P232">B<text:span text:style-name="T692">ernárdus</text:span> Fontánis in Burgúndia nóbili loco natus, adoléscens propter egrégiam formam veheménter sollicitátus a muliéribus, numquam de senténtia coléndæ castitátis dimovéri pótuit. Duos et vigínti círciter annos natus, Monastérium Cisterciénse ingrédi constítuit. Quem fratres summópere conáti sunt a propósito deterrére: in quo ipse eloquéntior ac felícior suit. Nam sic eos aliósque multos in suam perdúxít senténtiam‚ ut cum eo plusquam trigínta sócii eamdem Religiónem suscéperint.</text:p>
            <text:p text:style-name="P232"/>
          </table:table-cell>
          <table:table-cell table:style-name="Tabulka1.A1" office:value-type="string">
            <text:p text:style-name="P16"/>
            <text:p text:style-name="P16"><text:soft-page-break/></text:p>
            <text:p text:style-name="P293"><text:span text:style-name="T692">Bernard</text:span> se narodil ve městě Fontaine-lès-Dijon v Burgundsku do šlechtické rodiny. <text:span text:style-name="T831">J</text:span>iž jako mladík byl pro svůj výjimečný vzhled velmi žádaný u žen, avšak žádná jej nedokázala odradit od jeho rozhodnutí zachovat čistotu. Když mu bylo asi dvacet dva let, rozhodl se vstoupit do Kláštera v Cîteaux. Jeho bratři se snažili jej od tohoto úmyslu všemi prostředky odradit, avšak on byl výřečnější a <text:span text:style-name="T831">úspěšnější</text:span>. Mnohé z nich totiž dokázal přivést k témuž rozhodnutí, takže s ním odešlo více než třicet společníků, aby složili tentýž <text:span text:style-name="T831">řeholní</text:span> závazek.</text:p>
          </table:table-cell>
        </table:table-row>
        <table:table-row table:style-name="Tabulka1.1">
          <table:table-cell table:style-name="Tabulka1.A1" office:value-type="string">
            <text:p text:style-name="P82">Lectio vj.</text:p>
            <text:p text:style-name="P171">M<text:span text:style-name="T692">onástico</text:span> hábitu suscépto, in jejúniis, vigíliis et oratiónibus mirífice se exercébat: et Christiánam paupertátem colens, quasi cœléstem vitam agébat in terris, ab omni caducárum rerum cura et cupiditáte aliénam. Elucébat in eo mira humílitas, ineffábilis misericórdia, summa benígnitas. Contemplatióni autem sic addíctus erat, ut vix sénsibus, nisi ad offícia pietátis, uterétur: in quibus tamen prudéntiæ laude excellébat.</text:p>
            <text:p text:style-name="P111"/>
          </table:table-cell>
          <table:table-cell table:style-name="Tabulka1.A1" office:value-type="string">
            <text:p text:style-name="P16"/>
            <text:p text:style-name="P259"><text:span text:style-name="T792">Když</text:span><text:span text:style-name="T869"> přijal mnišský hábit, podivuhodným způsobem se cvičil v postech, nočním bdění a modlitbách. Pěstoval také Křesťanskou chudobu,</text:span><text:span text:style-name="T870"> </text:span><text:span text:style-name="T869">a na zemi vedl život jako v nebi, kdy </text:span><text:span text:style-name="T871">byl</text:span><text:span text:style-name="T869"> </text:span><text:span text:style-name="T871">dalek </text:span><text:span text:style-name="T869">všech starostí o pomíjivé věci a žádostivosti po věcech, které mu nepatřily. Vyzařovala z něj obdivuhodná pokora, nevýslovná laskavost, nejvyšší dobrota. Tak moc si navykl kontemplaci, že běžné smysly sotva používal, pouze když konal skutky milosrdenství, což činil s nejvyšší moudrostí. </text:span></text:p>
          </table:table-cell>
        </table:table-row>
        <table:table-row table:style-name="Tabulka1.1">
          <table:table-cell table:style-name="Tabulka1.A1" office:value-type="string">
            <text:p text:style-name="P82">Lectio vij.</text:p>
            <text:p text:style-name="P172">Q<text:span text:style-name="T692">uo</text:span> in stúdio occupátus, ad ædificándum Clarævallénse Cœnóbium, cum nonnúllis Mónachis míttitur, eísque Abbas præfícitur. Multis áliis in locis ædificávit Monastéria. Genuénsem ac Mediolanénsem, aliísque Episcopátus oblátos recusávit, proféssus se tanti offícii múnere indígnum esse. Multa stilo prorsus incomparábili scripsit‚ in quibus appáret, eum doctrína pótius divinítus trádita, quam labóre comparáta, instrúctum fuísse.</text:p>
            <text:p text:style-name="P29"/>
          </table:table-cell>
          <table:table-cell table:style-name="Tabulka1.A1" office:value-type="string">
            <text:p text:style-name="P16"/>
            <text:p text:style-name="P269"><text:span text:style-name="T747">Takto </text:span><text:span text:style-name="T804">z</text:span><text:span text:style-name="T805">a</text:span><text:span text:style-name="T806">neprázdněn</text:span><text:span text:style-name="T804"> </text:span><text:span text:style-name="T806">byl </text:span><text:span text:style-name="T562">s </text:span><text:span text:style-name="T563">několika</text:span><text:span text:style-name="T562"> Mnichy </text:span><text:span text:style-name="T563">poslán, aby </text:span><text:span text:style-name="T565">po</text:span><text:span text:style-name="T562">stav</text:span><text:span text:style-name="T565">i</text:span><text:span text:style-name="T562">l Klášter v Clairvaux, a byl jmenován jejich Opatem. Vystavěl Kláštery i na mnoha jiných místech. </text:span><text:span text:style-name="T565">I k</text:span><text:span text:style-name="T562">dyž mu byl nabídnut </text:span><text:span text:style-name="T565">ú</text:span><text:span text:style-name="T562">řad </text:span><text:span text:style-name="T565">Biskupa</text:span><text:span text:style-name="T562"> v Janově či Milánu, </text:span><text:span text:style-name="T564">i</text:span><text:span text:style-name="T562"> na </text:span><text:span text:style-name="T565">dalších</text:span><text:span text:style-name="T562"> místech, vyznal, že se považuje za nehodného </text:span><text:span text:style-name="T565">pro </text:span><text:span text:style-name="T562">tak vznešen</text:span><text:span text:style-name="T565">ý</text:span><text:span text:style-name="T562"> úřad. Napsal mnoh</text:span><text:span text:style-name="T563">o</text:span><text:span text:style-name="T562"> děl, </text:span><text:span text:style-name="T563">jak</text:span><text:span text:style-name="T562">á pero </text:span><text:span text:style-name="T563">ještě nikdy </text:span><text:span text:style-name="T565">předtím</text:span><text:span text:style-name="T563"> </text:span><text:span text:style-name="T562">nezapsalo, a v nich</text:span><text:span text:style-name="T564">ž</text:span><text:span text:style-name="T562"> se ukázalo, že učení mu spíše předal Bůh, než </text:span><text:span text:style-name="T581">že </text:span><text:span text:style-name="T562">by je získal tvrdou prací.</text:span></text:p>
          </table:table-cell>
        </table:table-row>
        <table:table-row table:style-name="Tabulka1.1">
          <table:table-cell table:style-name="Tabulka1.A1" office:value-type="string">
            <text:p text:style-name="P82">Lectio viij.</text:p>
            <text:p text:style-name="P171">I<text:span text:style-name="T692">n</text:span> summa virtútum laude exorátus a máximís princípibus de eórum componéndis controvérsiis, et de Ecclesiásticis rebus constituéndis, sæpius in Itáliam venit. Innocéntium secúndum Pontíficem Máximum in confutándo schísmate Petri Leónis, tum apud Imperatórem, et Henrícum Angliæ regem, tum in Concílio Pisis coácto, egrégie adjúvít. Dénique tres et sexagínta annos natus obdormívit in Dómino, ac miráculis illústris, ab Alexándro tértio Papa inter Sanctos relátus est. Pius vero octávus Póntifex Máximus ex Sacrórum Rítuum Congregatiónis consílio sanctum Bernárdum universális Ecclésiæ Doctórem declarávit‚ et confirmávit, nec non Missam, et Offícium de Doctóribus ab ómnibus recitári jussit, atque indulgén<text:soft-page-break/>tias Plenárias quotánnis in perpétuum Ordinis Cisterciénsium ecclésias visitántibus die hujus Sancti festo concéssit.</text:p>
            <text:p text:style-name="P111"/>
          </table:table-cell>
          <table:table-cell table:style-name="Tabulka1.A1" office:value-type="string">
            <text:p text:style-name="P240"/>
            <text:p text:style-name="P260"><text:span text:style-name="T744">J</text:span><text:span text:style-name="T748">ako</text:span><text:span text:style-name="T566"> muž </text:span><text:span text:style-name="T564">na</text:span><text:span text:style-name="T566">nejvýš ctnostný byl často povoláván nejvyššími panovníky, aby </text:span><text:span text:style-name="T581">urovnával</text:span><text:span text:style-name="T566"> jejich spory a </text:span><text:span text:style-name="T567">ustanovoval i </text:span><text:span text:style-name="T566">věc</text:span><text:span text:style-name="T567">i</text:span><text:span text:style-name="T566"> Církevní, takže často přicházel do Itálie. Převelice pomohl Svatému Otci Innocenci II. v boji proti schismatu Petra Pierleona, </text:span><text:span text:style-name="T594">když promluvil </text:span><text:span text:style-name="T622">s Císařem </text:span><text:span text:style-name="T594">římským</text:span><text:span text:style-name="T622">, Jindřichem I., králem Anglie a na koncilu </text:span><text:span text:style-name="T623">svolaném ve městě Pisa</text:span><text:span text:style-name="T622">. </text:span><text:span text:style-name="T623">Poté ve věku šedesáti tř</text:span><text:span text:style-name="T624">í</text:span><text:span text:style-name="T623"> let zesnul v Pánu a proslaveného zázraky jej </text:span><text:span text:style-name="T624">pak </text:span><text:span text:style-name="T623">Papež Alexandr III. zanesl mezi Svaté. Svatý Otec Pius VIII. jej pak na návrh Kongregace pro Posvátné Obřady vyhlásil a potvrdil Učitelem Církve. Nejenže všem přikázal, aby </text:span><text:span text:style-name="T595">v den jeho slavnosti</text:span><text:span text:style-name="T623"> sloužili Mši a Officium s </text:span><text:span text:style-name="T595">texty </text:span><text:span text:style-name="T623">Učitelů </text:span><text:span text:style-name="T595">církve, </text:span><text:span text:style-name="T623">ale udělil také </text:span><text:span text:style-name="T625">každoroční </text:span><text:span text:style-name="T623">plnomocné odpustky </text:span><text:span text:style-name="T625">pro všechny, </text:span><text:span text:style-name="T626">kteří</text:span><text:span text:style-name="T625"> v den slavnosti tohoto </text:span><text:soft-page-break/><text:span text:style-name="T625">Svatého navštíví jakýkoliv chrám Cisterciáckého Řádu. </text:span></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4">Matthæum</text:span><text:span text:style-name="T200">.</text:span><text:span text:style-name="T63"> </text:span></text:p>
            <text:p text:style-name="P23"><text:span text:style-name="T63">Lectio ix. Cap. </text:span><text:span text:style-name="T75">5</text:span><text:span text:style-name="T63">.</text:span></text:p>
            <text:p text:style-name="P174">I<text:span text:style-name="T692">n</text:span> illo témpore: Dixit Jesus discípulis suis: Vos estis sal terræ. Quod si sal evanúerit, in quo saliétur? Et réliqua.</text:p>
            <text:p text:style-name="P33"/>
            <text:p text:style-name="P23"><text:span text:style-name="T333">Homil</text:span><text:span text:style-name="T334">í</text:span><text:span text:style-name="T333">a sancti </text:span><text:span text:style-name="T200">Bernárdi Abbatis.</text:span></text:p>
            <text:p text:style-name="P87">Serm. 85. in Cantica.</text:p>
            <text:p text:style-name="P266"><text:span text:style-name="T221">F</text:span><text:span text:style-name="T771">orte</text:span><text:span text:style-name="T221"> sapiéntia a sapóre denominátur, quod virtúti accédens quoddam véluti condiméntum, sápidam reddat, quæ per se insúlsa quodámmodo et áspera sentiebátur. Nec dúxerim reprehendéndum, si quis sapiéntiam sapórem boni defíniat. Hunc sapórem perdídimus ab ipso pene exórtu géneris nostri. Ex quo cordis palátum sensu carnis prævalénte infécit virus serpéntis ant</text:span><text:span text:style-name="T222">í</text:span><text:span text:style-name="T221">qui, cœpit ánimæ non sápere bonum, ac sapor nóxius subintráre.</text:span></text:p>
            <text:p text:style-name="P33"/>
          </table:table-cell>
          <table:table-cell table:style-name="Tabulka1.A1" office:value-type="string">
            <text:p text:style-name="P16"/>
            <text:p text:style-name="P16"/>
            <text:p text:style-name="P16"/>
            <text:p text:style-name="P231"><text:span text:style-name="T703">Za</text:span><text:span text:style-name="T465"> onoho času </text:span><text:span text:style-name="T472">řekl Ježíš svým učedníkům: </text:span><text:span text:style-name="T470"><text:s/>„</text:span><text:span text:style-name="T472">Vy jste sůl země. Pokud se sůl zkazí, čím </text:span><text:span text:style-name="T479">se </text:span><text:span text:style-name="T472">bude sol</text:span><text:span text:style-name="T479">it</text:span><text:span text:style-name="T472">?</text:span><text:span text:style-name="T470">“</text:span><text:span text:style-name="T468"> </text:span><text:span text:style-name="T464">A ostatní.</text:span></text:p>
            <text:p text:style-name="P16"/>
            <text:p text:style-name="P16"/>
            <text:p text:style-name="P265"><text:span text:style-name="T749">Slovo</text:span><text:span text:style-name="T568"> moudrost </text:span><text:span text:style-name="T569">(</text:span><text:span text:style-name="T528">lat. </text:span><text:span text:style-name="T596">sapientia</text:span><text:span text:style-name="T569">) snad</text:span><text:span text:style-name="T568"> vychází ze slova chuť (</text:span><text:span text:style-name="T528">lat. </text:span><text:span text:style-name="T597">sapor</text:span><text:span text:style-name="T568">), </text:span><text:span text:style-name="T570">neboť pokud ji přidáme ke ctnosti jako </text:span><text:span text:style-name="T582">nějaké </text:span><text:span text:style-name="T571">koření, </text:span><text:span text:style-name="T572">dodá jí </text:span><text:span text:style-name="T567">lahodnou </text:span><text:span text:style-name="T572">chuť, takže i když </text:span><text:span text:style-name="T569">ctnost </text:span><text:span text:style-name="T572">samotná je bez chuti, můžeme ji </text:span><text:span text:style-name="T564">pak</text:span><text:span text:style-name="T572"> pociťovat jako </text:span><text:span text:style-name="T569">velmi zřetelnou</text:span><text:span text:style-name="T572">. Ani nepovažuji za odsouzeníhodné, pokud někdo definuje moudrost jako chuť dobra. Tuto chuť jsme ztratili již na </text:span><text:span text:style-name="T564">samém </text:span><text:span text:style-name="T572">počátku bytí </text:span><text:span text:style-name="T569">lidského</text:span><text:span text:style-name="T572"> rodu. Tuto chuť, která v ústech našeho </text:span><text:span text:style-name="T567">srdce, </text:span><text:span text:style-name="T572">těl</text:span><text:span text:style-name="T567">esně vyjádřeno,</text:span><text:span text:style-name="T572"> </text:span><text:span text:style-name="T598">na počátku </text:span><text:span text:style-name="T572">převládala, </text:span><text:span text:style-name="T582">pošpinil </text:span><text:span text:style-name="T572">jed odvěkého hada, a </text:span><text:span text:style-name="T564">my</text:span><text:span text:style-name="T572"> jsme pocíti</text:span><text:span text:style-name="T564">li</text:span><text:span text:style-name="T572"> něco jiného než dobro, a škodlivá </text:span><text:span text:style-name="T567">pa</text:span><text:span text:style-name="T572">chuť se začala rozvíjet.</text:span></text:p>
          </table:table-cell>
        </table:table-row>
        <table:table-row table:style-name="Tabulka1.1">
          <table:table-cell table:style-name="Tabulka1.A1" office:value-type="string">
            <text:p text:style-name="P84">Lectio x.</text:p>
            <text:p text:style-name="P178">N<text:span text:style-name="T692">unc</text:span> assídue sapiéntia vincit malítiam in méntibus‚ ad quas intráverit, sapórem mali, quem illa invéxit‚ sapóre extérminans melióri, intrans sapiéntia‚ dum sensum carnis infátuat, puríficat intelléctum, cordis palátum sanat et réparat. Sano paláto sapit jam bonum, sapit ipsa sapiéntia, qua in bonis nullum mélius.</text:p>
            <text:p text:style-name="P33"/>
          </table:table-cell>
          <table:table-cell table:style-name="Tabulka1.A1" office:value-type="string">
            <text:p text:style-name="P16"/>
            <text:p text:style-name="P229"><text:span text:style-name="T737">Nyní</text:span><text:span text:style-name="T530"> moudrost usilovně přemáhá zlobu v myslích, do kterých vstoupila, </text:span><text:span text:style-name="T635">a </text:span><text:span text:style-name="T530">chuť zla, kterou zloba přinesla, zahání moudrost </text:span><text:span text:style-name="T543">po svém vstupu</text:span><text:span text:style-name="T530"> chutí lepší, neboť </text:span><text:span text:style-name="T531">oslabí </text:span><text:span text:style-name="T530">tělesné smysly</text:span><text:span text:style-name="T526">, </text:span><text:span text:style-name="T531">vytříbí intelekt, a uzdraví </text:span><text:span text:style-name="T532">i</text:span><text:span text:style-name="T531"> opraví chuť v srdci. Zdravé srdce již pociťuje dobro, pociťuje samotnou moudrost, </text:span><text:span text:style-name="T532">které</text:span><text:span text:style-name="T531"> se mezi dobrými věcmi nic nevyrovná.</text:span></text:p>
          </table:table-cell>
        </table:table-row>
        <table:table-row table:style-name="Tabulka1.1">
          <table:table-cell table:style-name="Tabulka1.A1" office:value-type="string">
            <text:p text:style-name="P84">Lectio xj.</text:p>
            <text:p text:style-name="P174">Q<text:span text:style-name="T692">uam</text:span> multa fiunt bona, et non sápiunt faci<text:span text:style-name="T473">é</text:span>ntibus! Síquidem non sapóre boni ad illa, sed aut ratióne, aut qualicúmque occasióne‚ seu necessitáte impellúntur: et e contrário multis, quæ fáciunt, non sápiunt mala, sed ad hæc inducúntur, aut metu, aut cupiditáte rei cujúspiam pótius, quam sapóre mali. Qui autem transiérunt in afféctum cordis, aut sapiéntes sunt, et ipso delectántur sapóre boni: aut malígni sunt, et in ipsa cómplacent sibi malítia, étiam nulla spe altérius cómmodi blandiénte.</text:p>
            <text:p text:style-name="P33"/>
          </table:table-cell>
          <table:table-cell table:style-name="Tabulka1.A1" office:value-type="string">
            <text:p text:style-name="P16"/>
            <text:p text:style-name="P241"><text:span text:style-name="T761">Jak</text:span><text:span text:style-name="T653"> mnohá jsou dobra a ti, kteří je konají, jejich chuť nepociťují! </text:span><text:span text:style-name="T169">A to tehdy, </text:span><text:span text:style-name="T277">p</text:span><text:span text:style-name="T653">okud nejsou vykonána pro chuť dobra, ale z rozumu, nějakou náhodou, nebo z nutnosti. A naopak, mnohé věci lidé učiní, aniž by pocítili zlo, neboť jsou k tomu donuceni, buď strachem, nebo žádostivostí po nějaké jiné věci, než je chuť zla. Ti ovšem, kteří věci činí z pohnutí srdce, jsou buď moudří, a mají potěšení ze samotné chuti dobra, nebo jsou zlovolní, a nalezli zalíbení v samotném zlu, aniž mají naději nalézti patřičnou útěchu u druhého.</text:span></text:p>
          </table:table-cell>
        </table:table-row>
        <table:table-row table:style-name="Tabulka1.1">
          <table:table-cell table:style-name="Tabulka1.A1" office:value-type="string">
            <text:p text:style-name="P84">Lectio xij.</text:p>
            <text:p text:style-name="P181">M<text:span text:style-name="T692">alítia</text:span> vero quid, nisi sapor est mali? Beáta mens, quam sibi totam vindicávit sapor boni, et ódium mali. Hoc reformári ad sapiéntiam est, hoc sapiéntiæ victóriam felíciter experíri. Nam in <text:soft-page-break/>quo evidént<text:span text:style-name="T654">i</text:span>us sapiéntia víncere malítiam comprobátur, quam cum exclúso sapóre mali, qui non aliud quam ipsa malítia est, boni quidam íntimus sapor mentis íntima occupáre tota suavitáte sentítur?</text:p>
            <text:p text:style-name="P33"/>
          </table:table-cell>
          <table:table-cell table:style-name="Tabulka1.A1" office:value-type="string">
            <text:p text:style-name="P16"/>
            <text:p text:style-name="P261"><text:span text:style-name="T785">C</text:span><text:span text:style-name="T782">o </text:span><text:span text:style-name="T899">je však </text:span><text:span text:style-name="T911">zloba </text:span><text:span text:style-name="T899">jiného, než</text:span><text:span text:style-name="T900">li</text:span><text:span text:style-name="T899"> chuť zla? Blažená mysl, která se zcela utvrdila v chuti dobra a nenávisti ke zlu. Tato přeměna vede k moudrosti, </text:span><text:span text:style-name="T901">tedy</text:span><text:span text:style-name="T899"> je pak možné šťastně zakusit vítězství moud</text:span><text:soft-page-break/><text:span text:style-name="T899">rosti. Neboť v čem </text:span><text:span text:style-name="T901">jiném </text:span><text:span text:style-name="T899">se jasněji ukáže, že moudrost přemáhá zlobu, než </text:span><text:span text:style-name="T902">v případě, kdy</text:span><text:span text:style-name="T899"> se zřekneme chuti zla, která není nic jiného, než samotná zloba, </text:span><text:span text:style-name="T901">a</text:span><text:span text:style-name="T899"> vnitřní chuť dobra </text:span><text:span text:style-name="T902">nám </text:span><text:span text:style-name="T899">zaplní </text:span><text:span text:style-name="T902">nejhlubší </text:span><text:span text:style-name="T899">nitro mysli, a </text:span><text:span text:style-name="T901">my </text:span><text:span text:style-name="T899">pocítíme pouze sladkost?</text:span></text:p>
          </table:table-cell>
        </table:table-row>
        <table:table-row table:style-name="Tabulka1.1">
          <table:table-cell table:style-name="Tabulka1.A1" table:number-columns-spanned="2" office:value-type="string">
            <text:p text:style-name="P30"><text:span text:style-name="T11">D</text:span><text:span text:style-name="T22">IE</text:span><text:span text:style-name="T23"> </text:span><text:span text:style-name="T25">X</text:span><text:span text:style-name="T38">X</text:span><text:span text:style-name="T39">II</text:span><text:span text:style-name="T22">.</text:span><text:span text:style-name="T11"> </text:span><text:span text:style-name="T25">AUGUSTI</text:span><text:span text:style-name="T24">.</text:span></text:p>
            <text:p text:style-name="P146"><text:span text:style-name="T77">I</text:span><text:span text:style-name="T98">n</text:span><text:span text:style-name="T77"> </text:span><text:span text:style-name="T78">F</text:span><text:span text:style-name="T99">e</text:span><text:span text:style-name="T100">s</text:span><text:span text:style-name="T98">to </text:span><text:span text:style-name="T80">P</text:span><text:span text:style-name="T101">urissimi </text:span><text:span text:style-name="T80">C</text:span><text:span text:style-name="T101">ordis</text:span><text:span text:style-name="T98"> </text:span><text:span text:style-name="T80">B</text:span><text:span text:style-name="T78">.</text:span><text:span text:style-name="T80">M.V.</text:span></text:p>
            <text:p text:style-name="P131"><text:span text:style-name="T116">Serm</text:span><text:span text:style-name="T117">. </text:span><text:span text:style-name="T116">min.</text:span></text:p>
            <text:p text:style-name="P133"><draw:frame draw:style-name="fr1" draw:name="Obrázek3" text:anchor-type="char" svg:x="7.188cm" svg:y="0.189cm" svg:width="4.128cm" svg:height="0.224cm" draw:z-index="2"><draw:image xlink:href="Pictures/100007680000BD7500000A4246BB7A4D3A1BE866.emf" xlink:type="simple" xlink:show="embed" xlink:actuate="onLoad" draw:mime-type="image/x-emf"/><draw:image xlink:href="Pictures/1000020100000729000000637091DA3DD6C938B4.png" xlink:type="simple" xlink:show="embed" xlink:actuate="onLoad" draw:mime-type="image/png"/></draw:frame></text:p>
          </table:table-cell>
          <table:covered-table-cell/>
        </table:table-row>
        <table:table-row table:style-name="Tabulka1.1">
          <table:table-cell table:style-name="Tabulka1.A1" office:value-type="string">
            <text:p text:style-name="P59">In I<text:span text:style-name="T690">. Nocturno</text:span></text:p>
            <text:p text:style-name="P60">De Cánticis Canticórum.</text:p>
            <text:p text:style-name="P73">Lectio j. Cap. <text:span text:style-name="T474">4</text:span>.</text:p>
            <text:p text:style-name="P154">Q<text:span text:style-name="T692">uam</text:span> pulchra es amíca mea, quam pulchra es! Oculi tui columbárum, absque eo quod intrínsecus latet. Sicut vitta coccínea, lábia tua: et elóquium tuum dulce. Sicut fragmen mali púnici, ita genæ tuæ, absque eo quod intrínsecus latet. Sicut turris David collum tuum, quæ ædificáta est cum propugnáculis: mille clypei pendent ex ea, omnis armatúra fórtium. Vulnerásti cor meum, soror mea sponsa, vulnerásti cor meum in uno oculórum tuórum‚ in uno crine colli tui. Favus distíllans lábia tua, sponsa, mel et lac sub lingua tua. Hortus concl<text:span text:style-name="T832">ú</text:span>sus, fons signátus.</text:p>
            <text:p text:style-name="P154"/>
          </table:table-cell>
          <table:table-cell table:style-name="Tabulka1.A1" office:value-type="string">
            <text:p text:style-name="P10"/>
            <text:p text:style-name="P10"/>
            <text:p text:style-name="P10"/>
            <text:p text:style-name="P306"><text:span text:style-name="T692">Jak</text:span> jsi krásná, má přítelkyně, jak jsi krásná! Oči tvé jsou jako holubice, a co krom toho <text:span text:style-name="T942">se skrývá </text:span>pod závojem! Jako karmínová šňůrka jsou tvé rty, ústa tvá <text:span text:style-name="T832">jsou </text:span>plná půvabu. Jak rozpuklé granátové jablko jsou tvoje skráně pod závojem. Tvé hrdlo je jak Davidova věž z vrstev kamene zbudovaná, tisíc na ní <text:span text:style-name="T942">je </text:span>zavěšeno štítů, samých pavéz bohatýrů. Ranila jsi mé srdce, sestro má <text:span text:style-name="T832">a</text:span> nevěsto, ranila jsi mé srdce jedním ze svých očí, jed<text:span text:style-name="T832">i</text:span>n<text:span text:style-name="T832">ý</text:span>m vlasem <text:span text:style-name="T832">své </text:span>šíje. Čistým medem kanou <text:span text:style-name="T832">tvé </text:span>rty, nevěsto, med a mléko máš pod jazykem; vůně tvých šatů jak vůně kadidla. Zahrada zamčená jsi sestro má, <text:span text:style-name="T832">pramen zapečetěný.</text:span></text:p>
            <text:p text:style-name="P300"/>
          </table:table-cell>
        </table:table-row>
        <table:table-row table:style-name="Tabulka1.1">
          <table:table-cell table:style-name="Tabulka1.A1" office:value-type="string">
            <text:p text:style-name="P80">Lectio ij. Cap. <text:span text:style-name="T474">5</text:span>.</text:p>
            <text:p text:style-name="P159">V<text:span text:style-name="T692">eni</text:span> in hortum meum soror mea sponsa, méssui myrrham meam cum aromátibus meis: comedi favum cum melle meo. Vox dilécti mei pulsántis: áperi mihi soror mea, amíca mea, colúmba mea, immaculáta mea: quia caput meum plenum est rore, et cincínni mei guttis nóctium. Surréxi‚ ut aperírem dilécto meo: manus meæ stillavérunt myrrham, et dígiti mei pleni myrrha probatíssima. Apérui dilécto meo: at ille declináverat atque transíerat. Anima mea liquefácta est, ut locútus est.</text:p>
            <text:p text:style-name="P159"/>
          </table:table-cell>
          <table:table-cell table:style-name="Tabulka1.A1" office:value-type="string">
            <text:p text:style-name="P18"/>
            <text:p text:style-name="P218"><text:span text:style-name="T692">Do</text:span> své zahrady jsem přišel, sestro má <text:span text:style-name="T832">a</text:span> nevěsto, sbíral jsem svou myrhu a svůj balzám, z plást<text:span text:style-name="T942">­</text:span>ve jsem <text:span text:style-name="T832">po</text:span>jedl svůj med. Slyš, milý můj klepe: „Otevři mi, sestro má, přítelkyně má, holubi<text:span text:style-name="T655">čko</text:span> má, <text:span text:style-name="T655">čisťounká </text:span>má, vždyť mám hlavu plnou rosy, v kadeřích krůpěje noční.“ Vstala jsem otevřít milému svému. Z rukou mi kanula myrha, myrha <text:span text:style-name="T656">nejlepší </text:span>stékala z mých prstů na závoru dveří. Než jsem však milému otevřela, můj milý odbočil jinam. Život ze mne prchal, když ke mně mluvil.</text:p>
          </table:table-cell>
        </table:table-row>
        <table:table-row table:style-name="Tabulka1.1">
          <table:table-cell table:style-name="Tabulka1.A1" office:value-type="string">
            <text:p text:style-name="P80">Lectio iij. Cap. <text:span text:style-name="T474">5</text:span>.</text:p>
            <text:p text:style-name="P169">Q<text:span text:style-name="T692">ualis</text:span> est diléctus tuus ex dilécto, o pulchérrima mulíerum? qualis est diléctus tuus ex dilécto, quia sic adjurásti nos? Diléctus meus cándidus et rubicúndus, eléctus ex míllibus, totus desiderábilis. Talis est diléctus meus, et ipse est amícus meus, filiæ Jerúsalem. Quo ábiit diléctus tuus, o pulchérrima mulíerum? quo declinávit diléctus tuus, et quærémus eum tecum?</text:p>
            <text:p text:style-name="P159"/>
          </table:table-cell>
          <table:table-cell table:style-name="Tabulka1.A1" office:value-type="string">
            <text:p text:style-name="P18"/>
            <text:p text:style-name="P197"><text:span text:style-name="T692">Jaký</text:span> je tvůj milý, že je nad Miláčka, ty nejkrás<text:span text:style-name="T942">­</text:span>nější z žen? Jaký je tvůj milý, že je nad Miláčka, že nás tak zapřísaháš? Můj milý je běloskvoucí i červený, významnější nad tisíce jiných <text:span text:style-name="T657">celý jest žádoucí</text:span>. <text:span text:style-name="T657">Takový je můj miláček, a on sám je můj přítel, dcery Jerusalémské. Kam odešel tvůj Miláček, ty nejkrásnější z žen? Kde spočinul tvůj Miláček, abychom jej spolu s tebou hledaly?</text:span></text:p>
          </table:table-cell>
        </table:table-row>
        <text:soft-page-break/>
        <table:table-row table:style-name="Tabulka1.1">
          <table:table-cell table:style-name="Tabulka1.A1" office:value-type="string">
            <text:p text:style-name="P80">Lectio i<text:span text:style-name="T488">v</text:span>. Cap. <text:span text:style-name="T474">6</text:span>.</text:p>
            <text:p text:style-name="P160">P<text:span text:style-name="T692">ulchra</text:span> es amíca mea, suavis et decóra, sicut Jerúsalem: terríbilis ut castrórum ácies ordináta. Una est colúmba mea, perfécta mea, una est matris suæ, elécta genítrici suæ. Vidérunt eam fíliæ et beatíssimam prædicavérunt, et regínæ laudavérunt eam.</text:p>
            <text:p text:style-name="P160"/>
          </table:table-cell>
          <table:table-cell table:style-name="Tabulka1.A1" office:value-type="string">
            <text:p text:style-name="P18"/>
            <text:p text:style-name="P197"><text:span text:style-name="T692">Krásná</text:span> jsi, má přítelkyně, <text:span text:style-name="T658">sladká a</text:span> půvabná jak<text:span text:style-name="T658">o</text:span> Jeru<text:span text:style-name="T832">s</text:span>além, strašná jako vojsko <text:span text:style-name="T832">seřazené </text:span>pod praporci. <text:span text:style-name="T659">J</text:span>ediná jest má holubička, má <text:span text:style-name="T659">dokonalá</text:span>; jediná <text:span text:style-name="T659">jest dcera matky své</text:span>, miláček té, jež ji porodila. <text:span text:style-name="T659">Uz</text:span>řely ji d<text:span text:style-name="T659">í</text:span>v<text:span text:style-name="T659">k</text:span>y a blahoslavily, královny <text:span text:style-name="T659">ji </text:span>oslavovaly. <text:s text:c="3"/><text:span text:style-name="T502">(</text:span><text:span text:style-name="T163">Hejčl, </text:span><text:span text:style-name="T164">lehce upraveno</text:span><text:span text:style-name="T163">)</text:span></text:p>
          </table:table-cell>
        </table:table-row>
        <table:table-row table:style-name="Tabulka1.1">
          <table:table-cell table:style-name="Tabulka1.A1" office:value-type="string">
            <text:p text:style-name="P56">In II<text:span text:style-name="T690">. Nocturno</text:span></text:p>
            <text:p text:style-name="P115">Sermo sancti Bernardíni Senénsis.</text:p>
            <text:p text:style-name="P85">Ex Serm. 9. de Visitatione</text:p>
            <text:p text:style-name="P85">Lectio v.</text:p>
            <text:p text:style-name="P232">Q<text:span text:style-name="T692">uis </text:span>mortálium, nisi div<text:span text:style-name="T661">í</text:span>no fretus oráculo, de vera Dei et hóminis Genitríce quidquam módicum, sive grande præsúmat pollútis labiis nomináre: quam Pater ante sæcula Deus perpétuam prædestinávit in Vírginem digníssimam: Fílius elégit in Matrem: Spíritus sanctus omnis gr<text:span text:style-name="T968">á</text:span>tiæ domicílium præparávit? Quibus verbis, ego homúnculus sensus altíssimos virgínei Cordis sanctíssimo ore prolátos éfferam: quibus non súfficit lingua ómnium hóminum, et étiam Angelórum? Dóminus enim ait: Bonus homo de bono thesáuro cordis sui profert bona. Quis autem inter puros hómines mélior homo potest excogitári, quam illa, quæ méruit éffici Mater Dei, quæ in Corde et in útero suo ipsum Deum hospitáta est? Quis thesáurus mélior‚ quam ipse divínus amor, quo Cor Vírginis ardens erat?</text:p>
            <text:p text:style-name="P232"/>
          </table:table-cell>
          <table:table-cell table:style-name="Tabulka1.A1" office:value-type="string">
            <text:p text:style-name="P16"/>
            <text:p text:style-name="P16"/>
            <text:p text:style-name="P16"/>
            <text:p text:style-name="P16"/>
            <text:p text:style-name="P267"><text:span text:style-name="T793">Kdo</text:span><text:span text:style-name="T120"> ze smrtelníků by se, pokud se nespoléhá na božské zjevení, odvážiti mohl vysloviti svými nečistými rty něco, </text:span><text:span text:style-name="T121">ať už </text:span><text:span text:style-name="T120">maličkého či velikého, o pravé Rodičce Boha </text:span><text:span text:style-name="T122">a</text:span><text:span text:style-name="T120"> člověka, kterou před věky Bůh Otec předznamenal jako vždy Pannu nejhodnější, Syn </text:span><text:span text:style-name="T121">si ji zvolil za Matku</text:span><text:span text:style-name="T120">, a Duch svatý </text:span><text:span text:style-name="T121">v ní </text:span><text:span text:style-name="T120">připravil příbytek veškeré milosti? </text:span><text:span text:style-name="T121">Jakými</text:span><text:span text:style-name="T120"> slovy já, </text:span><text:span text:style-name="T123">ubohý</text:span><text:span text:style-name="T120"> človíček, mám svými ústy přinášet </text:span><text:span text:style-name="T124">chválu </text:span><text:span text:style-name="T120">nejvyšších citů nejsvětějšího panenského Srdce, na </text:span><text:span text:style-name="T122">niž</text:span><text:span text:style-name="T120"> nestačí jazyk </text:span><text:span text:style-name="T122">cel</text:span><text:span text:style-name="T120">ého lidstva ani Andělů? Pán totiž pravil: „Dobrý je ten člověk, který z dobrého pokladu svého srdce </text:span><text:span text:style-name="T122">vynáší</text:span><text:span text:style-name="T120"> dobré věci.“ Kdo však může být mezi všemi čistými lidmi shledán lepším než ta, jež si zasloužila učiněnou býti Matkou Boží, jež v Srdci i lůně svém hostila samotného Boha? Jaký poklad je větší než samotná božská láska, jíž Srdce Panny hořelo? </text:span></text:p>
          </table:table-cell>
        </table:table-row>
        <table:table-row table:style-name="Tabulka1.1">
          <table:table-cell table:style-name="Tabulka1.A1" office:value-type="string">
            <text:p text:style-name="P82">Lectio vj.</text:p>
            <text:p text:style-name="P171">D<text:span text:style-name="T692">e</text:span> hoc <text:span text:style-name="T968">í</text:span>gitur Corde quasi fornáce divíni ardóris, Virgo beáta prótulit verba bona, id est verba ardentíssimæ charitátis. Sicut enim a vase óptimo vino pleno, non potest exíre nisi óptimum vinum: aut sicut a fornáce summi ardóris non egréditur nisi incéndium fervens: sic de Corde Matris Christi exíre non pótuit verbum, nisi summi, summéque divíni amóris atque ardóris. Septem verba tantum miræ sapiéntiæ et virtútis a Christi benedictíssima Matre legúntur dicta. Cum Angelo bis tantum locuta est. Cum Elísabeth bis étiam. Cum Fílio étiam bis. Cum minístris in núptiis semel. Hæc septem verba, secúndum septem amóris actus, sub miro gradu et órdine proláta, quasi sunt septem flammæ Cordis ejus.</text:p>
            <text:p text:style-name="P111"/>
          </table:table-cell>
          <table:table-cell table:style-name="Tabulka1.A1" office:value-type="string">
            <text:p text:style-name="P16"/>
            <text:p text:style-name="P259"><text:span text:style-name="T872">Z tohoto srdce totiž jako z výhně božského žáru </text:span><text:span text:style-name="T885">vy</text:span><text:span text:style-name="T872">nesla blažená Panna dobrá slova, t</text:span><text:span text:style-name="T873">edy</text:span><text:span text:style-name="T872"> slova nejvroucnější lásky. Tak jako z nádoby plné nejlepšího vína nemůže vzejít nic jiného než nejlepší víno, či stejně jako z plně rozpálené výhně nevyjde nic jiného než planoucí žár, tak ani ze Srdce Matky Kristovy nemůže vyjít jiné slovo než slovo nejvyšší božské lásky a vroucnosti. V Písmu svatém čteme, že nejpožehnanější Matka Kristova promluvila sedm</text:span><text:span text:style-name="T873">­</text:span><text:span text:style-name="T872">krát slova plná úžasné moudrosti a ctnosti. S Andělem promluvila jen dvakrát. S Alžbětou také dvakrát. Se Synem také dvakrát. Se služebníky na svatbě jednou. Těchto sedm vět, podle sedmi skutků lásky, pronesla v podivuhodném pořadí, </text:span><text:span text:style-name="T874">a </text:span><text:span text:style-name="T872">podobně </text:span><text:span text:style-name="T874">známe také </text:span><text:span text:style-name="T872">sedm plamenů jejího Srdce.</text:span></text:p>
          </table:table-cell>
        </table:table-row>
        <table:table-row table:style-name="Tabulka1.1">
          <table:table-cell table:style-name="Tabulka1.A1" office:value-type="string">
            <text:p text:style-name="P82">Lectio vij.</text:p>
            <text:p text:style-name="P172">Q<text:span text:style-name="T692">uae</text:span> verba consíderans mens devóta‚ cum ipso Prophéta ait: Quam dúlcia fáucibus meis, id est, ómnibus affectiónibus, elóquia tua! Porro dul<text:soft-page-break/>cédo hæc, quam in verbis beátæ Vírginis devóta mens sentit, est ardor piæ devotiónis‚ quam in eis ánima experimentáliter probat.</text:p>
            <text:p text:style-name="P29"/>
          </table:table-cell>
          <table:table-cell table:style-name="Tabulka1.A1" office:value-type="string">
            <text:p text:style-name="P16"/>
            <text:p text:style-name="P242"><text:span text:style-name="T692">Pokud</text:span> oddaná mysl rozjímá nad těmito slovy, musí spolu se samotným Prorokem říct: „Jak sladk<text:span text:style-name="T969">é</text:span> jsou mým ústům,“ t<text:span text:style-name="T832">edy</text:span> všem <text:span text:style-name="T969">citům</text:span>, „tvé vý<text:soft-page-break/>roky!“ Tato sladkost snad, kterou ve výrocích blahoslavené Panny cítí oddaná mysl, je vroucnost laskavé oddanosti, kterou v nich duše zakouší.</text:p>
          </table:table-cell>
        </table:table-row>
        <table:table-row table:style-name="Tabulka1.1">
          <table:table-cell table:style-name="Tabulka1.A1" office:value-type="string">
            <text:p text:style-name="P82">Lectio viij.</text:p>
            <text:p text:style-name="P171">D<text:span text:style-name="T692">istinguámus</text:span> <text:span text:style-name="T662">í</text:span>gitur per órdinem has septem flammas amóris, verbórum Vírginis benedíctæ. Prima est flamma amóris separántis. Secúnda amóris transformántis. Tértia amóris communi-cántis. Quarta amóris <text:span text:style-name="T662">j</text:span>ubilántis. Quinta amóris soporántis. Sexta amóris compatiéntis. Séptima amóris consummántis.</text:p>
            <text:p text:style-name="P111"/>
          </table:table-cell>
          <table:table-cell table:style-name="Tabulka1.A1" office:value-type="string">
            <text:p text:style-name="P240"/>
            <text:p text:style-name="P243"><text:span text:style-name="T692">Rozlišujme</text:span> tedy dle <text:span text:style-name="T969">jejich </text:span>pořadí těchto sedm plamenů lásky ve slovech požehnané Panny. První je plamen lásky oddělující. Druhý lásky proměňující. Třetí lásky sdílející. Čtvrtý lásky jásající. Pátý lásky uklidňující. Šestý lásky soucítící. Sedmý plamen je plamen lásky stravující.</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5">Lucam</text:span><text:span text:style-name="T200">.</text:span><text:span text:style-name="T63"> </text:span></text:p>
            <text:p text:style-name="P23"><text:span text:style-name="T63">Lectio ix. Cap. </text:span><text:span text:style-name="T76">2</text:span><text:span text:style-name="T63">.</text:span></text:p>
            <text:p text:style-name="P174">I<text:span text:style-name="T692">n</text:span> illo témpore: Dixit Mater Jesu ad illum: Fili, quid fecísti nobis sic? Ecce Pater tuus et ego doléntes quærebámus te. Et réliqua.</text:p>
            <text:p text:style-name="P33"/>
            <text:p text:style-name="P23"><text:span text:style-name="T333">Homil</text:span><text:span text:style-name="T334">í</text:span><text:span text:style-name="T333">a </text:span><text:span text:style-name="T200">venerábilis Bedæ Presbyteri.</text:span></text:p>
            <text:p text:style-name="P87">Dom. 1. post. Epiph.</text:p>
            <text:p text:style-name="P179">M<text:span text:style-name="T692">ater</text:span><text:span text:style-name="T660"> ejus, inquit Evangelísta</text:span>‚ conservábat ómnia verba hæc in corde suo. Omnia quæ de Dómino, vel a Dómino dicta, sive acta cognóverat Mater Virgo, diligéntius in Corde retinébat, sollícite cuncta memóriæ commendábat, ut cum demum tempus prædicándæ, sive scribéndæ Incarnatiónis ejus adveníret sufficiénter univérsa, prout essent gesta, posset explicáre quæréntibus. Imitémur et nos, Fratres mei, piam Dómini Matrem; ipsi quoque ómnia verba et facta Dómini ac Salvatóris nostri fixa in corde conservándo.</text:p>
            <text:p text:style-name="P33"/>
          </table:table-cell>
          <table:table-cell table:style-name="Tabulka1.A1" office:value-type="string">
            <text:p text:style-name="P16"/>
            <text:p text:style-name="P16"/>
            <text:p text:style-name="P16"/>
            <text:p text:style-name="P231"><text:span text:style-name="T703">Za</text:span><text:span text:style-name="T465"> onoho času </text:span><text:span text:style-name="T472">řekl</text:span><text:span text:style-name="T475">a</text:span><text:span text:style-name="T472"> </text:span><text:span text:style-name="T475">Matka </text:span><text:span text:style-name="T472">Ježíš</text:span><text:span text:style-name="T475">ova jemu: </text:span><text:span text:style-name="T470">„</text:span><text:span text:style-name="T475">Synu, cos nám to učinil?</text:span><text:span text:style-name="T472"> </text:span><text:span text:style-name="T475">Hle, Otec tvůj a já jsm</text:span><text:span text:style-name="T476">e</text:span><text:span text:style-name="T475"> tě v obavách hledali</text:span><text:span text:style-name="T470">.“</text:span><text:span text:style-name="T468"> </text:span><text:span text:style-name="T464">A ostatní.</text:span></text:p>
            <text:p text:style-name="P16"/>
            <text:p text:style-name="P16"/>
            <text:p text:style-name="P16"/>
            <text:p text:style-name="P220"><text:span text:style-name="T735">Matka</text:span><text:span text:style-name="T516"> </text:span><text:span text:style-name="T540">Páně</text:span><text:span text:style-name="T516">, jak pravil Evangelista, uchová</text:span><text:span text:style-name="T636">­</text:span><text:span text:style-name="T516">vala všechna tato slova ve svém srdci. Všechno, co bylo řečeno o Pán</text:span><text:span text:style-name="T544">u</text:span><text:span text:style-name="T516">, co on sám řekl nebo učinil, poznala Matka a Panna, a pilně </text:span><text:span text:style-name="T540">to </text:span><text:span text:style-name="T516">uchovávala ve svém Srdci, úzkostlivě vše poroučela </text:span><text:span text:style-name="T540">do </text:span><text:span text:style-name="T516">své paměti, aby, až přijde čas hlásání či sepsání jeho Vtělení, mohla </text:span><text:span text:style-name="T540">věrně </text:span><text:span text:style-name="T516">vše, </text:span><text:span text:style-name="T533">co si zapamatovala, </text:span><text:span text:style-name="T540">převyprávět</text:span><text:span text:style-name="T533"> těm, kteří </text:span><text:span text:style-name="T534">budou </text:span><text:span text:style-name="T518">Pána </text:span><text:span text:style-name="T519">hledat. Napodobujme i my, Bratři moji, </text:span><text:span text:style-name="T520">pře</text:span><text:span text:style-name="T519">milou Matku Páně, a </text:span><text:span text:style-name="T520">také</text:span><text:span text:style-name="T519"> my si ve svém srdci řádně </text:span><text:span text:style-name="T521">zapišme</text:span><text:span text:style-name="T519"> </text:span><text:span text:style-name="T521">a uchovejme </text:span><text:span text:style-name="T519">vše, co řekl i učinil náš Pán a Spasitel.</text:span></text:p>
          </table:table-cell>
        </table:table-row>
        <table:table-row table:style-name="Tabulka1.1">
          <table:table-cell table:style-name="Tabulka1.A1" office:value-type="string">
            <text:p text:style-name="P84">Lectio x.</text:p>
            <text:p text:style-name="P178">H<text:span text:style-name="T692">orum</text:span> Dómini verbórum et actórum meditatióne diúrna et noctúrna importúnos inánium nocentiúmque cogitatiónum repellámus incúrsus: horum crebra collatióne et nos et próximos nostros a fábulis supervácuis, et male dulcorátis detractiónum collóquiis castigáre, atque ad divínæ frequéntiam laudis accéndere curémus.</text:p>
            <text:p text:style-name="P33"/>
          </table:table-cell>
          <table:table-cell table:style-name="Tabulka1.A1" office:value-type="string">
            <text:p text:style-name="P16"/>
            <text:p text:style-name="P229"><text:span text:style-name="T738">Těmito</text:span><text:span text:style-name="T535"> slovy i skutky Páně při rozjímání ve dne </text:span><text:span text:style-name="T636">i </text:span><text:span text:style-name="T535">v noci zahánějme náhlé </text:span><text:span text:style-name="T536">vp</text:span><text:span text:style-name="T541">á</text:span><text:span text:style-name="T536">dy</text:span><text:span text:style-name="T535"> pošetilých </text:span><text:span text:style-name="T636">a </text:span><text:span text:style-name="T535">škodlivých myšlenek, </text:span><text:span text:style-name="T536">a jejich častým </text:span><text:span text:style-name="T537">poslechem stře</text:span><text:span text:style-name="T638">z</text:span><text:span text:style-name="T537">me sebe i své bližní před prázdným tlacháním a marn</text:span><text:span text:style-name="T541">iv</text:span><text:span text:style-name="T537">ě líbivými pomlouvačnými řečmi, </text:span><text:span text:style-name="T538">a postarejme se </text:span><text:span text:style-name="T539">o to</text:span><text:span text:style-name="T538">, abychom </text:span><text:span text:style-name="T541">vždy </text:span><text:span text:style-name="T539">planuli</text:span><text:span text:style-name="T538"> pro častou chválu Boží.</text:span></text:p>
          </table:table-cell>
        </table:table-row>
        <table:table-row table:style-name="Tabulka1.1">
          <table:table-cell table:style-name="Tabulka1.A1" office:value-type="string">
            <text:p text:style-name="P84">Lectio xj.</text:p>
            <text:p text:style-name="P174">S<text:span text:style-name="T692">i</text:span> enim, fratres charíssimi, in futúri beatitúdine sæculi habitáre in domo Domini ac perpétuo illum laudáre desiderámus, opórtet nimírum et in hoc sæculo quod in futúro quærámus, sollícite præmonstrémus: frequentándo vidélicet Ecclésiæ límina, et non solum in ea laudes Dómini canéndo, sed et in omni loco dominatiónis ejus ea, quæ ad <text:soft-page-break/>laudem gloriámque Conditóris nostri profíciant, verbis páriter ac factis ostendéndo.</text:p>
            <text:p text:style-name="P33"/>
          </table:table-cell>
          <table:table-cell table:style-name="Tabulka1.A1" office:value-type="string">
            <text:p text:style-name="P16"/>
            <text:p text:style-name="P262"><text:span text:style-name="T750">Pokud</text:span><text:span text:style-name="T573"> tedy, nejdražší bratři, toužíme v blaženosti budoucího věku přebývati v domě Páně a věčně jej chváliti, sluší se tedy, abychom i v tomto životě hledali a úzkostlivě předjímali </text:span><text:span text:style-name="T599">věci budoucí</text:span><text:span text:style-name="T573">. Často </text:span><text:span text:style-name="T574">překračujme</text:span><text:span text:style-name="T573"> prahy Kostelů, a to nejen proto, abychom tam pěli chválu Pánu, ale také proto, abychom v každém místě jeho panování ukazovali </text:span><text:soft-page-break/><text:span text:style-name="T573">slovy i skutky to, co přispívá k chvále a slávě našeho Stvořitele. </text:span></text:p>
          </table:table-cell>
        </table:table-row>
        <table:table-row table:style-name="Tabulka1.1">
          <table:table-cell table:style-name="Tabulka1.A1" office:value-type="string">
            <text:p text:style-name="P84">Lectio xij.</text:p>
            <text:p text:style-name="P181">S<text:span text:style-name="T692">ive</text:span> quæ intelléxit, sive quæ necdum intellígere verba Evangélii pótuit Mater ejus, ómnia suo páriter in Corde, quasi ruminánda‚ et diligéntius scrutánda recondébat. Discámus ergo sanctæ Vírginis in ómnibus castitátem, quæ non minus ore púdica, quam córpore, arguménta fídei conservábat in Corde. Et si illa ante præcépta apostólica tacet, cur tu post apostólica præcépta magis cupis docére, quam díscere?</text:p>
            <text:p text:style-name="P33"/>
          </table:table-cell>
          <table:table-cell table:style-name="Tabulka1.A1" office:value-type="string">
            <text:p text:style-name="P16"/>
            <text:p text:style-name="P261"><text:span text:style-name="T783">Matka</text:span><text:span text:style-name="T903"> Páně si </text:span><text:span text:style-name="T904">s</text:span><text:span text:style-name="T903">lova Evangelia</text:span><text:span text:style-name="T899">, </text:span><text:span text:style-name="T903">ať už je již znala, nebo je ještě znáti nemohla, všechna uchovávala ve svém Srdci, aby nad nimi mohla rozjímat a pečlivě je zkoumat. Poučme se tedy ve všem z čistoty svaté Panny, neboť slovem nebyla ctnostná o nic méně než tělem, a obsah víry uchovávala ve svém Srdci. A pokud ona ještě před apoštolským učením mlčela, proč ty poté, co Apoštolové již vyučovali, chceš spíše vyučovat než poznávat? </text:span></text:p>
          </table:table-cell>
        </table:table-row>
        <table:table-row table:style-name="Tabulka1.1">
          <table:table-cell table:style-name="Tabulka1.A1" table:number-columns-spanned="2" office:value-type="string">
            <text:p text:style-name="P58"><text:span text:style-name="T1">DIE</text:span><text:span text:style-name="T11"> </text:span><text:span text:style-name="T20">X</text:span><text:span text:style-name="T26">XIV</text:span><text:span text:style-name="T11">. </text:span><text:span text:style-name="T2">AUGUSTI</text:span></text:p>
            <text:p text:style-name="P124"><text:span text:style-name="T42">I</text:span><text:span text:style-name="T84">n</text:span><text:span text:style-name="T42"> F</text:span><text:span text:style-name="T84">esto </text:span><text:span text:style-name="T53">S. </text:span><text:span text:style-name="T56">B</text:span><text:span text:style-name="T85">a</text:span><text:span text:style-name="T86">rt</text:span><text:span text:style-name="T89">holomæ</text:span><text:span text:style-name="T86">i,</text:span></text:p>
            <text:p text:style-name="P8"><text:span text:style-name="T663">Apostoli</text:span>.</text:p>
            <text:p text:style-name="P3"><text:span text:style-name="T91">M</text:span><text:span text:style-name="T93">M</text:span><text:span text:style-name="T91">. </text:span><text:span text:style-name="T93">maj</text:span><text:span text:style-name="T91">.</text:span></text:p>
          </table:table-cell>
          <table:covered-table-cell/>
        </table:table-row>
        <table:table-row table:style-name="Tabulka1.1">
          <table:table-cell table:style-name="Tabulka1.A1" office:value-type="string">
            <text:p text:style-name="P59">In I<text:span text:style-name="T690">. Nocturno</text:span></text:p>
            <text:p text:style-name="P65">De <text:span text:style-name="T689">Epístola prima beáti Pauli Apóstoli</text:span></text:p>
            <text:p text:style-name="P66">ad Corínthios</text:p>
            <text:p text:style-name="P73">Lectio j. <text:span text:style-name="T326">Cap. 4.</text:span></text:p>
            <text:p text:style-name="P154">S<text:span text:style-name="T692">ic</text:span> nos exístimet homo ut minístros Christi: et dispensatóres mysteriórum Dei. Hic jam quæritur inter dispensatóres ut fidélis quis inveniátur. Mihi autem pro mínimo est ut a vobis júdicer, aut ab humáno die: sed neque meí<text:span text:style-name="T943">p</text:span>sum júdico. Nihil enim mihi cónscius sum: sed non in hoc justificátus sum: qui autem júdicat me, Dóminus est. </text:p>
            <text:p text:style-name="P154"/>
          </table:table-cell>
          <table:table-cell table:style-name="Tabulka1.A1" office:value-type="string">
            <text:p text:style-name="P10"/>
            <text:p text:style-name="P10"/>
            <text:p text:style-name="P10"/>
            <text:p text:style-name="P10"/>
            <text:p text:style-name="P302"><text:span text:style-name="T692">Proto</text:span> ať nás všichni pokládají za služebníky Kristovy a správce Božích tajemství. Od správců se nežádá nic jiného, než aby byl každý shledán věrným. Mně tedy pramálo záleží na tom, soudíte-li mě vy nebo jakýkoliv lidský soud. Vždyť ani já nejsem soudcem sám nad sebou; ničeho si nejsem sice vědom, tím však ještě nejsem ospravedlněn, neboť mým soudcem je Pán. </text:p>
          </table:table-cell>
        </table:table-row>
        <table:table-row table:style-name="Tabulka1.1">
          <table:table-cell table:style-name="Tabulka1.A1" office:value-type="string">
            <text:p text:style-name="P74">Lectio ij.</text:p>
            <text:p text:style-name="P159">I<text:span text:style-name="T692">taque</text:span> nolíte ante tempus judicáre, quoadúsque véniat Dóminus: qui et illuminábit abscóndita tenebrárum, et manifestábit consília córdium: et tunc laus erit unicuíque a Deo. Hæc autem, fratres, transfigurávi in me et Apóllo, propter vos: ut in nobis discátis, ne supra quam scriptum est, unus advérsus álterum inflétur pro álio. Quis enim et discérnit? Quid autem habes quod non accepísti? Si autem accepísti, quid gloriáris Quasi non accéperis?</text:p>
            <text:p text:style-name="P159"/>
          </table:table-cell>
          <table:table-cell table:style-name="Tabulka1.A1" office:value-type="string">
            <text:p text:style-name="P18"/>
            <text:p text:style-name="P198"><text:span text:style-name="T692">Nevyslovujte</text:span> proto soudy předčasně, dokud Pán nepřijde. On vynese na světlo to, co je skryto ve tmě, a zjeví záměry srdcí; tehdy se člověku dostane chvály od Boha. Toto jsem, bratř<text:span text:style-name="T944">i</text:span>, kvůli vám vztáhl na sebe a na Apolla, abyste se na nás naučili, co znamená ‚ne nad to, co je psáno,‘ a nikdo se nepyšnil jedním z nás proti druhému. Kdo ti dal vyniknout? Máš něco, co bys nebyl <text:span text:style-name="T969">dříve </text:span>dostal? A když jsi to dostal, proč se chlubíš, jako bys to <text:span text:style-name="T945">snad </text:span>nebyl dostal? </text:p>
          </table:table-cell>
        </table:table-row>
        <table:table-row table:style-name="Tabulka1.1">
          <table:table-cell table:style-name="Tabulka1.A1" office:value-type="string">
            <text:p text:style-name="P74">Lectio iij.</text:p>
            <text:p text:style-name="P159">J<text:span text:style-name="T692">am</text:span> saturáti estis, jam dívites facti estis: sine nobis regnátis: et útinam regnétis, ut et nos vobíscum regnémus. Puto enim quod Deus nos Apóstolos novíssimos osténdit, tamquam morti destinátos : quia spectáculum facti sumus mundo, et <text:soft-page-break/>Angelis, et hominibus. Nos stulti propter Christum, vos autem prudéntes in Christo: nos infírmi, vos autem fortes: vos nóbiles, nos autem ignóbiles.</text:p>
            <text:p text:style-name="P159"/>
          </table:table-cell>
          <table:table-cell table:style-name="Tabulka1.A1" office:value-type="string">
            <text:p text:style-name="P18"/>
            <text:p text:style-name="P278"><text:span text:style-name="T789">Už</text:span><text:span text:style-name="T852"> jste nasyceni, už jste zbohatli, vešli jste do Božího království, a my ne! Kéž byste skutečně vešli do království, abychom i my kralovali spolu s vámi! Skoro se mi zdá, že nás </text:span><text:span text:style-name="T875">A</text:span><text:span text:style-name="T852">poštoly Bůh určil na poslední místo, jako vydané na smrt; stali jsme se </text:span><text:soft-page-break/><text:span text:style-name="T852">divadlem světu, </text:span><text:span text:style-name="T875">A</text:span><text:span text:style-name="T852">ndělům i lidem. My jsme blázni pro Krista, vy ovšem jste v Kristu rozumní; my jsme slabí, vy silní; vy slavní, my beze cti. </text:span></text:p>
          </table:table-cell>
        </table:table-row>
        <table:table-row table:style-name="Tabulka1.1">
          <table:table-cell table:style-name="Tabulka1.A1" office:value-type="string">
            <text:p text:style-name="P75">Lectio i<text:span text:style-name="T488">v</text:span>.</text:p>
            <text:p text:style-name="P160">U<text:span text:style-name="T692">sque</text:span> in hanc horam et esurímus, et sitímus, et nudi sumus, et cólaphis cædimur, et instabiles sumus, et laborámus operántes mánibus nostris: maledícimur, et benedícimus: persecutiónem pátimur, et sustinémus: blasphemámur, et obsecrámus: tamquam purgaménta hujus mundi facti sumus, ómnium peripséma usque adhuc. Non ut confúndam vos, hæc scribo, sed ut fílios meos charíssimos móneo.</text:p>
            <text:p text:style-name="P160"/>
          </table:table-cell>
          <table:table-cell table:style-name="Tabulka1.A1" office:value-type="string">
            <text:p text:style-name="P18"/>
            <text:p text:style-name="P199"><text:span text:style-name="T692">Až</text:span> do této chvíle trpíme hladem a žízní a nemáme co na sebe, jsme biti, jsme bez domova, s námahou pracujeme svýma rukama. Jsme-li tupeni, žehnáme, pronásledováni neklesáme, když nám zlořečí, odpovídáme laskavě. Až dosud jsme vyděděnci světa, na které se všechno svaluje. Nepíši to proto, abych vás zahanbil, ale abych vás jako své milované děti napomenul. <text:s/><text:span text:style-name="T163">(ČEP, </text:span><text:span text:style-name="T194">upraveno</text:span><text:span text:style-name="T163">)</text:span></text:p>
          </table:table-cell>
        </table:table-row>
        <table:table-row table:style-name="Tabulka1.1">
          <table:table-cell table:style-name="Tabulka1.A1" office:value-type="string">
            <text:p text:style-name="P53">In II<text:span text:style-name="T690">. Nocturno</text:span></text:p>
            <text:p text:style-name="P91">Lectio v.</text:p>
            <text:p text:style-name="P309">B<text:span text:style-name="T692">artholomæus</text:span> Apóstolus, Galilæus, cum in Indiam citeriórem, quæ ei in orbis terrárum sortitióne ad prædicándum Jesu Christi Evangélium obvénerat, progréssus esset: advéntum Dómini Jesu juxta sancti Matthæi Evangélium illis Géntibus prædicávit.</text:p>
            <text:p text:style-name="P43"/>
          </table:table-cell>
          <table:table-cell table:style-name="Tabulka1.A1" office:value-type="string">
            <text:p text:style-name="P40"/>
            <text:p text:style-name="P40"/>
            <text:p text:style-name="P334"><text:span text:style-name="T692">Apoštol</text:span> Bartoloměj pocházel z Galileje. Když přišel do Etiopie, která na něj vyšla při losování částí světa, kam půjdou zvěstovat Evangelium Ježíše Krista, zvěstoval zde místním obyvatelům příchod Pána Ježíše podle Evangelia svatého Matouše.</text:p>
          </table:table-cell>
        </table:table-row>
        <table:table-row table:style-name="Tabulka1.1">
          <table:table-cell table:style-name="Tabulka1.A1" office:value-type="string">
            <text:p text:style-name="P95">Lectio vj.</text:p>
            <text:p text:style-name="P312">S<text:span text:style-name="T692">ed</text:span> cum in ea provincia plúrimos ad Jesum Christum convertísset, multos labóres calamitatésque perpéssus, venit in majórem Arméniam. Ibi Polymium regem et cónjugem ejus, ac prætérea duódecim civitátes ad Christiánam fidem perdúxit.</text:p>
            <text:p text:style-name="P103"/>
          </table:table-cell>
          <table:table-cell table:style-name="Tabulka1.A1" office:value-type="string">
            <text:p text:style-name="P40"/>
            <text:p text:style-name="P329"><text:span text:style-name="T763">Když</text:span><text:span text:style-name="T666"> však v této oblasti obrátil mnohé k Ježíši Kristu a přetrpěl mnohé útrapy i neštěstí, odešel do řecké </text:span><text:span text:style-name="T170">východní </text:span><text:span text:style-name="T666">Arménie. Tam ke křesťanské víře přivedl krále Polymia spolu s jeho manželkou a kromě nich i dvanáct měst.</text:span></text:p>
          </table:table-cell>
        </table:table-row>
        <table:table-row table:style-name="Tabulka1.1">
          <table:table-cell table:style-name="Tabulka1.A1" office:value-type="string">
            <text:p text:style-name="P95">Lectio vij.</text:p>
            <text:p text:style-name="P312">Q<text:span text:style-name="T692">uæ</text:span> res in eum magnam invídiam concitávit illíus gentis sacerdótum. Nam usque ádeo Astyagem Polymii regis fratrem in Apóstolum incendérunt, ut is vivo Bartholomæo pellem crudéliter détrahi jússerit, ac caput abscíndi: quo in martyrio ánimam Deo réddidit.</text:p>
            <text:p text:style-name="P45"/>
          </table:table-cell>
          <table:table-cell table:style-name="Tabulka1.A1" office:value-type="string">
            <text:p text:style-name="P40"/>
            <text:p text:style-name="P346"><text:span text:style-name="T692">Tato</text:span> skutečnost vyvolala velikou závist u kněží tohoto národa. Podnítili tedy proti němu Astyaga, bratra krále Polymia do takové míry, že přikázal, aby z Bartoloměje krutě stáhli kůži zaživa a pak mu srazili hlavu. Takto mučednicky pak svou duši navrátil Bohu.</text:p>
          </table:table-cell>
        </table:table-row>
        <table:table-row table:style-name="Tabulka1.1">
          <table:table-cell table:style-name="Tabulka1.A1" office:value-type="string">
            <text:p text:style-name="P95">Lectio viij.</text:p>
            <text:p text:style-name="P312">E<text:span text:style-name="T692">jus</text:span> corpus Albáni, quæ est urbs majóris Arméniæ, ubi is passus fúerat, sepúltum est: quod póstea ad Líparam ínsulam delátum, inde Benevéntum translátum est: postrémo Romam ab Othóne tértio imperatóre portátum, in Tíberis ínsula, in ecclésia ejus nómine Deo dicáta, collocátum fuit.</text:p>
            <text:p text:style-name="P103"/>
          </table:table-cell>
          <table:table-cell table:style-name="Tabulka1.A1" office:value-type="string">
            <text:p text:style-name="P40"/>
            <text:p text:style-name="P362"><text:span text:style-name="T724">Jeho</text:span><text:span text:style-name="T373"> tělo bylo pohřbeno v Albanopoli, což je město v řecké </text:span><text:span text:style-name="T419">východní </text:span><text:span text:style-name="T373">Arménii, kde byl Bartoloměj umučen. Později je přenesli na ostrov Lipari </text:span><text:span text:style-name="T424">u</text:span><text:span text:style-name="T425"> </text:span><text:span text:style-name="T424">Sicílie</text:span><text:span text:style-name="T410">, a odsud do Beneventa. </text:span><text:span text:style-name="T411">Nakonec</text:span><text:span text:style-name="T410"> je císař Ota</text:span><text:span text:style-name="T413"> </text:span><text:span text:style-name="T410">III. nechal přenést do Říma na ostrov </text:span><text:span text:style-name="T412">na řece Tibeře, a uložil je v kostele pod jménem svatého Bartoloměje Bohu zasvěceném.</text:span></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6">Lucam</text:span><text:span text:style-name="T200">.</text:span><text:span text:style-name="T63"> </text:span></text:p>
            <text:p text:style-name="P23"><text:span text:style-name="T63">Lectio ix. Cap. </text:span><text:span text:style-name="T73">6</text:span><text:span text:style-name="T63">.</text:span></text:p>
            <text:p text:style-name="P174"><text:soft-page-break/>I<text:span text:style-name="T692">n</text:span> illo témpore: Exiit Jesus in montem oráre, et erat pernóctans in oratióne Dei. Et cum dies factus esset, vocávit discípulos suos. Et réliqua.</text:p>
            <text:p text:style-name="P33"/>
            <text:p text:style-name="P36">Homilía sancti Ambrósii Epíscopi.</text:p>
            <text:p text:style-name="P87">Lib. 5. Comment. in Luc. Cap. 6.</text:p>
            <text:p text:style-name="P176">O<text:span text:style-name="T692">mnes</text:span> magni, omnes sublímes montem ascéndunt. Non enim cuicúmque Prophéta dicit: Ascénde in montem excélsum, qui evangelízas Sion: exálta in virtúte vocem tuam, qui evangelízas Jerúsalem. Non vestígiis corporálibus, sed factis sublimióribus in hunc montem ascénde, et séquere Christum, ut ipse esse mons possis. Montes enim in circúitu ejus. Quare in Evangélio invénies solos cum Dómino montem ascendísse discípulos.</text:p>
            <text:p text:style-name="P33"/>
          </table:table-cell>
          <table:table-cell table:style-name="Tabulka1.A1" office:value-type="string">
            <text:p text:style-name="P16"/>
            <text:p text:style-name="P16"/>
            <text:p text:style-name="P16"/>
            <text:p text:style-name="P203"><text:soft-page-break/><text:span text:style-name="T692">Za</text:span> onoho času <text:span text:style-name="T664">vyšel </text:span>Ježíš <text:span text:style-name="T664">na horu, aby se modlil, a celou noc strávil v modlitbě k Bohu. A když přišel den, zavolal své učedníky</text:span>. A ostatní.</text:p>
            <text:p text:style-name="P16"/>
            <text:p text:style-name="P16"/>
            <text:p text:style-name="P16"/>
            <text:p text:style-name="P268"><text:span text:style-name="T751">Všichni</text:span><text:span text:style-name="T575"> velicí, všichni vznešení </text:span><text:span text:style-name="T600">lidé</text:span><text:span text:style-name="T575"> vstupují na horu. Prorok totiž neříká jen tak někomu: „Vystup na vysokou horu ty, jenž blahou zvěst přinášíš Sionu, </text:span><text:span text:style-name="T583">pozdvihni svůj pevný </text:span><text:span text:style-name="T575">hlas ty, jenž blahou zvěst přinášíš Jerusalému!“ Vystup </text:span><text:span text:style-name="T601">i ty </text:span><text:span text:style-name="T575">na tuto horu nikoliv tělesnými kroky, nýbrž vznešenými skutky, a následuj Krista, abys </text:span><text:span text:style-name="T583">ty </text:span><text:span text:style-name="T575">sám mohl býti horou. Hory jsou totiž v jeho okolí (</text:span><text:span text:style-name="T602">Jerusaléma </text:span><text:span text:style-name="T601">i Pána, </text:span><text:span text:style-name="T606">Žalm 124</text:span><text:span text:style-name="T627">)</text:span><text:span text:style-name="T628">. </text:span><text:span text:style-name="T629">Proto v Evangeliu </text:span><text:span text:style-name="T630">najdeš</text:span><text:span text:style-name="T629"> učedníky, jak spolu s Pánem vystoupili na horu.</text:span></text:p>
          </table:table-cell>
        </table:table-row>
        <table:table-row table:style-name="Tabulka1.1">
          <table:table-cell table:style-name="Tabulka1.A1" office:value-type="string">
            <text:p text:style-name="P84">Lectio x. </text:p>
            <text:p text:style-name="P178">O<text:span text:style-name="T692">rat</text:span> ergo Dóminus, non ut pro se óbsecret, sed ut pro me ímpetret. Nam etsi ómnia posúerit Pater in potestáte Fílii; Fílius tamen ut hóminis formam impléret, obsecrándum Patrem putat esse pro nobis, quia Advocátus est noster. Et erat, inquit, pernóctans in oratióne Dei. Spécies tibi, Christiáne, datur, forma præscríbitur, quam débeas æmulári.</text:p>
            <text:p text:style-name="P33"/>
          </table:table-cell>
          <table:table-cell table:style-name="Tabulka1.A1" office:value-type="string">
            <text:p text:style-name="P16"/>
            <text:p text:style-name="P249"><text:span text:style-name="T692">Pán</text:span> se tedy modlí, ne však proto, aby prosil za sebe, nýbrž <text:span text:style-name="T833">proto, </text:span>aby něco vyprosil <text:span text:style-name="T833">pro </text:span>ná<text:span text:style-name="T833">s</text:span>. I když tedy Otec dal vše v moc Synovu, má se za to, že totiž Syn, aby naplnil úděl lidské podoby, prosil Otce za nás, neboť je náš Přímluvce. Je psáno: „A strávil celou noc v modlitbě k Bohu.“ Krása t<text:span text:style-name="T970">i je </text:span>dána, Křesťane, a ukázána <text:span text:style-name="T970">též </text:span>podoba, kterou ty musíš napodobit.</text:p>
          </table:table-cell>
        </table:table-row>
        <table:table-row table:style-name="Tabulka1.1">
          <table:table-cell table:style-name="Tabulka1.A1" office:value-type="string">
            <text:p text:style-name="P84">Lectio xj.</text:p>
            <text:p text:style-name="P174">Q<text:span text:style-name="T692">uid</text:span> enim te pro salúte tua fácere opórtet, quando pro te Christus in oratióne pernóctat? Quid te fácere convénit, cum vis áliquod pietátis offícium adoríri, quando Christus missúrus Apóstolos, orávit prius, et solus orávit? Nec usquam álibi, si non fallor, orásse cum Ap<text:span text:style-name="T665">ó</text:span>stolis reperítur: ubíque solus óbsecrat. Dei enim consílium humána vota non cápiunt: nec quisquam interiórum potest esse párticeps Christi.</text:p>
            <text:p text:style-name="P33"/>
          </table:table-cell>
          <table:table-cell table:style-name="Tabulka1.A1" office:value-type="string">
            <text:p text:style-name="P16"/>
            <text:p text:style-name="P244"><text:span text:style-name="T692">Co</text:span> je tedy třeba, abys učinil pro svou spásu, když Kristus pro tebe strávil celou noc v modlitbě? Co <text:span text:style-name="T834">ty </text:span>bys měl učinit, když chceš vykonat nějaký skutek zbožnosti, když Kristus, předtím než poslal Apoštoly, se nejdříve modlil a modlil se sám? Písmo ani nezmiňuje, že by se Pán někdy modlil s Apoštoly, vždy prosí sám. Boží úradek totiž lidská přání ne<text:span text:style-name="T970">dokážou </text:span>pochop<text:span text:style-name="T970">it</text:span>, <text:span text:style-name="T970">takže </text:span>nikdo z lidí, <text:span text:style-name="T970">třebaže</text:span> <text:span text:style-name="T970">žijí vnitřní život</text:span>, beztak nemůže sdílet plány Kristovy. </text:p>
          </table:table-cell>
        </table:table-row>
        <table:table-row table:style-name="Tabulka1.1">
          <table:table-cell table:style-name="Tabulka1.A1" office:value-type="string">
            <text:p text:style-name="P84">Lectio xij.</text:p>
            <text:p text:style-name="P181">V<text:span text:style-name="T692">ocávit</text:span>, inquit, discípulos suos, et elégit duódecim ex ipsis, quos ad propagándum auxílium salútis humánæ per terrárum orbem satóres fídei destináret. Simul advérte cœléste consílium: non sapiéntes áliquos, non dívites, non nóbiles, sed piscatóres et publicános, quos dirígeret, elégit: ne traduxísse prudéntia‚ ne redemísse divítiis, ne poténtiæ nobilitatísque auctoritáte traxísse áliquos ad suam grátiam viderétur: ut veritátis rátio, non disputatiónis grátia prævaléret.</text:p>
            <text:p text:style-name="P33"/>
          </table:table-cell>
          <table:table-cell table:style-name="Tabulka1.A1" office:value-type="string">
            <text:p text:style-name="P16"/>
            <text:p text:style-name="P263"><text:span text:style-name="T784">Zavolal</text:span><text:span text:style-name="T905"> tedy k sobě, praví </text:span><text:span text:style-name="T925">Písmo</text:span><text:span text:style-name="T905">, své učedníky, a vybral z nich dvanáct, které předurčil, aby šířili pomoc k lidské spáse a stali se rozsévači víry po celém světě. Zároveň si všimni nebeského úradku. Pán nevybral nějaké mudrce, boháče či šlechtice, ale rybáře a celníky, které p</text:span><text:span text:style-name="T912">ak</text:span><text:span text:style-name="T905"> vedl. Zdá se, že Pán nikoho neobracel </text:span><text:span text:style-name="T907">svou</text:span><text:span text:style-name="T905"> moudrostí, nevykupoval bohatstvím, </text:span><text:span text:style-name="T907">a</text:span><text:span text:style-name="T905"> ani autoritou své moci a vznešenosti nepři</text:span><text:span text:style-name="T906">tahova</text:span><text:span text:style-name="T905">l Pán lidi k</text:span><text:span text:style-name="T907">e</text:span><text:span text:style-name="T905"> své milosti, a sice proto, aby zvítězil silou pravdy a ne přesvědčivostí argumentů.</text:span></text:p>
          </table:table-cell>
        </table:table-row>
        <table:table-row table:style-name="Tabulka1.1">
          <table:table-cell table:style-name="Tabulka1.A1" table:number-columns-spanned="2" office:value-type="string">
            <text:p text:style-name="P49"><text:span text:style-name="T1">DIE</text:span><text:span text:style-name="T11"> </text:span><text:span text:style-name="T27">XX</text:span><text:span text:style-name="T18">V</text:span><text:span text:style-name="T11">. </text:span><text:span text:style-name="T3">AUGUSTI</text:span></text:p>
            <text:p text:style-name="P118"><text:soft-page-break/><text:span text:style-name="T42">I</text:span><text:span text:style-name="T84">n</text:span><text:span text:style-name="T42"> F</text:span><text:span text:style-name="T84">esto</text:span><text:span text:style-name="T42"> S. </text:span><text:span text:style-name="T57">L</text:span><text:span text:style-name="T340">udovici</text:span><text:span text:style-name="T335">.</text:span></text:p>
            <text:p text:style-name="P89"><text:span text:style-name="T667">Regis Francorum et </text:span>Confessor<text:span text:style-name="T480">is</text:span>.</text:p>
            <text:p text:style-name="P9"><text:span text:style-name="T94">xij. Lect. et </text:span><text:span text:style-name="T91">M.</text:span></text:p>
          </table:table-cell>
          <table:covered-table-cell/>
        </table:table-row>
        <table:table-row table:style-name="Tabulka1.1">
          <table:table-cell table:style-name="Tabulka1.A1" office:value-type="string">
            <text:p text:style-name="P59">In I<text:span text:style-name="T690">. Nocturno</text:span></text:p>
            <text:p text:style-name="P60">De libro Ecclesiástici.</text:p>
            <text:p text:style-name="P73">Lectio j. <text:span text:style-name="T326">Cap. 31.</text:span></text:p>
            <text:p text:style-name="P154">B<text:span text:style-name="T692">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54"/>
          </table:table-cell>
          <table:table-cell table:style-name="Tabulka1.A1" office:value-type="string">
            <text:p text:style-name="P10"/>
            <text:p text:style-name="P10"/>
            <text:p text:style-name="P10"/>
            <text:p text:style-name="P359"><text:span text:style-name="T786">Blaze</text:span><text:span text:style-name="T843"> </text:span><text:span text:style-name="T876">muži</text:span><text:span text:style-name="T843">, který </text:span><text:span text:style-name="T876">shledán byl </text:span><text:span text:style-name="T843">bez </text:span><text:span text:style-name="T876">poskvrny </text:span><text:span text:style-name="T843">a za zlatem se nepachtí. Kdo je takový? Abychom </text:span><text:span text:style-name="T877">jej</text:span><text:span text:style-name="T843"> chválili! Neboť </text:span><text:span text:style-name="T878">podivuhodné věci </text:span><text:span text:style-name="T843">činil v</text:span><text:span text:style-name="T878">e</text:span><text:span text:style-name="T843"> svém životě. Kdo obstál v pokušení a zůstal neporušený? Bude to jeho </text:span><text:span text:style-name="T878">slávou na věky</text:span><text:span text:style-name="T843">. Kdo se mohl dopouštět přestupků, ale nedopustil se jich, kdo mohl činit zlé, ale nečinil? Jeho štěstí je zajištěno </text:span><text:span text:style-name="T879">v Pánu</text:span><text:span text:style-name="T843"> a o jeho milosrdných činech bude vypravovat </text:span><text:span text:style-name="T879">celé </text:span><text:span text:style-name="T843">shromáždění </text:span><text:span text:style-name="T879">svatých</text:span><text:span text:style-name="T843">. </text:span></text:p>
            <text:p text:style-name="P138"><text:span text:style-name="T327">(</text:span><text:span text:style-name="T160">ČEP</text:span><text:span text:style-name="T131">, </text:span><text:span text:style-name="T161">značně </text:span><text:span text:style-name="T132">upraveno</text:span><text:span text:style-name="T327">)</text:span></text:p>
          </table:table-cell>
        </table:table-row>
        <table:table-row table:style-name="Tabulka1.1">
          <table:table-cell table:style-name="Tabulka1.A1" office:value-type="string">
            <text:p text:style-name="P74">Lectio ij. <text:span text:style-name="T489">Cap. 32.</text:span></text:p>
            <text:p text:style-name="P169">Q<text:span text:style-name="T692">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159"/>
          </table:table-cell>
          <table:table-cell table:style-name="Tabulka1.A1" office:value-type="string">
            <text:p text:style-name="P18"/>
            <text:p text:style-name="P221"><text:span text:style-name="T692">Kdo</text:span> se bojí Pána, přijme jeho učení, a <text:span text:style-name="T946">ti, </text:span>kdo ho <text:span text:style-name="T970">za noci </text:span>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74">Lectio iij. Cap. 32. et 33.</text:p>
            <text:p text:style-name="P159">Q<text:span text:style-name="T692">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159"/>
          </table:table-cell>
          <table:table-cell table:style-name="Tabulka1.A1" office:value-type="string">
            <text:p text:style-name="P18"/>
            <text:p text:style-name="P192"><text:span text:style-name="T710">Kdo</text:span><text:span text:style-name="T435"> věří Bohu, zachovává </text:span><text:span text:style-name="T162">jeho</text:span><text:span text:style-name="T435"> přikázání, a kdo v něho doufá, nebude zahanben. Toho, kdo se bojí Pána, nepotká neštěstí, a v pokušení zachová ho Bůh a zbaví ho zlého. Moudrý nemá v nenávisti zákona, a nebude ztroskotán jako loď v bouři. Člověk rozumný, věrný je zákonu Božímu, a zákon je věrný jemu. </text:span></text:p>
          </table:table-cell>
        </table:table-row>
        <table:table-row table:style-name="Tabulka1.1">
          <table:table-cell table:style-name="Tabulka1.A1" office:value-type="string">
            <text:p text:style-name="P75">Lectio i<text:span text:style-name="T488">v</text:span>. <text:span text:style-name="T489">Cap. 34.</text:span></text:p>
            <text:p text:style-name="P160">S<text:span text:style-name="T692">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160"/>
          </table:table-cell>
          <table:table-cell table:style-name="Tabulka1.A1" office:value-type="string">
            <text:p text:style-name="P18"/>
            <text:p text:style-name="P279"><text:span text:style-name="T788">Duch</text:span><text:span text:style-name="T853"> těch, kdo se bojí Boha, bude chráněn, a pod jeho pohledem bude požehnán. Neboť jejich naděje se opírá o toho, který je vysvobozuje, a Boží oči hledí na ty, </text:span><text:span text:style-name="T877">kteří</text:span><text:span text:style-name="T853"> jej milují. Kdo se bojí Pána, tomu netřeba se strachovat, ani děsit, neboť on je jeho naděje. Duše toho, kdo se bojí Pána, je blahoslavená. Na koho upírá oči a kdo je jeho opora? Oči Páně hledí na ty, kteří se ho bojí. <text:s text:c="4"/>(</text:span><text:span text:style-name="T913">Hejčl, </text:span><text:span text:style-name="T914">upraveno</text:span><text:span text:style-name="T851">) </text:span></text:p>
          </table:table-cell>
        </table:table-row>
        <table:table-row table:style-name="Tabulka1.1">
          <table:table-cell table:style-name="Tabulka1.A1" office:value-type="string">
            <text:p text:style-name="P52">In II<text:span text:style-name="T690">. Nocturno</text:span></text:p>
            <text:p text:style-name="P90"><text:bookmark text:name="__DdeLink__2400_167314470911311111121"/>Lectio v.</text:p>
            <text:p text:style-name="P308">L<text:span text:style-name="T692">udovícus</text:span> nonus Gálliæ rex, duódecim annos natus, patre amísso, et in Blanchæ matris sanctíssima disciplína educátus, cum jam vigésimum annum in regno ágeret, in morbum íncidit: quo témpore cogitávit de recuperánda possessióne Jerosolymórum. Quamóbrem <text:soft-page-break/>ubi convaluísset, vexíllum ab Epíscopo Parisiénsi accépit: deínde mare cum ingénti exércitu trajíciens, primo prælio Saracénos fugávit.</text:p>
            <text:p text:style-name="P42"/>
          </table:table-cell>
          <table:table-cell table:style-name="Tabulka1.A1" office:value-type="string">
            <text:p text:style-name="P39"/>
            <text:p text:style-name="P39"/>
            <text:p text:style-name="P353"><text:span text:style-name="T725">Ludvík</text:span><text:span text:style-name="T374"> IX., král Francie</text:span><text:span text:style-name="T375">, </text:span><text:span text:style-name="T374">ztratil otce, když mu bylo dvanáct let, a byl vychován v přesvaté </text:span><text:span text:style-name="T376">kázni své matky Blanky </text:span><text:span text:style-name="T420">Kastilské</text:span><text:span text:style-name="T376">. </text:span><text:span text:style-name="T377">Když pak již dvacátým rokem seděl na trůnu, </text:span><text:span text:style-name="T378">těžce onemocněl právě v době, kdy uvažoval o</text:span><text:span text:style-name="T379"> </text:span><text:span text:style-name="T378">znovudobytí Jerusaléma. Proto když se opět </text:span><text:soft-page-break/><text:span text:style-name="T378">uzdravil, </text:span><text:span text:style-name="T380">přijal korouhev od pařížského Biskupa, pak se přeplavil přes moře s ohromným vojskem a v první bitvě zahnal Saracény na útěk.</text:span></text:p>
          </table:table-cell>
        </table:table-row>
        <table:table-row table:style-name="Tabulka1.1">
          <table:table-cell table:style-name="Tabulka1.A1" office:value-type="string">
            <text:p text:style-name="P94">Lectio vj.</text:p>
            <text:p text:style-name="P313">S<text:span text:style-name="T692">ed</text:span> cum ex pestiléntia, magna mílitum multitúdo periísset, victus ipse, captúsque est. Rebus póstea cum Saracénis compósitis, liber rex, exercitúsque dimíttitur. Quinque annis in Oriente commorátus, plúrimos Christiános a Barbarórum servitúte redémit, multos étiam infidéles ad Christi fidem convértit, prætérea áliquot Christianórum urbes refécit suis súmptibus. Interim mater ejus migrat e vita: quare domum redíre cógitur, ubi totum se dedit pietátis offíciis.</text:p>
            <text:p text:style-name="P102"/>
          </table:table-cell>
          <table:table-cell table:style-name="Tabulka1.A1" office:value-type="string">
            <text:p text:style-name="P39"/>
            <text:p text:style-name="P335"><text:span text:style-name="T692">Když</text:span> však zákeřná choroba zdecimovala velkou část jeho vojska, byl i on přemožen a zajat. Když se pak se Saracény dohodl, byl král osvobozen a propuštěn i s vojskem. Pět let pobyl v Orient<text:span text:style-name="T837">u</text:span>, vykoupil mnoho Křesťanů z barbarského otroctví, <text:s/>také mnoho nevěřících obrátil na víru v Krista, a kromě toho také na své náklady opravil několik křesťanských měst. Mezitím jeho matka odešla na věčnost, takže se musel vrátit domů, kde se zcela oddal skutkům milosrdenství. </text:p>
          </table:table-cell>
        </table:table-row>
        <table:table-row table:style-name="Tabulka1.1">
          <table:table-cell table:style-name="Tabulka1.A1" office:value-type="string">
            <text:p text:style-name="P94">Lectio vij.</text:p>
            <text:p text:style-name="P311">S<text:span text:style-name="T692">ine</text:span> acceptióne personárum controvérsiis quorúmlibet diligénter excússis, justam ferébat senténtiam. Quare Próceres regni cernéntes eum sapiéntia Dei præditum, diligébant eum ex ánimo, et non mediócriter verebántur. Cum autem metúeret pius rex ne causæ páuperum negligeréntur‚ bis síngulis hebdómadis in público res<text:span text:style-name="T669">í</text:span>dens loco, audiébat eórum querélas: et tum justítia, tum misericórdia eas expéndens, celériter eos expediébat.</text:p>
            <text:p text:style-name="P44"/>
          </table:table-cell>
          <table:table-cell table:style-name="Tabulka1.A1" office:value-type="string">
            <text:p text:style-name="P39"/>
            <text:p text:style-name="P336"><text:span text:style-name="T766">Pilně</text:span><text:span text:style-name="T671"> a z</text:span>cela nestranně posuzoval neshody mezi různými lidmi a vynášel spravedlivé rozsudky. Proto šlecht<text:span text:style-name="T671">a</text:span> <text:span text:style-name="T671">z </text:span>jeho království uznávala jeho moudrost <text:span text:style-name="T671">jako</text:span> od Boha danou a <text:span text:style-name="T671">namísto obyčejné předepsané úcty jej </text:span>z hloubi duše milovali. <text:span text:style-name="T670">Když se však laskavý král obával, aby nebyly zanedbávány případy chudých, dvakrát za týden se usazoval na veřejném místě a poslouchal jejich stížnosti a spory, a poté jim jednou projevil spravedlnost, jednou milosrdenství, a tím vyřízení jejich sporů urychlil.</text:span></text:p>
          </table:table-cell>
        </table:table-row>
        <table:table-row table:style-name="Tabulka1.1">
          <table:table-cell table:style-name="Tabulka1.A1" office:value-type="string">
            <text:p text:style-name="P94">Lectio viij.</text:p>
            <text:p text:style-name="P311"><text:span text:style-name="T692">Multa</text:span> ædificávit Monastéria, et pauperum hospítia: beneficénti<text:span text:style-name="T668">a e</text:span>géntes sublevábat, frequens visébat ægrótos: quibus ipse non solum suis súmptibus ómnia suppeditábat, sed étiam, quæ opus erant, mánibus ministrábat: vestítu vulgári utebátur, cilício ac jejúnio corpus assídue affligébat. Sed cum íterum transmisísset, bellum Saracénis illatúrus, jamque castra in eórum conspéctu posuísset‚ pestiléntia decéssit.</text:p>
            <text:p text:style-name="P102"/>
          </table:table-cell>
          <table:table-cell table:style-name="Tabulka1.A1" office:value-type="string">
            <text:p text:style-name="P39"/>
            <text:p text:style-name="P349"><text:span text:style-name="T707">Vystavěl</text:span><text:span text:style-name="T450"> mnoho </text:span><text:span text:style-name="T456">K</text:span><text:span text:style-name="T450">lášterů a chudobinců, milodary pomáhal potřebným, často navštěvoval nemocné, kterým nejen sám na vlastní náklady vše poskytoval, ale také, když bylo potřeba, vlastníma rukama posluhoval. Chodil v prostém oděvu, ciliciem a postem často sužoval své tělo. Když však opět vyplul, aby vyhlásil válku Saracénům, sotva stačili postavili tábor jim na dohled, zemřel na </text:span><text:span text:style-name="T451">zákeřnou </text:span><text:span text:style-name="T450">chorobu.</text:span></text:p>
          </table:table-cell>
        </table:table-row>
        <table:table-row table:style-name="Tabulka1.1">
          <table:table-cell table:style-name="Tabulka1.A1" office:value-type="string">
            <text:p text:style-name="P56">In III<text:span text:style-name="T690">. Nocturno</text:span></text:p>
            <text:p text:style-name="P23"><text:span text:style-name="T200">Léctio sancti Evangélii </text:span><text:span text:style-name="T201">secúndum </text:span><text:span text:style-name="T203">Lucam</text:span><text:span text:style-name="T200">.</text:span><text:span text:style-name="T63"> </text:span></text:p>
            <text:p text:style-name="P23"><text:span text:style-name="T63">Lectio ix. Cap. </text:span><text:span text:style-name="T69">1</text:span><text:span text:style-name="T74">9</text:span><text:span text:style-name="T63">.</text:span></text:p>
            <text:p text:style-name="P174">I<text:span text:style-name="T692">n</text:span> illo témpore: Dixit Jesus discípulis suis parábolam hanc: Homo quidam nóbilis ábiit in regiónem longínquam accípere sibi regnum, et revérti. Et réliqua.</text:p>
            <text:p text:style-name="P33"/>
            <text:p text:style-name="P23"><text:span text:style-name="T333">Homil</text:span><text:span text:style-name="T334">í</text:span><text:span text:style-name="T333">a </text:span><text:span text:style-name="T200">sancti Ambrósii Epíscopi.</text:span></text:p>
            <text:p text:style-name="P87">Lib. 8. in Luc.</text:p>
            <text:p text:style-name="P176">B<text:span text:style-name="T692">onus</text:span> ordo, ut vocatúrus Gentes, et Judæos jussúrus intérfici, qui noluérunt regnáre supra se Christum, hanc præmítteret <text:soft-page-break/>comparatiónem, ne dicerétur: Nihil déderat pópulo Judæórum, unde póterat mélior fíeri; ut quid ab eo, qui nihil recépit, exígitur? Non medíocris ista est mna, quam supra múlier Evangélica, quia non invénit, lucérnam accéndit‚ lúmine quærit admóto, gratulátur invéntam.</text:p>
            <text:p text:style-name="P33"/>
          </table:table-cell>
          <table:table-cell table:style-name="Tabulka1.A1" office:value-type="string">
            <text:p text:style-name="P16"/>
            <text:p text:style-name="P16"/>
            <text:p text:style-name="P16"/>
            <text:p text:style-name="P231"><text:span text:style-name="T703">Za</text:span><text:span text:style-name="T465"> onoho času </text:span><text:span text:style-name="T466">řekl Ježíš učedníkům svým </text:span><text:span text:style-name="T477">toto podobenství</text:span><text:span text:style-name="T467">: „</text:span><text:span text:style-name="T477">Jeden vznešený člověk odešel do daleké země, aby převzal království a vrátil se</text:span><text:span text:style-name="T466">.“</text:span><text:span text:style-name="T468"> </text:span><text:span text:style-name="T464">A ostatní.</text:span></text:p>
            <text:p text:style-name="P16"/>
            <text:p text:style-name="P16"/>
            <text:p text:style-name="P234"><text:span text:style-name="T765">Bylo</text:span><text:span text:style-name="T672"> to dobře zařízené, že </text:span><text:span text:style-name="T171">Bůh, </text:span><text:span text:style-name="T279">když </text:span><text:span text:style-name="T278">se chystal povolat </text:span><text:span text:style-name="T313">p</text:span><text:span text:style-name="T278">ohan</text:span><text:span text:style-name="T313">ské Národy</text:span><text:span text:style-name="T278">, a </text:span><text:span text:style-name="T313">přikázat, aby byli </text:span><text:span text:style-name="T278">zabíje</text:span><text:span text:style-name="T313">ni</text:span><text:span text:style-name="T278"> Žid</text:span><text:span text:style-name="T313">é</text:span><text:span text:style-name="T278">, kteří nechtěli, aby jim Kristus vládl, </text:span><text:span text:style-name="T313">a </text:span><text:span text:style-name="T279">předtím uvedl tento příběh, </text:span><text:soft-page-break/><text:span text:style-name="T279">aby se neřeklo, </text:span><text:span text:style-name="T313">že</text:span><text:span text:style-name="T279">: „Nedal lidu židovskému nic, co by jim pomohlo se zlepšit“? </text:span><text:span text:style-name="T313">Není to</text:span><text:span text:style-name="T280">, jako bychom žádali něco od toho, kdo nic nedostal? Tato hřivna </text:span><text:span text:style-name="T285">však </text:span><text:span text:style-name="T280">není jen nějaký drobný peníz, když kvůli ní žena z Evangelia, k</text:span><text:span text:style-name="T313">dyž </text:span><text:span text:style-name="T280">ji nemohla najít, </text:span><text:span text:style-name="T313">rozsvítila </text:span><text:span text:style-name="T280">la</text:span><text:span text:style-name="T281">mpu, </text:span><text:span text:style-name="T313">za jejího světla </text:span><text:span text:style-name="T281">hledala, a pak se </text:span><text:span text:style-name="T307">velmi </text:span><text:span text:style-name="T281">těšila, když ji našla.</text:span></text:p>
          </table:table-cell>
        </table:table-row>
        <table:table-row table:style-name="Tabulka1.1">
          <table:table-cell table:style-name="Tabulka1.A1" office:value-type="string">
            <text:p text:style-name="P84">Lectio x.</text:p>
            <text:p text:style-name="P178">D<text:span text:style-name="T692">énique</text:span> ex una, decem mnas álius fecit, álius quinque. Fortásse iste morália habet, quia quinque sunt córporis sensus: ille duplícia, id est, mystica legis, et morália probitátis. Unde et Matthæus quinque talénta, et duo talénta pósuit. In quinque taléntis ut sint morália, in duóbus utrúmque, mysticum atque morále. Ita quod número inférius, re ubérius.</text:p>
            <text:p text:style-name="P33"/>
          </table:table-cell>
          <table:table-cell table:style-name="Tabulka1.A1" office:value-type="string">
            <text:p text:style-name="P16"/>
            <text:p text:style-name="P250"><text:span text:style-name="T692">Tedy</text:span> jeden služebník z jedné hřivny udělal deset, druhý pět. Nejspíš to znamená, že ten druhý si vedl dobře, neboť máme pět tělesných smyslů. Ten první získal dvojnásobek, tedy tajemství zákona i zběhlost v praktickém životě. Proto zde Matouš má zase pět a dvě hřivny. V pěti hřivnách jsou praktické dovednosti, ve dvou je oboje, tajemství i dovednost. Čím je tedy číslo nižší, tím vyšší je pak vý<text:span text:style-name="T971">nos</text:span>.</text:p>
          </table:table-cell>
        </table:table-row>
        <table:table-row table:style-name="Tabulka1.1">
          <table:table-cell table:style-name="Tabulka1.A1" office:value-type="string">
            <text:p text:style-name="P84">Lectio xj.</text:p>
            <text:p text:style-name="P174">E<text:span text:style-name="T692">t</text:span> hic póssumus decem mnas, decem verba intellígere, id est, legis doctrínam; quinque autem mnas, magistéria disciplínæ. Sed legisperítum in ómnibus volo esse perféctum. Non enim in sermóne, sed in virt<text:span text:style-name="T674">ú</text:span>te est regnum Dei.</text:p>
            <text:p text:style-name="P33"/>
          </table:table-cell>
          <table:table-cell table:style-name="Tabulka1.A1" office:value-type="string">
            <text:p text:style-name="P16"/>
            <text:p text:style-name="P237"><text:span text:style-name="T673">A zde můžeme deset hřiven pochopit jako deset slov, tedy učení </text:span><text:span text:style-name="T172">starého </text:span><text:span text:style-name="T282">zákona. Pět hřiven </text:span><text:span text:style-name="T283">je zase výuka ke kázni. Avšak chci, aby znalec zákona byl ve všem dokonalý. </text:span><text:span text:style-name="T284">K</text:span><text:span text:style-name="T283">rálovství Boží </text:span><text:span text:style-name="T284">je n</text:span><text:span text:style-name="T283">ejen ve slovech, ale </text:span><text:span text:style-name="T302">také</text:span><text:span text:style-name="T283"> v ctnostech. </text:span></text:p>
          </table:table-cell>
        </table:table-row>
        <table:table-row table:style-name="Tabulka1.1">
          <table:table-cell table:style-name="Tabulka1.A1" office:value-type="string">
            <text:p text:style-name="P84">Lectio xij.</text:p>
            <text:p text:style-name="P181">B<text:span text:style-name="T692">ene</text:span> autem, quia de Judæis dicit, duo soli multiplicátam pecúniam deférunt; non útique æris, sed dispensatiónis usúris. Alia est enim pecúniæ fœnebris, ália doctrínæ cœléstis usúra.</text:p>
            <text:p text:style-name="P33"/>
          </table:table-cell>
          <table:table-cell table:style-name="Tabulka1.A1" office:value-type="string">
            <text:p text:style-name="P16"/>
            <text:p text:style-name="P230"><text:span text:style-name="T692">Je</text:span> tedy dobře, že <text:span text:style-name="T125">Pán </text:span>o Židech řekl, že <text:span text:style-name="T675">dva jednomu přinesou více peněz. Ne snad v samotném kovu, ale tím, že půjčují na úrok. Něco jiného jsou však dlužné peníze a něco jiného úrok nebeského učení.</text:span></text:p>
          </table:table-cell>
        </table:table-row>
        <table:table-row table:style-name="Tabulka1.1">
          <table:table-cell table:style-name="Tabulka1.A1" table:number-columns-spanned="2" office:value-type="string">
            <text:p text:style-name="P128"><text:span text:style-name="T1">D</text:span><text:span text:style-name="T4">IE</text:span><text:span text:style-name="T5"> </text:span><text:span text:style-name="T6">X</text:span><text:span text:style-name="T40">X</text:span><text:span text:style-name="T41">VII</text:span><text:span text:style-name="T4">.</text:span><text:span text:style-name="T1"> </text:span><text:span text:style-name="T6">AUGUSTI</text:span><text:span text:style-name="T7">.</text:span></text:p>
            <text:p text:style-name="P126"><text:span text:style-name="T42">I</text:span><text:span text:style-name="T84">n</text:span><text:span text:style-name="T42"> F</text:span><text:span text:style-name="T84">esto</text:span><text:span text:style-name="T42"> </text:span><text:span text:style-name="T62">SS</text:span><text:span text:style-name="T42">. </text:span><text:span text:style-name="T61">G</text:span><text:span text:style-name="T343">u</text:span><text:span text:style-name="T344">a</text:span><text:span text:style-name="T335">ri</text:span><text:span text:style-name="T344">n</text:span><text:span text:style-name="T335">i </text:span><text:span text:style-name="T344">et </text:span><text:span text:style-name="T62">A</text:span><text:span text:style-name="T344">medei</text:span><text:span text:style-name="T335">.</text:span></text:p>
            <text:p text:style-name="P129"><text:span text:style-name="T835">Episcoporum et Confessorum</text:span>.</text:p>
            <text:p text:style-name="P135">iij. Lect. et M.</text:p>
            <text:p text:style-name="P134">(ex Supplemento Breviarii Cisterciensi de A.D. 1965)</text:p>
          </table:table-cell>
          <table:covered-table-cell/>
        </table:table-row>
        <table:table-row table:style-name="Tabulka1.1">
          <table:table-cell table:style-name="Tabulka1.A1" office:value-type="string">
            <text:p text:style-name="P71">In I. Nocturno</text:p>
            <text:p text:style-name="P63">De libro Ecclesiástici.</text:p>
            <text:p text:style-name="P79">Lectio j. <text:span text:style-name="T827">Cap. 44.</text:span></text:p>
            <text:p text:style-name="P158"><text:span text:style-name="T828">L</text:span><text:span text:style-name="T692">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58"/>
          </table:table-cell>
          <table:table-cell table:style-name="Tabulka1.A1" office:value-type="string">
            <text:p text:style-name="P14"/>
            <text:p text:style-name="P14"/>
            <text:p text:style-name="P14"/>
            <text:p text:style-name="P305"><text:span text:style-name="T756">C</text:span><text:span text:style-name="T692">hvalme</text:span> slavné muže, <text:span text:style-name="T829">své </text:span>otce<text:span text:style-name="T829"> </text:span>všech <text:s/>pokolení. Mnohou slávu vyjevil Hospodin <text:span text:style-name="T829">ve své vznešenosti od věků</text:span>. Panovali ve svých královstvích, <text:span text:style-name="T187">byli to </text:span>muži proslulí svou mocí; <text:span text:style-name="T829">věhlasní svou moudrostí, Proroci dokazovali důstojnost </text:span><text:span text:style-name="T947">těchto </text:span><text:span text:style-name="T829">Proroků</text:span>. <text:span text:style-name="T829">A vládli lidu svému ctností své moudrosti i přesvatými slovy</text:span>. </text:p>
          </table:table-cell>
        </table:table-row>
        <table:table-row table:style-name="Tabulka1.1">
          <table:table-cell table:style-name="Tabulka1.A1" office:value-type="string">
            <text:p text:style-name="P79">Lectio ij.</text:p>
            <text:p text:style-name="P163"><text:soft-page-break/><text:span text:style-name="T692">Guarínus</text:span>, Mussipónte in Lotharíngia nóbili stirpe natus, spretis ab adolescéntia mundi illécebris, Deo in religiósa família Molísmi se dicávit. Mónachis Alpénsis monastérii nuper fundáti <text:span text:style-name="T836">A</text:span>bbas præpósitus se praebuit exémplar humilitátis, poeniténtiæ et religiósæ pietátis. Ut tutiórem vero ad perfectiónem sibi munírent viam, frátribus suásit ut se Cisterciénsi disciplínae tráderent. Per ipsum Alpénsis congregátio, teste sancto Bernárdo, illústris ubíque réddita est tamquam luna per solem. Magis ac magis in dies crebrescénte illíus sanctitátis et sapiéntiæ fama, Guarínus ad regéndam Sedunénsem ecclésiam commúnibus cleri et pópuli votis assúmptus est. Ea in dignitáte constitútus incredíbili zelo quæcúmque sunt episcopális sollicitúdinis exégit. In Alpénsi monastério, ubi pietátis offíciis vacans degébat, ánimam Deo réddidit anno millésimo centésimo quinquagésimo. Corpus ibi tumulátum máximo cum honóre in ecclésia parœciáli Alpénsi asservátur.</text:p>
            <text:p text:style-name="P109"/>
          </table:table-cell>
          <table:table-cell table:style-name="Tabulka1.A1" office:value-type="string">
            <text:p text:style-name="P21"/>
            <text:p text:style-name="P210"><text:soft-page-break/><text:span text:style-name="T757">Gu</text:span><text:span text:style-name="T764">a</text:span><text:span text:style-name="T757">ri</text:span><text:span text:style-name="T764">nus</text:span><text:span text:style-name="T829"> se narodil do vznešené rodiny ve městě Pont-à-Mousson v Lotrinsku. Již jako mladík zavrhl světská lákadla a v řeholní rodině bratří z Molesme se zasvětil Bohu. Jako Opat a představený nově založeného kláštera </text:span><text:span text:style-name="T301">Aulps byl mnichům příkladem pokory, </text:span><text:span text:style-name="T302">pokání </text:span><text:span text:style-name="T304">i</text:span><text:span text:style-name="T302"> řeholní zbožnosti. Aby si však </text:span><text:span text:style-name="T314">zbudoval</text:span><text:span text:style-name="T302"> </text:span><text:span text:style-name="T304">ještě </text:span><text:span text:style-name="T302">bezpečnější a dokonalejší cestu, přesvědčil své bratry, aby se svěřili Cisterciácké kázni. Skrze něj se pak a</text:span><text:span text:style-name="T304">u</text:span><text:span text:style-name="T302">lpská kongregace, jak svědčí svatý Bernard, celá rozzářila jako měsíc díky </text:span><text:span text:style-name="T314">záři </text:span><text:span text:style-name="T302">slunc</text:span><text:span text:style-name="T314">e</text:span><text:span text:style-name="T302">. Den ode dne rostla pověst jeho svatosti a moudrosti, až byl Guarinus společným hlasem kněžstva i lidu </text:span><text:span text:style-name="T303">přijat, aby spravoval diecézi ve </text:span><text:span text:style-name="T189">švýcarském </text:span><text:span text:style-name="T303">městě Sion. Když se ujal tohoto důstojného úřadu, projevoval <text:s/>neuvěřitelný zápal ve všem, co náleží ke starostem Biskupa. V klášteře Aulps, kam se po uvolnění úřadu zbožně uchýlil, svou duši navrátil Bohu roku 1150. Jeho tělo tam </text:span><text:span text:style-name="T305">je</text:span><text:span text:style-name="T303"> pohřbeno a dodnes je v nejvyšší úctě uchováno ve farním kostele ve městě Aulps.</text:span></text:p>
          </table:table-cell>
        </table:table-row>
        <table:table-row table:style-name="Tabulka1.1">
          <table:table-cell table:style-name="Tabulka1.A1" office:value-type="string">
            <text:p text:style-name="P79">Lectio iij.</text:p>
            <text:p text:style-name="P168"><text:span text:style-name="T692">Amedéus</text:span>, e nóbili prosápia de castro Costa agri Viennénsis oriúndus, a patre, rebus humánis renuntiánte, primum Cisterciénsibus, deínde Cluniacénsibus erudiéndus tráditus est. A quibus in aulam imperatóris Henríci quinti consanguínei sui missus est. Redux, Claramvállem pétiit et brevi póstea a sancto Bernárdo mónachis Altæcúmbæ cœnóbii præféctus est. Deínde jussu Summi Pontíficis, clero populóque plaudéntibus, ecclésiam Lausannénsem regéndam suscépit et, ómnium virtútum splendóre fulgens, multis benefíciis auxit, necnon ab imperatóre Frederíco in suum cancellárium vocátus est. Exstant octo homilíæ vere ígneæ, dulces verbísque elegántes a sancto præsule in laudem Beatíssimas Vírginis scriptæ. Post annos quatuórdecim in episcopátu sanctíssimi explétos e vita migrávit, anno supra millésimum centésimo quinquagésimo nono. In ecclésia cathedráli sepúltus est et pia memória cultus supérstes vixit.</text:p>
            <text:p text:style-name="P27"/>
          </table:table-cell>
          <table:table-cell table:style-name="Tabulka1.A1" office:value-type="string">
            <text:p text:style-name="P21"/>
            <text:p text:style-name="P217"><text:span text:style-name="T767">Amedeus</text:span> <text:span text:style-name="T838">byl vznešeného původu a pocházel ze zámku Chatte de Dauphin poblíž Vienne. Poté, co se zřekl lidských </text:span><text:span text:style-name="T972">záležitostí</text:span><text:span text:style-name="T838">, jej otec dal na vzdělání nejdříve do </text:span><text:span text:style-name="T190">kláštera v </text:span><text:span text:style-name="T838">Cîteaux, poté v Cluny. Tito jej poslali na dvůr císaře Jindřicha V., jeho příbuzného. Když se navrátil, odebral se do Clairvaux, a krátce nato jej svatý Bernard ustanovil představeným mnichů v Hautecombe. Poté na příkaz Svatého Otce a k velké radosti kněžstva i lidu, přijal správu diecéze Lausanne, kde zazářil jasem všech ctností a obdržel mnoho poct, mezi nimiž </text:span><text:span text:style-name="T947">byla i ta, že </text:span><text:span text:style-name="T838">jej i císař Fridrich povolal za svého kancléře. Dochovalo se od něj osm vskutku plamenných homilií, které svatý vůdce sladkými i vybranými slovy sepsal ke chvále Nejblahoslavenější Panny. Když uplynulo čtyřicet přesvatých let jeho biskupské služby, odešel ze života roku 1159. Pohřben je v katedrálním kostele a úcta k jeho zbožné památce žije dodnes.</text:span></text:p>
          </table:table-cell>
        </table:table-row>
        <table:table-row table:style-name="Tabulka1.1">
          <table:table-cell table:style-name="Tabulka1.A1" table:number-columns-spanned="2" office:value-type="string">
            <text:p text:style-name="P49"><text:span text:style-name="T1">DIE</text:span><text:span text:style-name="T11"> </text:span><text:span text:style-name="T27">XX</text:span><text:span text:style-name="T18">V</text:span><text:span text:style-name="T28">III</text:span><text:span text:style-name="T11">. </text:span><text:span text:style-name="T3">AUGUSTI</text:span></text:p>
            <text:p text:style-name="P118"><text:span text:style-name="T42">I</text:span><text:span text:style-name="T84">n</text:span><text:span text:style-name="T42"> F</text:span><text:span text:style-name="T84">esto</text:span><text:span text:style-name="T42"> S. </text:span><text:span text:style-name="T58">A</text:span><text:span text:style-name="T340">u</text:span><text:span text:style-name="T341">gustin</text:span><text:span text:style-name="T340">i</text:span><text:span text:style-name="T335">.</text:span></text:p>
            <text:p text:style-name="P99"><text:span text:style-name="T676">Episcopi, </text:span>Confessor<text:span text:style-name="T480">is et Ecclesiæ Doctoris</text:span>.</text:p>
            <text:p text:style-name="P9"><text:span text:style-name="T95">MM</text:span><text:span text:style-name="T94">. </text:span><text:span text:style-name="T95">min</text:span><text:span text:style-name="T91">.</text:span></text:p>
          </table:table-cell>
          <table:covered-table-cell/>
        </table:table-row>
        <table:table-row table:style-name="Tabulka1.1">
          <table:table-cell table:style-name="Tabulka1.A1" office:value-type="string">
            <text:p text:style-name="P59">In I<text:span text:style-name="T690">. Nocturno</text:span></text:p>
            <text:p text:style-name="P60">De libro Ecclesiástici.</text:p>
            <text:p text:style-name="P73">Lectio j. Cap. <text:span text:style-name="T471">39</text:span>.</text:p>
            <text:p text:style-name="P154"><text:soft-page-break/>S<text:span text:style-name="T692">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154"/>
          </table:table-cell>
          <table:table-cell table:style-name="Tabulka1.A1" office:value-type="string">
            <text:p text:style-name="P10"/>
            <text:p text:style-name="P10"/>
            <text:p text:style-name="P10"/>
            <text:p text:style-name="P301"><text:soft-page-break/><text:span text:style-name="T762">Moudrý</text:span><text:span text:style-name="T651"> člověk</text:span> hledá moudrost všech starých a proroctvími se <text:span text:style-name="T651">za</text:span>obírá. Vypravování mužů slovutných si pamatuje a v důvtip přísloví proniká. Tajnosti podobenství zkoumá, a záhadami přísloví se zabývá. Mezi velmoži koná službu, a před obličejem vladařovým se ukazuje. </text:p>
            <text:p text:style-name="P300"/>
          </table:table-cell>
        </table:table-row>
        <table:table-row table:style-name="Tabulka1.1">
          <table:table-cell table:style-name="Tabulka1.A1" office:value-type="string">
            <text:p text:style-name="P74">Lectio ij.</text:p>
            <text:p text:style-name="P159">I<text:span text:style-name="T692">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159"/>
          </table:table-cell>
          <table:table-cell table:style-name="Tabulka1.A1" office:value-type="string">
            <text:p text:style-name="P18"/>
            <text:p text:style-name="P280"><text:span text:style-name="T790">Do</text:span><text:span text:style-name="T862"> zemí cizích národů chodí, neboť dobro i zlo mezi lidmi zkouší. Srdcem svým za úsvitu s oddaností hledá Pána, který ho stvořil, před zrakem Nejvyššího se modlí. Otvírá svá ústa </text:span><text:span text:style-name="T880">k</text:span><text:span text:style-name="T862"> modlitbě, a za své hříchy vyprošuje si odpuštění. </text:span></text:p>
          </table:table-cell>
        </table:table-row>
        <table:table-row table:style-name="Tabulka1.1">
          <table:table-cell table:style-name="Tabulka1.A1" office:value-type="string">
            <text:p text:style-name="P74">Lectio iij.</text:p>
            <text:p text:style-name="P159">S<text:span text:style-name="T692">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159"/>
          </table:table-cell>
          <table:table-cell table:style-name="Tabulka1.A1" office:value-type="string">
            <text:p text:style-name="P18"/>
            <text:p text:style-name="P197">C<text:span text:style-name="T692">hce-li</text:span> Hospodin veliký, duchem <text:span text:style-name="T652">po</text:span>rozum<text:span text:style-name="T652">ění </text:span>ho naplňuje. On pak <text:span text:style-name="T652">jako déšť </text:span>chrlí řeči své moudrosti a na modlitbě chválí Pána. Umí on <text:span text:style-name="T652">směřovat své </text:span>snahy i myšlenky, o záhadách svých pak uvažovat. </text:p>
          </table:table-cell>
        </table:table-row>
        <table:table-row table:style-name="Tabulka1.1">
          <table:table-cell table:style-name="Tabulka1.A1" office:value-type="string">
            <text:p text:style-name="P75">Lectio i<text:span text:style-name="T488">v</text:span>.</text:p>
            <text:p text:style-name="P160">I<text:span text:style-name="T692">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160"/>
          </table:table-cell>
          <table:table-cell table:style-name="Tabulka1.A1" office:value-type="string">
            <text:p text:style-name="P18"/>
            <text:p text:style-name="P197"><text:span text:style-name="T692">On</text:span> oznamuje kázeň své nauky, zákonem pak smlouvy Páně se honosí. Vychvalují mnozí moudrost jeho, ani na věky nebude vyhlazena. N<text:span text:style-name="T652">ikdy n</text:span>ezhyne jeho památka, jeho jméno žít bude <text:span text:style-name="T652">až do</text:span> poslední<text:span text:style-name="T652">ch</text:span> <text:span text:style-name="T652">po</text:span>kolen<text:span text:style-name="T652">í</text:span>. Moudrost jeho hlásat<text:span text:style-name="T652">i</text:span> budou pohané, a chválu jeho zvěstovat<text:span text:style-name="T652">i</text:span> bude obec. <text:s/><text:span text:style-name="T502">(</text:span><text:span text:style-name="T163">Hejčl, </text:span><text:span text:style-name="T164">lehce upraveno</text:span><text:span text:style-name="T163">)</text:span></text:p>
          </table:table-cell>
        </table:table-row>
        <table:table-row table:style-name="Tabulka1.1">
          <table:table-cell table:style-name="Tabulka1.A1" office:value-type="string">
            <text:p text:style-name="P52">In II<text:span text:style-name="T690">. Nocturno</text:span></text:p>
            <text:p text:style-name="P90"><text:bookmark text:name="__DdeLink__2400_1673144709113111111211"/>Lectio v.</text:p>
            <text:p text:style-name="P308">A<text:span text:style-name="T692">ugustínus</text:span>, Tagáste in Africa honéstis paréntibus natus, adoléscens, dum esset Carthágine, in Manichæórum hæresim íncidit. Póstea Romam proféctus, inde Mediolánum missus ut Rhetóricam docéret, cum ibi frequens Ambrósii Epíscopi esset audítor, ejus ópera incénsus stúdio Cathólicæ fídei, annos natus trigínta tres ab ipso baptizátur. Revérsus in Africam, cum religióne vitæ sanctimóniam conjúngens, a Valério notæ sanctitátis Epíscopo Hipponénsi Présbyter factus est.</text:p>
            <text:p text:style-name="P42"/>
          </table:table-cell>
          <table:table-cell table:style-name="Tabulka1.A1" office:value-type="string">
            <text:p text:style-name="P39"/>
            <text:p text:style-name="P39"/>
            <text:p text:style-name="P337"><text:span text:style-name="T773">Augustin</text:span><text:span text:style-name="T682"> se narodil ve </text:span><text:span text:style-name="T175">městě </text:span><text:span text:style-name="T682"><text:s/>Tagaste v Africe poctivým rodičům. Jako mladík, když byl ještě v Kartágu, propadl herezi Manichejců. Poté odešel do Říma a odtud byl poslán do Milána, aby vyučoval rétoriku. Tam se stal častým posluchačem Biskupa Ambrože a jeho díla jej podnítila ke studiu Katolické víry. Sám Ambrož jej ve třiceti třech letech pokřtil. Vrátil se do Afriky, kde zbožný život spojoval se svatostí, a Valérius, Hip</text:span><text:span text:style-name="T948">­</text:span><text:span text:style-name="T682">ponský Biskup velké svatosti, jej vysvětil na Kněze. </text:span></text:p>
          </table:table-cell>
        </table:table-row>
        <table:table-row table:style-name="Tabulka1.1">
          <table:table-cell table:style-name="Tabulka1.A1" office:value-type="string">
            <text:p text:style-name="P94">Lectio vj.</text:p>
            <text:p text:style-name="P311">Q<text:span text:style-name="T692">uo</text:span> témpore famíliam instítuit Religiosórum; quibúscum victu commúni, eodémque cultu utens, eos ad Apostólicæ vitæ doctrinæque disci<text:soft-page-break/>plínam diligentíssime erudiébat. Sed cum vigéret Manichæórum hæresis, veheméntius in illam ínvehi cœpit: Fortunatúmque hæresiárcham confutávit. Hac Augustini pietáte commótus Valérius, eum adjutórem adhíbuit Episcopális offícii. Nihil illo fuit humílius, nihil continéntius. Lectus ac vestítus moderátus, vulgáris mensa, quam semper sacra vel lectióne, vel disputatióne condiébat.</text:p>
            <text:p text:style-name="P102"/>
          </table:table-cell>
          <table:table-cell table:style-name="Tabulka1.A1" office:value-type="string">
            <text:p text:style-name="P39"/>
            <text:p text:style-name="P338">V té době <text:span text:style-name="T973">ustanovil</text:span> rodinu <text:span text:style-name="T973">Řeholníků</text:span>, s nimiž ve společném životě užíval <text:span text:style-name="T683">jednu řeholi,</text:span> a neúnavně je vzdělával v kázni Apoštolského života a <text:soft-page-break/>učení. Když však sílila hereze Manichejců, ještě <text:span text:style-name="T683">odhodlaněji</text:span> proti ní začal bojovat a porazil heresiarchu Fortunata. <text:span text:style-name="T839">Veliká</text:span> Augustinova zbožnost natolik pohnula Valéria, že jej učinil svým pomocníkem v Biskupské službě. Nikdo nebyl pokornější a zdrženlivější než on. Měl skromné lůžko i šat, obyčejný stůl, na kterém se <text:span text:style-name="T683">neustále</text:span> věnoval posvátné četbě či <text:span text:style-name="T839">disputacím</text:span>.</text:p>
          </table:table-cell>
        </table:table-row>
        <table:table-row table:style-name="Tabulka1.1">
          <table:table-cell table:style-name="Tabulka1.A1" office:value-type="string">
            <text:p text:style-name="P94">Lectio vij.</text:p>
            <text:p text:style-name="P311">N<text:span text:style-name="T692">ullum</text:span> finem fecit prædicándi Dei verbum, nisi gravi morbo oppréssus. Hæréticos perpétuo insectátus et coram, et scriptis, ac nullo loco passus consístere. Africam a Manichæórum, Donatistárum, Pelagianórum, aliorúmque prætérea hæreticórum erróre magna ex parte liberávit. Wándalis Africam bello vastántibus‚ et Hippónem tértium jam mensem obsidéntibus, in febrim incídit.</text:p>
            <text:p text:style-name="P44"/>
          </table:table-cell>
          <table:table-cell table:style-name="Tabulka1.A1" office:value-type="string">
            <text:p text:style-name="P39"/>
            <text:p text:style-name="P363"><text:span text:style-name="T726">Neúnavně</text:span><text:span text:style-name="T381"> zvěstoval Boží slovo, než jej stihla krutá nemoc. Neustále pronásledoval </text:span><text:span text:style-name="T382">bludaře</text:span><text:span text:style-name="T381">, osobně i svými spisy, a nestrpěl, aby se </text:span><text:span text:style-name="T399">na nějakém místě</text:span><text:span text:style-name="T423"> v jeho diecézi</text:span><text:span text:style-name="T381"> usadili. Velkou část Afriky </text:span><text:span text:style-name="T399">o</text:span><text:span text:style-name="T381">svobodil od omylů Manichejců, Donatistů, Pelagiánů i dalších </text:span><text:span text:style-name="T382">bludařů</text:span><text:span text:style-name="T381">. Poté, co Vandalové poničili Afriku válkou a již třetí měsíc obléhali </text:span><text:span text:style-name="T421">město </text:span><text:span text:style-name="T381">Hippo, zachvátila jej horečka.</text:span></text:p>
          </table:table-cell>
        </table:table-row>
        <table:table-row table:style-name="Tabulka1.1">
          <table:table-cell table:style-name="Tabulka1.A1" office:value-type="string">
            <text:p text:style-name="P94">Lectio viij.</text:p>
            <text:p text:style-name="P311">I<text:span text:style-name="T692">taque</text:span> cum discéssum e vita sibi instáre intellígeret‚ Psalmos David, qui ad pœniténtiam pértinent, in conspéctu pósitos profúsis lácrymis legébat. Solébat autem dícere néminem, etsi nullíus scéleris sibi cónscius esset, commíttere debére, ut sine pœniténtia migráret e vita. Ergo sénsibus íntegris, in oratióne defíxus, astántibus frátribus, quos ad charitátem, pietátem, virtutésque omnes erat adhortátus, migrávit in cœlum.</text:p>
            <text:p text:style-name="P102"/>
          </table:table-cell>
          <table:table-cell table:style-name="Tabulka1.A1" office:value-type="string">
            <text:p text:style-name="P39"/>
            <text:p text:style-name="P364"><text:span text:style-name="T727">Když</text:span><text:span text:style-name="T383"> tedy viděl, že se blíží konec jeho života, čítal Davidovy kající Žalmy, které měl položené </text:span><text:span text:style-name="T382">vždy na dohled</text:span><text:span text:style-name="T383">, a přitom proléval mnoho slz. Říkával totiž, že nikdo, i když si není vědom žádného svého hříchu, by se neměl odvážit odejít ze světa bez řádného pokání. Proto </text:span><text:span text:style-name="T384">zcela </text:span><text:span text:style-name="T383">při smyslech, ponořen v modlitbě, s bratry, kteří stáli kolem něj, </text:span><text:span text:style-name="T384">přičemž </text:span><text:span text:style-name="T383">on je povzbuzoval k lásce, zbožnosti a ke všem ctnostem, odešel do nebe.</text:span></text:p>
          </table:table-cell>
        </table:table-row>
        <table:table-row table:style-name="Tabulka1.1">
          <table:table-cell table:style-name="Tabulka1.A1" office:value-type="string">
            <text:p text:style-name="P54">In III<text:span text:style-name="T690">. Nocturno</text:span></text:p>
            <text:p text:style-name="P48"><text:span text:style-name="T211">Léctio sancti Evangélii</text:span><text:span text:style-name="T212"> </text:span><text:span text:style-name="T213">secúndum </text:span><text:span text:style-name="T214">Matthæum</text:span><text:span text:style-name="T211">.</text:span><text:span text:style-name="T31"> </text:span></text:p>
            <text:p text:style-name="P48"><text:span text:style-name="T31">Lectio ix. Cap. </text:span><text:span text:style-name="T32">5</text:span><text:span text:style-name="T31">.</text:span></text:p>
            <text:p text:style-name="P185">I<text:span text:style-name="T768">n</text:span> illo témpore: Dixit Jesus disc<text:span text:style-name="T677">í</text:span>pulis suis: Vos estis sal terrae. Quod si sal evanúerit, in quo saliétur? Et réliqua. </text:p>
            <text:p text:style-name="P31"/>
            <text:p text:style-name="P48"><text:span text:style-name="T462">Homilia sancti </text:span><text:span text:style-name="T212">A</text:span><text:span text:style-name="T214">ugustíni</text:span><text:span text:style-name="T462"> Epíscopi</text:span><text:span text:style-name="T211">.</text:span></text:p>
            <text:p text:style-name="P48"><text:span text:style-name="T9">Lib. 2. Comment. in Luc. </text:span><text:span text:style-name="T10">C</text:span><text:span text:style-name="T9">ap. 2.</text:span></text:p>
            <text:p text:style-name="P290"><text:span text:style-name="T217">O</text:span><text:span text:style-name="T769">sténdit</text:span><text:span text:style-name="T214"> </text:span><text:span text:style-name="T211">Dóminus fátuos esse judicándos, qui temporálium bonórum, ve</text:span><text:span text:style-name="T214">l </text:span><text:span text:style-name="T211">cópiam </text:span><text:span text:style-name="T214">s</text:span><text:span text:style-name="T211">ectántes, vel inópiam metuéntes, am</text:span><text:span text:style-name="T214">í</text:span><text:span text:style-name="T211">ttunt ætérna, quae nec dari possunt ab hom</text:span><text:span text:style-name="T214">í</text:span><text:span text:style-name="T211">nibus nec </text:span><text:span text:style-name="T214">a</text:span><text:span text:style-name="T211">uférri. Itaque si sal infatu</text:span><text:span text:style-name="T214">á</text:span><text:span text:style-name="T211">tum fúerit, in quo saliétur? </text:span><text:span text:style-name="T214">i</text:span><text:span text:style-name="T211">d est, si vos, per quos condiéndi sunt quodámmodo pópuli, metu persecutiónum temporálium </text:span><text:span text:style-name="T215">a</text:span><text:span text:style-name="T211">miséritis regna cœlórum; qui erunt hómines, per quos </text:span><text:span text:style-name="T214">a</text:span><text:span text:style-name="T211"> vobis error auferátur, c</text:span><text:span text:style-name="T214">u</text:span><text:span text:style-name="T211">m vos elégerit Deus, per quos errórem áuferat ceterórúm?</text:span></text:p>
            <text:p text:style-name="P37"><text:soft-page-break/></text:p>
          </table:table-cell>
          <table:table-cell table:style-name="Tabulka1.A1" office:value-type="string">
            <text:p text:style-name="P117"/>
            <text:p text:style-name="P41"/>
            <text:p text:style-name="P41"/>
            <text:p text:style-name="P281"><text:span text:style-name="T720">Za</text:span><text:span text:style-name="T363"> onoho času </text:span><text:span text:style-name="T385">řekl Ježíš svým učedníkům: „Vy jste sůl země. Co když sůl ztratí chuť, čím bude </text:span><text:span text:style-name="T382">o</text:span><text:span text:style-name="T385">sol</text:span><text:span text:style-name="T382">ena</text:span><text:span text:style-name="T385">?“</text:span><text:span text:style-name="T386"> </text:span><text:span text:style-name="T363">A ostatní.</text:span></text:p>
            <text:p text:style-name="P41"/>
            <text:p text:style-name="P41"/>
            <text:p text:style-name="P41"/>
            <text:p text:style-name="P283"><text:span text:style-name="T778">Pán</text:span><text:span text:style-name="T842"> ukázal, </text:span><text:span text:style-name="T929">jak</text:span><text:span text:style-name="T842"> bláhoví jsou </text:span><text:span text:style-name="T930">a </text:span><text:span text:style-name="T929">že</text:span><text:span text:style-name="T930"> budou souzeni </text:span><text:span text:style-name="T842">ti, kteří dobry časnými, ať </text:span><text:span text:style-name="T931">ji</text:span><text:span text:style-name="T842">ž </text:span><text:span text:style-name="T930">honbou za bohatstvím</text:span><text:span text:style-name="T842"> nebo strachem z chudoby, ztrácejí dobra věčná, která </text:span><text:span text:style-name="T930">jim žádný </text:span><text:span text:style-name="T842">člověk nemůže dát ani vzít. Pokud tedy sůl ztratí </text:span><text:span text:style-name="T931">chuť</text:span><text:span text:style-name="T842">, čím bude </text:span><text:span text:style-name="T931">o</text:span><text:span text:style-name="T842">sol</text:span><text:span text:style-name="T931">ena</text:span><text:span text:style-name="T842">? To </text:span><text:span text:style-name="T930">znamená</text:span><text:span text:style-name="T842">, pokud vy, </text:span><text:span text:style-name="T932">kteří máte svým způsobem uchovávat lidi </text:span><text:span text:style-name="T933">před zkažením</text:span><text:span text:style-name="T932">, a kvůli strachu z časných potíží ztratíte nebeské království, kde se najdou lidé, kteří vás zbaví vašeho omylu, když právě vás si vybral Bůh, abyste pomáhali od omylů ostatním?</text:span></text:p>
          </table:table-cell>
        </table:table-row>
        <table:table-row table:style-name="Tabulka1.1">
          <table:table-cell table:style-name="Tabulka1.A1" office:value-type="string">
            <text:p text:style-name="P92">Lectio x.</text:p>
            <text:p text:style-name="P185">E<text:span text:style-name="T768">rgo</text:span> ad níhilum valet sal infatu<text:span text:style-name="T679">á</text:span>tum, nisi ut mittátur foras, et <text:span text:style-name="T679">con</text:span>c<text:span text:style-name="T679">u</text:span>lcétur ab hom<text:span text:style-name="T679">í</text:span>nibus. Non it<text:span text:style-name="T679">á</text:span>que calcátur ab hominibus, qui pátitur persecutiónem: sed qui persecutiónem timénd<text:span text:style-name="T679">o</text:span> infatu<text:span text:style-name="T679">á</text:span>tur. Calcári enim non potest, <text:span text:style-name="T679">n</text:span>isi inférior: sed inférior non est, qui quamvis córpore multa in terra sust<text:span text:style-name="T679">í</text:span>neat, corde tamen fixus in cœlo est.</text:p>
            <text:p text:style-name="P31"/>
          </table:table-cell>
          <table:table-cell table:style-name="Tabulka1.A1" office:value-type="string">
            <text:p text:style-name="P41"/>
            <text:p text:style-name="P288"><text:span text:style-name="T692">Takže</text:span> zkažená sůl se nehodí k ničemu jinému, než aby se vyhodila ven, a lidé po ní šlapali. Lidé nebudou šlapat po tom, kdo trpí potížemi, ale po tom, kdo se zkazil ze strachu před nimi. Šlapat se dá jen po tom, co je níže. Nicméně <text:span text:style-name="T680">níže není ten, kdo přesto, že jeho tělo na zemi mnoho trpělo, pohled jeho srdce je vždy upřen k nebesům. </text:span></text:p>
          </table:table-cell>
        </table:table-row>
        <table:table-row table:style-name="Tabulka1.1">
          <table:table-cell table:style-name="Tabulka1.A1" office:value-type="string">
            <text:p text:style-name="P92">Lectio xj.</text:p>
            <text:p text:style-name="P291"><text:span text:style-name="T216">V</text:span><text:span text:style-name="T769">os</text:span><text:span text:style-name="T211"> estis lumen mundi. Quómodo dixit supéri</text:span><text:span text:style-name="T216">u</text:span><text:span text:style-name="T211">s sal terræ, sic nunc dicit lumen mundi. Nam neque supéri</text:span><text:span text:style-name="T216">u</text:span><text:span text:style-name="T211">s ista terra accipiénda est, quam pédib</text:span><text:span text:style-name="T216">u</text:span><text:span text:style-name="T211">s corpóreis calcámus: sed hómines</text:span><text:span text:style-name="T216">,</text:span><text:span text:style-name="T211"> qui in terra hábitant, vel étiam peccatóres, quorum condiéndis et extinguéndis putóribus Apostólicum salem Dóminus misit.</text:span></text:p>
            <text:p text:style-name="P31"/>
          </table:table-cell>
          <table:table-cell table:style-name="Tabulka1.A1" office:value-type="string">
            <text:p text:style-name="P41"/>
            <text:p text:style-name="P286"><text:span text:style-name="T692">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678">zejména</text:span> hříšníky, k jejichž uchování a zamezení <text:span text:style-name="T125">hnilobnému</text:span> zápachu Pán poslal sůl <text:span text:style-name="T839">A</text:span>poštolů.</text:p>
          </table:table-cell>
        </table:table-row>
        <table:table-row table:style-name="Tabulka1.1">
          <table:table-cell table:style-name="Tabulka1.A1" office:value-type="string">
            <text:p text:style-name="P92">Lectio xij.</text:p>
            <text:p text:style-name="P185"><text:span text:style-name="T679">E</text:span><text:span text:style-name="T772">t</text:span><text:span text:style-name="T679"> </text:span>h<text:span text:style-name="T679">i</text:span>c mundum, non cœlum et terram, sed hómines, qui sunt in mundo, vel <text:span text:style-name="T679">díligunt </text:span>mundum, opórtet <text:span text:style-name="T679">intélligi, </text:span>quibus illuminándis <text:span text:style-name="T679">Apóstoli </text:span>missi sunt. Non potest <text:span text:style-name="T681">cívitas </text:span>abscóndi super montem pósita; id est, fundáta super insignem magnámque just<text:span text:style-name="T679">í</text:span>tiam, quam sign<text:span text:style-name="T679">í</text:span>ficat étiam ipse mons, in quo d<text:span text:style-name="T679">í</text:span>sputat Dóminus.</text:p>
            <text:p text:style-name="P187"/>
          </table:table-cell>
          <table:table-cell table:style-name="Tabulka1.A1" office:value-type="string">
            <text:p text:style-name="P41"/>
            <text:p text:style-name="P289">A měli bychom pochopit, že tento svět, <text:span text:style-name="T681">a to</text:span> ne<text:span text:style-name="T681">jsou</text:span> nebe<text:span text:style-name="T681">sa</text:span> a země, ale lidé, kteří ve světě jsou či svět milují, právě kvůli nim jsou posláni <text:span text:style-name="T839">A</text:span>poštolové, aby je osvítili. Nemůže zůstat skryto město ležící na hoře. To proto, že má sv<text:span text:style-name="T681">é</text:span> základ<text:span text:style-name="T681">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49"><text:span text:style-name="T1">DIE</text:span><text:span text:style-name="T11"> </text:span><text:span text:style-name="T27">XX</text:span><text:span text:style-name="T28">IX</text:span><text:span text:style-name="T11">. </text:span><text:span text:style-name="T3">AUGUSTI</text:span></text:p>
            <text:p text:style-name="P118"><text:span text:style-name="T42">I</text:span><text:span text:style-name="T84">n</text:span><text:span text:style-name="T42"> </text:span><text:span text:style-name="T59">D</text:span><text:span text:style-name="T84">e</text:span><text:span text:style-name="T90">c</text:span><text:span text:style-name="T84">o</text:span><text:span text:style-name="T90">llatione</text:span><text:span text:style-name="T42"> S. </text:span><text:span text:style-name="T59">J</text:span><text:span text:style-name="T342">oannis </text:span><text:span text:style-name="T59">B</text:span><text:span text:style-name="T342">aptistæ</text:span><text:span text:style-name="T335">.</text:span></text:p>
            <text:p text:style-name="P9"><text:span text:style-name="T95">MM</text:span><text:span text:style-name="T94">. </text:span><text:span text:style-name="T95">min</text:span><text:span text:style-name="T91">.</text:span></text:p>
          </table:table-cell>
          <table:covered-table-cell/>
        </table:table-row>
        <table:table-row table:style-name="Tabulka1.1">
          <table:table-cell table:style-name="Tabulka1.A1" office:value-type="string">
            <text:p text:style-name="P59">In I<text:span text:style-name="T690">. Nocturno</text:span></text:p>
            <text:p text:style-name="P60">Incipit Jeremías Prophéta.</text:p>
            <text:p text:style-name="P73">Lectio j. Cap. <text:span text:style-name="T478">1</text:span>.</text:p>
            <text:p text:style-name="P154">V<text:span text:style-name="T692">erba</text:span> Jeremiæ fílii Helcíæ, de sacerdótibus, qui fuérunt in Anathoth, in terra Bénjamin. Quod factum est verbum Dómini ad éum in diébus Josíæ fílii Amon regis Juda, in tértio décimo anno regni ejus. Et factum est in diébus Jóakim fílii Josíæ regis Juda‚ usque ad consummatiónem undécimi anni Sedecíæ fílii Josíæ regis Juda, usque ad transmigratiónem Jerúsalem, <text:span text:style-name="T948">i</text:span>n mense quinto.</text:p>
            <text:p text:style-name="P154"/>
          </table:table-cell>
          <table:table-cell table:style-name="Tabulka1.A1" office:value-type="string">
            <text:p text:style-name="P10"/>
            <text:p text:style-name="P10"/>
            <text:p text:style-name="P10"/>
            <text:p text:style-name="P303"><text:span text:style-name="T762">Slova</text:span><text:span text:style-name="T651"> Jeremjáše, syna Chilkijášova, z kněží v Anatótu v zemi Benjamínově. K němu se stalo slovo Hospodinovo za dnů judského krále Jóšijáše, syna Amónova, ve třináctém roce jeho kralování. Stávalo se též za dnů judského krále Jójakíma, syna Jóšijášova, až do konce jedenáctého roku </text:span><text:span text:style-name="T173">vlády</text:span><text:span text:style-name="T651"> judského krále Sidkijáše, syna Jóšijášova, až do přestěhování Jeru</text:span><text:span text:style-name="T974">s</text:span><text:span text:style-name="T651">aléma v pátém měsíci </text:span><text:span text:style-name="T173">toho roku</text:span><text:span text:style-name="T651">. </text:span></text:p>
            <text:p text:style-name="P300"/>
          </table:table-cell>
        </table:table-row>
        <table:table-row table:style-name="Tabulka1.1">
          <table:table-cell table:style-name="Tabulka1.A1" office:value-type="string">
            <text:p text:style-name="P74">Lectio ij.</text:p>
            <text:p text:style-name="P159">E<text:span text:style-name="T692">t</text:span> factum est verbum Dómini ad me, dicens: Priúsquam te formárem in útero, novi te: et ántequam exíres de vulva, sanctificávi te, et Prophétam in Géntibus dedi te. Et dixi, A a a, Dómine Deus: <text:soft-page-break/>ecce néscio loqui, quia puer ego sum. Et dixit Dóminus ad me: Noli dícere: Puer sum: quóniam ad ómnia, quæ mittam te, ibis: et univérsa, quæcúmque mandávero tibi, loquéris.</text:p>
            <text:p text:style-name="P159"/>
          </table:table-cell>
          <table:table-cell table:style-name="Tabulka1.A1" office:value-type="string">
            <text:p text:style-name="P18"/>
            <text:p text:style-name="P219"><text:span text:style-name="T692">Stalo</text:span> se ke mně slovo Hospodinovo: „Dříve než jsem tě vytvořil v životě matky, znal jsem tě, dříve než jsi vyšel z lůna, posvětil jsem tě, dal jsem tě <text:span text:style-name="T974">pohanským N</text:span>árodům za <text:span text:style-name="T974">P</text:span>roroka.“ Nato jsem odpo<text:soft-page-break/>věděl: „Ach, Panovníku Hospodine, nevím, jak bych mluvil. Jsem přece chlapec.“ Ale Hospodin mi řekl: „Neříkej: Jsem chlapec. Všude, kam tě pošlu, půjdeš, a všechno, co ti přikážu, řekneš. </text:p>
          </table:table-cell>
        </table:table-row>
        <table:table-row table:style-name="Tabulka1.1">
          <table:table-cell table:style-name="Tabulka1.A1" office:value-type="string">
            <text:p text:style-name="P74">Lectio iij.</text:p>
            <text:p text:style-name="P159">N<text:span text:style-name="T692">e</text:span> timeas a fácie eórum: quia tecum ego sum ut éruam te, dicit Dóminus. Et misit Dóminus manum suam, et tétigit os meum: et dixit Dóminus ad me: Ecce dedi verba mea in ore tuo: ecce constítui te hódie super Gentes, et super regna ut evéllas, et déstruas, et dispérdas, et díssipes, et ædífices‚ et plantes.</text:p>
            <text:p text:style-name="P159"/>
          </table:table-cell>
          <table:table-cell table:style-name="Tabulka1.A1" office:value-type="string">
            <text:p text:style-name="P18"/>
            <text:p text:style-name="P200"><text:span text:style-name="T692">Neboj</text:span> se jich, já budu s tebou a vysvobodím tě, je výrok Hospodinův.“ Hospodin vztáhl svou ruku a dotkl se mých úst. Pak mi Hospodin řekl: „Hle, vložil jsem ti do úst svá slova. Hleď, tímto dnem tě ustanovuji nad <text:span text:style-name="T974">pohanskými N</text:span>árody a nad královstvími, abys rozvracel a podvracel, abys ničil a bořil, stavěl a sázel.“ </text:p>
          </table:table-cell>
        </table:table-row>
        <table:table-row table:style-name="Tabulka1.1">
          <table:table-cell table:style-name="Tabulka1.A1" office:value-type="string">
            <text:p text:style-name="P75">Lectio i<text:span text:style-name="T488">v</text:span>.</text:p>
            <text:p text:style-name="P160">T<text:span text:style-name="T692">u</text:span> ergo accinge lumbos tuos, et surge, et lóquere ad eos omnia quæ ego præcípio tibi. Ne formídes a fácie eórum: nec enim timére te fáciam vultum eórum. Ego quippe dedi te hodie in civitátem munítam, et in colúmnam férream, et in murum æreum, super omnem terram, regibus Juda‚ princípibus ejus, et sacerdótibus, et pópulo terræ. Et bellábunt advérsum te, et non prævalébunt: quia ego tecum sum, ait Dóminus, ut líberem te.</text:p>
            <text:p text:style-name="P160"/>
          </table:table-cell>
          <table:table-cell table:style-name="Tabulka1.A1" office:value-type="string">
            <text:p text:style-name="P18"/>
            <text:p text:style-name="P201"><text:span text:style-name="T692">Ty</text:span> však přepásej svá bedra, povstaň a vyřiď jim všechno, co jsem ti přikázal. Jen se jich neděs, jinak tě naplním děsem z nich. Hle, učinil jsem tě dnes opevněným městem, sloupem železným a bronzovou hradbou nad celou zemí proti králům judským, proti jejich velmožům, proti jejich kněžím i proti lidu země. Budou proti tobě bojovat, ale nic proti tobě nezmohou, neboť já budu s tebou a vysvobodím tě, je výrok Hospodinův.“ <text:s text:c="2"/></text:p>
            <text:p text:style-name="P370"><text:span text:style-name="T502">(</text:span><text:span text:style-name="T164">Č</text:span><text:span text:style-name="T174">EP, </text:span><text:span text:style-name="T199">upraveno</text:span><text:span text:style-name="T163">)</text:span></text:p>
          </table:table-cell>
        </table:table-row>
        <table:table-row table:style-name="Tabulka1.1">
          <table:table-cell table:style-name="Tabulka1.A1" office:value-type="string">
            <text:p text:style-name="P52">In II<text:span text:style-name="T690">. Nocturno</text:span></text:p>
            <text:p text:style-name="P116">Ex libro sancti Ambrósii Epíscopi de Virgínibus.</text:p>
            <text:p text:style-name="P90"><text:bookmark text:name="__DdeLink__2400_16731447091131111112111"/>Lectio v.</text:p>
            <text:p text:style-name="P310">Q<text:span text:style-name="T692">uóniam</text:span> beáti Joánnis Baptístæ non strictim prætereúnda est recordátio, ínterest, ut quis, et a quibus, et quam ob causam, quo modo‚ et quo témpore sit occísus, advértere debeámus. Ab adúlteris justus occíditur, et a reis in júdicem capitális scéleris pœna convértitur. Deínde præmium saltatrícis, mors est Prophétæ. Postrémo (quod étiam omnes bárbari horrére consuevérunt) inter épulas atque convívia consummándæ crudelitátis profértur edíctum: et a convívio ad cárcerem, de cárcere ad convívium ferális flagítii circumfértur obséquium. Quanta in uno facínore sunt crímina!</text:p>
            <text:p text:style-name="P42"/>
          </table:table-cell>
          <table:table-cell table:style-name="Tabulka1.A1" office:value-type="string">
            <text:p text:style-name="P93"/>
            <text:p text:style-name="P93"/>
            <text:p text:style-name="P93"/>
            <text:p text:style-name="P360"><text:span text:style-name="T725">P</text:span><text:span text:style-name="T728">rotože</text:span><text:span text:style-name="T387"> zápisy o svatém Janu Křtiteli </text:span><text:span text:style-name="T388">bychom </text:span><text:span text:style-name="T400">zajisté </text:span><text:span text:style-name="T388">neměli jen tak zběžně přejít, nastal čas, abychom se podívali na to, kdo, kým, proč </text:span><text:span text:style-name="T389">a </text:span><text:span text:style-name="T388">také jak a kdy byl zabit. </text:span><text:span text:style-name="T390">Cizoložníci zabili spravedlivého </text:span><text:span text:style-name="T391">a trest za hrdelní zločin se </text:span><text:span text:style-name="T389">z</text:span><text:span text:style-name="T391"> viníků obrátil </text:span><text:span text:style-name="T382">proti</text:span><text:span text:style-name="T391"> soudci. </text:span><text:span text:style-name="T389">O</text:span><text:span text:style-name="T391">dměnou poskakující tanečnice </text:span><text:span text:style-name="T400">tedy </text:span><text:span text:style-name="T389">byla</text:span><text:span text:style-name="T391"> smrt Prorok</text:span><text:span text:style-name="T400">ov</text:span><text:span text:style-name="T391">a. Poté (čímž </text:span><text:span text:style-name="T389">obvykle</text:span><text:span text:style-name="T391"> pohrda</text:span><text:span text:style-name="T389">li</text:span><text:span text:style-name="T391"> i všichni barbaři) byl uprostřed jídla a ho</text:span><text:span text:style-name="T392">dování</text:span><text:span text:style-name="T391"> vynesen rozkaz </text:span><text:span text:style-name="T392">k </text:span><text:span text:style-name="T391">dokonání té krutosti. Z hostiny pak do žaláře, z žaláře na hostinu byl přinesen důkaz provedení této </text:span><text:span text:style-name="T400">smrtelné </text:span><text:span text:style-name="T391">ohavnosti. Kolik </text:span><text:span text:style-name="T389">jen </text:span><text:span text:style-name="T391">zločinů zrodil jed</text:span><text:span text:style-name="T389">i</text:span><text:span text:style-name="T391">ný hřích!</text:span></text:p>
          </table:table-cell>
        </table:table-row>
        <table:table-row table:style-name="Tabulka1.1">
          <table:table-cell table:style-name="Tabulka1.A1" office:value-type="string">
            <text:p text:style-name="P94">Lectio vj.</text:p>
            <text:p text:style-name="P311">Q<text:span text:style-name="T692">uis</text:span> non, cum e convívio ad cárcerem cursári vidér<text:span text:style-name="T684">e</text:span>t, putáret Prophétam jussum esse dimítti? Quis‚ inquam, cum audísset natálem esse Heródis, solémne convívium, puéllæ optiónem eligéndi quod vellet datam, missum ad Joánnem ob solutiónem non arbitrarétur? Quid crudelitáti cum delíciis? Quid cum funéribus voluptáti?</text:p>
            <text:p text:style-name="P102"><text:soft-page-break/></text:p>
          </table:table-cell>
          <table:table-cell table:style-name="Tabulka1.A1" office:value-type="string">
            <text:p text:style-name="P39"/>
            <text:p text:style-name="P335"><text:span text:style-name="T692">Kd</text:span><text:span text:style-name="T776">o</text:span><text:span text:style-name="T684"> by si nemyslel, když viděl to pobíhání z hostiny do žaláře, že vyšel rozkaz, aby byl Prorok propuštěn? Kdo, pravím, kdyby uslyšel, že se koná slavná hostina k Herodovým narozeninám, by <text:s/></text:span><text:span text:style-name="T975">si </text:span><text:span text:style-name="T684">nepomyslel, že když </text:span><text:span text:style-name="T176">král </text:span><text:span text:style-name="T684">nabídl dívce, aby si vybrala co chce, a on jí to dá, že </text:span><text:span text:style-name="T975">by</text:span><text:span text:style-name="T684"> dívka </text:span><text:span text:style-name="T975">ne</text:span><text:span text:style-name="T684">zvolí </text:span><text:span text:style-name="T975">Janovo </text:span><text:span text:style-name="T684">propuštění? Jak moc je tedy krutost spojena </text:span><text:soft-page-break/><text:span text:style-name="T684">s potěšením? Žádostivost se smrtí? </text:span></text:p>
          </table:table-cell>
        </table:table-row>
        <table:table-row table:style-name="Tabulka1.1">
          <table:table-cell table:style-name="Tabulka1.A1" office:value-type="string">
            <text:p text:style-name="P368">Lectio vij.</text:p>
            <text:p text:style-name="P317">R<text:span text:style-name="T692">ápitur</text:span> ad pœnam Prophéta conviváli témpore, conviváli præcépto‚ quo non cúperet vel absólvi: perímitur gládio, caput ejus affértur in disco. Hoc crudelitáti férculum debebátur, quo insatiáta épulis féritas vescerétur. Intuére, rex acerbíssime‚ tuo spectácula digna convívio. Pórrige déxteram, ne quid sævítiæ tuæ desit, ut inter dígitos tuos rivi désinant sacri cruóris.</text:p>
            <text:p text:style-name="P347"/>
          </table:table-cell>
          <table:table-cell table:style-name="Tabulka1.A1" office:value-type="string">
            <text:p text:style-name="P39"/>
            <text:p text:style-name="P339"><text:span text:style-name="T692">Uchvácen</text:span> byl Prorok k provedení trestu ještě během hostiny, příkazem z hostiny, který rozhodně nežádal je<text:span text:style-name="T948">ho</text:span> osvobo<text:span text:style-name="T948">zení</text:span>. Zhynul mečem a jeho hlava byla přinesena na podnosu. Takového <text:span text:style-name="T975">ukrutného </text:span>podnosu bylo třeba tam, kde hodovala nenasytná nevázanost. Pohleď, nelítostný králi, na představení hodná tvé hostiny. Natáhni svou pravici, ať ne<text:span text:style-name="T975">přijdeš</text:span> <text:span text:style-name="T975">o </text:span>nic z<text:span text:style-name="T975">e</text:span> <text:span text:style-name="T975">s</text:span>vé zběsilosti, a<text:span text:style-name="T974">ť</text:span> mezi tvými prsty <text:span text:style-name="T975">skončí </text:span>t<text:span text:style-name="T975">ekoucí</text:span> pramínky svaté krve.</text:p>
          </table:table-cell>
        </table:table-row>
        <table:table-row table:style-name="Tabulka1.1">
          <table:table-cell table:style-name="Tabulka1.A1" office:value-type="string">
            <text:p text:style-name="P97">Lectio viij.</text:p>
            <text:p text:style-name="P317">E<text:span text:style-name="T692">t</text:span> quóniam non exsaturári épulis fames, non restíngui póculis pótuit inaudítæ sævítiæ sitis: bibe sánguinem scaturiéntibus adhuc venis exsécti cápitis profluéntem. Cerne óculos in ipsa morte scéleris tui testes, aversántes conspéctum deliciárum. Claudúntur lúmina non tam mortis necessitáte‚ quam horróre luxúriæ. Os áureum illud exángue‚ cujus senténtiam ferre non póteras, conticéscit‚ et adhuc timétur.</text:p>
            <text:p text:style-name="P105"/>
          </table:table-cell>
          <table:table-cell table:style-name="Tabulka1.A1" office:value-type="string">
            <text:p text:style-name="P39"/>
            <text:p text:style-name="P340"><text:span text:style-name="T692">Protože</text:span> jsi nezasytil tento hlad hodováním, a ani poháry nedokázaly uhasit tu žízeň tak neslýchané zběsilosti, napij se krve, která ještě vytéká z tepajících žil právě useknuté hlavy. Dobře si prohlédni ty oči, které v samotné smrti staly se svědky tvého zločinu, když se odvrátily od pohledu na ta potěšení. Světlo života v nich vyhaslo, ne pro nevyhnutelnost smrti, ale pro <text:span text:style-name="T975">hrůzu</text:span> tvého přepychu. Zmlkla, <text:span text:style-name="T975">jsou</text:span> již bez dechu ta zlatá ústa, jejichž verdikt jsi nedokázal <text:span text:style-name="T975">s</text:span>nést, ale stále se jej obáváš.</text:p>
          </table:table-cell>
        </table:table-row>
        <table:table-row table:style-name="Tabulka1.1">
          <table:table-cell table:style-name="Tabulka1.A1" office:value-type="string">
            <text:p text:style-name="P54">In III<text:span text:style-name="T690">. Nocturno</text:span></text:p>
            <text:p text:style-name="P48"><text:span text:style-name="T211">Léctio sancti Evangélii</text:span><text:span text:style-name="T212"> </text:span><text:span text:style-name="T213">secúndum </text:span><text:span text:style-name="T214">Ma</text:span><text:span text:style-name="T218">rc</text:span><text:span text:style-name="T214">um</text:span><text:span text:style-name="T211">.</text:span><text:span text:style-name="T31"> </text:span></text:p>
            <text:p text:style-name="P48"><text:span text:style-name="T31">Lectio ix. Cap. </text:span><text:span text:style-name="T33">6</text:span><text:span text:style-name="T31">.</text:span></text:p>
            <text:p text:style-name="P185">I<text:span text:style-name="T692">n</text:span> illo témpore: Misit Heródes, ac ténuit Joánnem: et vinxit eum in cárcere propter Herodíadem uxórem Philíppi fratris sui, quia dúxerat eam. Et réliqua.</text:p>
            <text:p text:style-name="P31"/>
            <text:p text:style-name="P48"><text:span text:style-name="T462">Homilia sancti </text:span><text:span text:style-name="T212">A</text:span><text:span text:style-name="T214">ugustíni</text:span><text:span text:style-name="T462"> Epíscopi</text:span><text:span text:style-name="T211">.</text:span></text:p>
            <text:p text:style-name="P98">Serm. 10. in novis Serm.</text:p>
            <text:p text:style-name="P186">C<text:span text:style-name="T692">um</text:span> sanctum Evangélium legerétur, crudéle spectáculum ante óculos nostros constitútum est: caput sancti Joánnis in disco, ferális missus crudelitátis propter ódium veritátis. Puélla saltat, et sævit mater: et inter lascívias et delícias convivántium témere jurátur, et ímpie, quod jurátur, implétur.</text:p>
            <text:p text:style-name="P37"/>
          </table:table-cell>
          <table:table-cell table:style-name="Tabulka1.A1" office:value-type="string">
            <text:p text:style-name="P117"/>
            <text:p text:style-name="P117"/>
            <text:p text:style-name="P41"/>
            <text:p text:style-name="P291"><text:span text:style-name="T704">Za</text:span><text:span text:style-name="T438"> onoho času </text:span><text:span text:style-name="T454">poslal Herodes, aby zadrželi Jana, a nechal jej spoutat v žaláři kvůli Herodiadě, manželce bratra svého Filipa, kterou si vzal za ženu</text:span><text:span text:style-name="T452">.</text:span><text:span text:style-name="T453"> </text:span><text:span text:style-name="T438">A ostatní.</text:span></text:p>
            <text:p text:style-name="P41"/>
            <text:p text:style-name="P41"/>
            <text:p text:style-name="P41"/>
            <text:p text:style-name="P287"><text:span text:style-name="T775">Když</text:span><text:span text:style-name="T685"> čteme </text:span><text:span text:style-name="T177">toto </text:span><text:span text:style-name="T286">svaté Evangelium, naskytne se našim očím krutá podívaná: na podnosu </text:span><text:span text:style-name="T289">leží </text:span><text:span text:style-name="T286">hlava svatého Jana, který byl poslán na krutou smrt kvůli těm, </text:span><text:span text:style-name="T288">kteří</text:span><text:span text:style-name="T286"> nenávidí pravdu. Dcera skáče a tančí, matka zuří. </text:span><text:span text:style-name="T287">A mezi rozpustilostmi a potěšením hodujících se nerozvážně přísahá, a co bylo slíbeno, bezbožně </text:span><text:span text:style-name="T289">se </text:span><text:span text:style-name="T287">vyplní.</text:span></text:p>
          </table:table-cell>
        </table:table-row>
        <table:table-row table:style-name="Tabulka1.1">
          <table:table-cell table:style-name="Tabulka1.A1" office:value-type="string">
            <text:p text:style-name="P92">Lectio x.</text:p>
            <text:p text:style-name="P185">F<text:span text:style-name="T692">actum</text:span> est Joánni‚ quod ipse prædíxerat: Illum opórtet créscere, (díxerat de Dómino‚) me autem mínui. Iste minútus est cápite, ille crevit in cruce. Odium péperit véritas. Non pótuit æquo ánimo tolerári, quod homo Dei sanctus monébat: qui útique salútem eórum quærébat, quos sic monébat.</text:p>
            <text:p text:style-name="P31"/>
          </table:table-cell>
          <table:table-cell table:style-name="Tabulka1.A1" office:value-type="string">
            <text:p text:style-name="P41"/>
            <text:p text:style-name="P288"><text:span text:style-name="T774">Janovi</text:span><text:span text:style-name="T686"> se přihodilo to, co sám předpověděl. Pravil o Pánu: Je třeba, aby on byl povýšen, já potom abych se zmenšil. Jan se zmenšil o hlavu, Kristus byl povýšen až na kříž. Pravda zrodila nenávist. </text:span><text:span text:style-name="T178">Král </text:span><text:span text:style-name="T687">nemohl s klidem v srdci snášet, co mu svatý muž Boží vyčítal. On však pouze usiloval o spásu těch, které takto napomínal.</text:span></text:p>
          </table:table-cell>
        </table:table-row>
        <table:table-row table:style-name="Tabulka1.1">
          <table:table-cell table:style-name="Tabulka1.A1" office:value-type="string">
            <text:p text:style-name="P92">Lectio xj.</text:p>
            <text:p text:style-name="P185"><text:soft-page-break/>R<text:span text:style-name="T692">espondérunt</text:span> illi mala pro bonis, Quid enim ille díceret, nisi quo plenus erat? Et quid illi respondérent, nisi quo pleni erant? Ille tríticum seminávit, sed spinas invénit. Dicébat regi: Non licet tibi habére uxórem fratris tui. Vincébat enim regem líbido: tenébat apud se prohíbitam uxórem fratris sui.</text:p>
            <text:p text:style-name="P31"/>
          </table:table-cell>
          <table:table-cell table:style-name="Tabulka1.A1" office:value-type="string">
            <text:p text:style-name="P41"/>
            <text:p text:style-name="P282"><text:soft-page-break/><text:span text:style-name="T729">Odplatili</text:span><text:span text:style-name="T393"> mu zl</text:span><text:span text:style-name="T394">em</text:span><text:span text:style-name="T393"> za dobro. Co jiného on ř</text:span><text:span text:style-name="T395">í</text:span><text:span text:style-name="T393">k</text:span><text:span text:style-name="T395">a</text:span><text:span text:style-name="T393">l, ne</text:span><text:span text:style-name="T395">ž </text:span><text:span text:style-name="T393">to, čeho byl plný? A čím mu oni oplatili, ne-li tím, čeho oni sami byli plni? Jan sel pšenici, sklidil však bodláčí. Řekl králi: „Není dovoleno, aby sis vzal za ženu manželku svého bratra.“ Nad králem totiž zvítězila žádostivost, proto </text:span><text:span text:style-name="T394">vzal</text:span><text:span text:style-name="T393"> </text:span><text:span text:style-name="T394">k</text:span><text:span text:style-name="T393"> s</text:span><text:span text:style-name="T394">o</text:span><text:span text:style-name="T393">bě zakázanou manželku svého bratra. </text:span></text:p>
          </table:table-cell>
        </table:table-row>
        <table:table-row table:style-name="Tabulka1.1">
          <table:table-cell table:style-name="Tabulka1.A1" office:value-type="string">
            <text:p text:style-name="P92">Lectio xij.</text:p>
            <text:p text:style-name="P185">S<text:span text:style-name="T692">ed</text:span> eum tamen sic libébat, ut non sævíret. Honorábat eum, a quo verum audiébat: sed múlier detestábilis ódium concipiébat, quod aliquándo dato témpore páreret. Quando autem parturiébat, péperit fíliam, fíliam saltántem.</text:p>
            <text:p text:style-name="P187"/>
          </table:table-cell>
          <table:table-cell table:style-name="Tabulka1.A1" office:value-type="string">
            <text:p text:style-name="P41"/>
            <text:p text:style-name="P281"><text:span text:style-name="T731">Ona</text:span><text:span text:style-name="T407"> ho však </text:span><text:span text:style-name="T408">natolik</text:span><text:span text:style-name="T407"> uspokojovala, že nezuřil. Král pak ctil toho, kdo mu řekl pravdu. Avšak opovrženíhodná žena počala nenávist, kterou v určený čas porodila. Když pak přišel její čas, porodila dceru, dceru, která skáče a tančí.</text:span></text:p>
          </table:table-cell>
        </table:table-row>
        <table:table-row table:style-name="Tabulka1.1">
          <table:table-cell table:style-name="Tabulka1.A1" table:number-columns-spanned="2" office:value-type="string">
            <text:p text:style-name="P112"><text:span text:style-name="T11">DIE </text:span><text:span text:style-name="T29">XXX</text:span><text:span text:style-name="T14">I</text:span><text:span text:style-name="T11">. </text:span><text:span text:style-name="T14">AUGUSTI</text:span><text:span text:style-name="T13">.</text:span></text:p>
            <text:p text:style-name="P121"><text:span text:style-name="T42">I</text:span><text:span text:style-name="T84">n</text:span><text:span text:style-name="T42"> F</text:span><text:span text:style-name="T84">esto</text:span><text:span text:style-name="T42"> </text:span></text:p>
            <text:p text:style-name="P121"><text:span text:style-name="T46">S</text:span><text:span text:style-name="T42">. </text:span><text:span text:style-name="T60">J</text:span><text:span text:style-name="T114">os</text:span><text:span text:style-name="T112">e</text:span><text:span text:style-name="T114">ph</text:span><text:span text:style-name="T111">i </text:span><text:span text:style-name="T51">C</text:span><text:span text:style-name="T114">alasancti</text:span><text:span text:style-name="T111">i</text:span><text:span text:style-name="T106">,</text:span></text:p>
            <text:p text:style-name="P100"><text:span text:style-name="T325">Confessoris</text:span>.</text:p>
            <text:p text:style-name="P4">iij. Lect. et M.</text:p>
          </table:table-cell>
          <table:covered-table-cell/>
        </table:table-row>
        <table:table-row table:style-name="Tabulka1.1">
          <table:table-cell table:style-name="Tabulka1.A1" office:value-type="string">
            <text:p text:style-name="P59">In I<text:span text:style-name="T690">. Nocturno</text:span></text:p>
            <text:p text:style-name="P60">De libro Ecclesiástici.</text:p>
            <text:p text:style-name="P73">Lectio j. <text:span text:style-name="T326">Cap. 32.</text:span></text:p>
            <text:p text:style-name="P154">B<text:span text:style-name="T692">eátus</text:span> vir, qui invéntus est sine mácula: et qui post aurum non ábiit, nec sperávit in pecúnia‚ et thesáuris. Quis est hic, et laudábimus eum? fecit enim mirabília in vita sua. Qui probátus est in illo, et perféctus est, erit illi glória ætérna: qui pótuit tránsgredi, et non est transgréssus: fácere mala, et non fecit: ídeo stabilíta sunt bona illíus in Dómino‚ et eleemósynas illíus enarrábit omnis Ecclésia sanctórum.</text:p>
            <text:p text:style-name="P154"/>
          </table:table-cell>
          <table:table-cell table:style-name="Tabulka1.A1" office:value-type="string">
            <text:p text:style-name="P10"/>
            <text:p text:style-name="P10"/>
            <text:p text:style-name="P10"/>
            <text:p text:style-name="P361"><text:span text:style-name="T786">Blaze</text:span><text:span text:style-name="T843"> </text:span><text:span text:style-name="T876">muži</text:span><text:span text:style-name="T843">, který </text:span><text:span text:style-name="T876">shledán byl </text:span><text:span text:style-name="T843">bez </text:span><text:span text:style-name="T876">poskvrny </text:span><text:span text:style-name="T843">a za zlatem se nepachtí. Kdo je takový? Abychom </text:span><text:span text:style-name="T881">jej</text:span><text:span text:style-name="T843"> chválili! Neboť </text:span><text:span text:style-name="T878">podivuhodné věci </text:span><text:span text:style-name="T843">činil v</text:span><text:span text:style-name="T878">e</text:span><text:span text:style-name="T843"> svém životě. Kdo obstál v pokušení a zůstal neporušený? Bude to jeho </text:span><text:span text:style-name="T878">slávou na věky</text:span><text:span text:style-name="T843">. Kdo se mohl dopouštět přestupků, ale nedopustil se jich, kdo mohl činit zlé, ale neučinil to? Jeho štěstí je zajištěno </text:span><text:span text:style-name="T879">v Pánu</text:span><text:span text:style-name="T843"> a o jeho milosrdných činech bude vypravovat </text:span><text:span text:style-name="T879">celé </text:span><text:span text:style-name="T843">shromáždění </text:span><text:span text:style-name="T879">svatých</text:span><text:span text:style-name="T843">. </text:span></text:p>
            <text:p text:style-name="P139"><text:span text:style-name="T851">(</text:span><text:span text:style-name="T926">ČEP</text:span><text:span text:style-name="T913">, </text:span><text:span text:style-name="T927">značně </text:span><text:span text:style-name="T914">upraveno</text:span><text:span text:style-name="T851">)</text:span></text:p>
          </table:table-cell>
        </table:table-row>
        <table:table-row table:style-name="Tabulka1.1">
          <table:table-cell table:style-name="Tabulka1.A1" office:value-type="string">
            <text:p text:style-name="P81">Lectio ij.</text:p>
            <text:p text:style-name="P166">J<text:span text:style-name="T692">oséphus</text:span> Calasánctius a Matre Dei, Petráltæ in Arragónia nóbili génere natus, a téneris annis futúræ in púeros charitátis indícia præbuit. Humánis divinísque lítteris egrégie institútus, sæculo valedícens‚ virginitátem Deo vovit, et Sacerdótio initiátus, salúti animárum et Ecclesiásticæ disciplínæ restituéndæ a plúribus Epíscopis adscítus, multum apud illos labóre prófuit et pietáte. Cœlésti visióne et Dei voce frequénter admónitus Romam proféctus est, ubi eum summa vitæ austeritáte jugíque rerum cœléstium contemplatióne inexháustæ erga páuperes afflictósque misericórdiæ jungébat ópera. Lue Urbem depopulánte, una cum sancto Camíllo‚ tanto fuit actus ímpetu charitátis, ut præter subsídia ægrótis paupéribus colláta, ipsa étiam defunctórum cadávera suis húmeris tumulánda <text:soft-page-break/>transférret.</text:p>
            <text:p text:style-name="P110"/>
          </table:table-cell>
          <table:table-cell table:style-name="Tabulka1.A1" office:value-type="string">
            <text:p text:style-name="P17"/>
            <text:p text:style-name="P222"><text:span text:style-name="T692">Josef</text:span> Kalasanský od Matky Boží se narodil šlechtickému rodu ve městě Peralta v Aragonsku a již od dětských let se u něj projevovaly známky křesťanské lásky k chlapcům. Byl náležitě vzdělán v naukách světských i božských, poté dal světu sbohem, své panictví zaslíbil Bohu, přijal svátost Kněžství, několik Biskupů jej povolalo k práci na spáse duší a obnově kázně v Církvi, a mnoho jim svou prací i zbožností prospěl. Vybídnut nebeským zjevením i Božím hlasem vydal se do Říma, kde v sobě spojil nejvyšší přísnost života se jhem kontemplace věcí nebeských a připojil skutky nevyčerpatelného milosrdenství vůči chudým a trpícím. Když zlá choroba decimovala Řím, spolu se svatým Kamilem byl natolik zasažen ostnem lásky, že nejen obstarával chudým nemocným pomoc, ale dokonce i odnášel <text:soft-page-break/>těla zesnulých na svých vlastních zádech, aby mohli být pohřbeni. </text:p>
          </table:table-cell>
        </table:table-row>
        <table:table-row table:style-name="Tabulka1.1">
          <table:table-cell table:style-name="Tabulka1.A1" office:value-type="string">
            <text:p text:style-name="P81">Lectio iij.</text:p>
            <text:p text:style-name="P167">V<text:span text:style-name="T692">erum</text:span> Dei mónitu se ad informándos intelligéntiæ ac pietátis spíritu adolescéntulos destinátum certo sciens, Ordinem Clericórum regularium scholárum piárum, qui peculiárem curam circa puerórum eruditiónem profiteréntur, instítuit, ac multis exantlátis labóribus late propagávit. Porro vir sanctus, quamvis Ordini univérso præésset, numquam tamen púeros erudíre intermísit, quorum scholas vérrere, eósque domum comitári solébat. In ea summæ patiéntiæ et humilitátis múnere, valetúdine ádmodum infírma, duos et quinquagínta annos perseverávit: dignus proptérea quem crebris Deus miráculis coram discípulis illustráret, et cui beatíssima Virgo cum puero Jesu illis orántibus benedicénte, apparéret. Tandem secúndum et nonagésimum annum agens Romæ obdormívit in Dómino, cujus cor et lingua post sæculum íntegra et incorrúpta repérta sunt. Ipsum vero multis etiam post óbitum signis a Deo illustrátum Clemens décimus tértius inter Sanctos rétulit.</text:p>
            <text:p text:style-name="P28"/>
          </table:table-cell>
          <table:table-cell table:style-name="Tabulka1.A1" office:value-type="string">
            <text:p text:style-name="P17"/>
            <text:p text:style-name="P223"><text:span text:style-name="T777">Když</text:span><text:span text:style-name="T688"> pak z Božího vnuknutí poznal, že jej Bůh zajisté předurčil k utváření vědomostí i ducha zbožnosti dospívajících chlapců, založil Řád řeholních Kleriků zbožných škol (</text:span><text:span text:style-name="T179">piaristé</text:span><text:span text:style-name="T290">), kteří věnovali obzvláštní péči vzdělávání chlapců, a </text:span><text:span text:style-name="T315">velkým</text:span><text:span text:style-name="T290"> a vyčerpávajícím ú</text:span><text:span text:style-name="T291">silím </text:span><text:span text:style-name="T292">jej </text:span><text:span text:style-name="T291">velmi rozšířil. </text:span><text:span text:style-name="T292">Nadále tento </text:span><text:span text:style-name="T291">svět</text:span><text:span text:style-name="T292">ec</text:span><text:span text:style-name="T291">, </text:span><text:span text:style-name="T292">přestože</text:span><text:span text:style-name="T291"> byl nejvyšším představeným Řádu, nikdy nepřestal vzdělávat chlapce, a měl ve zvyku uklízet jejich školy a doprovázet je domů. V tomto úřadu nejvyšší trpělivosti a pokory vytrval se svým velmi chatrným zdravím </text:span><text:span text:style-name="T292">celých </text:span><text:span text:style-name="T291">padesát dva let. Byl proto hoden toho, že jej Bůh oslav</text:span><text:span text:style-name="T292">i</text:span><text:span text:style-name="T291">l četnými svými zázraky před jeho žáky a zjevila se mu nejblahoslavenější Panna s Ježíškem, který jim v jejich modlitbě požehnal. Když mu pak bylo devadesát dva let, v Římě zesnul v Pánu. Jeho srdce a jazyk byly po sto letech nalezeny celé a neporušené. Bůh jej i po smrti oslavil mnoha znameními, takže jej </text:span><text:span text:style-name="T292">pak </text:span><text:span text:style-name="T291">Klement XIII. </text:span><text:span text:style-name="T292">zařadil</text:span><text:span text:style-name="T291"> mezi Svaté. </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dale Sans UI" svg:font-family="'Andale Sans UI'" style:font-family-generic="swiss"/>
    <style:font-face style:name="Bookman BT S.O.Cist.1" svg:font-family="'Bookman BT S.O.Cist.'" style:font-pitch="variable"/>
    <style:font-face style:name="Bookman BT S.O.Cist.:liga=0" svg:font-family="'Bookman BT S.O.Cist.:liga=0'" style:font-pitch="variable"/>
    <style:font-face style:name="Cloister"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 svg:font-family="'Linux Libertine S.O.Cist.'" style:font-family-generic="modern" style:font-pitch="variable"/>
    <style:font-face style:name="Linux Libertine S.O.Cist.2" svg:font-family="'Linux Libertine S.O.Cist.'" style:font-adornments="Běžné"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Cloister1" svg:font-family="Cloister" style:font-family-generic="roman" style:font-pitch="variable"/>
    <style:font-face style:name="Liberation Serif" svg:font-family="'Liberation Serif'" style:font-family-generic="roman" style:font-pitch="variable"/>
    <style:font-face style:name="Linux Libertine S.O.Cist.3"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1" svg:font-family="'Andale Sans U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4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4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Andale Sans UI" style:font-family-asian="'Andale Sans UI'" style:font-family-generic-asian="swiss"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Mangal1" style:font-family-complex="Mangal"/>
    </style:style>
    <style:style style:name="Table_20_Contents" style:display-name="Table Contents" style:family="paragraph" style:parent-style-name="Standard" style:default-outline-level="" style:class="extra" style:master-page-name="">
      <style:paragraph-properties fo:hyphenation-ladder-count="3"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7-31T11:15:03.644000000</meta:creation-date>
    <dc:date>2021-08-19T16:59:51.307000000</dc:date>
    <meta:editing-duration>P6DT5H13M31S</meta:editing-duration>
    <meta:editing-cycles>269</meta:editing-cycles>
    <meta:generator>LibreOffice/7.1.1.2$Windows_X86_64 LibreOffice_project/fe0b08f4af1bacafe4c7ecc87ce55bb426164676</meta:generator>
    <meta:document-statistic meta:table-count="1" meta:image-count="3" meta:object-count="0" meta:page-count="48" meta:paragraph-count="805" meta:word-count="26087" meta:character-count="169087" meta:non-whitespace-character-count="143644"/>
  </office:meta>
</office:document-meta>
</file>